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Codes</text:p>
          </table:table-cell>
          <table:table-cell table:style-name="ce1" office:value-type="string">
            <text:p>English Names</text:p>
          </table:table-cell>
          <table:table-cell table:style-name="ce1" office:value-type="string">
            <text:p>Province Codes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</table:table-row>
        <table:table-row table:style-name="ro2">
          <table:table-cell office:value-type="string">
            <text:p>s0000768</text:p>
          </table:table-cell>
          <table:table-cell office:value-type="string">
            <text:p>Airdrie</text:p>
          </table:table-cell>
          <table:table-cell office:value-type="string">
            <text:p>AB</text:p>
          </table:table-cell>
          <table:table-cell office:value-type="string">
            <text:p>51.29N</text:p>
          </table:table-cell>
          <table:table-cell office:value-type="string">
            <text:p>114.01W</text:p>
          </table:table-cell>
        </table:table-row>
        <table:table-row table:style-name="ro2">
          <table:table-cell office:value-type="string">
            <text:p>s0000001</text:p>
          </table:table-cell>
          <table:table-cell office:value-type="string">
            <text:p>Athabasca</text:p>
          </table:table-cell>
          <table:table-cell office:value-type="string">
            <text:p>AB</text:p>
          </table:table-cell>
          <table:table-cell office:value-type="string">
            <text:p>54.72N</text:p>
          </table:table-cell>
          <table:table-cell office:value-type="string">
            <text:p>113.28W</text:p>
          </table:table-cell>
        </table:table-row>
        <table:table-row table:style-name="ro2">
          <table:table-cell office:value-type="string">
            <text:p>s0000404</text:p>
          </table:table-cell>
          <table:table-cell office:value-type="string">
            <text:p>Banff</text:p>
          </table:table-cell>
          <table:table-cell office:value-type="string">
            <text:p>AB</text:p>
          </table:table-cell>
          <table:table-cell office:value-type="string">
            <text:p>51.18N</text:p>
          </table:table-cell>
          <table:table-cell office:value-type="string">
            <text:p>115.57W</text:p>
          </table:table-cell>
        </table:table-row>
        <table:table-row table:style-name="ro2">
          <table:table-cell office:value-type="string">
            <text:p>s0000413</text:p>
          </table:table-cell>
          <table:table-cell office:value-type="string">
            <text:p>Barrhead</text:p>
          </table:table-cell>
          <table:table-cell office:value-type="string">
            <text:p>AB</text:p>
          </table:table-cell>
          <table:table-cell office:value-type="string">
            <text:p>54.12N</text:p>
          </table:table-cell>
          <table:table-cell office:value-type="string">
            <text:p>114.40W</text:p>
          </table:table-cell>
        </table:table-row>
        <table:table-row table:style-name="ro2">
          <table:table-cell office:value-type="string">
            <text:p>s0000092</text:p>
          </table:table-cell>
          <table:table-cell office:value-type="string">
            <text:p>Beaverlodge</text:p>
          </table:table-cell>
          <table:table-cell office:value-type="string">
            <text:p>AB</text:p>
          </table:table-cell>
          <table:table-cell office:value-type="string">
            <text:p>55.21N</text:p>
          </table:table-cell>
          <table:table-cell office:value-type="string">
            <text:p>119.43W</text:p>
          </table:table-cell>
        </table:table-row>
        <table:table-row table:style-name="ro2">
          <table:table-cell office:value-type="string">
            <text:p>s0000382</text:p>
          </table:table-cell>
          <table:table-cell office:value-type="string">
            <text:p>Bow Island</text:p>
          </table:table-cell>
          <table:table-cell office:value-type="string">
            <text:p>AB</text:p>
          </table:table-cell>
          <table:table-cell office:value-type="string">
            <text:p>49.87N</text:p>
          </table:table-cell>
          <table:table-cell office:value-type="string">
            <text:p>111.38W</text:p>
          </table:table-cell>
        </table:table-row>
        <table:table-row table:style-name="ro3">
          <table:table-cell office:value-type="string">
            <text:p>s0000379</text:p>
          </table:table-cell>
          <table:table-cell office:value-type="string">
            <text:p>Bow Valley (Provincial Park)</text:p>
          </table:table-cell>
          <table:table-cell office:value-type="string">
            <text:p>AB</text:p>
          </table:table-cell>
          <table:table-cell office:value-type="string">
            <text:p>51.08N</text:p>
          </table:table-cell>
          <table:table-cell office:value-type="string">
            <text:p>115.07W</text:p>
          </table:table-cell>
        </table:table-row>
        <table:table-row table:style-name="ro2">
          <table:table-cell office:value-type="string">
            <text:p>s0000277</text:p>
          </table:table-cell>
          <table:table-cell office:value-type="string">
            <text:p>Breton</text:p>
          </table:table-cell>
          <table:table-cell office:value-type="string">
            <text:p>AB</text:p>
          </table:table-cell>
          <table:table-cell office:value-type="string">
            <text:p>53.11N</text:p>
          </table:table-cell>
          <table:table-cell office:value-type="string">
            <text:p>114.47W</text:p>
          </table:table-cell>
        </table:table-row>
        <table:table-row table:style-name="ro2">
          <table:table-cell office:value-type="string">
            <text:p>s0000093</text:p>
          </table:table-cell>
          <table:table-cell office:value-type="string">
            <text:p>Brooks</text:p>
          </table:table-cell>
          <table:table-cell office:value-type="string">
            <text:p>AB</text:p>
          </table:table-cell>
          <table:table-cell office:value-type="string">
            <text:p>50.57N</text:p>
          </table:table-cell>
          <table:table-cell office:value-type="string">
            <text:p>111.90W</text:p>
          </table:table-cell>
        </table:table-row>
        <table:table-row table:style-name="ro2">
          <table:table-cell office:value-type="string">
            <text:p>s0000047</text:p>
          </table:table-cell>
          <table:table-cell office:value-type="string">
            <text:p>Calgary</text:p>
          </table:table-cell>
          <table:table-cell office:value-type="string">
            <text:p>AB</text:p>
          </table:table-cell>
          <table:table-cell office:value-type="string">
            <text:p>51.05N</text:p>
          </table:table-cell>
          <table:table-cell office:value-type="string">
            <text:p>114.06W</text:p>
          </table:table-cell>
        </table:table-row>
        <table:table-row table:style-name="ro3">
          <table:table-cell office:value-type="string">
            <text:p>s0000126</text:p>
          </table:table-cell>
          <table:table-cell office:value-type="string">
            <text:p>Calgary (Olympic Park)</text:p>
          </table:table-cell>
          <table:table-cell office:value-type="string">
            <text:p>AB</text:p>
          </table:table-cell>
          <table:table-cell office:value-type="string">
            <text:p>51.09N</text:p>
          </table:table-cell>
          <table:table-cell office:value-type="string">
            <text:p>114.23W</text:p>
          </table:table-cell>
        </table:table-row>
        <table:table-row table:style-name="ro2">
          <table:table-cell office:value-type="string">
            <text:p>s0000311</text:p>
          </table:table-cell>
          <table:table-cell office:value-type="string">
            <text:p>Camrose</text:p>
          </table:table-cell>
          <table:table-cell office:value-type="string">
            <text:p>AB</text:p>
          </table:table-cell>
          <table:table-cell office:value-type="string">
            <text:p>53.02N</text:p>
          </table:table-cell>
          <table:table-cell office:value-type="string">
            <text:p>112.82W</text:p>
          </table:table-cell>
        </table:table-row>
        <table:table-row table:style-name="ro2">
          <table:table-cell office:value-type="string">
            <text:p>s0000403</text:p>
          </table:table-cell>
          <table:table-cell office:value-type="string">
            <text:p>Canmore</text:p>
          </table:table-cell>
          <table:table-cell office:value-type="string">
            <text:p>AB</text:p>
          </table:table-cell>
          <table:table-cell office:value-type="string">
            <text:p>51.08N</text:p>
          </table:table-cell>
          <table:table-cell office:value-type="string">
            <text:p>115.37W</text:p>
          </table:table-cell>
        </table:table-row>
        <table:table-row table:style-name="ro2">
          <table:table-cell office:value-type="string">
            <text:p>s0000159</text:p>
          </table:table-cell>
          <table:table-cell office:value-type="string">
            <text:p>Cardston</text:p>
          </table:table-cell>
          <table:table-cell office:value-type="string">
            <text:p>AB</text:p>
          </table:table-cell>
          <table:table-cell office:value-type="string">
            <text:p>49.20N</text:p>
          </table:table-cell>
          <table:table-cell office:value-type="string">
            <text:p>113.30W</text:p>
          </table:table-cell>
        </table:table-row>
        <table:table-row table:style-name="ro2">
          <table:table-cell office:value-type="string">
            <text:p>s0000120</text:p>
          </table:table-cell>
          <table:table-cell office:value-type="string">
            <text:p>Claresholm</text:p>
          </table:table-cell>
          <table:table-cell office:value-type="string">
            <text:p>AB</text:p>
          </table:table-cell>
          <table:table-cell office:value-type="string">
            <text:p>50.02N</text:p>
          </table:table-cell>
          <table:table-cell office:value-type="string">
            <text:p>113.58W</text:p>
          </table:table-cell>
        </table:table-row>
        <table:table-row table:style-name="ro2">
          <table:table-cell office:value-type="string">
            <text:p>s0000493</text:p>
          </table:table-cell>
          <table:table-cell office:value-type="string">
            <text:p>Cochrane</text:p>
          </table:table-cell>
          <table:table-cell office:value-type="string">
            <text:p>AB</text:p>
          </table:table-cell>
          <table:table-cell office:value-type="string">
            <text:p>51.21N</text:p>
          </table:table-cell>
          <table:table-cell office:value-type="string">
            <text:p>114.47W</text:p>
          </table:table-cell>
        </table:table-row>
        <table:table-row table:style-name="ro2">
          <table:table-cell office:value-type="string">
            <text:p>s0000619</text:p>
          </table:table-cell>
          <table:table-cell office:value-type="string">
            <text:p>Cold Lake</text:p>
          </table:table-cell>
          <table:table-cell office:value-type="string">
            <text:p>AB</text:p>
          </table:table-cell>
          <table:table-cell office:value-type="string">
            <text:p>54.45N</text:p>
          </table:table-cell>
          <table:table-cell office:value-type="string">
            <text:p>110.17W</text:p>
          </table:table-cell>
        </table:table-row>
        <table:table-row table:style-name="ro2">
          <table:table-cell office:value-type="string">
            <text:p>s0000111</text:p>
          </table:table-cell>
          <table:table-cell office:value-type="string">
            <text:p>Coronation</text:p>
          </table:table-cell>
          <table:table-cell office:value-type="string">
            <text:p>AB</text:p>
          </table:table-cell>
          <table:table-cell office:value-type="string">
            <text:p>52.09N</text:p>
          </table:table-cell>
          <table:table-cell office:value-type="string">
            <text:p>111.45W</text:p>
          </table:table-cell>
        </table:table-row>
        <table:table-row table:style-name="ro2">
          <table:table-cell office:value-type="string">
            <text:p>s0000310</text:p>
          </table:table-cell>
          <table:table-cell office:value-type="string">
            <text:p>Crowsnest</text:p>
          </table:table-cell>
          <table:table-cell office:value-type="string">
            <text:p>AB</text:p>
          </table:table-cell>
          <table:table-cell office:value-type="string">
            <text:p>49.63N</text:p>
          </table:table-cell>
          <table:table-cell office:value-type="string">
            <text:p>114.69W</text:p>
          </table:table-cell>
        </table:table-row>
        <table:table-row table:style-name="ro1">
          <table:table-cell office:value-type="string">
            <text:p>s0000468</text:p>
          </table:table-cell>
          <table:table-cell office:value-type="string">
            <text:p>Drayton Valley</text:p>
          </table:table-cell>
          <table:table-cell office:value-type="string">
            <text:p>AB</text:p>
          </table:table-cell>
          <table:table-cell office:value-type="string">
            <text:p>53.22N</text:p>
          </table:table-cell>
          <table:table-cell office:value-type="string">
            <text:p>114.98W</text:p>
          </table:table-cell>
        </table:table-row>
        <table:table-row table:style-name="ro2">
          <table:table-cell office:value-type="string">
            <text:p>s0000129</text:p>
          </table:table-cell>
          <table:table-cell office:value-type="string">
            <text:p>Drumheller</text:p>
          </table:table-cell>
          <table:table-cell office:value-type="string">
            <text:p>AB</text:p>
          </table:table-cell>
          <table:table-cell office:value-type="string">
            <text:p>51.46N</text:p>
          </table:table-cell>
          <table:table-cell office:value-type="string">
            <text:p>112.72W</text:p>
          </table:table-cell>
        </table:table-row>
        <table:table-row table:style-name="ro2">
          <table:table-cell office:value-type="string">
            <text:p>s0000045</text:p>
          </table:table-cell>
          <table:table-cell office:value-type="string">
            <text:p>Edmonton</text:p>
          </table:table-cell>
          <table:table-cell office:value-type="string">
            <text:p>AB</text:p>
          </table:table-cell>
          <table:table-cell office:value-type="string">
            <text:p>53.53N</text:p>
          </table:table-cell>
          <table:table-cell office:value-type="string">
            <text:p>113.49W</text:p>
          </table:table-cell>
        </table:table-row>
        <table:table-row table:style-name="ro1">
          <table:table-cell office:value-type="string">
            <text:p>s0000510</text:p>
          </table:table-cell>
          <table:table-cell office:value-type="string">
            <text:p>Edmonton (Int'l Aprt)</text:p>
          </table:table-cell>
          <table:table-cell office:value-type="string">
            <text:p>AB</text:p>
          </table:table-cell>
          <table:table-cell office:value-type="string">
            <text:p>53.34N</text:p>
          </table:table-cell>
          <table:table-cell office:value-type="string">
            <text:p>113.54W</text:p>
          </table:table-cell>
        </table:table-row>
        <table:table-row table:style-name="ro2">
          <table:table-cell office:value-type="string">
            <text:p>s0000518</text:p>
          </table:table-cell>
          <table:table-cell office:value-type="string">
            <text:p>Edson</text:p>
          </table:table-cell>
          <table:table-cell office:value-type="string">
            <text:p>AB</text:p>
          </table:table-cell>
          <table:table-cell office:value-type="string">
            <text:p>53.58N</text:p>
          </table:table-cell>
          <table:table-cell office:value-type="string">
            <text:p>116.43W</text:p>
          </table:table-cell>
        </table:table-row>
        <table:table-row table:style-name="ro3">
          <table:table-cell office:value-type="string">
            <text:p>s0000156</text:p>
          </table:table-cell>
          <table:table-cell office:value-type="string">
            <text:p>Elk Island (National Park)</text:p>
          </table:table-cell>
          <table:table-cell office:value-type="string">
            <text:p>AB</text:p>
          </table:table-cell>
          <table:table-cell office:value-type="string">
            <text:p>53.61N</text:p>
          </table:table-cell>
          <table:table-cell office:value-type="string">
            <text:p>112.87W</text:p>
          </table:table-cell>
        </table:table-row>
        <table:table-row table:style-name="ro2">
          <table:table-cell office:value-type="string">
            <text:p>s0000176</text:p>
          </table:table-cell>
          <table:table-cell office:value-type="string">
            <text:p>Esther</text:p>
          </table:table-cell>
          <table:table-cell office:value-type="string">
            <text:p>AB</text:p>
          </table:table-cell>
          <table:table-cell office:value-type="string">
            <text:p>51.68N</text:p>
          </table:table-cell>
          <table:table-cell office:value-type="string">
            <text:p>110.26W</text:p>
          </table:table-cell>
        </table:table-row>
        <table:table-row table:style-name="ro1">
          <table:table-cell office:value-type="string">
            <text:p>s0000636</text:p>
          </table:table-cell>
          <table:table-cell office:value-type="string">
            <text:p>Fort Chipewyan</text:p>
          </table:table-cell>
          <table:table-cell office:value-type="string">
            <text:p>AB</text:p>
          </table:table-cell>
          <table:table-cell office:value-type="string">
            <text:p>58.71N</text:p>
          </table:table-cell>
          <table:table-cell office:value-type="string">
            <text:p>111.16W</text:p>
          </table:table-cell>
        </table:table-row>
        <table:table-row table:style-name="ro1">
          <table:table-cell office:value-type="string">
            <text:p>s0000595</text:p>
          </table:table-cell>
          <table:table-cell office:value-type="string">
            <text:p>Fort McMurray</text:p>
          </table:table-cell>
          <table:table-cell office:value-type="string">
            <text:p>AB</text:p>
          </table:table-cell>
          <table:table-cell office:value-type="string">
            <text:p>56.73N</text:p>
          </table:table-cell>
          <table:table-cell office:value-type="string">
            <text:p>111.38W</text:p>
          </table:table-cell>
        </table:table-row>
        <table:table-row table:style-name="ro2">
          <table:table-cell office:value-type="string">
            <text:p>s0000167</text:p>
          </table:table-cell>
          <table:table-cell office:value-type="string">
            <text:p>Garden Creek</text:p>
          </table:table-cell>
          <table:table-cell office:value-type="string">
            <text:p>AB</text:p>
          </table:table-cell>
          <table:table-cell office:value-type="string">
            <text:p>58.70N</text:p>
          </table:table-cell>
          <table:table-cell office:value-type="string">
            <text:p>113.88W</text:p>
          </table:table-cell>
        </table:table-row>
        <table:table-row table:style-name="ro2">
          <table:table-cell office:value-type="string">
            <text:p>s0000781</text:p>
          </table:table-cell>
          <table:table-cell office:value-type="string">
            <text:p>Grande Cache</text:p>
          </table:table-cell>
          <table:table-cell office:value-type="string">
            <text:p>AB</text:p>
          </table:table-cell>
          <table:table-cell office:value-type="string">
            <text:p>53.89N</text:p>
          </table:table-cell>
          <table:table-cell office:value-type="string">
            <text:p>119.12W</text:p>
          </table:table-cell>
        </table:table-row>
        <table:table-row table:style-name="ro2">
          <table:table-cell office:value-type="string">
            <text:p>s0000661</text:p>
          </table:table-cell>
          <table:table-cell office:value-type="string">
            <text:p>Grande Prairie</text:p>
          </table:table-cell>
          <table:table-cell office:value-type="string">
            <text:p>AB</text:p>
          </table:table-cell>
          <table:table-cell office:value-type="string">
            <text:p>55.17N</text:p>
          </table:table-cell>
          <table:table-cell office:value-type="string">
            <text:p>118.80W</text:p>
          </table:table-cell>
        </table:table-row>
        <table:table-row table:style-name="ro1">
          <table:table-cell office:value-type="string">
            <text:p>s0000279</text:p>
          </table:table-cell>
          <table:table-cell office:value-type="string">
            <text:p>Hendrickson Creek</text:p>
          </table:table-cell>
          <table:table-cell office:value-type="string">
            <text:p>AB</text:p>
          </table:table-cell>
          <table:table-cell office:value-type="string">
            <text:p>53.77N</text:p>
          </table:table-cell>
          <table:table-cell office:value-type="string">
            <text:p>118.37W</text:p>
          </table:table-cell>
        </table:table-row>
        <table:table-row table:style-name="ro2">
          <table:table-cell office:value-type="string">
            <text:p>s0000621</text:p>
          </table:table-cell>
          <table:table-cell office:value-type="string">
            <text:p>High Level</text:p>
          </table:table-cell>
          <table:table-cell office:value-type="string">
            <text:p>AB</text:p>
          </table:table-cell>
          <table:table-cell office:value-type="string">
            <text:p>58.52N</text:p>
          </table:table-cell>
          <table:table-cell office:value-type="string">
            <text:p>117.13W</text:p>
          </table:table-cell>
        </table:table-row>
        <table:table-row table:style-name="ro2">
          <table:table-cell office:value-type="string">
            <text:p>s0000383</text:p>
          </table:table-cell>
          <table:table-cell office:value-type="string">
            <text:p>High River</text:p>
          </table:table-cell>
          <table:table-cell office:value-type="string">
            <text:p>AB</text:p>
          </table:table-cell>
          <table:table-cell office:value-type="string">
            <text:p>50.58N</text:p>
          </table:table-cell>
          <table:table-cell office:value-type="string">
            <text:p>113.87W</text:p>
          </table:table-cell>
        </table:table-row>
        <table:table-row table:style-name="ro2">
          <table:table-cell office:value-type="string">
            <text:p>s0000066</text:p>
          </table:table-cell>
          <table:table-cell office:value-type="string">
            <text:p>Highvale</text:p>
          </table:table-cell>
          <table:table-cell office:value-type="string">
            <text:p>AB</text:p>
          </table:table-cell>
          <table:table-cell office:value-type="string">
            <text:p>53.45N</text:p>
          </table:table-cell>
          <table:table-cell office:value-type="string">
            <text:p>114.52W</text:p>
          </table:table-cell>
        </table:table-row>
        <table:table-row table:style-name="ro2">
          <table:table-cell office:value-type="string">
            <text:p>s0000217</text:p>
          </table:table-cell>
          <table:table-cell office:value-type="string">
            <text:p>Hinton</text:p>
          </table:table-cell>
          <table:table-cell office:value-type="string">
            <text:p>AB</text:p>
          </table:table-cell>
          <table:table-cell office:value-type="string">
            <text:p>53.41N</text:p>
          </table:table-cell>
          <table:table-cell office:value-type="string">
            <text:p>117.56W</text:p>
          </table:table-cell>
        </table:table-row>
        <table:table-row table:style-name="ro2">
          <table:table-cell office:value-type="string">
            <text:p>s0000218</text:p>
          </table:table-cell>
          <table:table-cell office:value-type="string">
            <text:p>Jasper</text:p>
          </table:table-cell>
          <table:table-cell office:value-type="string">
            <text:p>AB</text:p>
          </table:table-cell>
          <table:table-cell office:value-type="string">
            <text:p>52.89N</text:p>
          </table:table-cell>
          <table:table-cell office:value-type="string">
            <text:p>118.17W</text:p>
          </table:table-cell>
        </table:table-row>
        <table:table-row table:style-name="ro3">
          <table:table-cell office:value-type="string">
            <text:p>s0000263</text:p>
          </table:table-cell>
          <table:table-cell office:value-type="string">
            <text:p>Kananaskis (Nakiska Ridgetop)</text:p>
          </table:table-cell>
          <table:table-cell office:value-type="string">
            <text:p>AB</text:p>
          </table:table-cell>
          <table:table-cell office:value-type="string">
            <text:p>51.08N</text:p>
          </table:table-cell>
          <table:table-cell office:value-type="string">
            <text:p>115.13W</text:p>
          </table:table-cell>
        </table:table-row>
        <table:table-row table:style-name="ro2">
          <table:table-cell office:value-type="string">
            <text:p>s0000229</text:p>
          </table:table-cell>
          <table:table-cell office:value-type="string">
            <text:p>Lac La Biche</text:p>
          </table:table-cell>
          <table:table-cell office:value-type="string">
            <text:p>AB</text:p>
          </table:table-cell>
          <table:table-cell office:value-type="string">
            <text:p>54.77N</text:p>
          </table:table-cell>
          <table:table-cell office:value-type="string">
            <text:p>111.98W</text:p>
          </table:table-cell>
        </table:table-row>
        <table:table-row table:style-name="ro2">
          <table:table-cell office:value-type="string">
            <text:p>s0000297</text:p>
          </table:table-cell>
          <table:table-cell office:value-type="string">
            <text:p>Lacombe</text:p>
          </table:table-cell>
          <table:table-cell office:value-type="string">
            <text:p>AB</text:p>
          </table:table-cell>
          <table:table-cell office:value-type="string">
            <text:p>52.46N</text:p>
          </table:table-cell>
          <table:table-cell office:value-type="string">
            <text:p>113.73W</text:p>
          </table:table-cell>
        </table:table-row>
        <table:table-row table:style-name="ro2">
          <table:table-cell office:value-type="string">
            <text:p>s0000652</text:p>
          </table:table-cell>
          <table:table-cell office:value-type="string">
            <text:p>Lethbridge</text:p>
          </table:table-cell>
          <table:table-cell office:value-type="string">
            <text:p>AB</text:p>
          </table:table-cell>
          <table:table-cell office:value-type="string">
            <text:p>49.69N</text:p>
          </table:table-cell>
          <table:table-cell office:value-type="string">
            <text:p>112.84W</text:p>
          </table:table-cell>
        </table:table-row>
        <table:table-row table:style-name="ro2">
          <table:table-cell office:value-type="string">
            <text:p>s0000590</text:p>
          </table:table-cell>
          <table:table-cell office:value-type="string">
            <text:p>Lloydminster</text:p>
          </table:table-cell>
          <table:table-cell office:value-type="string">
            <text:p>AB</text:p>
          </table:table-cell>
          <table:table-cell office:value-type="string">
            <text:p>53.28N</text:p>
          </table:table-cell>
          <table:table-cell office:value-type="string">
            <text:p>110.00W</text:p>
          </table:table-cell>
        </table:table-row>
        <table:table-row table:style-name="ro2">
          <table:table-cell office:value-type="string">
            <text:p>s0000745</text:p>
          </table:table-cell>
          <table:table-cell office:value-type="string">
            <text:p>Medicine Hat</text:p>
          </table:table-cell>
          <table:table-cell office:value-type="string">
            <text:p>AB</text:p>
          </table:table-cell>
          <table:table-cell office:value-type="string">
            <text:p>50.04N</text:p>
          </table:table-cell>
          <table:table-cell office:value-type="string">
            <text:p>110.68W</text:p>
          </table:table-cell>
        </table:table-row>
        <table:table-row table:style-name="ro2">
          <table:table-cell office:value-type="string">
            <text:p>s0000523</text:p>
          </table:table-cell>
          <table:table-cell office:value-type="string">
            <text:p>Mildred Lake</text:p>
          </table:table-cell>
          <table:table-cell office:value-type="string">
            <text:p>AB</text:p>
          </table:table-cell>
          <table:table-cell office:value-type="string">
            <text:p>57.03N</text:p>
          </table:table-cell>
          <table:table-cell office:value-type="string">
            <text:p>111.60W</text:p>
          </table:table-cell>
        </table:table-row>
        <table:table-row table:style-name="ro2">
          <table:table-cell office:value-type="string">
            <text:p>s0000313</text:p>
          </table:table-cell>
          <table:table-cell office:value-type="string">
            <text:p>Milk River</text:p>
          </table:table-cell>
          <table:table-cell office:value-type="string">
            <text:p>AB</text:p>
          </table:table-cell>
          <table:table-cell office:value-type="string">
            <text:p>49.15N</text:p>
          </table:table-cell>
          <table:table-cell office:value-type="string">
            <text:p>112.09W</text:p>
          </table:table-cell>
        </table:table-row>
        <table:table-row table:style-name="ro2">
          <table:table-cell office:value-type="string">
            <text:p>s0000448</text:p>
          </table:table-cell>
          <table:table-cell office:value-type="string">
            <text:p>Nordegg</text:p>
          </table:table-cell>
          <table:table-cell office:value-type="string">
            <text:p>AB</text:p>
          </table:table-cell>
          <table:table-cell office:value-type="string">
            <text:p>52.47N</text:p>
          </table:table-cell>
          <table:table-cell office:value-type="string">
            <text:p>116.08W</text:p>
          </table:table-cell>
        </table:table-row>
        <table:table-row table:style-name="ro2">
          <table:table-cell office:value-type="string">
            <text:p>s0000767</text:p>
          </table:table-cell>
          <table:table-cell office:value-type="string">
            <text:p>Okotoks</text:p>
          </table:table-cell>
          <table:table-cell office:value-type="string">
            <text:p>AB</text:p>
          </table:table-cell>
          <table:table-cell office:value-type="string">
            <text:p>50.73N</text:p>
          </table:table-cell>
          <table:table-cell office:value-type="string">
            <text:p>113.98W</text:p>
          </table:table-cell>
        </table:table-row>
        <table:table-row table:style-name="ro2">
          <table:table-cell office:value-type="string">
            <text:p>s0000272</text:p>
          </table:table-cell>
          <table:table-cell office:value-type="string">
            <text:p>Onefour</text:p>
          </table:table-cell>
          <table:table-cell office:value-type="string">
            <text:p>AB</text:p>
          </table:table-cell>
          <table:table-cell office:value-type="string">
            <text:p>49.12N</text:p>
          </table:table-cell>
          <table:table-cell office:value-type="string">
            <text:p>110.47W</text:p>
          </table:table-cell>
        </table:table-row>
        <table:table-row table:style-name="ro2">
          <table:table-cell office:value-type="string">
            <text:p>s0000625</text:p>
          </table:table-cell>
          <table:table-cell office:value-type="string">
            <text:p>Peace River</text:p>
          </table:table-cell>
          <table:table-cell office:value-type="string">
            <text:p>AB</text:p>
          </table:table-cell>
          <table:table-cell office:value-type="string">
            <text:p>56.24N</text:p>
          </table:table-cell>
          <table:table-cell office:value-type="string">
            <text:p>117.30W</text:p>
          </table:table-cell>
        </table:table-row>
        <table:table-row table:style-name="ro2">
          <table:table-cell office:value-type="string">
            <text:p>s0000824</text:p>
          </table:table-cell>
          <table:table-cell office:value-type="string">
            <text:p>Pincher Creek</text:p>
          </table:table-cell>
          <table:table-cell office:value-type="string">
            <text:p>AB</text:p>
          </table:table-cell>
          <table:table-cell office:value-type="string">
            <text:p>49.49N</text:p>
          </table:table-cell>
          <table:table-cell office:value-type="string">
            <text:p>113.95W</text:p>
          </table:table-cell>
        </table:table-row>
        <table:table-row table:style-name="ro1">
          <table:table-cell office:value-type="string">
            <text:p>s0000643</text:p>
          </table:table-cell>
          <table:table-cell office:value-type="string">
            <text:p>Rainbow Lake</text:p>
          </table:table-cell>
          <table:table-cell office:value-type="string">
            <text:p>AB</text:p>
          </table:table-cell>
          <table:table-cell office:value-type="string">
            <text:p>58.50N</text:p>
          </table:table-cell>
          <table:table-cell office:value-type="string">
            <text:p>119.40W</text:p>
          </table:table-cell>
        </table:table-row>
        <table:table-row table:style-name="ro2">
          <table:table-cell office:value-type="string">
            <text:p>s0000645</text:p>
          </table:table-cell>
          <table:table-cell office:value-type="string">
            <text:p>Red Deer</text:p>
          </table:table-cell>
          <table:table-cell office:value-type="string">
            <text:p>AB</text:p>
          </table:table-cell>
          <table:table-cell office:value-type="string">
            <text:p>52.27N</text:p>
          </table:table-cell>
          <table:table-cell office:value-type="string">
            <text:p>113.81W</text:p>
          </table:table-cell>
        </table:table-row>
        <table:table-row table:style-name="ro1">
          <table:table-cell office:value-type="string">
            <text:p>s0000299</text:p>
          </table:table-cell>
          <table:table-cell office:value-type="string">
            <text:p>Red Earth Creek</text:p>
          </table:table-cell>
          <table:table-cell office:value-type="string">
            <text:p>AB</text:p>
          </table:table-cell>
          <table:table-cell office:value-type="string">
            <text:p>56.54N</text:p>
          </table:table-cell>
          <table:table-cell office:value-type="string">
            <text:p>115.29W</text:p>
          </table:table-cell>
        </table:table-row>
        <table:table-row table:style-name="ro3">
          <table:table-cell office:value-type="string">
            <text:p>s0000306</text:p>
          </table:table-cell>
          <table:table-cell office:value-type="string">
            <text:p>Rocky Mountain House</text:p>
          </table:table-cell>
          <table:table-cell office:value-type="string">
            <text:p>AB</text:p>
          </table:table-cell>
          <table:table-cell office:value-type="string">
            <text:p>52.37N</text:p>
          </table:table-cell>
          <table:table-cell office:value-type="string">
            <text:p>114.92W</text:p>
          </table:table-cell>
        </table:table-row>
        <table:table-row table:style-name="ro2">
          <table:table-cell office:value-type="string">
            <text:p>s0000794</text:p>
          </table:table-cell>
          <table:table-cell office:value-type="string">
            <text:p>Slave Lake</text:p>
          </table:table-cell>
          <table:table-cell office:value-type="string">
            <text:p>AB</text:p>
          </table:table-cell>
          <table:table-cell office:value-type="string">
            <text:p>55.28N</text:p>
          </table:table-cell>
          <table:table-cell office:value-type="string">
            <text:p>114.77W</text:p>
          </table:table-cell>
        </table:table-row>
        <table:table-row table:style-name="ro2">
          <table:table-cell office:value-type="string">
            <text:p>s0000384</text:p>
          </table:table-cell>
          <table:table-cell office:value-type="string">
            <text:p>Stavely</text:p>
          </table:table-cell>
          <table:table-cell office:value-type="string">
            <text:p>AB</text:p>
          </table:table-cell>
          <table:table-cell office:value-type="string">
            <text:p>50.16N</text:p>
          </table:table-cell>
          <table:table-cell office:value-type="string">
            <text:p>113.64W</text:p>
          </table:table-cell>
        </table:table-row>
        <table:table-row table:style-name="ro2">
          <table:table-cell office:value-type="string">
            <text:p>s0000829</text:p>
          </table:table-cell>
          <table:table-cell office:value-type="string">
            <text:p>Stettler</text:p>
          </table:table-cell>
          <table:table-cell office:value-type="string">
            <text:p>AB</text:p>
          </table:table-cell>
          <table:table-cell office:value-type="string">
            <text:p>52.32N</text:p>
          </table:table-cell>
          <table:table-cell office:value-type="string">
            <text:p>112.70W</text:p>
          </table:table-cell>
        </table:table-row>
        <table:table-row table:style-name="ro2">
          <table:table-cell office:value-type="string">
            <text:p>s0000453</text:p>
          </table:table-cell>
          <table:table-cell office:value-type="string">
            <text:p>Stony Plain</text:p>
          </table:table-cell>
          <table:table-cell office:value-type="string">
            <text:p>AB</text:p>
          </table:table-cell>
          <table:table-cell office:value-type="string">
            <text:p>53.53N</text:p>
          </table:table-cell>
          <table:table-cell office:value-type="string">
            <text:p>114.01W</text:p>
          </table:table-cell>
        </table:table-row>
        <table:table-row table:style-name="ro2">
          <table:table-cell office:value-type="string">
            <text:p>s0000068</text:p>
          </table:table-cell>
          <table:table-cell office:value-type="string">
            <text:p>Strathmore</text:p>
          </table:table-cell>
          <table:table-cell office:value-type="string">
            <text:p>AB</text:p>
          </table:table-cell>
          <table:table-cell office:value-type="string">
            <text:p>51.05N</text:p>
          </table:table-cell>
          <table:table-cell office:value-type="string">
            <text:p>113.39W</text:p>
          </table:table-cell>
        </table:table-row>
        <table:table-row table:style-name="ro2">
          <table:table-cell office:value-type="string">
            <text:p>s0000683</text:p>
          </table:table-cell>
          <table:table-cell office:value-type="string">
            <text:p>Suffield</text:p>
          </table:table-cell>
          <table:table-cell office:value-type="string">
            <text:p>AB</text:p>
          </table:table-cell>
          <table:table-cell office:value-type="string">
            <text:p>50.22N</text:p>
          </table:table-cell>
          <table:table-cell office:value-type="string">
            <text:p>111.16W</text:p>
          </table:table-cell>
        </table:table-row>
        <table:table-row table:style-name="ro2">
          <table:table-cell office:value-type="string">
            <text:p>s0000083</text:p>
          </table:table-cell>
          <table:table-cell office:value-type="string">
            <text:p>Sundre</text:p>
          </table:table-cell>
          <table:table-cell office:value-type="string">
            <text:p>AB</text:p>
          </table:table-cell>
          <table:table-cell office:value-type="string">
            <text:p>51.80N</text:p>
          </table:table-cell>
          <table:table-cell office:value-type="string">
            <text:p>114.64W</text:p>
          </table:table-cell>
        </table:table-row>
        <table:table-row table:style-name="ro2">
          <table:table-cell office:value-type="string">
            <text:p>s0000359</text:p>
          </table:table-cell>
          <table:table-cell office:value-type="string">
            <text:p>Taber</text:p>
          </table:table-cell>
          <table:table-cell office:value-type="string">
            <text:p>AB</text:p>
          </table:table-cell>
          <table:table-cell office:value-type="string">
            <text:p>49.78N</text:p>
          </table:table-cell>
          <table:table-cell office:value-type="string">
            <text:p>112.15W</text:p>
          </table:table-cell>
        </table:table-row>
        <table:table-row table:style-name="ro2">
          <table:table-cell office:value-type="string">
            <text:p>s0000179</text:p>
          </table:table-cell>
          <table:table-cell office:value-type="string">
            <text:p>Three Hills</text:p>
          </table:table-cell>
          <table:table-cell office:value-type="string">
            <text:p>AB</text:p>
          </table:table-cell>
          <table:table-cell office:value-type="string">
            <text:p>51.70N</text:p>
          </table:table-cell>
          <table:table-cell office:value-type="string">
            <text:p>113.27W</text:p>
          </table:table-cell>
        </table:table-row>
        <table:table-row table:style-name="ro2">
          <table:table-cell office:value-type="string">
            <text:p>s0000358</text:p>
          </table:table-cell>
          <table:table-cell office:value-type="string">
            <text:p>Vauxhall</text:p>
          </table:table-cell>
          <table:table-cell office:value-type="string">
            <text:p>AB</text:p>
          </table:table-cell>
          <table:table-cell office:value-type="string">
            <text:p>50.07N</text:p>
          </table:table-cell>
          <table:table-cell office:value-type="string">
            <text:p>112.11W</text:p>
          </table:table-cell>
        </table:table-row>
        <table:table-row table:style-name="ro2">
          <table:table-cell office:value-type="string">
            <text:p>s0000356</text:p>
          </table:table-cell>
          <table:table-cell office:value-type="string">
            <text:p>Vegreville</text:p>
          </table:table-cell>
          <table:table-cell office:value-type="string">
            <text:p>AB</text:p>
          </table:table-cell>
          <table:table-cell office:value-type="string">
            <text:p>53.50N</text:p>
          </table:table-cell>
          <table:table-cell office:value-type="string">
            <text:p>112.05W</text:p>
          </table:table-cell>
        </table:table-row>
        <table:table-row table:style-name="ro2">
          <table:table-cell office:value-type="string">
            <text:p>s0000833</text:p>
          </table:table-cell>
          <table:table-cell office:value-type="string">
            <text:p>Wainwright</text:p>
          </table:table-cell>
          <table:table-cell office:value-type="string">
            <text:p>AB</text:p>
          </table:table-cell>
          <table:table-cell office:value-type="string">
            <text:p>52.83N</text:p>
          </table:table-cell>
          <table:table-cell office:value-type="string">
            <text:p>110.86W</text:p>
          </table:table-cell>
        </table:table-row>
        <table:table-row table:style-name="ro2">
          <table:table-cell office:value-type="string">
            <text:p>s0000170</text:p>
          </table:table-cell>
          <table:table-cell office:value-type="string">
            <text:p>Waterton Park</text:p>
          </table:table-cell>
          <table:table-cell office:value-type="string">
            <text:p>AB</text:p>
          </table:table-cell>
          <table:table-cell office:value-type="string">
            <text:p>49.05N</text:p>
          </table:table-cell>
          <table:table-cell office:value-type="string">
            <text:p>113.91W</text:p>
          </table:table-cell>
        </table:table-row>
        <table:table-row table:style-name="ro2">
          <table:table-cell office:value-type="string">
            <text:p>s0000427</text:p>
          </table:table-cell>
          <table:table-cell office:value-type="string">
            <text:p>Westlock</text:p>
          </table:table-cell>
          <table:table-cell office:value-type="string">
            <text:p>AB</text:p>
          </table:table-cell>
          <table:table-cell office:value-type="string">
            <text:p>54.16N</text:p>
          </table:table-cell>
          <table:table-cell office:value-type="string">
            <text:p>113.86W</text:p>
          </table:table-cell>
        </table:table-row>
        <table:table-row table:style-name="ro2">
          <table:table-cell office:value-type="string">
            <text:p>s0000312</text:p>
          </table:table-cell>
          <table:table-cell office:value-type="string">
            <text:p>Wetaskiwin</text:p>
          </table:table-cell>
          <table:table-cell office:value-type="string">
            <text:p>AB</text:p>
          </table:table-cell>
          <table:table-cell office:value-type="string">
            <text:p>52.97N</text:p>
          </table:table-cell>
          <table:table-cell office:value-type="string">
            <text:p>113.38W</text:p>
          </table:table-cell>
        </table:table-row>
        <table:table-row table:style-name="ro2">
          <table:table-cell office:value-type="string">
            <text:p>s0000477</text:p>
          </table:table-cell>
          <table:table-cell office:value-type="string">
            <text:p>Whitecourt</text:p>
          </table:table-cell>
          <table:table-cell office:value-type="string">
            <text:p>AB</text:p>
          </table:table-cell>
          <table:table-cell office:value-type="string">
            <text:p>54.14N</text:p>
          </table:table-cell>
          <table:table-cell office:value-type="string">
            <text:p>115.68W</text:p>
          </table:table-cell>
        </table:table-row>
        <table:table-row table:style-name="ro3">
          <table:table-cell office:value-type="string">
            <text:p>s0000119</text:p>
          </table:table-cell>
          <table:table-cell office:value-type="string">
            <text:p>Willow Creek (Provincial Park)</text:p>
          </table:table-cell>
          <table:table-cell office:value-type="string">
            <text:p>AB</text:p>
          </table:table-cell>
          <table:table-cell office:value-type="string">
            <text:p>50.12N</text:p>
          </table:table-cell>
          <table:table-cell office:value-type="string">
            <text:p>113.77W</text:p>
          </table:table-cell>
        </table:table-row>
        <table:table-row table:style-name="ro1">
          <table:table-cell office:value-type="string">
            <text:p>s0000106</text:p>
          </table:table-cell>
          <table:table-cell office:value-type="string">
            <text:p>100 Mile House</text:p>
          </table:table-cell>
          <table:table-cell office:value-type="string">
            <text:p>BC</text:p>
          </table:table-cell>
          <table:table-cell office:value-type="string">
            <text:p>51.65N</text:p>
          </table:table-cell>
          <table:table-cell office:value-type="string">
            <text:p>121.28W</text:p>
          </table:table-cell>
        </table:table-row>
        <table:table-row table:style-name="ro2">
          <table:table-cell office:value-type="string">
            <text:p>s0000758</text:p>
          </table:table-cell>
          <table:table-cell office:value-type="string">
            <text:p>Abbotsford</text:p>
          </table:table-cell>
          <table:table-cell office:value-type="string">
            <text:p>BC</text:p>
          </table:table-cell>
          <table:table-cell office:value-type="string">
            <text:p>49.06N</text:p>
          </table:table-cell>
          <table:table-cell office:value-type="string">
            <text:p>122.25W</text:p>
          </table:table-cell>
        </table:table-row>
        <table:table-row table:style-name="ro2">
          <table:table-cell office:value-type="string">
            <text:p>s0000399</text:p>
          </table:table-cell>
          <table:table-cell office:value-type="string">
            <text:p>Agassiz</text:p>
          </table:table-cell>
          <table:table-cell office:value-type="string">
            <text:p>BC</text:p>
          </table:table-cell>
          <table:table-cell office:value-type="string">
            <text:p>49.23N</text:p>
          </table:table-cell>
          <table:table-cell office:value-type="string">
            <text:p>121.77W</text:p>
          </table:table-cell>
        </table:table-row>
        <table:table-row table:style-name="ro2">
          <table:table-cell office:value-type="string">
            <text:p>s0000409</text:p>
          </table:table-cell>
          <table:table-cell office:value-type="string">
            <text:p>Atlin</text:p>
          </table:table-cell>
          <table:table-cell office:value-type="string">
            <text:p>BC</text:p>
          </table:table-cell>
          <table:table-cell office:value-type="string">
            <text:p>59.57N</text:p>
          </table:table-cell>
          <table:table-cell office:value-type="string">
            <text:p>133.70W</text:p>
          </table:table-cell>
        </table:table-row>
        <table:table-row table:style-name="ro2">
          <table:table-cell office:value-type="string">
            <text:p>s0000834</text:p>
          </table:table-cell>
          <table:table-cell office:value-type="string">
            <text:p>Bella Bella</text:p>
          </table:table-cell>
          <table:table-cell office:value-type="string">
            <text:p>BC</text:p>
          </table:table-cell>
          <table:table-cell office:value-type="string">
            <text:p>52.16N</text:p>
          </table:table-cell>
          <table:table-cell office:value-type="string">
            <text:p>128.14W</text:p>
          </table:table-cell>
        </table:table-row>
        <table:table-row table:style-name="ro2">
          <table:table-cell office:value-type="string">
            <text:p>s0000485</text:p>
          </table:table-cell>
          <table:table-cell office:value-type="string">
            <text:p>Bella Coola</text:p>
          </table:table-cell>
          <table:table-cell office:value-type="string">
            <text:p>BC</text:p>
          </table:table-cell>
          <table:table-cell office:value-type="string">
            <text:p>52.38N</text:p>
          </table:table-cell>
          <table:table-cell office:value-type="string">
            <text:p>126.75W</text:p>
          </table:table-cell>
        </table:table-row>
        <table:table-row table:style-name="ro2">
          <table:table-cell office:value-type="string">
            <text:p>s0000499</text:p>
          </table:table-cell>
          <table:table-cell office:value-type="string">
            <text:p>Blue River</text:p>
          </table:table-cell>
          <table:table-cell office:value-type="string">
            <text:p>BC</text:p>
          </table:table-cell>
          <table:table-cell office:value-type="string">
            <text:p>52.10N</text:p>
          </table:table-cell>
          <table:table-cell office:value-type="string">
            <text:p>119.30W</text:p>
          </table:table-cell>
        </table:table-row>
        <table:table-row table:style-name="ro2">
          <table:table-cell office:value-type="string">
            <text:p>s0000293</text:p>
          </table:table-cell>
          <table:table-cell office:value-type="string">
            <text:p>Burns Lake</text:p>
          </table:table-cell>
          <table:table-cell office:value-type="string">
            <text:p>BC</text:p>
          </table:table-cell>
          <table:table-cell office:value-type="string">
            <text:p>54.23N</text:p>
          </table:table-cell>
          <table:table-cell office:value-type="string">
            <text:p>125.75W</text:p>
          </table:table-cell>
        </table:table-row>
        <table:table-row table:style-name="ro2">
          <table:table-cell office:value-type="string">
            <text:p>s0000569</text:p>
          </table:table-cell>
          <table:table-cell office:value-type="string">
            <text:p>Cache Creek</text:p>
          </table:table-cell>
          <table:table-cell office:value-type="string">
            <text:p>BC</text:p>
          </table:table-cell>
          <table:table-cell office:value-type="string">
            <text:p>50.81N</text:p>
          </table:table-cell>
          <table:table-cell office:value-type="string">
            <text:p>121.32W</text:p>
          </table:table-cell>
        </table:table-row>
        <table:table-row table:style-name="ro1">
          <table:table-cell office:value-type="string">
            <text:p>s0000488</text:p>
          </table:table-cell>
          <table:table-cell office:value-type="string">
            <text:p>Campbell River</text:p>
          </table:table-cell>
          <table:table-cell office:value-type="string">
            <text:p>BC</text:p>
          </table:table-cell>
          <table:table-cell office:value-type="string">
            <text:p>50.02N</text:p>
          </table:table-cell>
          <table:table-cell office:value-type="string">
            <text:p>125.24W</text:p>
          </table:table-cell>
        </table:table-row>
        <table:table-row table:style-name="ro2">
          <table:table-cell office:value-type="string">
            <text:p>s0000228</text:p>
          </table:table-cell>
          <table:table-cell office:value-type="string">
            <text:p>Cassiar</text:p>
          </table:table-cell>
          <table:table-cell office:value-type="string">
            <text:p>BC</text:p>
          </table:table-cell>
          <table:table-cell office:value-type="string">
            <text:p>59.29N</text:p>
          </table:table-cell>
          <table:table-cell office:value-type="string">
            <text:p>129.85W</text:p>
          </table:table-cell>
        </table:table-row>
        <table:table-row table:style-name="ro2">
          <table:table-cell office:value-type="string">
            <text:p>s0000497</text:p>
          </table:table-cell>
          <table:table-cell office:value-type="string">
            <text:p>Castlegar</text:p>
          </table:table-cell>
          <table:table-cell office:value-type="string">
            <text:p>BC</text:p>
          </table:table-cell>
          <table:table-cell office:value-type="string">
            <text:p>49.30N</text:p>
          </table:table-cell>
          <table:table-cell office:value-type="string">
            <text:p>117.67W</text:p>
          </table:table-cell>
        </table:table-row>
        <table:table-row table:style-name="ro2">
          <table:table-cell office:value-type="string">
            <text:p>s0000500</text:p>
          </table:table-cell>
          <table:table-cell office:value-type="string">
            <text:p>Chetwynd</text:p>
          </table:table-cell>
          <table:table-cell office:value-type="string">
            <text:p>BC</text:p>
          </table:table-cell>
          <table:table-cell office:value-type="string">
            <text:p>55.70N</text:p>
          </table:table-cell>
          <table:table-cell office:value-type="string">
            <text:p>121.63W</text:p>
          </table:table-cell>
        </table:table-row>
        <table:table-row table:style-name="ro2">
          <table:table-cell office:value-type="string">
            <text:p>s0000398</text:p>
          </table:table-cell>
          <table:table-cell office:value-type="string">
            <text:p>Chilliwack</text:p>
          </table:table-cell>
          <table:table-cell office:value-type="string">
            <text:p>BC</text:p>
          </table:table-cell>
          <table:table-cell office:value-type="string">
            <text:p>49.18N</text:p>
          </table:table-cell>
          <table:table-cell office:value-type="string">
            <text:p>121.94W</text:p>
          </table:table-cell>
        </table:table-row>
        <table:table-row table:style-name="ro2">
          <table:table-cell office:value-type="string">
            <text:p>s0000002</text:p>
          </table:table-cell>
          <table:table-cell office:value-type="string">
            <text:p>Clearwater</text:p>
          </table:table-cell>
          <table:table-cell office:value-type="string">
            <text:p>BC</text:p>
          </table:table-cell>
          <table:table-cell office:value-type="string">
            <text:p>51.65N</text:p>
          </table:table-cell>
          <table:table-cell office:value-type="string">
            <text:p>120.03W</text:p>
          </table:table-cell>
        </table:table-row>
        <table:table-row table:style-name="ro2">
          <table:table-cell office:value-type="string">
            <text:p>s0000107</text:p>
          </table:table-cell>
          <table:table-cell office:value-type="string">
            <text:p>Clinton</text:p>
          </table:table-cell>
          <table:table-cell office:value-type="string">
            <text:p>BC</text:p>
          </table:table-cell>
          <table:table-cell office:value-type="string">
            <text:p>51.08N</text:p>
          </table:table-cell>
          <table:table-cell office:value-type="string">
            <text:p>121.58W</text:p>
          </table:table-cell>
        </table:table-row>
        <table:table-row table:style-name="ro2">
          <table:table-cell office:value-type="string">
            <text:p>s0000656</text:p>
          </table:table-cell>
          <table:table-cell office:value-type="string">
            <text:p>Comox</text:p>
          </table:table-cell>
          <table:table-cell office:value-type="string">
            <text:p>BC</text:p>
          </table:table-cell>
          <table:table-cell office:value-type="string">
            <text:p>49.68N</text:p>
          </table:table-cell>
          <table:table-cell office:value-type="string">
            <text:p>124.93W</text:p>
          </table:table-cell>
        </table:table-row>
        <table:table-row table:style-name="ro2">
          <table:table-cell office:value-type="string">
            <text:p>s0000657</text:p>
          </table:table-cell>
          <table:table-cell office:value-type="string">
            <text:p>Courtenay</text:p>
          </table:table-cell>
          <table:table-cell office:value-type="string">
            <text:p>BC</text:p>
          </table:table-cell>
          <table:table-cell office:value-type="string">
            <text:p>49.68N</text:p>
          </table:table-cell>
          <table:table-cell office:value-type="string">
            <text:p>124.98W</text:p>
          </table:table-cell>
        </table:table-row>
        <table:table-row table:style-name="ro2">
          <table:table-cell office:value-type="string">
            <text:p>s0000741</text:p>
          </table:table-cell>
          <table:table-cell office:value-type="string">
            <text:p>Cranbrook</text:p>
          </table:table-cell>
          <table:table-cell office:value-type="string">
            <text:p>BC</text:p>
          </table:table-cell>
          <table:table-cell office:value-type="string">
            <text:p>49.50N</text:p>
          </table:table-cell>
          <table:table-cell office:value-type="string">
            <text:p>115.77W</text:p>
          </table:table-cell>
        </table:table-row>
        <table:table-row table:style-name="ro2">
          <table:table-cell office:value-type="string">
            <text:p>s0000212</text:p>
          </table:table-cell>
          <table:table-cell office:value-type="string">
            <text:p>Creston</text:p>
          </table:table-cell>
          <table:table-cell office:value-type="string">
            <text:p>BC</text:p>
          </table:table-cell>
          <table:table-cell office:value-type="string">
            <text:p>49.10N</text:p>
          </table:table-cell>
          <table:table-cell office:value-type="string">
            <text:p>116.50W</text:p>
          </table:table-cell>
        </table:table-row>
        <table:table-row table:style-name="ro4">
          <table:table-cell office:value-type="string">
            <text:p>s0000845</text:p>
          </table:table-cell>
          <table:table-cell office:value-type="string">
            <text:p>Cummins Lakes (Provincial Park)</text:p>
          </table:table-cell>
          <table:table-cell office:value-type="string">
            <text:p>BC</text:p>
          </table:table-cell>
          <table:table-cell office:value-type="string">
            <text:p>52.10N</text:p>
          </table:table-cell>
          <table:table-cell office:value-type="string">
            <text:p>118.06W</text:p>
          </table:table-cell>
        </table:table-row>
        <table:table-row table:style-name="ro2">
          <table:table-cell office:value-type="string">
            <text:p>s0000509</text:p>
          </table:table-cell>
          <table:table-cell office:value-type="string">
            <text:p>Dawson Creek</text:p>
          </table:table-cell>
          <table:table-cell office:value-type="string">
            <text:p>BC</text:p>
          </table:table-cell>
          <table:table-cell office:value-type="string">
            <text:p>55.77N</text:p>
          </table:table-cell>
          <table:table-cell office:value-type="string">
            <text:p>120.23W</text:p>
          </table:table-cell>
        </table:table-row>
        <table:table-row table:style-name="ro2">
          <table:table-cell office:value-type="string">
            <text:p>s0000227</text:p>
          </table:table-cell>
          <table:table-cell office:value-type="string">
            <text:p>Dease Lake</text:p>
          </table:table-cell>
          <table:table-cell office:value-type="string">
            <text:p>BC</text:p>
          </table:table-cell>
          <table:table-cell office:value-type="string">
            <text:p>58.43N</text:p>
          </table:table-cell>
          <table:table-cell office:value-type="string">
            <text:p>130.02W</text:p>
          </table:table-cell>
        </table:table-row>
        <table:table-row table:style-name="ro2">
          <table:table-cell office:value-type="string">
            <text:p>s0000009</text:p>
          </table:table-cell>
          <table:table-cell office:value-type="string">
            <text:p>Dome Creek</text:p>
          </table:table-cell>
          <table:table-cell office:value-type="string">
            <text:p>BC</text:p>
          </table:table-cell>
          <table:table-cell office:value-type="string">
            <text:p>53.75N</text:p>
          </table:table-cell>
          <table:table-cell office:value-type="string">
            <text:p>121.03W</text:p>
          </table:table-cell>
        </table:table-row>
        <table:table-row table:style-name="ro2">
          <table:table-cell office:value-type="string">
            <text:p>s0000286</text:p>
          </table:table-cell>
          <table:table-cell office:value-type="string">
            <text:p>Esquimalt</text:p>
          </table:table-cell>
          <table:table-cell office:value-type="string">
            <text:p>BC</text:p>
          </table:table-cell>
          <table:table-cell office:value-type="string">
            <text:p>48.45N</text:p>
          </table:table-cell>
          <table:table-cell office:value-type="string">
            <text:p>123.42W</text:p>
          </table:table-cell>
        </table:table-row>
        <table:table-row table:style-name="ro2">
          <table:table-cell office:value-type="string">
            <text:p>s0000132</text:p>
          </table:table-cell>
          <table:table-cell office:value-type="string">
            <text:p>Estevan Point</text:p>
          </table:table-cell>
          <table:table-cell office:value-type="string">
            <text:p>BC</text:p>
          </table:table-cell>
          <table:table-cell office:value-type="string">
            <text:p>49.38N</text:p>
          </table:table-cell>
          <table:table-cell office:value-type="string">
            <text:p>126.55W</text:p>
          </table:table-cell>
        </table:table-row>
        <table:table-row table:style-name="ro2">
          <table:table-cell office:value-type="string">
            <text:p>s0000771</text:p>
          </table:table-cell>
          <table:table-cell office:value-type="string">
            <text:p>Fort Nelson</text:p>
          </table:table-cell>
          <table:table-cell office:value-type="string">
            <text:p>BC</text:p>
          </table:table-cell>
          <table:table-cell office:value-type="string">
            <text:p>58.81N</text:p>
          </table:table-cell>
          <table:table-cell office:value-type="string">
            <text:p>122.70W</text:p>
          </table:table-cell>
        </table:table-row>
        <table:table-row table:style-name="ro2">
          <table:table-cell office:value-type="string">
            <text:p>s0000746</text:p>
          </table:table-cell>
          <table:table-cell office:value-type="string">
            <text:p>Fort St. John</text:p>
          </table:table-cell>
          <table:table-cell office:value-type="string">
            <text:p>BC</text:p>
          </table:table-cell>
          <table:table-cell office:value-type="string">
            <text:p>56.25N</text:p>
          </table:table-cell>
          <table:table-cell office:value-type="string">
            <text:p>120.85W</text:p>
          </table:table-cell>
        </table:table-row>
        <table:table-row table:style-name="ro2">
          <table:table-cell office:value-type="string">
            <text:p>s0000316</text:p>
          </table:table-cell>
          <table:table-cell office:value-type="string">
            <text:p>Gibsons</text:p>
          </table:table-cell>
          <table:table-cell office:value-type="string">
            <text:p>BC</text:p>
          </table:table-cell>
          <table:table-cell office:value-type="string">
            <text:p>49.40N</text:p>
          </table:table-cell>
          <table:table-cell office:value-type="string">
            <text:p>123.50W</text:p>
          </table:table-cell>
        </table:table-row>
        <table:table-row table:style-name="ro2">
          <table:table-cell office:value-type="string">
            <text:p>s0000527</text:p>
          </table:table-cell>
          <table:table-cell office:value-type="string">
            <text:p>Golden</text:p>
          </table:table-cell>
          <table:table-cell office:value-type="string">
            <text:p>BC</text:p>
          </table:table-cell>
          <table:table-cell office:value-type="string">
            <text:p>51.30N</text:p>
          </table:table-cell>
          <table:table-cell office:value-type="string">
            <text:p>116.97W</text:p>
          </table:table-cell>
        </table:table-row>
        <table:table-row table:style-name="ro1">
          <table:table-cell office:value-type="string">
            <text:p>s0000234</text:p>
          </table:table-cell>
          <table:table-cell office:value-type="string">
            <text:p>Gonzales Point</text:p>
          </table:table-cell>
          <table:table-cell office:value-type="string">
            <text:p>BC</text:p>
          </table:table-cell>
          <table:table-cell office:value-type="string">
            <text:p>48.41N</text:p>
          </table:table-cell>
          <table:table-cell office:value-type="string">
            <text:p>123.29W</text:p>
          </table:table-cell>
        </table:table-row>
        <table:table-row table:style-name="ro1">
          <table:table-cell office:value-type="string">
            <text:p>s0000647</text:p>
          </table:table-cell>
          <table:table-cell office:value-type="string">
            <text:p>Good Hope Lake</text:p>
          </table:table-cell>
          <table:table-cell office:value-type="string">
            <text:p>BC</text:p>
          </table:table-cell>
          <table:table-cell office:value-type="string">
            <text:p>59.28N</text:p>
          </table:table-cell>
          <table:table-cell office:value-type="string">
            <text:p>129.30W</text:p>
          </table:table-cell>
        </table:table-row>
        <table:table-row table:style-name="ro2">
          <table:table-cell office:value-type="string">
            <text:p>s0000004</text:p>
          </table:table-cell>
          <table:table-cell office:value-type="string">
            <text:p>Grand Forks</text:p>
          </table:table-cell>
          <table:table-cell office:value-type="string">
            <text:p>BC</text:p>
          </table:table-cell>
          <table:table-cell office:value-type="string">
            <text:p>49.03N</text:p>
          </table:table-cell>
          <table:table-cell office:value-type="string">
            <text:p>118.43W</text:p>
          </table:table-cell>
        </table:table-row>
        <table:table-row table:style-name="ro1">
          <table:table-cell office:value-type="string">
            <text:p>s0000155</text:p>
          </table:table-cell>
          <table:table-cell office:value-type="string">
            <text:p>Gulf Islands (Southern)</text:p>
          </table:table-cell>
          <table:table-cell office:value-type="string">
            <text:p>BC</text:p>
          </table:table-cell>
          <table:table-cell office:value-type="string">
            <text:p>48.95N</text:p>
          </table:table-cell>
          <table:table-cell office:value-type="string">
            <text:p>123.53W</text:p>
          </table:table-cell>
        </table:table-row>
        <table:table-row table:style-name="ro2">
          <table:table-cell office:value-type="string">
            <text:p>s0000547</text:p>
          </table:table-cell>
          <table:table-cell office:value-type="string">
            <text:p>Hope</text:p>
          </table:table-cell>
          <table:table-cell office:value-type="string">
            <text:p>BC</text:p>
          </table:table-cell>
          <table:table-cell office:value-type="string">
            <text:p>49.38N</text:p>
          </table:table-cell>
          <table:table-cell office:value-type="string">
            <text:p>121.44W</text:p>
          </table:table-cell>
        </table:table-row>
        <table:table-row table:style-name="ro2">
          <table:table-cell office:value-type="string">
            <text:p>s0000226</text:p>
          </table:table-cell>
          <table:table-cell office:value-type="string">
            <text:p>Hope Slide</text:p>
          </table:table-cell>
          <table:table-cell office:value-type="string">
            <text:p>BC</text:p>
          </table:table-cell>
          <table:table-cell office:value-type="string">
            <text:p>49.30N</text:p>
          </table:table-cell>
          <table:table-cell office:value-type="string">
            <text:p>121.27W</text:p>
          </table:table-cell>
        </table:table-row>
        <table:table-row table:style-name="ro2">
          <table:table-cell office:value-type="string">
            <text:p>s0000008</text:p>
          </table:table-cell>
          <table:table-cell office:value-type="string">
            <text:p>Invermere</text:p>
          </table:table-cell>
          <table:table-cell office:value-type="string">
            <text:p>BC</text:p>
          </table:table-cell>
          <table:table-cell office:value-type="string">
            <text:p>50.52N</text:p>
          </table:table-cell>
          <table:table-cell office:value-type="string">
            <text:p>116.03W</text:p>
          </table:table-cell>
        </table:table-row>
        <table:table-row table:style-name="ro2">
          <table:table-cell office:value-type="string">
            <text:p>s0000568</text:p>
          </table:table-cell>
          <table:table-cell office:value-type="string">
            <text:p>Kamloops</text:p>
          </table:table-cell>
          <table:table-cell office:value-type="string">
            <text:p>BC</text:p>
          </table:table-cell>
          <table:table-cell office:value-type="string">
            <text:p>50.67N</text:p>
          </table:table-cell>
          <table:table-cell office:value-type="string">
            <text:p>120.33W</text:p>
          </table:table-cell>
        </table:table-row>
        <table:table-row table:style-name="ro2">
          <table:table-cell office:value-type="string">
            <text:p>s0000592</text:p>
          </table:table-cell>
          <table:table-cell office:value-type="string">
            <text:p>Kelowna</text:p>
          </table:table-cell>
          <table:table-cell office:value-type="string">
            <text:p>BC</text:p>
          </table:table-cell>
          <table:table-cell office:value-type="string">
            <text:p>49.88N</text:p>
          </table:table-cell>
          <table:table-cell office:value-type="string">
            <text:p>119.48W</text:p>
          </table:table-cell>
        </table:table-row>
        <table:table-row table:style-name="ro2">
          <table:table-cell office:value-type="string">
            <text:p>s0000756</text:p>
          </table:table-cell>
          <table:table-cell office:value-type="string">
            <text:p>Kitimat</text:p>
          </table:table-cell>
          <table:table-cell office:value-type="string">
            <text:p>BC</text:p>
          </table:table-cell>
          <table:table-cell office:value-type="string">
            <text:p>54.05N</text:p>
          </table:table-cell>
          <table:table-cell office:value-type="string">
            <text:p>128.65W</text:p>
          </table:table-cell>
        </table:table-row>
        <table:table-row table:style-name="ro3">
          <table:table-cell office:value-type="string">
            <text:p>s0000391</text:p>
          </table:table-cell>
          <table:table-cell office:value-type="string">
            <text:p>Kootenay (National Park)</text:p>
          </table:table-cell>
          <table:table-cell office:value-type="string">
            <text:p>BC</text:p>
          </table:table-cell>
          <table:table-cell office:value-type="string">
            <text:p>50.95N</text:p>
          </table:table-cell>
          <table:table-cell office:value-type="string">
            <text:p>116.03W</text:p>
          </table:table-cell>
        </table:table-row>
        <table:table-row table:style-name="ro2">
          <table:table-cell office:value-type="string">
            <text:p>s0000377</text:p>
          </table:table-cell>
          <table:table-cell office:value-type="string">
            <text:p>Liard River</text:p>
          </table:table-cell>
          <table:table-cell office:value-type="string">
            <text:p>BC</text:p>
          </table:table-cell>
          <table:table-cell office:value-type="string">
            <text:p>59.42N</text:p>
          </table:table-cell>
          <table:table-cell office:value-type="string">
            <text:p>126.08W</text:p>
          </table:table-cell>
        </table:table-row>
        <table:table-row table:style-name="ro2">
          <table:table-cell office:value-type="string">
            <text:p>s0000222</text:p>
          </table:table-cell>
          <table:table-cell office:value-type="string">
            <text:p>Lillooet</text:p>
          </table:table-cell>
          <table:table-cell office:value-type="string">
            <text:p>BC</text:p>
          </table:table-cell>
          <table:table-cell office:value-type="string">
            <text:p>50.68N</text:p>
          </table:table-cell>
          <table:table-cell office:value-type="string">
            <text:p>121.93W</text:p>
          </table:table-cell>
        </table:table-row>
        <table:table-row table:style-name="ro2">
          <table:table-cell office:value-type="string">
            <text:p>s0000242</text:p>
          </table:table-cell>
          <table:table-cell office:value-type="string">
            <text:p>Lytton</text:p>
          </table:table-cell>
          <table:table-cell office:value-type="string">
            <text:p>BC</text:p>
          </table:table-cell>
          <table:table-cell office:value-type="string">
            <text:p>50.23N</text:p>
          </table:table-cell>
          <table:table-cell office:value-type="string">
            <text:p>121.57W</text:p>
          </table:table-cell>
        </table:table-row>
        <table:table-row table:style-name="ro2">
          <table:table-cell office:value-type="string">
            <text:p>s0000805</text:p>
          </table:table-cell>
          <table:table-cell office:value-type="string">
            <text:p>Mackenzie</text:p>
          </table:table-cell>
          <table:table-cell office:value-type="string">
            <text:p>BC</text:p>
          </table:table-cell>
          <table:table-cell office:value-type="string">
            <text:p>55.30N</text:p>
          </table:table-cell>
          <table:table-cell office:value-type="string">
            <text:p>123.17W</text:p>
          </table:table-cell>
        </table:table-row>
        <table:table-row table:style-name="ro2">
          <table:table-cell office:value-type="string">
            <text:p>s0000224</text:p>
          </table:table-cell>
          <table:table-cell office:value-type="string">
            <text:p>Malahat</text:p>
          </table:table-cell>
          <table:table-cell office:value-type="string">
            <text:p>BC</text:p>
          </table:table-cell>
          <table:table-cell office:value-type="string">
            <text:p>48.55N</text:p>
          </table:table-cell>
          <table:table-cell office:value-type="string">
            <text:p>123.57W</text:p>
          </table:table-cell>
        </table:table-row>
        <table:table-row table:style-name="ro2">
          <table:table-cell office:value-type="string">
            <text:p>s0000007</text:p>
          </table:table-cell>
          <table:table-cell office:value-type="string">
            <text:p>Masset</text:p>
          </table:table-cell>
          <table:table-cell office:value-type="string">
            <text:p>BC</text:p>
          </table:table-cell>
          <table:table-cell office:value-type="string">
            <text:p>54.02N</text:p>
          </table:table-cell>
          <table:table-cell office:value-type="string">
            <text:p>132.10W</text:p>
          </table:table-cell>
        </table:table-row>
        <table:table-row table:style-name="ro2">
          <table:table-cell office:value-type="string">
            <text:p>s0000005</text:p>
          </table:table-cell>
          <table:table-cell office:value-type="string">
            <text:p>McBride</text:p>
          </table:table-cell>
          <table:table-cell office:value-type="string">
            <text:p>BC</text:p>
          </table:table-cell>
          <table:table-cell office:value-type="string">
            <text:p>53.30N</text:p>
          </table:table-cell>
          <table:table-cell office:value-type="string">
            <text:p>120.17W</text:p>
          </table:table-cell>
        </table:table-row>
        <table:table-row table:style-name="ro2">
          <table:table-cell office:value-type="string">
            <text:p>s0000006</text:p>
          </table:table-cell>
          <table:table-cell office:value-type="string">
            <text:p>Merritt</text:p>
          </table:table-cell>
          <table:table-cell office:value-type="string">
            <text:p>BC</text:p>
          </table:table-cell>
          <table:table-cell office:value-type="string">
            <text:p>50.11N</text:p>
          </table:table-cell>
          <table:table-cell office:value-type="string">
            <text:p>120.79W</text:p>
          </table:table-cell>
        </table:table-row>
        <table:table-row table:style-name="ro2">
          <table:table-cell office:value-type="string">
            <text:p>s0000376</text:p>
          </table:table-cell>
          <table:table-cell office:value-type="string">
            <text:p>Muncho Lake</text:p>
          </table:table-cell>
          <table:table-cell office:value-type="string">
            <text:p>BC</text:p>
          </table:table-cell>
          <table:table-cell office:value-type="string">
            <text:p>58.93N</text:p>
          </table:table-cell>
          <table:table-cell office:value-type="string">
            <text:p>125.77W</text:p>
          </table:table-cell>
        </table:table-row>
        <table:table-row table:style-name="ro2">
          <table:table-cell office:value-type="string">
            <text:p>s0000259</text:p>
          </table:table-cell>
          <table:table-cell office:value-type="string">
            <text:p>Nakusp</text:p>
          </table:table-cell>
          <table:table-cell office:value-type="string">
            <text:p>BC</text:p>
          </table:table-cell>
          <table:table-cell office:value-type="string">
            <text:p>50.25N</text:p>
          </table:table-cell>
          <table:table-cell office:value-type="string">
            <text:p>117.80W</text:p>
          </table:table-cell>
        </table:table-row>
        <table:table-row table:style-name="ro2">
          <table:table-cell office:value-type="string">
            <text:p>s0000496</text:p>
          </table:table-cell>
          <table:table-cell office:value-type="string">
            <text:p>Nanaimo</text:p>
          </table:table-cell>
          <table:table-cell office:value-type="string">
            <text:p>BC</text:p>
          </table:table-cell>
          <table:table-cell office:value-type="string">
            <text:p>49.17N</text:p>
          </table:table-cell>
          <table:table-cell office:value-type="string">
            <text:p>123.93W</text:p>
          </table:table-cell>
        </table:table-row>
        <table:table-row table:style-name="ro2">
          <table:table-cell office:value-type="string">
            <text:p>s0000258</text:p>
          </table:table-cell>
          <table:table-cell office:value-type="string">
            <text:p>Nelson</text:p>
          </table:table-cell>
          <table:table-cell office:value-type="string">
            <text:p>BC</text:p>
          </table:table-cell>
          <table:table-cell office:value-type="string">
            <text:p>49.50N</text:p>
          </table:table-cell>
          <table:table-cell office:value-type="string">
            <text:p>117.28W</text:p>
          </table:table-cell>
        </table:table-row>
        <table:table-row table:style-name="ro2">
          <table:table-cell office:value-type="string">
            <text:p>s0000397</text:p>
          </table:table-cell>
          <table:table-cell office:value-type="string">
            <text:p>Osoyoos</text:p>
          </table:table-cell>
          <table:table-cell office:value-type="string">
            <text:p>BC</text:p>
          </table:table-cell>
          <table:table-cell office:value-type="string">
            <text:p>49.03N</text:p>
          </table:table-cell>
          <table:table-cell office:value-type="string">
            <text:p>119.45W</text:p>
          </table:table-cell>
        </table:table-row>
        <table:table-row table:style-name="ro2">
          <table:table-cell office:value-type="string">
            <text:p>s0000173</text:p>
          </table:table-cell>
          <table:table-cell office:value-type="string">
            <text:p>Pemberton</text:p>
          </table:table-cell>
          <table:table-cell office:value-type="string">
            <text:p>BC</text:p>
          </table:table-cell>
          <table:table-cell office:value-type="string">
            <text:p>50.32N</text:p>
          </table:table-cell>
          <table:table-cell office:value-type="string">
            <text:p>122.80W</text:p>
          </table:table-cell>
        </table:table-row>
        <table:table-row table:style-name="ro2">
          <table:table-cell office:value-type="string">
            <text:p>s0000772</text:p>
          </table:table-cell>
          <table:table-cell office:value-type="string">
            <text:p>Penticton</text:p>
          </table:table-cell>
          <table:table-cell office:value-type="string">
            <text:p>BC</text:p>
          </table:table-cell>
          <table:table-cell office:value-type="string">
            <text:p>49.50N</text:p>
          </table:table-cell>
          <table:table-cell office:value-type="string">
            <text:p>119.58W</text:p>
          </table:table-cell>
        </table:table-row>
        <table:table-row table:style-name="ro2">
          <table:table-cell office:value-type="string">
            <text:p>s0000247</text:p>
          </table:table-cell>
          <table:table-cell office:value-type="string">
            <text:p>Pitt Meadows</text:p>
          </table:table-cell>
          <table:table-cell office:value-type="string">
            <text:p>BC</text:p>
          </table:table-cell>
          <table:table-cell office:value-type="string">
            <text:p>49.22N</text:p>
          </table:table-cell>
          <table:table-cell office:value-type="string">
            <text:p>122.69W</text:p>
          </table:table-cell>
        </table:table-row>
        <table:table-row table:style-name="ro2">
          <table:table-cell office:value-type="string">
            <text:p>s0000294</text:p>
          </table:table-cell>
          <table:table-cell office:value-type="string">
            <text:p>Port Alberni</text:p>
          </table:table-cell>
          <table:table-cell office:value-type="string">
            <text:p>BC</text:p>
          </table:table-cell>
          <table:table-cell office:value-type="string">
            <text:p>49.24N</text:p>
          </table:table-cell>
          <table:table-cell office:value-type="string">
            <text:p>124.80W</text:p>
          </table:table-cell>
        </table:table-row>
        <table:table-row table:style-name="ro2">
          <table:table-cell office:value-type="string">
            <text:p>s0000799</text:p>
          </table:table-cell>
          <table:table-cell office:value-type="string">
            <text:p>Port Hardy</text:p>
          </table:table-cell>
          <table:table-cell office:value-type="string">
            <text:p>BC</text:p>
          </table:table-cell>
          <table:table-cell office:value-type="string">
            <text:p>50.70N</text:p>
          </table:table-cell>
          <table:table-cell office:value-type="string">
            <text:p>127.42W</text:p>
          </table:table-cell>
        </table:table-row>
        <table:table-row table:style-name="ro2">
          <table:table-cell office:value-type="string">
            <text:p>s0000634</text:p>
          </table:table-cell>
          <table:table-cell office:value-type="string">
            <text:p>Powell River</text:p>
          </table:table-cell>
          <table:table-cell office:value-type="string">
            <text:p>BC</text:p>
          </table:table-cell>
          <table:table-cell office:value-type="string">
            <text:p>49.85N</text:p>
          </table:table-cell>
          <table:table-cell office:value-type="string">
            <text:p>124.53W</text:p>
          </table:table-cell>
        </table:table-row>
        <table:table-row table:style-name="ro2">
          <table:table-cell office:value-type="string">
            <text:p>s0000146</text:p>
          </table:table-cell>
          <table:table-cell office:value-type="string">
            <text:p>Prince George</text:p>
          </table:table-cell>
          <table:table-cell office:value-type="string">
            <text:p>BC</text:p>
          </table:table-cell>
          <table:table-cell office:value-type="string">
            <text:p>53.92N</text:p>
          </table:table-cell>
          <table:table-cell office:value-type="string">
            <text:p>122.75W</text:p>
          </table:table-cell>
        </table:table-row>
        <table:table-row table:style-name="ro2">
          <table:table-cell office:value-type="string">
            <text:p>s0000633</text:p>
          </table:table-cell>
          <table:table-cell office:value-type="string">
            <text:p>Prince Rupert</text:p>
          </table:table-cell>
          <table:table-cell office:value-type="string">
            <text:p>BC</text:p>
          </table:table-cell>
          <table:table-cell office:value-type="string">
            <text:p>54.32N</text:p>
          </table:table-cell>
          <table:table-cell office:value-type="string">
            <text:p>130.32W</text:p>
          </table:table-cell>
        </table:table-row>
        <table:table-row table:style-name="ro2">
          <table:table-cell office:value-type="string">
            <text:p>s0000291</text:p>
          </table:table-cell>
          <table:table-cell office:value-type="string">
            <text:p>Princeton</text:p>
          </table:table-cell>
          <table:table-cell office:value-type="string">
            <text:p>BC</text:p>
          </table:table-cell>
          <table:table-cell office:value-type="string">
            <text:p>49.46N</text:p>
          </table:table-cell>
          <table:table-cell office:value-type="string">
            <text:p>120.51W</text:p>
          </table:table-cell>
        </table:table-row>
        <table:table-row table:style-name="ro1">
          <table:table-cell office:value-type="string">
            <text:p>s0000292</text:p>
          </table:table-cell>
          <table:table-cell office:value-type="string">
            <text:p>Puntzi Mountain</text:p>
          </table:table-cell>
          <table:table-cell office:value-type="string">
            <text:p>BC</text:p>
          </table:table-cell>
          <table:table-cell office:value-type="string">
            <text:p>52.17N</text:p>
          </table:table-cell>
          <table:table-cell office:value-type="string">
            <text:p>124.20W</text:p>
          </table:table-cell>
        </table:table-row>
        <table:table-row table:style-name="ro2">
          <table:table-cell office:value-type="string">
            <text:p>s0000671</text:p>
          </table:table-cell>
          <table:table-cell office:value-type="string">
            <text:p>Quesnel</text:p>
          </table:table-cell>
          <table:table-cell office:value-type="string">
            <text:p>BC</text:p>
          </table:table-cell>
          <table:table-cell office:value-type="string">
            <text:p>53.00N</text:p>
          </table:table-cell>
          <table:table-cell office:value-type="string">
            <text:p>122.50W</text:p>
          </table:table-cell>
        </table:table-row>
        <table:table-row table:style-name="ro2">
          <table:table-cell office:value-type="string">
            <text:p>s0000679</text:p>
          </table:table-cell>
          <table:table-cell office:value-type="string">
            <text:p>Revelstoke</text:p>
          </table:table-cell>
          <table:table-cell office:value-type="string">
            <text:p>BC</text:p>
          </table:table-cell>
          <table:table-cell office:value-type="string">
            <text:p>50.98N</text:p>
          </table:table-cell>
          <table:table-cell office:value-type="string">
            <text:p>118.20W</text:p>
          </table:table-cell>
        </table:table-row>
        <table:table-row table:style-name="ro2">
          <table:table-cell office:value-type="string">
            <text:p>s0000396</text:p>
          </table:table-cell>
          <table:table-cell office:value-type="string">
            <text:p>Rock Creek</text:p>
          </table:table-cell>
          <table:table-cell office:value-type="string">
            <text:p>BC</text:p>
          </table:table-cell>
          <table:table-cell office:value-type="string">
            <text:p>49.05N</text:p>
          </table:table-cell>
          <table:table-cell office:value-type="string">
            <text:p>119.00W</text:p>
          </table:table-cell>
        </table:table-row>
        <table:table-row table:style-name="ro2">
          <table:table-cell office:value-type="string">
            <text:p>s0000324</text:p>
          </table:table-cell>
          <table:table-cell office:value-type="string">
            <text:p>Salmon Arm</text:p>
          </table:table-cell>
          <table:table-cell office:value-type="string">
            <text:p>BC</text:p>
          </table:table-cell>
          <table:table-cell office:value-type="string">
            <text:p>50.70N</text:p>
          </table:table-cell>
          <table:table-cell office:value-type="string">
            <text:p>119.27W</text:p>
          </table:table-cell>
        </table:table-row>
        <table:table-row table:style-name="ro2">
          <table:table-cell office:value-type="string">
            <text:p>s0000795</text:p>
          </table:table-cell>
          <table:table-cell office:value-type="string">
            <text:p>Sandspit</text:p>
          </table:table-cell>
          <table:table-cell office:value-type="string">
            <text:p>BC</text:p>
          </table:table-cell>
          <table:table-cell office:value-type="string">
            <text:p>53.25N</text:p>
          </table:table-cell>
          <table:table-cell office:value-type="string">
            <text:p>131.82W</text:p>
          </table:table-cell>
        </table:table-row>
        <table:table-row table:style-name="ro2">
          <table:table-cell office:value-type="string">
            <text:p>s0000317</text:p>
          </table:table-cell>
          <table:table-cell office:value-type="string">
            <text:p>Sechelt</text:p>
          </table:table-cell>
          <table:table-cell office:value-type="string">
            <text:p>BC</text:p>
          </table:table-cell>
          <table:table-cell office:value-type="string">
            <text:p>49.47N</text:p>
          </table:table-cell>
          <table:table-cell office:value-type="string">
            <text:p>123.77W</text:p>
          </table:table-cell>
        </table:table-row>
        <table:table-row table:style-name="ro2">
          <table:table-cell office:value-type="string">
            <text:p>s0000770</text:p>
          </table:table-cell>
          <table:table-cell office:value-type="string">
            <text:p>Smithers</text:p>
          </table:table-cell>
          <table:table-cell office:value-type="string">
            <text:p>BC</text:p>
          </table:table-cell>
          <table:table-cell office:value-type="string">
            <text:p>54.78N</text:p>
          </table:table-cell>
          <table:table-cell office:value-type="string">
            <text:p>127.17W</text:p>
          </table:table-cell>
        </table:table-row>
        <table:table-row table:style-name="ro2">
          <table:table-cell office:value-type="string">
            <text:p>s0000175</text:p>
          </table:table-cell>
          <table:table-cell office:value-type="string">
            <text:p>Sparwood</text:p>
          </table:table-cell>
          <table:table-cell office:value-type="string">
            <text:p>BC</text:p>
          </table:table-cell>
          <table:table-cell office:value-type="string">
            <text:p>49.72N</text:p>
          </table:table-cell>
          <table:table-cell office:value-type="string">
            <text:p>114.90W</text:p>
          </table:table-cell>
        </table:table-row>
        <table:table-row table:style-name="ro2">
          <table:table-cell office:value-type="string">
            <text:p>s0000323</text:p>
          </table:table-cell>
          <table:table-cell office:value-type="string">
            <text:p>Squamish</text:p>
          </table:table-cell>
          <table:table-cell office:value-type="string">
            <text:p>BC</text:p>
          </table:table-cell>
          <table:table-cell office:value-type="string">
            <text:p>49.75N</text:p>
          </table:table-cell>
          <table:table-cell office:value-type="string">
            <text:p>123.13W</text:p>
          </table:table-cell>
        </table:table-row>
        <table:table-row table:style-name="ro2">
          <table:table-cell office:value-type="string">
            <text:p>s0000828</text:p>
          </table:table-cell>
          <table:table-cell office:value-type="string">
            <text:p>Stewart</text:p>
          </table:table-cell>
          <table:table-cell office:value-type="string">
            <text:p>BC</text:p>
          </table:table-cell>
          <table:table-cell office:value-type="string">
            <text:p>55.93N</text:p>
          </table:table-cell>
          <table:table-cell office:value-type="string">
            <text:p>129.98W</text:p>
          </table:table-cell>
        </table:table-row>
        <table:table-row table:style-name="ro2">
          <table:table-cell office:value-type="string">
            <text:p>s0000351</text:p>
          </table:table-cell>
          <table:table-cell office:value-type="string">
            <text:p>Summerland</text:p>
          </table:table-cell>
          <table:table-cell office:value-type="string">
            <text:p>BC</text:p>
          </table:table-cell>
          <table:table-cell office:value-type="string">
            <text:p>49.60N</text:p>
          </table:table-cell>
          <table:table-cell office:value-type="string">
            <text:p>119.67W</text:p>
          </table:table-cell>
        </table:table-row>
        <table:table-row table:style-name="ro1">
          <table:table-cell office:value-type="string">
            <text:p>s0000465</text:p>
          </table:table-cell>
          <table:table-cell office:value-type="string">
            <text:p>Tatlayoko Lake</text:p>
          </table:table-cell>
          <table:table-cell office:value-type="string">
            <text:p>BC</text:p>
          </table:table-cell>
          <table:table-cell office:value-type="string">
            <text:p>51.72N</text:p>
          </table:table-cell>
          <table:table-cell office:value-type="string">
            <text:p>124.43W</text:p>
          </table:table-cell>
        </table:table-row>
        <table:table-row table:style-name="ro2">
          <table:table-cell office:value-type="string">
            <text:p>s0000757</text:p>
          </table:table-cell>
          <table:table-cell office:value-type="string">
            <text:p>Terrace</text:p>
          </table:table-cell>
          <table:table-cell office:value-type="string">
            <text:p>BC</text:p>
          </table:table-cell>
          <table:table-cell office:value-type="string">
            <text:p>54.52N</text:p>
          </table:table-cell>
          <table:table-cell office:value-type="string">
            <text:p>128.60W</text:p>
          </table:table-cell>
        </table:table-row>
        <table:table-row table:style-name="ro3">
          <table:table-cell office:value-type="string">
            <text:p>s0000341</text:p>
          </table:table-cell>
          <table:table-cell office:value-type="string">
            <text:p>Tetsa River (Provincial Park)</text:p>
          </table:table-cell>
          <table:table-cell office:value-type="string">
            <text:p>BC</text:p>
          </table:table-cell>
          <table:table-cell office:value-type="string">
            <text:p>58.65N</text:p>
          </table:table-cell>
          <table:table-cell office:value-type="string">
            <text:p>123.95W</text:p>
          </table:table-cell>
        </table:table-row>
        <table:table-row table:style-name="ro2">
          <table:table-cell office:value-type="string">
            <text:p>s0000481</text:p>
          </table:table-cell>
          <table:table-cell office:value-type="string">
            <text:p>Tofino</text:p>
          </table:table-cell>
          <table:table-cell office:value-type="string">
            <text:p>BC</text:p>
          </table:table-cell>
          <table:table-cell office:value-type="string">
            <text:p>49.12N</text:p>
          </table:table-cell>
          <table:table-cell office:value-type="string">
            <text:p>125.88W</text:p>
          </table:table-cell>
        </table:table-row>
        <table:table-row table:style-name="ro2">
          <table:table-cell office:value-type="string">
            <text:p>s0000471</text:p>
          </table:table-cell>
          <table:table-cell office:value-type="string">
            <text:p>Trail</text:p>
          </table:table-cell>
          <table:table-cell office:value-type="string">
            <text:p>BC</text:p>
          </table:table-cell>
          <table:table-cell office:value-type="string">
            <text:p>49.10N</text:p>
          </table:table-cell>
          <table:table-cell office:value-type="string">
            <text:p>117.70W</text:p>
          </table:table-cell>
        </table:table-row>
        <table:table-row table:style-name="ro2">
          <table:table-cell office:value-type="string">
            <text:p>s0000482</text:p>
          </table:table-cell>
          <table:table-cell office:value-type="string">
            <text:p>Ucluelet</text:p>
          </table:table-cell>
          <table:table-cell office:value-type="string">
            <text:p>BC</text:p>
          </table:table-cell>
          <table:table-cell office:value-type="string">
            <text:p>48.94N</text:p>
          </table:table-cell>
          <table:table-cell office:value-type="string">
            <text:p>125.55W</text:p>
          </table:table-cell>
        </table:table-row>
        <table:table-row table:style-name="ro2">
          <table:table-cell office:value-type="string">
            <text:p>s0000003</text:p>
          </table:table-cell>
          <table:table-cell office:value-type="string">
            <text:p>Valemount</text:p>
          </table:table-cell>
          <table:table-cell office:value-type="string">
            <text:p>BC</text:p>
          </table:table-cell>
          <table:table-cell office:value-type="string">
            <text:p>52.83N</text:p>
          </table:table-cell>
          <table:table-cell office:value-type="string">
            <text:p>119.25W</text:p>
          </table:table-cell>
        </table:table-row>
        <table:table-row table:style-name="ro2">
          <table:table-cell office:value-type="string">
            <text:p>s0000141</text:p>
          </table:table-cell>
          <table:table-cell office:value-type="string">
            <text:p>Vancouver</text:p>
          </table:table-cell>
          <table:table-cell office:value-type="string">
            <text:p>BC</text:p>
          </table:table-cell>
          <table:table-cell office:value-type="string">
            <text:p>49.25N</text:p>
          </table:table-cell>
          <table:table-cell office:value-type="string">
            <text:p>123.12W</text:p>
          </table:table-cell>
        </table:table-row>
        <table:table-row table:style-name="ro2">
          <table:table-cell office:value-type="string">
            <text:p>s0000754</text:p>
          </table:table-cell>
          <table:table-cell office:value-type="string">
            <text:p>Vanderhoof</text:p>
          </table:table-cell>
          <table:table-cell office:value-type="string">
            <text:p>BC</text:p>
          </table:table-cell>
          <table:table-cell office:value-type="string">
            <text:p>54.02N</text:p>
          </table:table-cell>
          <table:table-cell office:value-type="string">
            <text:p>124.02W</text:p>
          </table:table-cell>
        </table:table-row>
        <table:table-row table:style-name="ro2">
          <table:table-cell office:value-type="string">
            <text:p>s0000216</text:p>
          </table:table-cell>
          <table:table-cell office:value-type="string">
            <text:p>Vernon</text:p>
          </table:table-cell>
          <table:table-cell office:value-type="string">
            <text:p>BC</text:p>
          </table:table-cell>
          <table:table-cell office:value-type="string">
            <text:p>50.26N</text:p>
          </table:table-cell>
          <table:table-cell office:value-type="string">
            <text:p>119.27W</text:p>
          </table:table-cell>
        </table:table-row>
        <table:table-row table:style-name="ro2">
          <table:table-cell office:value-type="string">
            <text:p>s0000775</text:p>
          </table:table-cell>
          <table:table-cell office:value-type="string">
            <text:p>Victoria</text:p>
          </table:table-cell>
          <table:table-cell office:value-type="string">
            <text:p>BC</text:p>
          </table:table-cell>
          <table:table-cell office:value-type="string">
            <text:p>48.43N</text:p>
          </table:table-cell>
          <table:table-cell office:value-type="string">
            <text:p>123.37W</text:p>
          </table:table-cell>
        </table:table-row>
        <table:table-row table:style-name="ro1">
          <table:table-cell office:value-type="string">
            <text:p>s0000792</text:p>
          </table:table-cell>
          <table:table-cell office:value-type="string">
            <text:p>Victoria (Hartland)</text:p>
          </table:table-cell>
          <table:table-cell office:value-type="string">
            <text:p>BC</text:p>
          </table:table-cell>
          <table:table-cell office:value-type="string">
            <text:p>48.52N</text:p>
          </table:table-cell>
          <table:table-cell office:value-type="string">
            <text:p>123.43W</text:p>
          </table:table-cell>
        </table:table-row>
        <table:table-row table:style-name="ro3">
          <table:table-cell office:value-type="string">
            <text:p>s0000390</text:p>
          </table:table-cell>
          <table:table-cell office:value-type="string">
            <text:p>Victoria (University of)</text:p>
          </table:table-cell>
          <table:table-cell office:value-type="string">
            <text:p>BC</text:p>
          </table:table-cell>
          <table:table-cell office:value-type="string">
            <text:p>48.43N</text:p>
          </table:table-cell>
          <table:table-cell office:value-type="string">
            <text:p>123.37W</text:p>
          </table:table-cell>
        </table:table-row>
        <table:table-row table:style-name="ro1">
          <table:table-cell office:value-type="string">
            <text:p>s0000735</text:p>
          </table:table-cell>
          <table:table-cell office:value-type="string">
            <text:p>Victoria Harbour</text:p>
          </table:table-cell>
          <table:table-cell office:value-type="string">
            <text:p>BC</text:p>
          </table:table-cell>
          <table:table-cell office:value-type="string">
            <text:p>48.42N</text:p>
          </table:table-cell>
          <table:table-cell office:value-type="string">
            <text:p>123.39W</text:p>
          </table:table-cell>
        </table:table-row>
        <table:table-row table:style-name="ro2">
          <table:table-cell office:value-type="string">
            <text:p>s0000078</text:p>
          </table:table-cell>
          <table:table-cell office:value-type="string">
            <text:p>Whistler</text:p>
          </table:table-cell>
          <table:table-cell office:value-type="string">
            <text:p>BC</text:p>
          </table:table-cell>
          <table:table-cell office:value-type="string">
            <text:p>50.12N</text:p>
          </table:table-cell>
          <table:table-cell office:value-type="string">
            <text:p>122.97W</text:p>
          </table:table-cell>
        </table:table-row>
        <table:table-row table:style-name="ro2">
          <table:table-cell office:value-type="string">
            <text:p>s0000373</text:p>
          </table:table-cell>
          <table:table-cell office:value-type="string">
            <text:p>White Rock</text:p>
          </table:table-cell>
          <table:table-cell office:value-type="string">
            <text:p>BC</text:p>
          </table:table-cell>
          <table:table-cell office:value-type="string">
            <text:p>49.02N</text:p>
          </table:table-cell>
          <table:table-cell office:value-type="string">
            <text:p>122.80W</text:p>
          </table:table-cell>
        </table:table-row>
        <table:table-row table:style-name="ro1">
          <table:table-cell office:value-type="string">
            <text:p>s0000739</text:p>
          </table:table-cell>
          <table:table-cell office:value-type="string">
            <text:p>Williams Lake</text:p>
          </table:table-cell>
          <table:table-cell office:value-type="string">
            <text:p>BC</text:p>
          </table:table-cell>
          <table:table-cell office:value-type="string">
            <text:p>52.14N</text:p>
          </table:table-cell>
          <table:table-cell office:value-type="string">
            <text:p>122.14W</text:p>
          </table:table-cell>
        </table:table-row>
        <table:table-row table:style-name="ro3">
          <table:table-cell office:value-type="string">
            <text:p>s0000392</text:p>
          </table:table-cell>
          <table:table-cell office:value-type="string">
            <text:p>Yoho (National Park)</text:p>
          </table:table-cell>
          <table:table-cell office:value-type="string">
            <text:p>BC</text:p>
          </table:table-cell>
          <table:table-cell office:value-type="string">
            <text:p>51.50N</text:p>
          </table:table-cell>
          <table:table-cell office:value-type="string">
            <text:p>116.50W</text:p>
          </table:table-cell>
        </table:table-row>
        <table:table-row table:style-name="ro4">
          <table:table-cell office:value-type="string">
            <text:p>s0000846</text:p>
          </table:table-cell>
          <table:table-cell office:value-type="string">
            <text:p>Coquihalla Highway - Hope to Merritt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4">
          <table:table-cell office:value-type="string">
            <text:p>s0000847</text:p>
          </table:table-cell>
          <table:table-cell office:value-type="string">
            <text:p>Coquihalla Highway - Merritt to Kamloops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3">
          <table:table-cell office:value-type="string">
            <text:p>s0000848</text:p>
          </table:table-cell>
          <table:table-cell office:value-type="string">
            <text:p>Highway 16 - Smithers to Terrace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4">
          <table:table-cell office:value-type="string">
            <text:p>s0000849</text:p>
          </table:table-cell>
          <table:table-cell office:value-type="string">
            <text:p>Highway 3 - Hope to Princeton via Allison Pass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5">
          <table:table-cell office:value-type="string">
            <text:p>s0000850</text:p>
          </table:table-cell>
          <table:table-cell office:value-type="string">
            <text:p>Highway 3 - Paulson Summit to Kootenay Pass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6">
          <table:table-cell office:value-type="string">
            <text:p>s0000851</text:p>
          </table:table-cell>
          <table:table-cell office:value-type="string">
            <text:p>Highway 97 - Clinton to 100 Mile House via Begbie Summit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1">
          <table:table-cell office:value-type="string">
            <text:p>s0000852</text:p>
          </table:table-cell>
          <table:table-cell office:value-type="string">
            <text:p>Highway 97 - Pine Pass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4">
          <table:table-cell office:value-type="string">
            <text:p>s0000853</text:p>
          </table:table-cell>
          <table:table-cell office:value-type="string">
            <text:p>Okanagan Connector - Merritt to Kelowma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3">
          <table:table-cell office:value-type="string">
            <text:p>s0000854</text:p>
          </table:table-cell>
          <table:table-cell office:value-type="string">
            <text:p>Sea to Sky - Squamish to Whistler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5">
          <table:table-cell office:value-type="string">
            <text:p>s0000855</text:p>
          </table:table-cell>
          <table:table-cell office:value-type="string">
            <text:p>Sea to Sky - West Vancouver Upper Levels to Squamish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4">
          <table:table-cell office:value-type="string">
            <text:p>s0000856</text:p>
          </table:table-cell>
          <table:table-cell office:value-type="string">
            <text:p>Trans Canada Highway - Eagle Pass to Rogers Pass</text:p>
          </table:table-cell>
          <table:table-cell office:value-type="string">
            <text:p>HEF</text:p>
          </table:table-cell>
          <table:table-cell table:style-name="ce3" table:number-columns-repeated="2"/>
        </table:table-row>
        <table:table-row table:style-name="ro2">
          <table:table-cell office:value-type="string">
            <text:p>s0000171</text:p>
          </table:table-cell>
          <table:table-cell office:value-type="string">
            <text:p>Altona</text:p>
          </table:table-cell>
          <table:table-cell office:value-type="string">
            <text:p>MB</text:p>
          </table:table-cell>
          <table:table-cell office:value-type="string">
            <text:p>49.10N</text:p>
          </table:table-cell>
          <table:table-cell office:value-type="string">
            <text:p>97.56W</text:p>
          </table:table-cell>
        </table:table-row>
        <table:table-row table:style-name="ro2">
          <table:table-cell office:value-type="string">
            <text:p>s0000533</text:p>
          </table:table-cell>
          <table:table-cell office:value-type="string">
            <text:p>Arnes</text:p>
          </table:table-cell>
          <table:table-cell office:value-type="string">
            <text:p>MB</text:p>
          </table:table-cell>
          <table:table-cell office:value-type="string">
            <text:p>50.80N</text:p>
          </table:table-cell>
          <table:table-cell office:value-type="string">
            <text:p>96.99W</text:p>
          </table:table-cell>
        </table:table-row>
        <table:table-row table:style-name="ro1">
          <table:table-cell office:value-type="string">
            <text:p>s0000091</text:p>
          </table:table-cell>
          <table:table-cell office:value-type="string">
            <text:p>Bachelors Island</text:p>
          </table:table-cell>
          <table:table-cell office:value-type="string">
            <text:p>MB</text:p>
          </table:table-cell>
          <table:table-cell office:value-type="string">
            <text:p>51.75N</text:p>
          </table:table-cell>
          <table:table-cell office:value-type="string">
            <text:p>99.90W</text:p>
          </table:table-cell>
        </table:table-row>
        <table:table-row table:style-name="ro2">
          <table:table-cell office:value-type="string">
            <text:p>s0000102</text:p>
          </table:table-cell>
          <table:table-cell office:value-type="string">
            <text:p>Berens River</text:p>
          </table:table-cell>
          <table:table-cell office:value-type="string">
            <text:p>MB</text:p>
          </table:table-cell>
          <table:table-cell office:value-type="string">
            <text:p>52.37N</text:p>
          </table:table-cell>
          <table:table-cell office:value-type="string">
            <text:p>97.03W</text:p>
          </table:table-cell>
        </table:table-row>
        <table:table-row table:style-name="ro2">
          <table:table-cell office:value-type="string">
            <text:p>s0000012</text:p>
          </table:table-cell>
          <table:table-cell office:value-type="string">
            <text:p>Bissett</text:p>
          </table:table-cell>
          <table:table-cell office:value-type="string">
            <text:p>MB</text:p>
          </table:table-cell>
          <table:table-cell office:value-type="string">
            <text:p>51.03N</text:p>
          </table:table-cell>
          <table:table-cell office:value-type="string">
            <text:p>95.68W</text:p>
          </table:table-cell>
        </table:table-row>
        <table:table-row table:style-name="ro2">
          <table:table-cell office:value-type="string">
            <text:p>s0000101</text:p>
          </table:table-cell>
          <table:table-cell office:value-type="string">
            <text:p>Bloodvein</text:p>
          </table:table-cell>
          <table:table-cell office:value-type="string">
            <text:p>MB</text:p>
          </table:table-cell>
          <table:table-cell office:value-type="string">
            <text:p>51.79N</text:p>
          </table:table-cell>
          <table:table-cell office:value-type="string">
            <text:p>96.71W</text:p>
          </table:table-cell>
        </table:table-row>
        <table:table-row table:style-name="ro2">
          <table:table-cell office:value-type="string">
            <text:p>s0000492</text:p>
          </table:table-cell>
          <table:table-cell office:value-type="string">
            <text:p>Brandon</text:p>
          </table:table-cell>
          <table:table-cell office:value-type="string">
            <text:p>MB</text:p>
          </table:table-cell>
          <table:table-cell office:value-type="string">
            <text:p>49.85N</text:p>
          </table:table-cell>
          <table:table-cell office:value-type="string">
            <text:p>99.95W</text:p>
          </table:table-cell>
        </table:table-row>
        <table:table-row table:style-name="ro2">
          <table:table-cell office:value-type="string">
            <text:p>s0000778</text:p>
          </table:table-cell>
          <table:table-cell office:value-type="string">
            <text:p>Brochet</text:p>
          </table:table-cell>
          <table:table-cell office:value-type="string">
            <text:p>MB</text:p>
          </table:table-cell>
          <table:table-cell office:value-type="string">
            <text:p>57.88N</text:p>
          </table:table-cell>
          <table:table-cell office:value-type="string">
            <text:p>101.67W</text:p>
          </table:table-cell>
        </table:table-row>
        <table:table-row table:style-name="ro2">
          <table:table-cell office:value-type="string">
            <text:p>s0000401</text:p>
          </table:table-cell>
          <table:table-cell office:value-type="string">
            <text:p>Carberry</text:p>
          </table:table-cell>
          <table:table-cell office:value-type="string">
            <text:p>MB</text:p>
          </table:table-cell>
          <table:table-cell office:value-type="string">
            <text:p>49.87N</text:p>
          </table:table-cell>
          <table:table-cell office:value-type="string">
            <text:p>99.36W</text:p>
          </table:table-cell>
        </table:table-row>
        <table:table-row table:style-name="ro2">
          <table:table-cell office:value-type="string">
            <text:p>s0000257</text:p>
          </table:table-cell>
          <table:table-cell office:value-type="string">
            <text:p>Carman</text:p>
          </table:table-cell>
          <table:table-cell office:value-type="string">
            <text:p>MB</text:p>
          </table:table-cell>
          <table:table-cell office:value-type="string">
            <text:p>49.50N</text:p>
          </table:table-cell>
          <table:table-cell office:value-type="string">
            <text:p>98.00W</text:p>
          </table:table-cell>
        </table:table-row>
        <table:table-row table:style-name="ro2">
          <table:table-cell office:value-type="string">
            <text:p>s0000779</text:p>
          </table:table-cell>
          <table:table-cell office:value-type="string">
            <text:p>Churchill</text:p>
          </table:table-cell>
          <table:table-cell office:value-type="string">
            <text:p>MB</text:p>
          </table:table-cell>
          <table:table-cell office:value-type="string">
            <text:p>58.73N</text:p>
          </table:table-cell>
          <table:table-cell office:value-type="string">
            <text:p>94.12W</text:p>
          </table:table-cell>
        </table:table-row>
        <table:table-row table:style-name="ro2">
          <table:table-cell office:value-type="string">
            <text:p>s0000508</text:p>
          </table:table-cell>
          <table:table-cell office:value-type="string">
            <text:p>Dauphin</text:p>
          </table:table-cell>
          <table:table-cell office:value-type="string">
            <text:p>MB</text:p>
          </table:table-cell>
          <table:table-cell office:value-type="string">
            <text:p>51.15N</text:p>
          </table:table-cell>
          <table:table-cell office:value-type="string">
            <text:p>100.05W</text:p>
          </table:table-cell>
        </table:table-row>
        <table:table-row table:style-name="ro2">
          <table:table-cell office:value-type="string">
            <text:p>s0000256</text:p>
          </table:table-cell>
          <table:table-cell office:value-type="string">
            <text:p>Deerwood</text:p>
          </table:table-cell>
          <table:table-cell office:value-type="string">
            <text:p>MB</text:p>
          </table:table-cell>
          <table:table-cell office:value-type="string">
            <text:p>49.40N</text:p>
          </table:table-cell>
          <table:table-cell office:value-type="string">
            <text:p>98.39W</text:p>
          </table:table-cell>
        </table:table-row>
        <table:table-row table:style-name="ro2">
          <table:table-cell office:value-type="string">
            <text:p>s0000831</text:p>
          </table:table-cell>
          <table:table-cell office:value-type="string">
            <text:p>Delta</text:p>
          </table:table-cell>
          <table:table-cell office:value-type="string">
            <text:p>MB</text:p>
          </table:table-cell>
          <table:table-cell office:value-type="string">
            <text:p>50.19N</text:p>
          </table:table-cell>
          <table:table-cell office:value-type="string">
            <text:p>98.32W</text:p>
          </table:table-cell>
        </table:table-row>
        <table:table-row table:style-name="ro1">
          <table:table-cell office:value-type="string">
            <text:p>s0000152</text:p>
          </table:table-cell>
          <table:table-cell office:value-type="string">
            <text:p>Dominion City</text:p>
          </table:table-cell>
          <table:table-cell office:value-type="string">
            <text:p>MB</text:p>
          </table:table-cell>
          <table:table-cell office:value-type="string">
            <text:p>49.14N</text:p>
          </table:table-cell>
          <table:table-cell office:value-type="string">
            <text:p>97.16W</text:p>
          </table:table-cell>
        </table:table-row>
        <table:table-row table:style-name="ro2">
          <table:table-cell office:value-type="string">
            <text:p>s0000153</text:p>
          </table:table-cell>
          <table:table-cell office:value-type="string">
            <text:p>Emerson</text:p>
          </table:table-cell>
          <table:table-cell office:value-type="string">
            <text:p>MB</text:p>
          </table:table-cell>
          <table:table-cell office:value-type="string">
            <text:p>49.01N</text:p>
          </table:table-cell>
          <table:table-cell office:value-type="string">
            <text:p>97.21W</text:p>
          </table:table-cell>
        </table:table-row>
        <table:table-row table:style-name="ro2">
          <table:table-cell office:value-type="string">
            <text:p>s0000339</text:p>
          </table:table-cell>
          <table:table-cell office:value-type="string">
            <text:p>Fisher Branch</text:p>
          </table:table-cell>
          <table:table-cell office:value-type="string">
            <text:p>MB</text:p>
          </table:table-cell>
          <table:table-cell office:value-type="string">
            <text:p>51.08N</text:p>
          </table:table-cell>
          <table:table-cell office:value-type="string">
            <text:p>97.62W</text:p>
          </table:table-cell>
        </table:table-row>
        <table:table-row table:style-name="ro2">
          <table:table-cell office:value-type="string">
            <text:p>s0000015</text:p>
          </table:table-cell>
          <table:table-cell office:value-type="string">
            <text:p>Flin Flon</text:p>
          </table:table-cell>
          <table:table-cell office:value-type="string">
            <text:p>MB</text:p>
          </table:table-cell>
          <table:table-cell office:value-type="string">
            <text:p>54.77N</text:p>
          </table:table-cell>
          <table:table-cell office:value-type="string">
            <text:p>101.86W</text:p>
          </table:table-cell>
        </table:table-row>
        <table:table-row table:style-name="ro2">
          <table:table-cell office:value-type="string">
            <text:p>s0000543</text:p>
          </table:table-cell>
          <table:table-cell office:value-type="string">
            <text:p>Gillam</text:p>
          </table:table-cell>
          <table:table-cell office:value-type="string">
            <text:p>MB</text:p>
          </table:table-cell>
          <table:table-cell office:value-type="string">
            <text:p>56.35N</text:p>
          </table:table-cell>
          <table:table-cell office:value-type="string">
            <text:p>94.71W</text:p>
          </table:table-cell>
        </table:table-row>
        <table:table-row table:style-name="ro2">
          <table:table-cell office:value-type="string">
            <text:p>s0000534</text:p>
          </table:table-cell>
          <table:table-cell office:value-type="string">
            <text:p>Gimli</text:p>
          </table:table-cell>
          <table:table-cell office:value-type="string">
            <text:p>MB</text:p>
          </table:table-cell>
          <table:table-cell office:value-type="string">
            <text:p>50.63N</text:p>
          </table:table-cell>
          <table:table-cell office:value-type="string">
            <text:p>96.99W</text:p>
          </table:table-cell>
        </table:table-row>
        <table:table-row table:style-name="ro2">
          <table:table-cell office:value-type="string">
            <text:p>s0000566</text:p>
          </table:table-cell>
          <table:table-cell office:value-type="string">
            <text:p>Gods Lake</text:p>
          </table:table-cell>
          <table:table-cell office:value-type="string">
            <text:p>MB</text:p>
          </table:table-cell>
          <table:table-cell office:value-type="string">
            <text:p>54.67N</text:p>
          </table:table-cell>
          <table:table-cell office:value-type="string">
            <text:p>94.25W</text:p>
          </table:table-cell>
        </table:table-row>
        <table:table-row table:style-name="ro2">
          <table:table-cell office:value-type="string">
            <text:p>s0000191</text:p>
          </table:table-cell>
          <table:table-cell office:value-type="string">
            <text:p>Grand Beach</text:p>
          </table:table-cell>
          <table:table-cell office:value-type="string">
            <text:p>MB</text:p>
          </table:table-cell>
          <table:table-cell office:value-type="string">
            <text:p>50.55N</text:p>
          </table:table-cell>
          <table:table-cell office:value-type="string">
            <text:p>96.63W</text:p>
          </table:table-cell>
        </table:table-row>
        <table:table-row table:style-name="ro2">
          <table:table-cell office:value-type="string">
            <text:p>s0000207</text:p>
          </table:table-cell>
          <table:table-cell office:value-type="string">
            <text:p>Grand Rapids</text:p>
          </table:table-cell>
          <table:table-cell office:value-type="string">
            <text:p>MB</text:p>
          </table:table-cell>
          <table:table-cell office:value-type="string">
            <text:p>53.18N</text:p>
          </table:table-cell>
          <table:table-cell office:value-type="string">
            <text:p>99.26W</text:p>
          </table:table-cell>
        </table:table-row>
        <table:table-row table:style-name="ro2">
          <table:table-cell office:value-type="string">
            <text:p>s0000172</text:p>
          </table:table-cell>
          <table:table-cell office:value-type="string">
            <text:p>Gretna</text:p>
          </table:table-cell>
          <table:table-cell office:value-type="string">
            <text:p>MB</text:p>
          </table:table-cell>
          <table:table-cell office:value-type="string">
            <text:p>49.01N</text:p>
          </table:table-cell>
          <table:table-cell office:value-type="string">
            <text:p>97.56W</text:p>
          </table:table-cell>
        </table:table-row>
        <table:table-row table:style-name="ro2">
          <table:table-cell office:value-type="string">
            <text:p>s0000178</text:p>
          </table:table-cell>
          <table:table-cell office:value-type="string">
            <text:p>Hunters Point</text:p>
          </table:table-cell>
          <table:table-cell office:value-type="string">
            <text:p>MB</text:p>
          </table:table-cell>
          <table:table-cell office:value-type="string">
            <text:p>53.03N</text:p>
          </table:table-cell>
          <table:table-cell office:value-type="string">
            <text:p>100.94W</text:p>
          </table:table-cell>
        </table:table-row>
        <table:table-row table:style-name="ro2">
          <table:table-cell office:value-type="string">
            <text:p>s0000565</text:p>
          </table:table-cell>
          <table:table-cell office:value-type="string">
            <text:p>Island Lake</text:p>
          </table:table-cell>
          <table:table-cell office:value-type="string">
            <text:p>MB</text:p>
          </table:table-cell>
          <table:table-cell office:value-type="string">
            <text:p>53.86N</text:p>
          </table:table-cell>
          <table:table-cell office:value-type="string">
            <text:p>94.67W</text:p>
          </table:table-cell>
        </table:table-row>
        <table:table-row table:style-name="ro2">
          <table:table-cell office:value-type="string">
            <text:p>s0000776</text:p>
          </table:table-cell>
          <table:table-cell office:value-type="string">
            <text:p>Leaf Rapids</text:p>
          </table:table-cell>
          <table:table-cell office:value-type="string">
            <text:p>MB</text:p>
          </table:table-cell>
          <table:table-cell office:value-type="string">
            <text:p>56.47N</text:p>
          </table:table-cell>
          <table:table-cell office:value-type="string">
            <text:p>99.75W</text:p>
          </table:table-cell>
        </table:table-row>
        <table:table-row table:style-name="ro1">
          <table:table-cell office:value-type="string">
            <text:p>s0000010</text:p>
          </table:table-cell>
          <table:table-cell office:value-type="string">
            <text:p>Little Grand Rapids</text:p>
          </table:table-cell>
          <table:table-cell office:value-type="string">
            <text:p>MB</text:p>
          </table:table-cell>
          <table:table-cell office:value-type="string">
            <text:p>52.04N</text:p>
          </table:table-cell>
          <table:table-cell office:value-type="string">
            <text:p>95.46W</text:p>
          </table:table-cell>
        </table:table-row>
        <table:table-row table:style-name="ro2">
          <table:table-cell office:value-type="string">
            <text:p>s0000777</text:p>
          </table:table-cell>
          <table:table-cell office:value-type="string">
            <text:p>Lynn Lake</text:p>
          </table:table-cell>
          <table:table-cell office:value-type="string">
            <text:p>MB</text:p>
          </table:table-cell>
          <table:table-cell office:value-type="string">
            <text:p>56.83N</text:p>
          </table:table-cell>
          <table:table-cell office:value-type="string">
            <text:p>101.08W</text:p>
          </table:table-cell>
        </table:table-row>
        <table:table-row table:style-name="ro2">
          <table:table-cell office:value-type="string">
            <text:p>s0000276</text:p>
          </table:table-cell>
          <table:table-cell office:value-type="string">
            <text:p>McCreary</text:p>
          </table:table-cell>
          <table:table-cell office:value-type="string">
            <text:p>MB</text:p>
          </table:table-cell>
          <table:table-cell office:value-type="string">
            <text:p>50.77N</text:p>
          </table:table-cell>
          <table:table-cell office:value-type="string">
            <text:p>99.49W</text:p>
          </table:table-cell>
        </table:table-row>
        <table:table-row table:style-name="ro2">
          <table:table-cell office:value-type="string">
            <text:p>s0000136</text:p>
          </table:table-cell>
          <table:table-cell office:value-type="string">
            <text:p>Melita</text:p>
          </table:table-cell>
          <table:table-cell office:value-type="string">
            <text:p>MB</text:p>
          </table:table-cell>
          <table:table-cell office:value-type="string">
            <text:p>49.27N</text:p>
          </table:table-cell>
          <table:table-cell office:value-type="string">
            <text:p>101.00W</text:p>
          </table:table-cell>
        </table:table-row>
        <table:table-row table:style-name="ro2">
          <table:table-cell office:value-type="string">
            <text:p>s0000490</text:p>
          </table:table-cell>
          <table:table-cell office:value-type="string">
            <text:p>Minnedosa</text:p>
          </table:table-cell>
          <table:table-cell office:value-type="string">
            <text:p>MB</text:p>
          </table:table-cell>
          <table:table-cell office:value-type="string">
            <text:p>50.25N</text:p>
          </table:table-cell>
          <table:table-cell office:value-type="string">
            <text:p>99.84W</text:p>
          </table:table-cell>
        </table:table-row>
        <table:table-row table:style-name="ro2">
          <table:table-cell office:value-type="string">
            <text:p>s0000444</text:p>
          </table:table-cell>
          <table:table-cell office:value-type="string">
            <text:p>Morden</text:p>
          </table:table-cell>
          <table:table-cell office:value-type="string">
            <text:p>MB</text:p>
          </table:table-cell>
          <table:table-cell office:value-type="string">
            <text:p>49.19N</text:p>
          </table:table-cell>
          <table:table-cell office:value-type="string">
            <text:p>98.10W</text:p>
          </table:table-cell>
        </table:table-row>
        <table:table-row table:style-name="ro2">
          <table:table-cell office:value-type="string">
            <text:p>s0000150</text:p>
          </table:table-cell>
          <table:table-cell office:value-type="string">
            <text:p>Morris</text:p>
          </table:table-cell>
          <table:table-cell office:value-type="string">
            <text:p>MB</text:p>
          </table:table-cell>
          <table:table-cell office:value-type="string">
            <text:p>49.36N</text:p>
          </table:table-cell>
          <table:table-cell office:value-type="string">
            <text:p>97.37W</text:p>
          </table:table-cell>
        </table:table-row>
        <table:table-row table:style-name="ro1">
          <table:table-cell office:value-type="string">
            <text:p>s0000616</text:p>
          </table:table-cell>
          <table:table-cell office:value-type="string">
            <text:p>Norway House</text:p>
          </table:table-cell>
          <table:table-cell office:value-type="string">
            <text:p>MB</text:p>
          </table:table-cell>
          <table:table-cell office:value-type="string">
            <text:p>53.99N</text:p>
          </table:table-cell>
          <table:table-cell office:value-type="string">
            <text:p>97.82W</text:p>
          </table:table-cell>
        </table:table-row>
        <table:table-row table:style-name="ro2">
          <table:table-cell office:value-type="string">
            <text:p>s0000273</text:p>
          </table:table-cell>
          <table:table-cell office:value-type="string">
            <text:p>Oak Point</text:p>
          </table:table-cell>
          <table:table-cell office:value-type="string">
            <text:p>MB</text:p>
          </table:table-cell>
          <table:table-cell office:value-type="string">
            <text:p>50.51N</text:p>
          </table:table-cell>
          <table:table-cell office:value-type="string">
            <text:p>98.03W</text:p>
          </table:table-cell>
        </table:table-row>
        <table:table-row table:style-name="ro2">
          <table:table-cell office:value-type="string">
            <text:p>s0000011</text:p>
          </table:table-cell>
          <table:table-cell office:value-type="string">
            <text:p>Oxford House</text:p>
          </table:table-cell>
          <table:table-cell office:value-type="string">
            <text:p>MB</text:p>
          </table:table-cell>
          <table:table-cell office:value-type="string">
            <text:p>54.95N</text:p>
          </table:table-cell>
          <table:table-cell office:value-type="string">
            <text:p>95.27W</text:p>
          </table:table-cell>
        </table:table-row>
        <table:table-row table:style-name="ro2">
          <table:table-cell office:value-type="string">
            <text:p>s0000289</text:p>
          </table:table-cell>
          <table:table-cell office:value-type="string">
            <text:p>Pilot Mound</text:p>
          </table:table-cell>
          <table:table-cell office:value-type="string">
            <text:p>MB</text:p>
          </table:table-cell>
          <table:table-cell office:value-type="string">
            <text:p>49.20N</text:p>
          </table:table-cell>
          <table:table-cell office:value-type="string">
            <text:p>98.89W</text:p>
          </table:table-cell>
        </table:table-row>
        <table:table-row table:style-name="ro2">
          <table:table-cell office:value-type="string">
            <text:p>s0000130</text:p>
          </table:table-cell>
          <table:table-cell office:value-type="string">
            <text:p>Pinawa</text:p>
          </table:table-cell>
          <table:table-cell office:value-type="string">
            <text:p>MB</text:p>
          </table:table-cell>
          <table:table-cell office:value-type="string">
            <text:p>50.15N</text:p>
          </table:table-cell>
          <table:table-cell office:value-type="string">
            <text:p>95.88W</text:p>
          </table:table-cell>
        </table:table-row>
        <table:table-row table:style-name="ro2">
          <table:table-cell office:value-type="string">
            <text:p>s0000189</text:p>
          </table:table-cell>
          <table:table-cell office:value-type="string">
            <text:p>Pine Falls</text:p>
          </table:table-cell>
          <table:table-cell office:value-type="string">
            <text:p>MB</text:p>
          </table:table-cell>
          <table:table-cell office:value-type="string">
            <text:p>50.57N</text:p>
          </table:table-cell>
          <table:table-cell office:value-type="string">
            <text:p>96.22W</text:p>
          </table:table-cell>
        </table:table-row>
        <table:table-row table:style-name="ro2">
          <table:table-cell office:value-type="string">
            <text:p>s0000378</text:p>
          </table:table-cell>
          <table:table-cell office:value-type="string">
            <text:p>Poplar River</text:p>
          </table:table-cell>
          <table:table-cell office:value-type="string">
            <text:p>MB</text:p>
          </table:table-cell>
          <table:table-cell office:value-type="string">
            <text:p>52.99N</text:p>
          </table:table-cell>
          <table:table-cell office:value-type="string">
            <text:p>97.28W</text:p>
          </table:table-cell>
        </table:table-row>
        <table:table-row table:style-name="ro1">
          <table:table-cell office:value-type="string">
            <text:p>s0000626</text:p>
          </table:table-cell>
          <table:table-cell office:value-type="string">
            <text:p>Portage la Prairie</text:p>
          </table:table-cell>
          <table:table-cell office:value-type="string">
            <text:p>MB</text:p>
          </table:table-cell>
          <table:table-cell office:value-type="string">
            <text:p>49.97N</text:p>
          </table:table-cell>
          <table:table-cell office:value-type="string">
            <text:p>98.29W</text:p>
          </table:table-cell>
        </table:table-row>
        <table:table-row table:style-name="ro2">
          <table:table-cell office:value-type="string">
            <text:p>s0000161</text:p>
          </table:table-cell>
          <table:table-cell office:value-type="string">
            <text:p>Pukatawagan</text:p>
          </table:table-cell>
          <table:table-cell office:value-type="string">
            <text:p>MB</text:p>
          </table:table-cell>
          <table:table-cell office:value-type="string">
            <text:p>55.74N</text:p>
          </table:table-cell>
          <table:table-cell office:value-type="string">
            <text:p>101.32W</text:p>
          </table:table-cell>
        </table:table-row>
        <table:table-row table:style-name="ro2">
          <table:table-cell office:value-type="string">
            <text:p>s0000734</text:p>
          </table:table-cell>
          <table:table-cell office:value-type="string">
            <text:p>Richer</text:p>
          </table:table-cell>
          <table:table-cell office:value-type="string">
            <text:p>MB</text:p>
          </table:table-cell>
          <table:table-cell office:value-type="string">
            <text:p>49.66N</text:p>
          </table:table-cell>
          <table:table-cell office:value-type="string">
            <text:p>96.46W</text:p>
          </table:table-cell>
        </table:table-row>
        <table:table-row table:style-name="ro2">
          <table:table-cell office:value-type="string">
            <text:p>s0000380</text:p>
          </table:table-cell>
          <table:table-cell office:value-type="string">
            <text:p>Roblin</text:p>
          </table:table-cell>
          <table:table-cell office:value-type="string">
            <text:p>MB</text:p>
          </table:table-cell>
          <table:table-cell office:value-type="string">
            <text:p>51.23N</text:p>
          </table:table-cell>
          <table:table-cell office:value-type="string">
            <text:p>101.36W</text:p>
          </table:table-cell>
        </table:table-row>
        <table:table-row table:style-name="ro2">
          <table:table-cell office:value-type="string">
            <text:p>s0000013</text:p>
          </table:table-cell>
          <table:table-cell office:value-type="string">
            <text:p>Shamattawa</text:p>
          </table:table-cell>
          <table:table-cell office:value-type="string">
            <text:p>MB</text:p>
          </table:table-cell>
          <table:table-cell office:value-type="string">
            <text:p>55.85N</text:p>
          </table:table-cell>
          <table:table-cell office:value-type="string">
            <text:p>92.09W</text:p>
          </table:table-cell>
        </table:table-row>
        <table:table-row table:style-name="ro2">
          <table:table-cell office:value-type="string">
            <text:p>s0000402</text:p>
          </table:table-cell>
          <table:table-cell office:value-type="string">
            <text:p>Shilo</text:p>
          </table:table-cell>
          <table:table-cell office:value-type="string">
            <text:p>MB</text:p>
          </table:table-cell>
          <table:table-cell office:value-type="string">
            <text:p>49.81N</text:p>
          </table:table-cell>
          <table:table-cell office:value-type="string">
            <text:p>99.64W</text:p>
          </table:table-cell>
        </table:table-row>
        <table:table-row table:style-name="ro2">
          <table:table-cell office:value-type="string">
            <text:p>s0000352</text:p>
          </table:table-cell>
          <table:table-cell office:value-type="string">
            <text:p>Shoal Lake</text:p>
          </table:table-cell>
          <table:table-cell office:value-type="string">
            <text:p>MB</text:p>
          </table:table-cell>
          <table:table-cell office:value-type="string">
            <text:p>50.44N</text:p>
          </table:table-cell>
          <table:table-cell office:value-type="string">
            <text:p>100.59W</text:p>
          </table:table-cell>
        </table:table-row>
        <table:table-row table:style-name="ro2">
          <table:table-cell office:value-type="string">
            <text:p>s0000160</text:p>
          </table:table-cell>
          <table:table-cell office:value-type="string">
            <text:p>Snow Lake</text:p>
          </table:table-cell>
          <table:table-cell office:value-type="string">
            <text:p>MB</text:p>
          </table:table-cell>
          <table:table-cell office:value-type="string">
            <text:p>54.88N</text:p>
          </table:table-cell>
          <table:table-cell office:value-type="string">
            <text:p>100.04W</text:p>
          </table:table-cell>
        </table:table-row>
        <table:table-row table:style-name="ro2">
          <table:table-cell office:value-type="string">
            <text:p>s0000491</text:p>
          </table:table-cell>
          <table:table-cell office:value-type="string">
            <text:p>Souris</text:p>
          </table:table-cell>
          <table:table-cell office:value-type="string">
            <text:p>MB</text:p>
          </table:table-cell>
          <table:table-cell office:value-type="string">
            <text:p>49.62N</text:p>
          </table:table-cell>
          <table:table-cell office:value-type="string">
            <text:p>100.26W</text:p>
          </table:table-cell>
        </table:table-row>
        <table:table-row table:style-name="ro2">
          <table:table-cell office:value-type="string">
            <text:p>s0000337</text:p>
          </table:table-cell>
          <table:table-cell office:value-type="string">
            <text:p>Sprague</text:p>
          </table:table-cell>
          <table:table-cell office:value-type="string">
            <text:p>MB</text:p>
          </table:table-cell>
          <table:table-cell office:value-type="string">
            <text:p>49.04N</text:p>
          </table:table-cell>
          <table:table-cell office:value-type="string">
            <text:p>95.64W</text:p>
          </table:table-cell>
        </table:table-row>
        <table:table-row table:style-name="ro2">
          <table:table-cell office:value-type="string">
            <text:p>s0000151</text:p>
          </table:table-cell>
          <table:table-cell office:value-type="string">
            <text:p>Steinbach</text:p>
          </table:table-cell>
          <table:table-cell office:value-type="string">
            <text:p>MB</text:p>
          </table:table-cell>
          <table:table-cell office:value-type="string">
            <text:p>49.53N</text:p>
          </table:table-cell>
          <table:table-cell office:value-type="string">
            <text:p>96.68W</text:p>
          </table:table-cell>
        </table:table-row>
        <table:table-row table:style-name="ro2">
          <table:table-cell office:value-type="string">
            <text:p>s0000139</text:p>
          </table:table-cell>
          <table:table-cell office:value-type="string">
            <text:p>Swan River</text:p>
          </table:table-cell>
          <table:table-cell office:value-type="string">
            <text:p>MB</text:p>
          </table:table-cell>
          <table:table-cell office:value-type="string">
            <text:p>52.11N</text:p>
          </table:table-cell>
          <table:table-cell office:value-type="string">
            <text:p>101.27W</text:p>
          </table:table-cell>
        </table:table-row>
        <table:table-row table:style-name="ro2">
          <table:table-cell office:value-type="string">
            <text:p>s0000417</text:p>
          </table:table-cell>
          <table:table-cell office:value-type="string">
            <text:p>Tadoule Lake</text:p>
          </table:table-cell>
          <table:table-cell office:value-type="string">
            <text:p>MB</text:p>
          </table:table-cell>
          <table:table-cell office:value-type="string">
            <text:p>58.71N</text:p>
          </table:table-cell>
          <table:table-cell office:value-type="string">
            <text:p>98.48W</text:p>
          </table:table-cell>
        </table:table-row>
        <table:table-row table:style-name="ro2">
          <table:table-cell office:value-type="string">
            <text:p>s0000644</text:p>
          </table:table-cell>
          <table:table-cell office:value-type="string">
            <text:p>The Pas</text:p>
          </table:table-cell>
          <table:table-cell office:value-type="string">
            <text:p>MB</text:p>
          </table:table-cell>
          <table:table-cell office:value-type="string">
            <text:p>53.83N</text:p>
          </table:table-cell>
          <table:table-cell office:value-type="string">
            <text:p>101.25W</text:p>
          </table:table-cell>
        </table:table-row>
        <table:table-row table:style-name="ro2">
          <table:table-cell office:value-type="string">
            <text:p>s0000695</text:p>
          </table:table-cell>
          <table:table-cell office:value-type="string">
            <text:p>Thompson</text:p>
          </table:table-cell>
          <table:table-cell office:value-type="string">
            <text:p>MB</text:p>
          </table:table-cell>
          <table:table-cell office:value-type="string">
            <text:p>55.74N</text:p>
          </table:table-cell>
          <table:table-cell office:value-type="string">
            <text:p>97.86W</text:p>
          </table:table-cell>
        </table:table-row>
        <table:table-row table:style-name="ro4">
          <table:table-cell office:value-type="string">
            <text:p>s0000137</text:p>
          </table:table-cell>
          <table:table-cell office:value-type="string">
            <text:p>Turtle Mountain (Provincial Park)</text:p>
          </table:table-cell>
          <table:table-cell office:value-type="string">
            <text:p>MB</text:p>
          </table:table-cell>
          <table:table-cell office:value-type="string">
            <text:p>49.05N</text:p>
          </table:table-cell>
          <table:table-cell office:value-type="string">
            <text:p>100.25W</text:p>
          </table:table-cell>
        </table:table-row>
        <table:table-row table:style-name="ro1">
          <table:table-cell office:value-type="string">
            <text:p>s0000190</text:p>
          </table:table-cell>
          <table:table-cell office:value-type="string">
            <text:p>Victoria Beach</text:p>
          </table:table-cell>
          <table:table-cell office:value-type="string">
            <text:p>MB</text:p>
          </table:table-cell>
          <table:table-cell office:value-type="string">
            <text:p>50.70N</text:p>
          </table:table-cell>
          <table:table-cell office:value-type="string">
            <text:p>96.56W</text:p>
          </table:table-cell>
        </table:table-row>
        <table:table-row table:style-name="ro2">
          <table:table-cell office:value-type="string">
            <text:p>s0000135</text:p>
          </table:table-cell>
          <table:table-cell office:value-type="string">
            <text:p>Virden</text:p>
          </table:table-cell>
          <table:table-cell office:value-type="string">
            <text:p>MB</text:p>
          </table:table-cell>
          <table:table-cell office:value-type="string">
            <text:p>49.85N</text:p>
          </table:table-cell>
          <table:table-cell office:value-type="string">
            <text:p>100.93W</text:p>
          </table:table-cell>
        </table:table-row>
        <table:table-row table:style-name="ro2">
          <table:table-cell office:value-type="string">
            <text:p>s0000154</text:p>
          </table:table-cell>
          <table:table-cell office:value-type="string">
            <text:p>Vita</text:p>
          </table:table-cell>
          <table:table-cell office:value-type="string">
            <text:p>MB</text:p>
          </table:table-cell>
          <table:table-cell office:value-type="string">
            <text:p>49.13N</text:p>
          </table:table-cell>
          <table:table-cell office:value-type="string">
            <text:p>96.56W</text:p>
          </table:table-cell>
        </table:table-row>
        <table:table-row table:style-name="ro2">
          <table:table-cell office:value-type="string">
            <text:p>s0000375</text:p>
          </table:table-cell>
          <table:table-cell office:value-type="string">
            <text:p>Wasagaming</text:p>
          </table:table-cell>
          <table:table-cell office:value-type="string">
            <text:p>MB</text:p>
          </table:table-cell>
          <table:table-cell office:value-type="string">
            <text:p>50.66N</text:p>
          </table:table-cell>
          <table:table-cell office:value-type="string">
            <text:p>99.97W</text:p>
          </table:table-cell>
        </table:table-row>
        <table:table-row table:style-name="ro2">
          <table:table-cell office:value-type="string">
            <text:p>s0000131</text:p>
          </table:table-cell>
          <table:table-cell office:value-type="string">
            <text:p>Whiteshell</text:p>
          </table:table-cell>
          <table:table-cell office:value-type="string">
            <text:p>MB</text:p>
          </table:table-cell>
          <table:table-cell office:value-type="string">
            <text:p>49.74N</text:p>
          </table:table-cell>
          <table:table-cell office:value-type="string">
            <text:p>95.20W</text:p>
          </table:table-cell>
        </table:table-row>
        <table:table-row table:style-name="ro2">
          <table:table-cell office:value-type="string">
            <text:p>s0000445</text:p>
          </table:table-cell>
          <table:table-cell office:value-type="string">
            <text:p>Winkler</text:p>
          </table:table-cell>
          <table:table-cell office:value-type="string">
            <text:p>MB</text:p>
          </table:table-cell>
          <table:table-cell office:value-type="string">
            <text:p>49.18N</text:p>
          </table:table-cell>
          <table:table-cell office:value-type="string">
            <text:p>97.94W</text:p>
          </table:table-cell>
        </table:table-row>
        <table:table-row table:style-name="ro2">
          <table:table-cell office:value-type="string">
            <text:p>s0000193</text:p>
          </table:table-cell>
          <table:table-cell office:value-type="string">
            <text:p>Winnipeg</text:p>
          </table:table-cell>
          <table:table-cell office:value-type="string">
            <text:p>MB</text:p>
          </table:table-cell>
          <table:table-cell office:value-type="string">
            <text:p>49.88N</text:p>
          </table:table-cell>
          <table:table-cell office:value-type="string">
            <text:p>97.15W</text:p>
          </table:table-cell>
        </table:table-row>
        <table:table-row table:style-name="ro1">
          <table:table-cell office:value-type="string">
            <text:p>s0000472</text:p>
          </table:table-cell>
          <table:table-cell office:value-type="string">
            <text:p>Winnipeg (The Forks)</text:p>
          </table:table-cell>
          <table:table-cell office:value-type="string">
            <text:p>MB</text:p>
          </table:table-cell>
          <table:table-cell office:value-type="string">
            <text:p>49.89N</text:p>
          </table:table-cell>
          <table:table-cell office:value-type="string">
            <text:p>97.13W</text:p>
          </table:table-cell>
        </table:table-row>
        <table:table-row table:style-name="ro2">
          <table:table-cell office:value-type="string">
            <text:p>s0000014</text:p>
          </table:table-cell>
          <table:table-cell office:value-type="string">
            <text:p>York Factory</text:p>
          </table:table-cell>
          <table:table-cell office:value-type="string">
            <text:p>MB</text:p>
          </table:table-cell>
          <table:table-cell office:value-type="string">
            <text:p>57.00N</text:p>
          </table:table-cell>
          <table:table-cell office:value-type="string">
            <text:p>92.31W</text:p>
          </table:table-cell>
        </table:table-row>
        <table:table-row table:style-name="ro2">
          <table:table-cell office:value-type="string">
            <text:p>s0000386</text:p>
          </table:table-cell>
          <table:table-cell office:value-type="string">
            <text:p>Bas-Caraquet</text:p>
          </table:table-cell>
          <table:table-cell office:value-type="string">
            <text:p>NB</text:p>
          </table:table-cell>
          <table:table-cell office:value-type="string">
            <text:p>47.80N</text:p>
          </table:table-cell>
          <table:table-cell office:value-type="string">
            <text:p>64.83W</text:p>
          </table:table-cell>
        </table:table-row>
        <table:table-row table:style-name="ro2">
          <table:table-cell office:value-type="string">
            <text:p>s0000806</text:p>
          </table:table-cell>
          <table:table-cell office:value-type="string">
            <text:p>Bathurst</text:p>
          </table:table-cell>
          <table:table-cell office:value-type="string">
            <text:p>NB</text:p>
          </table:table-cell>
          <table:table-cell office:value-type="string">
            <text:p>47.63N</text:p>
          </table:table-cell>
          <table:table-cell office:value-type="string">
            <text:p>65.63W</text:p>
          </table:table-cell>
        </table:table-row>
        <table:table-row table:style-name="ro2">
          <table:table-cell office:value-type="string">
            <text:p>s0000033</text:p>
          </table:table-cell>
          <table:table-cell office:value-type="string">
            <text:p>Bouctouche</text:p>
          </table:table-cell>
          <table:table-cell office:value-type="string">
            <text:p>NB</text:p>
          </table:table-cell>
          <table:table-cell office:value-type="string">
            <text:p>46.47N</text:p>
          </table:table-cell>
          <table:table-cell office:value-type="string">
            <text:p>64.74W</text:p>
          </table:table-cell>
        </table:table-row>
        <table:table-row table:style-name="ro2">
          <table:table-cell office:value-type="string">
            <text:p>s0000807</text:p>
          </table:table-cell>
          <table:table-cell office:value-type="string">
            <text:p>Campbellton</text:p>
          </table:table-cell>
          <table:table-cell office:value-type="string">
            <text:p>NB</text:p>
          </table:table-cell>
          <table:table-cell office:value-type="string">
            <text:p>47.99N</text:p>
          </table:table-cell>
          <table:table-cell office:value-type="string">
            <text:p>66.68W</text:p>
          </table:table-cell>
        </table:table-row>
        <table:table-row table:style-name="ro2">
          <table:table-cell office:value-type="string">
            <text:p>s0000809</text:p>
          </table:table-cell>
          <table:table-cell office:value-type="string">
            <text:p>Charlo</text:p>
          </table:table-cell>
          <table:table-cell office:value-type="string">
            <text:p>NB</text:p>
          </table:table-cell>
          <table:table-cell office:value-type="string">
            <text:p>47.99N</text:p>
          </table:table-cell>
          <table:table-cell office:value-type="string">
            <text:p>66.31W</text:p>
          </table:table-cell>
        </table:table-row>
        <table:table-row table:style-name="ro2">
          <table:table-cell office:value-type="string">
            <text:p>s0000502</text:p>
          </table:table-cell>
          <table:table-cell office:value-type="string">
            <text:p>Chipman</text:p>
          </table:table-cell>
          <table:table-cell office:value-type="string">
            <text:p>NB</text:p>
          </table:table-cell>
          <table:table-cell office:value-type="string">
            <text:p>46.17N</text:p>
          </table:table-cell>
          <table:table-cell office:value-type="string">
            <text:p>65.89W</text:p>
          </table:table-cell>
        </table:table-row>
        <table:table-row table:style-name="ro2">
          <table:table-cell office:value-type="string">
            <text:p>s0000808</text:p>
          </table:table-cell>
          <table:table-cell office:value-type="string">
            <text:p>Dalhousie</text:p>
          </table:table-cell>
          <table:table-cell office:value-type="string">
            <text:p>NB</text:p>
          </table:table-cell>
          <table:table-cell office:value-type="string">
            <text:p>48.05N</text:p>
          </table:table-cell>
          <table:table-cell office:value-type="string">
            <text:p>66.39W</text:p>
          </table:table-cell>
        </table:table-row>
        <table:table-row table:style-name="ro2">
          <table:table-cell office:value-type="string">
            <text:p>s0000503</text:p>
          </table:table-cell>
          <table:table-cell office:value-type="string">
            <text:p>Doaktown</text:p>
          </table:table-cell>
          <table:table-cell office:value-type="string">
            <text:p>NB</text:p>
          </table:table-cell>
          <table:table-cell office:value-type="string">
            <text:p>46.56N</text:p>
          </table:table-cell>
          <table:table-cell office:value-type="string">
            <text:p>66.12W</text:p>
          </table:table-cell>
        </table:table-row>
        <table:table-row table:style-name="ro2">
          <table:table-cell office:value-type="string">
            <text:p>s0000043</text:p>
          </table:table-cell>
          <table:table-cell office:value-type="string">
            <text:p>Edmundston</text:p>
          </table:table-cell>
          <table:table-cell office:value-type="string">
            <text:p>NB</text:p>
          </table:table-cell>
          <table:table-cell office:value-type="string">
            <text:p>47.38N</text:p>
          </table:table-cell>
          <table:table-cell office:value-type="string">
            <text:p>68.29W</text:p>
          </table:table-cell>
        </table:table-row>
        <table:table-row table:style-name="ro2">
          <table:table-cell office:value-type="string">
            <text:p>s0000250</text:p>
          </table:table-cell>
          <table:table-cell office:value-type="string">
            <text:p>Fredericton</text:p>
          </table:table-cell>
          <table:table-cell office:value-type="string">
            <text:p>NB</text:p>
          </table:table-cell>
          <table:table-cell office:value-type="string">
            <text:p>45.95N</text:p>
          </table:table-cell>
          <table:table-cell office:value-type="string">
            <text:p>66.67W</text:p>
          </table:table-cell>
        </table:table-row>
        <table:table-row table:style-name="ro3">
          <table:table-cell office:value-type="string">
            <text:p>s0000688</text:p>
          </table:table-cell>
          <table:table-cell office:value-type="string">
            <text:p>Fundy (National Park)</text:p>
          </table:table-cell>
          <table:table-cell office:value-type="string">
            <text:p>NB</text:p>
          </table:table-cell>
          <table:table-cell office:value-type="string">
            <text:p>45.62N</text:p>
          </table:table-cell>
          <table:table-cell office:value-type="string">
            <text:p>65.03W</text:p>
          </table:table-cell>
        </table:table-row>
        <table:table-row table:style-name="ro2">
          <table:table-cell office:value-type="string">
            <text:p>s0000201</text:p>
          </table:table-cell>
          <table:table-cell office:value-type="string">
            <text:p>Grand Falls</text:p>
          </table:table-cell>
          <table:table-cell office:value-type="string">
            <text:p>NB</text:p>
          </table:table-cell>
          <table:table-cell office:value-type="string">
            <text:p>47.05N</text:p>
          </table:table-cell>
          <table:table-cell office:value-type="string">
            <text:p>67.74W</text:p>
          </table:table-cell>
        </table:table-row>
        <table:table-row table:style-name="ro2">
          <table:table-cell office:value-type="string">
            <text:p>s0000622</text:p>
          </table:table-cell>
          <table:table-cell office:value-type="string">
            <text:p>Grand Manan</text:p>
          </table:table-cell>
          <table:table-cell office:value-type="string">
            <text:p>NB</text:p>
          </table:table-cell>
          <table:table-cell office:value-type="string">
            <text:p>44.70N</text:p>
          </table:table-cell>
          <table:table-cell office:value-type="string">
            <text:p>66.82W</text:p>
          </table:table-cell>
        </table:table-row>
        <table:table-row table:style-name="ro2">
          <table:table-cell office:value-type="string">
            <text:p>s0000655</text:p>
          </table:table-cell>
          <table:table-cell office:value-type="string">
            <text:p>Hopewell</text:p>
          </table:table-cell>
          <table:table-cell office:value-type="string">
            <text:p>NB</text:p>
          </table:table-cell>
          <table:table-cell office:value-type="string">
            <text:p>45.83N</text:p>
          </table:table-cell>
          <table:table-cell office:value-type="string">
            <text:p>64.72W</text:p>
          </table:table-cell>
        </table:table-row>
        <table:table-row table:style-name="ro1">
          <table:table-cell office:value-type="string">
            <text:p>s0000038</text:p>
          </table:table-cell>
          <table:table-cell office:value-type="string">
            <text:p>Kouchibouguac</text:p>
          </table:table-cell>
          <table:table-cell office:value-type="string">
            <text:p>NB</text:p>
          </table:table-cell>
          <table:table-cell office:value-type="string">
            <text:p>46.86N</text:p>
          </table:table-cell>
          <table:table-cell office:value-type="string">
            <text:p>64.98W</text:p>
          </table:table-cell>
        </table:table-row>
        <table:table-row table:style-name="ro2">
          <table:table-cell office:value-type="string">
            <text:p>s0000036</text:p>
          </table:table-cell>
          <table:table-cell office:value-type="string">
            <text:p>Miramichi</text:p>
          </table:table-cell>
          <table:table-cell office:value-type="string">
            <text:p>NB</text:p>
          </table:table-cell>
          <table:table-cell office:value-type="string">
            <text:p>47.00N</text:p>
          </table:table-cell>
          <table:table-cell office:value-type="string">
            <text:p>65.47W</text:p>
          </table:table-cell>
        </table:table-row>
        <table:table-row table:style-name="ro2">
          <table:table-cell office:value-type="string">
            <text:p>s0000243</text:p>
          </table:table-cell>
          <table:table-cell office:value-type="string">
            <text:p>Miscou Island</text:p>
          </table:table-cell>
          <table:table-cell office:value-type="string">
            <text:p>NB</text:p>
          </table:table-cell>
          <table:table-cell office:value-type="string">
            <text:p>47.95N</text:p>
          </table:table-cell>
          <table:table-cell office:value-type="string">
            <text:p>64.57W</text:p>
          </table:table-cell>
        </table:table-row>
        <table:table-row table:style-name="ro2">
          <table:table-cell office:value-type="string">
            <text:p>s0000654</text:p>
          </table:table-cell>
          <table:table-cell office:value-type="string">
            <text:p>Moncton</text:p>
          </table:table-cell>
          <table:table-cell office:value-type="string">
            <text:p>NB</text:p>
          </table:table-cell>
          <table:table-cell office:value-type="string">
            <text:p>46.12N</text:p>
          </table:table-cell>
          <table:table-cell office:value-type="string">
            <text:p>64.80W</text:p>
          </table:table-cell>
        </table:table-row>
        <table:table-row table:style-name="ro4">
          <table:table-cell office:value-type="string">
            <text:p>s0000198</text:p>
          </table:table-cell>
          <table:table-cell office:value-type="string">
            <text:p>Mount Carleton (Provincial Park)</text:p>
          </table:table-cell>
          <table:table-cell office:value-type="string">
            <text:p>NB</text:p>
          </table:table-cell>
          <table:table-cell office:value-type="string">
            <text:p>47.38N</text:p>
          </table:table-cell>
          <table:table-cell office:value-type="string">
            <text:p>66.83W</text:p>
          </table:table-cell>
        </table:table-row>
        <table:table-row table:style-name="ro2">
          <table:table-cell office:value-type="string">
            <text:p>s0000521</text:p>
          </table:table-cell>
          <table:table-cell office:value-type="string">
            <text:p>Oromocto</text:p>
          </table:table-cell>
          <table:table-cell office:value-type="string">
            <text:p>NB</text:p>
          </table:table-cell>
          <table:table-cell office:value-type="string">
            <text:p>45.84N</text:p>
          </table:table-cell>
          <table:table-cell office:value-type="string">
            <text:p>66.48W</text:p>
          </table:table-cell>
        </table:table-row>
        <table:table-row table:style-name="ro1">
          <table:table-cell office:value-type="string">
            <text:p>s0000037</text:p>
          </table:table-cell>
          <table:table-cell office:value-type="string">
            <text:p>Point Escuminac</text:p>
          </table:table-cell>
          <table:table-cell office:value-type="string">
            <text:p>NB</text:p>
          </table:table-cell>
          <table:table-cell office:value-type="string">
            <text:p>47.07N</text:p>
          </table:table-cell>
          <table:table-cell office:value-type="string">
            <text:p>64.80W</text:p>
          </table:table-cell>
        </table:table-row>
        <table:table-row table:style-name="ro2">
          <table:table-cell office:value-type="string">
            <text:p>s0000285</text:p>
          </table:table-cell>
          <table:table-cell office:value-type="string">
            <text:p>Point Lepreau</text:p>
          </table:table-cell>
          <table:table-cell office:value-type="string">
            <text:p>NB</text:p>
          </table:table-cell>
          <table:table-cell office:value-type="string">
            <text:p>45.07N</text:p>
          </table:table-cell>
          <table:table-cell office:value-type="string">
            <text:p>66.45W</text:p>
          </table:table-cell>
        </table:table-row>
        <table:table-row table:style-name="ro2">
          <table:table-cell office:value-type="string">
            <text:p>s0000685</text:p>
          </table:table-cell>
          <table:table-cell office:value-type="string">
            <text:p>Quispamsis</text:p>
          </table:table-cell>
          <table:table-cell office:value-type="string">
            <text:p>NB</text:p>
          </table:table-cell>
          <table:table-cell office:value-type="string">
            <text:p>45.44N</text:p>
          </table:table-cell>
          <table:table-cell office:value-type="string">
            <text:p>65.94W</text:p>
          </table:table-cell>
        </table:table-row>
        <table:table-row table:style-name="ro2">
          <table:table-cell office:value-type="string">
            <text:p>s0000034</text:p>
          </table:table-cell>
          <table:table-cell office:value-type="string">
            <text:p>Richibucto</text:p>
          </table:table-cell>
          <table:table-cell office:value-type="string">
            <text:p>NB</text:p>
          </table:table-cell>
          <table:table-cell office:value-type="string">
            <text:p>46.68N</text:p>
          </table:table-cell>
          <table:table-cell office:value-type="string">
            <text:p>64.88W</text:p>
          </table:table-cell>
        </table:table-row>
        <table:table-row table:style-name="ro2">
          <table:table-cell office:value-type="string">
            <text:p>s0000035</text:p>
          </table:table-cell>
          <table:table-cell office:value-type="string">
            <text:p>Rogersville</text:p>
          </table:table-cell>
          <table:table-cell office:value-type="string">
            <text:p>NB</text:p>
          </table:table-cell>
          <table:table-cell office:value-type="string">
            <text:p>46.75N</text:p>
          </table:table-cell>
          <table:table-cell office:value-type="string">
            <text:p>65.50W</text:p>
          </table:table-cell>
        </table:table-row>
        <table:table-row table:style-name="ro2">
          <table:table-cell office:value-type="string">
            <text:p>s0000449</text:p>
          </table:table-cell>
          <table:table-cell office:value-type="string">
            <text:p>Sackville</text:p>
          </table:table-cell>
          <table:table-cell office:value-type="string">
            <text:p>NB</text:p>
          </table:table-cell>
          <table:table-cell office:value-type="string">
            <text:p>45.92N</text:p>
          </table:table-cell>
          <table:table-cell office:value-type="string">
            <text:p>64.39W</text:p>
          </table:table-cell>
        </table:table-row>
        <table:table-row table:style-name="ro2">
          <table:table-cell office:value-type="string">
            <text:p>s0000331</text:p>
          </table:table-cell>
          <table:table-cell office:value-type="string">
            <text:p>Saint Andrews</text:p>
          </table:table-cell>
          <table:table-cell office:value-type="string">
            <text:p>NB</text:p>
          </table:table-cell>
          <table:table-cell office:value-type="string">
            <text:p>45.08N</text:p>
          </table:table-cell>
          <table:table-cell office:value-type="string">
            <text:p>67.06W</text:p>
          </table:table-cell>
        </table:table-row>
        <table:table-row table:style-name="ro2">
          <table:table-cell office:value-type="string">
            <text:p>s0000687</text:p>
          </table:table-cell>
          <table:table-cell office:value-type="string">
            <text:p>Saint John</text:p>
          </table:table-cell>
          <table:table-cell office:value-type="string">
            <text:p>NB</text:p>
          </table:table-cell>
          <table:table-cell office:value-type="string">
            <text:p>45.26N</text:p>
          </table:table-cell>
          <table:table-cell office:value-type="string">
            <text:p>66.04W</text:p>
          </table:table-cell>
        </table:table-row>
        <table:table-row table:style-name="ro2">
          <table:table-cell office:value-type="string">
            <text:p>s0000199</text:p>
          </table:table-cell>
          <table:table-cell office:value-type="string">
            <text:p>Saint-Quentin</text:p>
          </table:table-cell>
          <table:table-cell office:value-type="string">
            <text:p>NB</text:p>
          </table:table-cell>
          <table:table-cell office:value-type="string">
            <text:p>47.51N</text:p>
          </table:table-cell>
          <table:table-cell office:value-type="string">
            <text:p>67.39W</text:p>
          </table:table-cell>
        </table:table-row>
        <table:table-row table:style-name="ro2">
          <table:table-cell office:value-type="string">
            <text:p>s0000653</text:p>
          </table:table-cell>
          <table:table-cell office:value-type="string">
            <text:p>Shediac</text:p>
          </table:table-cell>
          <table:table-cell office:value-type="string">
            <text:p>NB</text:p>
          </table:table-cell>
          <table:table-cell office:value-type="string">
            <text:p>46.22N</text:p>
          </table:table-cell>
          <table:table-cell office:value-type="string">
            <text:p>64.53W</text:p>
          </table:table-cell>
        </table:table-row>
        <table:table-row table:style-name="ro2">
          <table:table-cell office:value-type="string">
            <text:p>s0000200</text:p>
          </table:table-cell>
          <table:table-cell office:value-type="string">
            <text:p>St. Leonard</text:p>
          </table:table-cell>
          <table:table-cell office:value-type="string">
            <text:p>NB</text:p>
          </table:table-cell>
          <table:table-cell office:value-type="string">
            <text:p>47.17N</text:p>
          </table:table-cell>
          <table:table-cell office:value-type="string">
            <text:p>67.92W</text:p>
          </table:table-cell>
        </table:table-row>
        <table:table-row table:style-name="ro2">
          <table:table-cell office:value-type="string">
            <text:p>s0000332</text:p>
          </table:table-cell>
          <table:table-cell office:value-type="string">
            <text:p>St. Stephen</text:p>
          </table:table-cell>
          <table:table-cell office:value-type="string">
            <text:p>NB</text:p>
          </table:table-cell>
          <table:table-cell office:value-type="string">
            <text:p>45.22N</text:p>
          </table:table-cell>
          <table:table-cell office:value-type="string">
            <text:p>67.33W</text:p>
          </table:table-cell>
        </table:table-row>
        <table:table-row table:style-name="ro2">
          <table:table-cell office:value-type="string">
            <text:p>s0000686</text:p>
          </table:table-cell>
          <table:table-cell office:value-type="string">
            <text:p>Sussex</text:p>
          </table:table-cell>
          <table:table-cell office:value-type="string">
            <text:p>NB</text:p>
          </table:table-cell>
          <table:table-cell office:value-type="string">
            <text:p>45.72N</text:p>
          </table:table-cell>
          <table:table-cell office:value-type="string">
            <text:p>65.51W</text:p>
          </table:table-cell>
        </table:table-row>
        <table:table-row table:style-name="ro1">
          <table:table-cell office:value-type="string">
            <text:p>s0000385</text:p>
          </table:table-cell>
          <table:table-cell office:value-type="string">
            <text:p>Tracadie-Sheila</text:p>
          </table:table-cell>
          <table:table-cell office:value-type="string">
            <text:p>NB</text:p>
          </table:table-cell>
          <table:table-cell office:value-type="string">
            <text:p>47.51N</text:p>
          </table:table-cell>
          <table:table-cell office:value-type="string">
            <text:p>64.92W</text:p>
          </table:table-cell>
        </table:table-row>
        <table:table-row table:style-name="ro2">
          <table:table-cell office:value-type="string">
            <text:p>s0000522</text:p>
          </table:table-cell>
          <table:table-cell office:value-type="string">
            <text:p>Woodstock</text:p>
          </table:table-cell>
          <table:table-cell office:value-type="string">
            <text:p>NB</text:p>
          </table:table-cell>
          <table:table-cell office:value-type="string">
            <text:p>46.15N</text:p>
          </table:table-cell>
          <table:table-cell office:value-type="string">
            <text:p>67.60W</text:p>
          </table:table-cell>
        </table:table-row>
        <table:table-row table:style-name="ro2">
          <table:table-cell office:value-type="string">
            <text:p>s0000116</text:p>
          </table:table-cell>
          <table:table-cell office:value-type="string">
            <text:p>Badger</text:p>
          </table:table-cell>
          <table:table-cell office:value-type="string">
            <text:p>NL</text:p>
          </table:table-cell>
          <table:table-cell office:value-type="string">
            <text:p>48.98N</text:p>
          </table:table-cell>
          <table:table-cell office:value-type="string">
            <text:p>56.04W</text:p>
          </table:table-cell>
        </table:table-row>
        <table:table-row table:style-name="ro2">
          <table:table-cell office:value-type="string">
            <text:p>s0000018</text:p>
          </table:table-cell>
          <table:table-cell office:value-type="string">
            <text:p>Bay Roberts</text:p>
          </table:table-cell>
          <table:table-cell office:value-type="string">
            <text:p>NL</text:p>
          </table:table-cell>
          <table:table-cell office:value-type="string">
            <text:p>47.60N</text:p>
          </table:table-cell>
          <table:table-cell office:value-type="string">
            <text:p>53.27W</text:p>
          </table:table-cell>
        </table:table-row>
        <table:table-row table:style-name="ro2">
          <table:table-cell office:value-type="string">
            <text:p>s0000041</text:p>
          </table:table-cell>
          <table:table-cell office:value-type="string">
            <text:p>Bonavista</text:p>
          </table:table-cell>
          <table:table-cell office:value-type="string">
            <text:p>NL</text:p>
          </table:table-cell>
          <table:table-cell office:value-type="string">
            <text:p>48.65N</text:p>
          </table:table-cell>
          <table:table-cell office:value-type="string">
            <text:p>53.11W</text:p>
          </table:table-cell>
        </table:table-row>
        <table:table-row table:style-name="ro2">
          <table:table-cell office:value-type="string">
            <text:p>s0000117</text:p>
          </table:table-cell>
          <table:table-cell office:value-type="string">
            <text:p>Buchans</text:p>
          </table:table-cell>
          <table:table-cell office:value-type="string">
            <text:p>NL</text:p>
          </table:table-cell>
          <table:table-cell office:value-type="string">
            <text:p>48.82N</text:p>
          </table:table-cell>
          <table:table-cell office:value-type="string">
            <text:p>56.86W</text:p>
          </table:table-cell>
        </table:table-row>
        <table:table-row table:style-name="ro2">
          <table:table-cell office:value-type="string">
            <text:p>s0000032</text:p>
          </table:table-cell>
          <table:table-cell office:value-type="string">
            <text:p>Burgeo</text:p>
          </table:table-cell>
          <table:table-cell office:value-type="string">
            <text:p>NL</text:p>
          </table:table-cell>
          <table:table-cell office:value-type="string">
            <text:p>47.61N</text:p>
          </table:table-cell>
          <table:table-cell office:value-type="string">
            <text:p>57.62W</text:p>
          </table:table-cell>
        </table:table-row>
        <table:table-row table:style-name="ro2">
          <table:table-cell office:value-type="string">
            <text:p>s0000668</text:p>
          </table:table-cell>
          <table:table-cell office:value-type="string">
            <text:p>Campbellton</text:p>
          </table:table-cell>
          <table:table-cell office:value-type="string">
            <text:p>NL</text:p>
          </table:table-cell>
          <table:table-cell office:value-type="string">
            <text:p>49.29N</text:p>
          </table:table-cell>
          <table:table-cell office:value-type="string">
            <text:p>54.94W</text:p>
          </table:table-cell>
        </table:table-row>
        <table:table-row table:style-name="ro2">
          <table:table-cell office:value-type="string">
            <text:p>s0000298</text:p>
          </table:table-cell>
          <table:table-cell office:value-type="string">
            <text:p>Cape Race</text:p>
          </table:table-cell>
          <table:table-cell office:value-type="string">
            <text:p>NL</text:p>
          </table:table-cell>
          <table:table-cell office:value-type="string">
            <text:p>46.66N</text:p>
          </table:table-cell>
          <table:table-cell office:value-type="string">
            <text:p>53.07W</text:p>
          </table:table-cell>
        </table:table-row>
        <table:table-row table:style-name="ro2">
          <table:table-cell office:value-type="string">
            <text:p>s0000100</text:p>
          </table:table-cell>
          <table:table-cell office:value-type="string">
            <text:p>Cartwright</text:p>
          </table:table-cell>
          <table:table-cell office:value-type="string">
            <text:p>NL</text:p>
          </table:table-cell>
          <table:table-cell office:value-type="string">
            <text:p>53.71N</text:p>
          </table:table-cell>
          <table:table-cell office:value-type="string">
            <text:p>57.01W</text:p>
          </table:table-cell>
        </table:table-row>
        <table:table-row table:style-name="ro5">
          <table:table-cell office:value-type="string">
            <text:p>s0000859</text:p>
          </table:table-cell>
          <table:table-cell office:value-type="string">
            <text:p>Cartwright Junction (Trans-Labrador Hwy)</text:p>
          </table:table-cell>
          <table:table-cell office:value-type="string">
            <text:p>NL</text:p>
          </table:table-cell>
          <table:table-cell office:value-type="string">
            <text:p>53.07N</text:p>
          </table:table-cell>
          <table:table-cell office:value-type="string">
            <text:p>57.51W</text:p>
          </table:table-cell>
        </table:table-row>
        <table:table-row table:style-name="ro1">
          <table:table-cell office:value-type="string">
            <text:p>s0000400</text:p>
          </table:table-cell>
          <table:table-cell office:value-type="string">
            <text:p>Channel - Port aux Basques</text:p>
          </table:table-cell>
          <table:table-cell office:value-type="string">
            <text:p>NL</text:p>
          </table:table-cell>
          <table:table-cell office:value-type="string">
            <text:p>47.58N</text:p>
          </table:table-cell>
          <table:table-cell office:value-type="string">
            <text:p>59.14W</text:p>
          </table:table-cell>
        </table:table-row>
        <table:table-row table:style-name="ro1">
          <table:table-cell office:value-type="string">
            <text:p>s0000832</text:p>
          </table:table-cell>
          <table:table-cell office:value-type="string">
            <text:p>Churchill Falls</text:p>
          </table:table-cell>
          <table:table-cell office:value-type="string">
            <text:p>NL</text:p>
          </table:table-cell>
          <table:table-cell office:value-type="string">
            <text:p>53.55N</text:p>
          </table:table-cell>
          <table:table-cell office:value-type="string">
            <text:p>64.02W</text:p>
          </table:table-cell>
        </table:table-row>
        <table:table-row table:style-name="ro2">
          <table:table-cell office:value-type="string">
            <text:p>s0000466</text:p>
          </table:table-cell>
          <table:table-cell office:value-type="string">
            <text:p>Clarenville</text:p>
          </table:table-cell>
          <table:table-cell office:value-type="string">
            <text:p>NL</text:p>
          </table:table-cell>
          <table:table-cell office:value-type="string">
            <text:p>48.16N</text:p>
          </table:table-cell>
          <table:table-cell office:value-type="string">
            <text:p>53.98W</text:p>
          </table:table-cell>
        </table:table-row>
        <table:table-row table:style-name="ro2">
          <table:table-cell office:value-type="string">
            <text:p>s0000221</text:p>
          </table:table-cell>
          <table:table-cell office:value-type="string">
            <text:p>Corner Brook</text:p>
          </table:table-cell>
          <table:table-cell office:value-type="string">
            <text:p>NL</text:p>
          </table:table-cell>
          <table:table-cell office:value-type="string">
            <text:p>48.94N</text:p>
          </table:table-cell>
          <table:table-cell office:value-type="string">
            <text:p>57.97W</text:p>
          </table:table-cell>
        </table:table-row>
        <table:table-row table:style-name="ro1">
          <table:table-cell office:value-type="string">
            <text:p>s0000115</text:p>
          </table:table-cell>
          <table:table-cell office:value-type="string">
            <text:p>Daniel's Harbour</text:p>
          </table:table-cell>
          <table:table-cell office:value-type="string">
            <text:p>NL</text:p>
          </table:table-cell>
          <table:table-cell office:value-type="string">
            <text:p>50.24N</text:p>
          </table:table-cell>
          <table:table-cell office:value-type="string">
            <text:p>57.59W</text:p>
          </table:table-cell>
        </table:table-row>
        <table:table-row table:style-name="ro2">
          <table:table-cell office:value-type="string">
            <text:p>s0000507</text:p>
          </table:table-cell>
          <table:table-cell office:value-type="string">
            <text:p>Deer Lake</text:p>
          </table:table-cell>
          <table:table-cell office:value-type="string">
            <text:p>NL</text:p>
          </table:table-cell>
          <table:table-cell office:value-type="string">
            <text:p>49.18N</text:p>
          </table:table-cell>
          <table:table-cell office:value-type="string">
            <text:p>57.43W</text:p>
          </table:table-cell>
        </table:table-row>
        <table:table-row table:style-name="ro2">
          <table:table-cell office:value-type="string">
            <text:p>s0000112</text:p>
          </table:table-cell>
          <table:table-cell office:value-type="string">
            <text:p>Englee</text:p>
          </table:table-cell>
          <table:table-cell office:value-type="string">
            <text:p>NL</text:p>
          </table:table-cell>
          <table:table-cell office:value-type="string">
            <text:p>50.73N</text:p>
          </table:table-cell>
          <table:table-cell office:value-type="string">
            <text:p>56.10W</text:p>
          </table:table-cell>
        </table:table-row>
        <table:table-row table:style-name="ro2">
          <table:table-cell office:value-type="string">
            <text:p>s0000667</text:p>
          </table:table-cell>
          <table:table-cell office:value-type="string">
            <text:p>Gander</text:p>
          </table:table-cell>
          <table:table-cell office:value-type="string">
            <text:p>NL</text:p>
          </table:table-cell>
          <table:table-cell office:value-type="string">
            <text:p>48.95N</text:p>
          </table:table-cell>
          <table:table-cell office:value-type="string">
            <text:p>54.61W</text:p>
          </table:table-cell>
        </table:table-row>
        <table:table-row table:style-name="ro2">
          <table:table-cell office:value-type="string">
            <text:p>s0000475</text:p>
          </table:table-cell>
          <table:table-cell office:value-type="string">
            <text:p>Grand Bank</text:p>
          </table:table-cell>
          <table:table-cell office:value-type="string">
            <text:p>NL</text:p>
          </table:table-cell>
          <table:table-cell office:value-type="string">
            <text:p>47.10N</text:p>
          </table:table-cell>
          <table:table-cell office:value-type="string">
            <text:p>55.77W</text:p>
          </table:table-cell>
        </table:table-row>
        <table:table-row table:style-name="ro1">
          <table:table-cell office:value-type="string">
            <text:p>s0000118</text:p>
          </table:table-cell>
          <table:table-cell office:value-type="string">
            <text:p>Grand Falls-Windsor</text:p>
          </table:table-cell>
          <table:table-cell office:value-type="string">
            <text:p>NL</text:p>
          </table:table-cell>
          <table:table-cell office:value-type="string">
            <text:p>48.94N</text:p>
          </table:table-cell>
          <table:table-cell office:value-type="string">
            <text:p>55.67W</text:p>
          </table:table-cell>
        </table:table-row>
        <table:table-row table:style-name="ro2">
          <table:table-cell office:value-type="string">
            <text:p>s0000457</text:p>
          </table:table-cell>
          <table:table-cell office:value-type="string">
            <text:p>Gros Morne</text:p>
          </table:table-cell>
          <table:table-cell office:value-type="string">
            <text:p>NL</text:p>
          </table:table-cell>
          <table:table-cell office:value-type="string">
            <text:p>49.69N</text:p>
          </table:table-cell>
          <table:table-cell office:value-type="string">
            <text:p>57.74W</text:p>
          </table:table-cell>
        </table:table-row>
        <table:table-row table:style-name="ro5">
          <table:table-cell office:value-type="string">
            <text:p>s0000860</text:p>
          </table:table-cell>
          <table:table-cell office:value-type="string">
            <text:p>Gull Island Rapids (Trans-Labrador Hwy)</text:p>
          </table:table-cell>
          <table:table-cell office:value-type="string">
            <text:p>NL</text:p>
          </table:table-cell>
          <table:table-cell office:value-type="string">
            <text:p>52.98N</text:p>
          </table:table-cell>
          <table:table-cell office:value-type="string">
            <text:p>61.47W</text:p>
          </table:table-cell>
        </table:table-row>
        <table:table-row table:style-name="ro3">
          <table:table-cell office:value-type="string">
            <text:p>s0000780</text:p>
          </table:table-cell>
          <table:table-cell office:value-type="string">
            <text:p>Happy Valley-Goose Bay</text:p>
          </table:table-cell>
          <table:table-cell office:value-type="string">
            <text:p>NL</text:p>
          </table:table-cell>
          <table:table-cell office:value-type="string">
            <text:p>53.30N</text:p>
          </table:table-cell>
          <table:table-cell office:value-type="string">
            <text:p>60.31W</text:p>
          </table:table-cell>
        </table:table-row>
        <table:table-row table:style-name="ro2">
          <table:table-cell office:value-type="string">
            <text:p>s0000181</text:p>
          </table:table-cell>
          <table:table-cell office:value-type="string">
            <text:p>Hopedale</text:p>
          </table:table-cell>
          <table:table-cell office:value-type="string">
            <text:p>NL</text:p>
          </table:table-cell>
          <table:table-cell office:value-type="string">
            <text:p>55.47N</text:p>
          </table:table-cell>
          <table:table-cell office:value-type="string">
            <text:p>60.22W</text:p>
          </table:table-cell>
        </table:table-row>
        <table:table-row table:style-name="ro1">
          <table:table-cell office:value-type="string">
            <text:p>s0000857</text:p>
          </table:table-cell>
          <table:table-cell office:value-type="string">
            <text:p>L'Anse-au-Loup</text:p>
          </table:table-cell>
          <table:table-cell office:value-type="string">
            <text:p>NL</text:p>
          </table:table-cell>
          <table:table-cell office:value-type="string">
            <text:p>51.52N</text:p>
          </table:table-cell>
          <table:table-cell office:value-type="string">
            <text:p>56.84W</text:p>
          </table:table-cell>
        </table:table-row>
        <table:table-row table:style-name="ro2">
          <table:table-cell office:value-type="string">
            <text:p>s0000079</text:p>
          </table:table-cell>
          <table:table-cell office:value-type="string">
            <text:p>La Scie</text:p>
          </table:table-cell>
          <table:table-cell office:value-type="string">
            <text:p>NL</text:p>
          </table:table-cell>
          <table:table-cell office:value-type="string">
            <text:p>49.96N</text:p>
          </table:table-cell>
          <table:table-cell office:value-type="string">
            <text:p>55.59W</text:p>
          </table:table-cell>
        </table:table-row>
        <table:table-row table:style-name="ro2">
          <table:table-cell office:value-type="string">
            <text:p>s0000737</text:p>
          </table:table-cell>
          <table:table-cell office:value-type="string">
            <text:p>Labrador City</text:p>
          </table:table-cell>
          <table:table-cell office:value-type="string">
            <text:p>NL</text:p>
          </table:table-cell>
          <table:table-cell office:value-type="string">
            <text:p>52.94N</text:p>
          </table:table-cell>
          <table:table-cell office:value-type="string">
            <text:p>66.92W</text:p>
          </table:table-cell>
        </table:table-row>
        <table:table-row table:style-name="ro2">
          <table:table-cell office:value-type="string">
            <text:p>s0000669</text:p>
          </table:table-cell>
          <table:table-cell office:value-type="string">
            <text:p>Lewisporte</text:p>
          </table:table-cell>
          <table:table-cell office:value-type="string">
            <text:p>NL</text:p>
          </table:table-cell>
          <table:table-cell office:value-type="string">
            <text:p>49.25N</text:p>
          </table:table-cell>
          <table:table-cell office:value-type="string">
            <text:p>55.06W</text:p>
          </table:table-cell>
        </table:table-row>
        <table:table-row table:style-name="ro2">
          <table:table-cell office:value-type="string">
            <text:p>s0000526</text:p>
          </table:table-cell>
          <table:table-cell office:value-type="string">
            <text:p>Makkovik</text:p>
          </table:table-cell>
          <table:table-cell office:value-type="string">
            <text:p>NL</text:p>
          </table:table-cell>
          <table:table-cell office:value-type="string">
            <text:p>55.09N</text:p>
          </table:table-cell>
          <table:table-cell office:value-type="string">
            <text:p>59.18W</text:p>
          </table:table-cell>
        </table:table-row>
        <table:table-row table:style-name="ro1">
          <table:table-cell office:value-type="string">
            <text:p>s0000220</text:p>
          </table:table-cell>
          <table:table-cell office:value-type="string">
            <text:p>Marble Mountain</text:p>
          </table:table-cell>
          <table:table-cell office:value-type="string">
            <text:p>NL</text:p>
          </table:table-cell>
          <table:table-cell office:value-type="string">
            <text:p>48.94N</text:p>
          </table:table-cell>
          <table:table-cell office:value-type="string">
            <text:p>57.84W</text:p>
          </table:table-cell>
        </table:table-row>
        <table:table-row table:style-name="ro1">
          <table:table-cell office:value-type="string">
            <text:p>s0000594</text:p>
          </table:table-cell>
          <table:table-cell office:value-type="string">
            <text:p>Mary's Harbour</text:p>
          </table:table-cell>
          <table:table-cell office:value-type="string">
            <text:p>NL</text:p>
          </table:table-cell>
          <table:table-cell office:value-type="string">
            <text:p>52.32N</text:p>
          </table:table-cell>
          <table:table-cell office:value-type="string">
            <text:p>55.83W</text:p>
          </table:table-cell>
        </table:table-row>
        <table:table-row table:style-name="ro2">
          <table:table-cell office:value-type="string">
            <text:p>s0000474</text:p>
          </table:table-cell>
          <table:table-cell office:value-type="string">
            <text:p>Marystown</text:p>
          </table:table-cell>
          <table:table-cell office:value-type="string">
            <text:p>NL</text:p>
          </table:table-cell>
          <table:table-cell office:value-type="string">
            <text:p>47.17N</text:p>
          </table:table-cell>
          <table:table-cell office:value-type="string">
            <text:p>55.17W</text:p>
          </table:table-cell>
        </table:table-row>
        <table:table-row table:style-name="ro1">
          <table:table-cell office:value-type="string">
            <text:p>s0000016</text:p>
          </table:table-cell>
          <table:table-cell office:value-type="string">
            <text:p>Musgrave Harbour</text:p>
          </table:table-cell>
          <table:table-cell office:value-type="string">
            <text:p>NL</text:p>
          </table:table-cell>
          <table:table-cell office:value-type="string">
            <text:p>49.45N</text:p>
          </table:table-cell>
          <table:table-cell office:value-type="string">
            <text:p>53.97W</text:p>
          </table:table-cell>
        </table:table-row>
        <table:table-row table:style-name="ro2">
          <table:table-cell office:value-type="string">
            <text:p>s0000162</text:p>
          </table:table-cell>
          <table:table-cell office:value-type="string">
            <text:p>Nain</text:p>
          </table:table-cell>
          <table:table-cell office:value-type="string">
            <text:p>NL</text:p>
          </table:table-cell>
          <table:table-cell office:value-type="string">
            <text:p>56.55N</text:p>
          </table:table-cell>
          <table:table-cell office:value-type="string">
            <text:p>61.69W</text:p>
          </table:table-cell>
        </table:table-row>
        <table:table-row table:style-name="ro1">
          <table:table-cell office:value-type="string">
            <text:p>s0000017</text:p>
          </table:table-cell>
          <table:table-cell office:value-type="string">
            <text:p>New-Wes-Valley</text:p>
          </table:table-cell>
          <table:table-cell office:value-type="string">
            <text:p>NL</text:p>
          </table:table-cell>
          <table:table-cell office:value-type="string">
            <text:p>49.17N</text:p>
          </table:table-cell>
          <table:table-cell office:value-type="string">
            <text:p>53.57W</text:p>
          </table:table-cell>
        </table:table-row>
        <table:table-row table:style-name="ro2">
          <table:table-cell office:value-type="string">
            <text:p>s0000082</text:p>
          </table:table-cell>
          <table:table-cell office:value-type="string">
            <text:p>Placentia</text:p>
          </table:table-cell>
          <table:table-cell office:value-type="string">
            <text:p>NL</text:p>
          </table:table-cell>
          <table:table-cell office:value-type="string">
            <text:p>47.30N</text:p>
          </table:table-cell>
          <table:table-cell office:value-type="string">
            <text:p>53.99W</text:p>
          </table:table-cell>
        </table:table-row>
        <table:table-row table:style-name="ro2">
          <table:table-cell office:value-type="string">
            <text:p>s0000114</text:p>
          </table:table-cell>
          <table:table-cell office:value-type="string">
            <text:p>Port au Choix</text:p>
          </table:table-cell>
          <table:table-cell office:value-type="string">
            <text:p>NL</text:p>
          </table:table-cell>
          <table:table-cell office:value-type="string">
            <text:p>50.71N</text:p>
          </table:table-cell>
          <table:table-cell office:value-type="string">
            <text:p>57.36W</text:p>
          </table:table-cell>
        </table:table-row>
        <table:table-row table:style-name="ro2">
          <table:table-cell office:value-type="string">
            <text:p>s0000858</text:p>
          </table:table-cell>
          <table:table-cell office:value-type="string">
            <text:p>Rigolet</text:p>
          </table:table-cell>
          <table:table-cell office:value-type="string">
            <text:p>NL</text:p>
          </table:table-cell>
          <table:table-cell office:value-type="string">
            <text:p>54.1792N</text:p>
          </table:table-cell>
          <table:table-cell office:value-type="string">
            <text:p>58.43W</text:p>
          </table:table-cell>
        </table:table-row>
        <table:table-row table:style-name="ro1">
          <table:table-cell office:value-type="string">
            <text:p>s0000456</text:p>
          </table:table-cell>
          <table:table-cell office:value-type="string">
            <text:p>Rocky Harbour</text:p>
          </table:table-cell>
          <table:table-cell office:value-type="string">
            <text:p>NL</text:p>
          </table:table-cell>
          <table:table-cell office:value-type="string">
            <text:p>49.59N</text:p>
          </table:table-cell>
          <table:table-cell office:value-type="string">
            <text:p>57.92W</text:p>
          </table:table-cell>
        </table:table-row>
        <table:table-row table:style-name="ro2">
          <table:table-cell office:value-type="string">
            <text:p>s0000019</text:p>
          </table:table-cell>
          <table:table-cell office:value-type="string">
            <text:p>St Alban's</text:p>
          </table:table-cell>
          <table:table-cell office:value-type="string">
            <text:p>NL</text:p>
          </table:table-cell>
          <table:table-cell office:value-type="string">
            <text:p>47.88N</text:p>
          </table:table-cell>
          <table:table-cell office:value-type="string">
            <text:p>55.85W</text:p>
          </table:table-cell>
        </table:table-row>
        <table:table-row table:style-name="ro2">
          <table:table-cell office:value-type="string">
            <text:p>s0000128</text:p>
          </table:table-cell>
          <table:table-cell office:value-type="string">
            <text:p>St. Anthony</text:p>
          </table:table-cell>
          <table:table-cell office:value-type="string">
            <text:p>NL</text:p>
          </table:table-cell>
          <table:table-cell office:value-type="string">
            <text:p>51.37N</text:p>
          </table:table-cell>
          <table:table-cell office:value-type="string">
            <text:p>55.59W</text:p>
          </table:table-cell>
        </table:table-row>
        <table:table-row table:style-name="ro2">
          <table:table-cell office:value-type="string">
            <text:p>s0000280</text:p>
          </table:table-cell>
          <table:table-cell office:value-type="string">
            <text:p>St. John's</text:p>
          </table:table-cell>
          <table:table-cell office:value-type="string">
            <text:p>NL</text:p>
          </table:table-cell>
          <table:table-cell office:value-type="string">
            <text:p>47.57N</text:p>
          </table:table-cell>
          <table:table-cell office:value-type="string">
            <text:p>52.73W</text:p>
          </table:table-cell>
        </table:table-row>
        <table:table-row table:style-name="ro2">
          <table:table-cell office:value-type="string">
            <text:p>s0000039</text:p>
          </table:table-cell>
          <table:table-cell office:value-type="string">
            <text:p>St. Lawrence</text:p>
          </table:table-cell>
          <table:table-cell office:value-type="string">
            <text:p>NL</text:p>
          </table:table-cell>
          <table:table-cell office:value-type="string">
            <text:p>46.92N</text:p>
          </table:table-cell>
          <table:table-cell office:value-type="string">
            <text:p>55.40W</text:p>
          </table:table-cell>
        </table:table-row>
        <table:table-row table:style-name="ro2">
          <table:table-cell office:value-type="string">
            <text:p>s0000567</text:p>
          </table:table-cell>
          <table:table-cell office:value-type="string">
            <text:p>Stephenville</text:p>
          </table:table-cell>
          <table:table-cell office:value-type="string">
            <text:p>NL</text:p>
          </table:table-cell>
          <table:table-cell office:value-type="string">
            <text:p>48.55N</text:p>
          </table:table-cell>
          <table:table-cell office:value-type="string">
            <text:p>58.58W</text:p>
          </table:table-cell>
        </table:table-row>
        <table:table-row table:style-name="ro3">
          <table:table-cell office:value-type="string">
            <text:p>s0000467</text:p>
          </table:table-cell>
          <table:table-cell office:value-type="string">
            <text:p>Terra Nova (National Park)</text:p>
          </table:table-cell>
          <table:table-cell office:value-type="string">
            <text:p>NL</text:p>
          </table:table-cell>
          <table:table-cell office:value-type="string">
            <text:p>48.53N</text:p>
          </table:table-cell>
          <table:table-cell office:value-type="string">
            <text:p>53.93W</text:p>
          </table:table-cell>
        </table:table-row>
        <table:table-row table:style-name="ro2">
          <table:table-cell office:value-type="string">
            <text:p>s0000122</text:p>
          </table:table-cell>
          <table:table-cell office:value-type="string">
            <text:p>Twillingate</text:p>
          </table:table-cell>
          <table:table-cell office:value-type="string">
            <text:p>NL</text:p>
          </table:table-cell>
          <table:table-cell office:value-type="string">
            <text:p>49.65N</text:p>
          </table:table-cell>
          <table:table-cell office:value-type="string">
            <text:p>54.76W</text:p>
          </table:table-cell>
        </table:table-row>
        <table:table-row table:style-name="ro2">
          <table:table-cell office:value-type="string">
            <text:p>s0000736</text:p>
          </table:table-cell>
          <table:table-cell office:value-type="string">
            <text:p>Wabush Lake</text:p>
          </table:table-cell>
          <table:table-cell office:value-type="string">
            <text:p>NL</text:p>
          </table:table-cell>
          <table:table-cell office:value-type="string">
            <text:p>53.08N</text:p>
          </table:table-cell>
          <table:table-cell office:value-type="string">
            <text:p>66.87W</text:p>
          </table:table-cell>
        </table:table-row>
        <table:table-row table:style-name="ro2">
          <table:table-cell office:value-type="string">
            <text:p>s0000473</text:p>
          </table:table-cell>
          <table:table-cell office:value-type="string">
            <text:p>Winterland</text:p>
          </table:table-cell>
          <table:table-cell office:value-type="string">
            <text:p>NL</text:p>
          </table:table-cell>
          <table:table-cell office:value-type="string">
            <text:p>47.16N</text:p>
          </table:table-cell>
          <table:table-cell office:value-type="string">
            <text:p>55.31W</text:p>
          </table:table-cell>
        </table:table-row>
        <table:table-row table:style-name="ro2">
          <table:table-cell office:value-type="string">
            <text:p>s0000042</text:p>
          </table:table-cell>
          <table:table-cell office:value-type="string">
            <text:p>Wreckhouse</text:p>
          </table:table-cell>
          <table:table-cell office:value-type="string">
            <text:p>NL</text:p>
          </table:table-cell>
          <table:table-cell office:value-type="string">
            <text:p>47.71N</text:p>
          </table:table-cell>
          <table:table-cell office:value-type="string">
            <text:p>59.31W</text:p>
          </table:table-cell>
        </table:table-row>
        <table:table-row table:style-name="ro2">
          <table:table-cell office:value-type="string">
            <text:p>s0000450</text:p>
          </table:table-cell>
          <table:table-cell office:value-type="string">
            <text:p>Amherst</text:p>
          </table:table-cell>
          <table:table-cell office:value-type="string">
            <text:p>NS</text:p>
          </table:table-cell>
          <table:table-cell office:value-type="string">
            <text:p>45.83N</text:p>
          </table:table-cell>
          <table:table-cell office:value-type="string">
            <text:p>64.21W</text:p>
          </table:table-cell>
        </table:table-row>
        <table:table-row table:style-name="ro1">
          <table:table-cell office:value-type="string">
            <text:p>s0000802</text:p>
          </table:table-cell>
          <table:table-cell office:value-type="string">
            <text:p>Annapolis Royal</text:p>
          </table:table-cell>
          <table:table-cell office:value-type="string">
            <text:p>NS</text:p>
          </table:table-cell>
          <table:table-cell office:value-type="string">
            <text:p>44.74N</text:p>
          </table:table-cell>
          <table:table-cell office:value-type="string">
            <text:p>65.52W</text:p>
          </table:table-cell>
        </table:table-row>
        <table:table-row table:style-name="ro2">
          <table:table-cell office:value-type="string">
            <text:p>s0000462</text:p>
          </table:table-cell>
          <table:table-cell office:value-type="string">
            <text:p>Antigonish</text:p>
          </table:table-cell>
          <table:table-cell office:value-type="string">
            <text:p>NS</text:p>
          </table:table-cell>
          <table:table-cell office:value-type="string">
            <text:p>45.62N</text:p>
          </table:table-cell>
          <table:table-cell office:value-type="string">
            <text:p>61.99W</text:p>
          </table:table-cell>
        </table:table-row>
        <table:table-row table:style-name="ro2">
          <table:table-cell office:value-type="string">
            <text:p>s0000110</text:p>
          </table:table-cell>
          <table:table-cell office:value-type="string">
            <text:p>Baccaro Point</text:p>
          </table:table-cell>
          <table:table-cell office:value-type="string">
            <text:p>NS</text:p>
          </table:table-cell>
          <table:table-cell office:value-type="string">
            <text:p>43.45N</text:p>
          </table:table-cell>
          <table:table-cell office:value-type="string">
            <text:p>65.47W</text:p>
          </table:table-cell>
        </table:table-row>
        <table:table-row table:style-name="ro2">
          <table:table-cell office:value-type="string">
            <text:p>s0000265</text:p>
          </table:table-cell>
          <table:table-cell office:value-type="string">
            <text:p>Baddeck</text:p>
          </table:table-cell>
          <table:table-cell office:value-type="string">
            <text:p>NS</text:p>
          </table:table-cell>
          <table:table-cell office:value-type="string">
            <text:p>46.10N</text:p>
          </table:table-cell>
          <table:table-cell office:value-type="string">
            <text:p>60.75W</text:p>
          </table:table-cell>
        </table:table-row>
        <table:table-row table:style-name="ro2">
          <table:table-cell office:value-type="string">
            <text:p>s0000096</text:p>
          </table:table-cell>
          <table:table-cell office:value-type="string">
            <text:p>Beaver Island</text:p>
          </table:table-cell>
          <table:table-cell office:value-type="string">
            <text:p>NS</text:p>
          </table:table-cell>
          <table:table-cell office:value-type="string">
            <text:p>44.75N</text:p>
          </table:table-cell>
          <table:table-cell office:value-type="string">
            <text:p>62.80W</text:p>
          </table:table-cell>
        </table:table-row>
        <table:table-row table:style-name="ro2">
          <table:table-cell office:value-type="string">
            <text:p>s0000804</text:p>
          </table:table-cell>
          <table:table-cell office:value-type="string">
            <text:p>Bridgetown</text:p>
          </table:table-cell>
          <table:table-cell office:value-type="string">
            <text:p>NS</text:p>
          </table:table-cell>
          <table:table-cell office:value-type="string">
            <text:p>44.84N</text:p>
          </table:table-cell>
          <table:table-cell office:value-type="string">
            <text:p>65.29W</text:p>
          </table:table-cell>
        </table:table-row>
        <table:table-row table:style-name="ro2">
          <table:table-cell office:value-type="string">
            <text:p>s0000441</text:p>
          </table:table-cell>
          <table:table-cell office:value-type="string">
            <text:p>Bridgewater</text:p>
          </table:table-cell>
          <table:table-cell office:value-type="string">
            <text:p>NS</text:p>
          </table:table-cell>
          <table:table-cell office:value-type="string">
            <text:p>44.38N</text:p>
          </table:table-cell>
          <table:table-cell office:value-type="string">
            <text:p>64.52W</text:p>
          </table:table-cell>
        </table:table-row>
        <table:table-row table:style-name="ro2">
          <table:table-cell office:value-type="string">
            <text:p>s0000365</text:p>
          </table:table-cell>
          <table:table-cell office:value-type="string">
            <text:p>Brier Island</text:p>
          </table:table-cell>
          <table:table-cell office:value-type="string">
            <text:p>NS</text:p>
          </table:table-cell>
          <table:table-cell office:value-type="string">
            <text:p>44.27N</text:p>
          </table:table-cell>
          <table:table-cell office:value-type="string">
            <text:p>66.37W</text:p>
          </table:table-cell>
        </table:table-row>
        <table:table-row table:style-name="ro2">
          <table:table-cell office:value-type="string">
            <text:p>s0000463</text:p>
          </table:table-cell>
          <table:table-cell office:value-type="string">
            <text:p>Cape George</text:p>
          </table:table-cell>
          <table:table-cell office:value-type="string">
            <text:p>NS</text:p>
          </table:table-cell>
          <table:table-cell office:value-type="string">
            <text:p>45.85N</text:p>
          </table:table-cell>
          <table:table-cell office:value-type="string">
            <text:p>61.93W</text:p>
          </table:table-cell>
        </table:table-row>
        <table:table-row table:style-name="ro2">
          <table:table-cell office:value-type="string">
            <text:p>s0000090</text:p>
          </table:table-cell>
          <table:table-cell office:value-type="string">
            <text:p>Caribou</text:p>
          </table:table-cell>
          <table:table-cell office:value-type="string">
            <text:p>NS</text:p>
          </table:table-cell>
          <table:table-cell office:value-type="string">
            <text:p>45.73N</text:p>
          </table:table-cell>
          <table:table-cell office:value-type="string">
            <text:p>62.72W</text:p>
          </table:table-cell>
        </table:table-row>
        <table:table-row table:style-name="ro2">
          <table:table-cell office:value-type="string">
            <text:p>s0000420</text:p>
          </table:table-cell>
          <table:table-cell office:value-type="string">
            <text:p>Chéticamp</text:p>
          </table:table-cell>
          <table:table-cell office:value-type="string">
            <text:p>NS</text:p>
          </table:table-cell>
          <table:table-cell office:value-type="string">
            <text:p>46.63N</text:p>
          </table:table-cell>
          <table:table-cell office:value-type="string">
            <text:p>61.01W</text:p>
          </table:table-cell>
        </table:table-row>
        <table:table-row table:style-name="ro2">
          <table:table-cell office:value-type="string">
            <text:p>s0000364</text:p>
          </table:table-cell>
          <table:table-cell office:value-type="string">
            <text:p>Digby</text:p>
          </table:table-cell>
          <table:table-cell office:value-type="string">
            <text:p>NS</text:p>
          </table:table-cell>
          <table:table-cell office:value-type="string">
            <text:p>44.62N</text:p>
          </table:table-cell>
          <table:table-cell office:value-type="string">
            <text:p>65.76W</text:p>
          </table:table-cell>
        </table:table-row>
        <table:table-row table:style-name="ro2">
          <table:table-cell office:value-type="string">
            <text:p>s0000814</text:p>
          </table:table-cell>
          <table:table-cell office:value-type="string">
            <text:p>Economy</text:p>
          </table:table-cell>
          <table:table-cell office:value-type="string">
            <text:p>NS</text:p>
          </table:table-cell>
          <table:table-cell office:value-type="string">
            <text:p>45.38N</text:p>
          </table:table-cell>
          <table:table-cell office:value-type="string">
            <text:p>63.91W</text:p>
          </table:table-cell>
        </table:table-row>
        <table:table-row table:style-name="ro2">
          <table:table-cell office:value-type="string">
            <text:p>s0000020</text:p>
          </table:table-cell>
          <table:table-cell office:value-type="string">
            <text:p>Fourchu Head</text:p>
          </table:table-cell>
          <table:table-cell office:value-type="string">
            <text:p>NS</text:p>
          </table:table-cell>
          <table:table-cell office:value-type="string">
            <text:p>45.72N</text:p>
          </table:table-cell>
          <table:table-cell office:value-type="string">
            <text:p>60.23W</text:p>
          </table:table-cell>
        </table:table-row>
        <table:table-row table:style-name="ro2">
          <table:table-cell office:value-type="string">
            <text:p>s0000405</text:p>
          </table:table-cell>
          <table:table-cell office:value-type="string">
            <text:p>Grand Étang</text:p>
          </table:table-cell>
          <table:table-cell office:value-type="string">
            <text:p>NS</text:p>
          </table:table-cell>
          <table:table-cell office:value-type="string">
            <text:p>46.55N</text:p>
          </table:table-cell>
          <table:table-cell office:value-type="string">
            <text:p>61.05W</text:p>
          </table:table-cell>
        </table:table-row>
        <table:table-row table:style-name="ro2">
          <table:table-cell office:value-type="string">
            <text:p>s0000803</text:p>
          </table:table-cell>
          <table:table-cell office:value-type="string">
            <text:p>Greenwood</text:p>
          </table:table-cell>
          <table:table-cell office:value-type="string">
            <text:p>NS</text:p>
          </table:table-cell>
          <table:table-cell office:value-type="string">
            <text:p>44.97N</text:p>
          </table:table-cell>
          <table:table-cell office:value-type="string">
            <text:p>64.93W</text:p>
          </table:table-cell>
        </table:table-row>
        <table:table-row table:style-name="ro2">
          <table:table-cell office:value-type="string">
            <text:p>s0000464</text:p>
          </table:table-cell>
          <table:table-cell office:value-type="string">
            <text:p>Guysborough</text:p>
          </table:table-cell>
          <table:table-cell office:value-type="string">
            <text:p>NS</text:p>
          </table:table-cell>
          <table:table-cell office:value-type="string">
            <text:p>45.39N</text:p>
          </table:table-cell>
          <table:table-cell office:value-type="string">
            <text:p>61.50W</text:p>
          </table:table-cell>
        </table:table-row>
        <table:table-row table:style-name="ro2">
          <table:table-cell office:value-type="string">
            <text:p>s0000318</text:p>
          </table:table-cell>
          <table:table-cell office:value-type="string">
            <text:p>Halifax</text:p>
          </table:table-cell>
          <table:table-cell office:value-type="string">
            <text:p>NS</text:p>
          </table:table-cell>
          <table:table-cell office:value-type="string">
            <text:p>44.87N</text:p>
          </table:table-cell>
          <table:table-cell office:value-type="string">
            <text:p>63.72W</text:p>
          </table:table-cell>
        </table:table-row>
        <table:table-row table:style-name="ro1">
          <table:table-cell office:value-type="string">
            <text:p>s0000084</text:p>
          </table:table-cell>
          <table:table-cell office:value-type="string">
            <text:p>Halifax (Shearwater)</text:p>
          </table:table-cell>
          <table:table-cell office:value-type="string">
            <text:p>NS</text:p>
          </table:table-cell>
          <table:table-cell office:value-type="string">
            <text:p>44.66N</text:p>
          </table:table-cell>
          <table:table-cell office:value-type="string">
            <text:p>63.59W</text:p>
          </table:table-cell>
        </table:table-row>
        <table:table-row table:style-name="ro2">
          <table:table-cell office:value-type="string">
            <text:p>s0000308</text:p>
          </table:table-cell>
          <table:table-cell office:value-type="string">
            <text:p>Hart Island</text:p>
          </table:table-cell>
          <table:table-cell office:value-type="string">
            <text:p>NS</text:p>
          </table:table-cell>
          <table:table-cell office:value-type="string">
            <text:p>45.35N</text:p>
          </table:table-cell>
          <table:table-cell office:value-type="string">
            <text:p>60.98W</text:p>
          </table:table-cell>
        </table:table-row>
        <table:table-row table:style-name="ro2">
          <table:table-cell office:value-type="string">
            <text:p>s0000433</text:p>
          </table:table-cell>
          <table:table-cell office:value-type="string">
            <text:p>Ingonish</text:p>
          </table:table-cell>
          <table:table-cell office:value-type="string">
            <text:p>NS</text:p>
          </table:table-cell>
          <table:table-cell office:value-type="string">
            <text:p>46.69N</text:p>
          </table:table-cell>
          <table:table-cell office:value-type="string">
            <text:p>60.37W</text:p>
          </table:table-cell>
        </table:table-row>
        <table:table-row table:style-name="ro3">
          <table:table-cell office:value-type="string">
            <text:p>s0000223</text:p>
          </table:table-cell>
          <table:table-cell office:value-type="string">
            <text:p>Kejimkujik (National Park)</text:p>
          </table:table-cell>
          <table:table-cell office:value-type="string">
            <text:p>NS</text:p>
          </table:table-cell>
          <table:table-cell office:value-type="string">
            <text:p>44.39N</text:p>
          </table:table-cell>
          <table:table-cell office:value-type="string">
            <text:p>65.29W</text:p>
          </table:table-cell>
        </table:table-row>
        <table:table-row table:style-name="ro2">
          <table:table-cell office:value-type="string">
            <text:p>s0000439</text:p>
          </table:table-cell>
          <table:table-cell office:value-type="string">
            <text:p>Kentville</text:p>
          </table:table-cell>
          <table:table-cell office:value-type="string">
            <text:p>NS</text:p>
          </table:table-cell>
          <table:table-cell office:value-type="string">
            <text:p>45.08N</text:p>
          </table:table-cell>
          <table:table-cell office:value-type="string">
            <text:p>64.50W</text:p>
          </table:table-cell>
        </table:table-row>
        <table:table-row table:style-name="ro2">
          <table:table-cell office:value-type="string">
            <text:p>s0000371</text:p>
          </table:table-cell>
          <table:table-cell office:value-type="string">
            <text:p>Liverpool</text:p>
          </table:table-cell>
          <table:table-cell office:value-type="string">
            <text:p>NS</text:p>
          </table:table-cell>
          <table:table-cell office:value-type="string">
            <text:p>44.04N</text:p>
          </table:table-cell>
          <table:table-cell office:value-type="string">
            <text:p>64.72W</text:p>
          </table:table-cell>
        </table:table-row>
        <table:table-row table:style-name="ro2">
          <table:table-cell office:value-type="string">
            <text:p>s0000440</text:p>
          </table:table-cell>
          <table:table-cell office:value-type="string">
            <text:p>Lunenburg</text:p>
          </table:table-cell>
          <table:table-cell office:value-type="string">
            <text:p>NS</text:p>
          </table:table-cell>
          <table:table-cell office:value-type="string">
            <text:p>44.38N</text:p>
          </table:table-cell>
          <table:table-cell office:value-type="string">
            <text:p>64.31W</text:p>
          </table:table-cell>
        </table:table-row>
        <table:table-row table:style-name="ro2">
          <table:table-cell office:value-type="string">
            <text:p>s0000447</text:p>
          </table:table-cell>
          <table:table-cell office:value-type="string">
            <text:p>Malay Falls</text:p>
          </table:table-cell>
          <table:table-cell office:value-type="string">
            <text:p>NS</text:p>
          </table:table-cell>
          <table:table-cell office:value-type="string">
            <text:p>44.99N</text:p>
          </table:table-cell>
          <table:table-cell office:value-type="string">
            <text:p>62.48W</text:p>
          </table:table-cell>
        </table:table-row>
        <table:table-row table:style-name="ro2">
          <table:table-cell office:value-type="string">
            <text:p>s0000089</text:p>
          </table:table-cell>
          <table:table-cell office:value-type="string">
            <text:p>New Glasgow</text:p>
          </table:table-cell>
          <table:table-cell office:value-type="string">
            <text:p>NS</text:p>
          </table:table-cell>
          <table:table-cell office:value-type="string">
            <text:p>45.59N</text:p>
          </table:table-cell>
          <table:table-cell office:value-type="string">
            <text:p>62.64W</text:p>
          </table:table-cell>
        </table:table-row>
        <table:table-row table:style-name="ro1">
          <table:table-cell office:value-type="string">
            <text:p>s0000264</text:p>
          </table:table-cell>
          <table:table-cell office:value-type="string">
            <text:p>North East Margaree</text:p>
          </table:table-cell>
          <table:table-cell office:value-type="string">
            <text:p>NS</text:p>
          </table:table-cell>
          <table:table-cell office:value-type="string">
            <text:p>46.33N</text:p>
          </table:table-cell>
          <table:table-cell office:value-type="string">
            <text:p>61.01W</text:p>
          </table:table-cell>
        </table:table-row>
        <table:table-row table:style-name="ro3">
          <table:table-cell office:value-type="string">
            <text:p>s0000021</text:p>
          </table:table-cell>
          <table:table-cell office:value-type="string">
            <text:p>North Mountain (Cape Breton)</text:p>
          </table:table-cell>
          <table:table-cell office:value-type="string">
            <text:p>NS</text:p>
          </table:table-cell>
          <table:table-cell office:value-type="string">
            <text:p>46.88N</text:p>
          </table:table-cell>
          <table:table-cell office:value-type="string">
            <text:p>60.58W</text:p>
          </table:table-cell>
        </table:table-row>
        <table:table-row table:style-name="ro2">
          <table:table-cell office:value-type="string">
            <text:p>s0000040</text:p>
          </table:table-cell>
          <table:table-cell office:value-type="string">
            <text:p>Parrsboro</text:p>
          </table:table-cell>
          <table:table-cell office:value-type="string">
            <text:p>NS</text:p>
          </table:table-cell>
          <table:table-cell office:value-type="string">
            <text:p>45.41N</text:p>
          </table:table-cell>
          <table:table-cell office:value-type="string">
            <text:p>64.33W</text:p>
          </table:table-cell>
        </table:table-row>
        <table:table-row table:style-name="ro1">
          <table:table-cell office:value-type="string">
            <text:p>s0000460</text:p>
          </table:table-cell>
          <table:table-cell office:value-type="string">
            <text:p>Port Hawkesbury</text:p>
          </table:table-cell>
          <table:table-cell office:value-type="string">
            <text:p>NS</text:p>
          </table:table-cell>
          <table:table-cell office:value-type="string">
            <text:p>45.62N</text:p>
          </table:table-cell>
          <table:table-cell office:value-type="string">
            <text:p>61.36W</text:p>
          </table:table-cell>
        </table:table-row>
        <table:table-row table:style-name="ro2">
          <table:table-cell office:value-type="string">
            <text:p>s0000446</text:p>
          </table:table-cell>
          <table:table-cell office:value-type="string">
            <text:p>Sheet Harbour</text:p>
          </table:table-cell>
          <table:table-cell office:value-type="string">
            <text:p>NS</text:p>
          </table:table-cell>
          <table:table-cell office:value-type="string">
            <text:p>44.92N</text:p>
          </table:table-cell>
          <table:table-cell office:value-type="string">
            <text:p>62.54W</text:p>
          </table:table-cell>
        </table:table-row>
        <table:table-row table:style-name="ro2">
          <table:table-cell office:value-type="string">
            <text:p>s0000109</text:p>
          </table:table-cell>
          <table:table-cell office:value-type="string">
            <text:p>Shelburne</text:p>
          </table:table-cell>
          <table:table-cell office:value-type="string">
            <text:p>NS</text:p>
          </table:table-cell>
          <table:table-cell office:value-type="string">
            <text:p>43.76N</text:p>
          </table:table-cell>
          <table:table-cell office:value-type="string">
            <text:p>65.32W</text:p>
          </table:table-cell>
        </table:table-row>
        <table:table-row table:style-name="ro2">
          <table:table-cell office:value-type="string">
            <text:p>s0000307</text:p>
          </table:table-cell>
          <table:table-cell office:value-type="string">
            <text:p>St. Peter's</text:p>
          </table:table-cell>
          <table:table-cell office:value-type="string">
            <text:p>NS</text:p>
          </table:table-cell>
          <table:table-cell office:value-type="string">
            <text:p>45.66N</text:p>
          </table:table-cell>
          <table:table-cell office:value-type="string">
            <text:p>60.88W</text:p>
          </table:table-cell>
        </table:table-row>
        <table:table-row table:style-name="ro2">
          <table:table-cell office:value-type="string">
            <text:p>s0000670</text:p>
          </table:table-cell>
          <table:table-cell office:value-type="string">
            <text:p>Sydney</text:p>
          </table:table-cell>
          <table:table-cell office:value-type="string">
            <text:p>NS</text:p>
          </table:table-cell>
          <table:table-cell office:value-type="string">
            <text:p>46.14N</text:p>
          </table:table-cell>
          <table:table-cell office:value-type="string">
            <text:p>60.20W</text:p>
          </table:table-cell>
        </table:table-row>
        <table:table-row table:style-name="ro1">
          <table:table-cell office:value-type="string">
            <text:p>s0000812</text:p>
          </table:table-cell>
          <table:table-cell office:value-type="string">
            <text:p>Tatamagouche</text:p>
          </table:table-cell>
          <table:table-cell office:value-type="string">
            <text:p>NS</text:p>
          </table:table-cell>
          <table:table-cell office:value-type="string">
            <text:p>45.71N</text:p>
          </table:table-cell>
          <table:table-cell office:value-type="string">
            <text:p>63.29W</text:p>
          </table:table-cell>
        </table:table-row>
        <table:table-row table:style-name="ro2">
          <table:table-cell office:value-type="string">
            <text:p>s0000461</text:p>
          </table:table-cell>
          <table:table-cell office:value-type="string">
            <text:p>Tracadie</text:p>
          </table:table-cell>
          <table:table-cell office:value-type="string">
            <text:p>NS</text:p>
          </table:table-cell>
          <table:table-cell office:value-type="string">
            <text:p>45.62N</text:p>
          </table:table-cell>
          <table:table-cell office:value-type="string">
            <text:p>61.67W</text:p>
          </table:table-cell>
        </table:table-row>
        <table:table-row table:style-name="ro2">
          <table:table-cell office:value-type="string">
            <text:p>s0000813</text:p>
          </table:table-cell>
          <table:table-cell office:value-type="string">
            <text:p>Truro</text:p>
          </table:table-cell>
          <table:table-cell office:value-type="string">
            <text:p>NS</text:p>
          </table:table-cell>
          <table:table-cell office:value-type="string">
            <text:p>45.37N</text:p>
          </table:table-cell>
          <table:table-cell office:value-type="string">
            <text:p>63.28W</text:p>
          </table:table-cell>
        </table:table-row>
        <table:table-row table:style-name="ro2">
          <table:table-cell office:value-type="string">
            <text:p>s0000370</text:p>
          </table:table-cell>
          <table:table-cell office:value-type="string">
            <text:p>Western Head</text:p>
          </table:table-cell>
          <table:table-cell office:value-type="string">
            <text:p>NS</text:p>
          </table:table-cell>
          <table:table-cell office:value-type="string">
            <text:p>43.99N</text:p>
          </table:table-cell>
          <table:table-cell office:value-type="string">
            <text:p>64.67W</text:p>
          </table:table-cell>
        </table:table-row>
        <table:table-row table:style-name="ro2">
          <table:table-cell office:value-type="string">
            <text:p>s0000438</text:p>
          </table:table-cell>
          <table:table-cell office:value-type="string">
            <text:p>Windsor</text:p>
          </table:table-cell>
          <table:table-cell office:value-type="string">
            <text:p>NS</text:p>
          </table:table-cell>
          <table:table-cell office:value-type="string">
            <text:p>44.99N</text:p>
          </table:table-cell>
          <table:table-cell office:value-type="string">
            <text:p>64.14W</text:p>
          </table:table-cell>
        </table:table-row>
        <table:table-row table:style-name="ro2">
          <table:table-cell office:value-type="string">
            <text:p>s0000649</text:p>
          </table:table-cell>
          <table:table-cell office:value-type="string">
            <text:p>Yarmouth</text:p>
          </table:table-cell>
          <table:table-cell office:value-type="string">
            <text:p>NS</text:p>
          </table:table-cell>
          <table:table-cell office:value-type="string">
            <text:p>43.84N</text:p>
          </table:table-cell>
          <table:table-cell office:value-type="string">
            <text:p>66.12W</text:p>
          </table:table-cell>
        </table:table-row>
        <table:table-row table:style-name="ro2">
          <table:table-cell office:value-type="string">
            <text:p>s0000570</text:p>
          </table:table-cell>
          <table:table-cell office:value-type="string">
            <text:p>Aklavik</text:p>
          </table:table-cell>
          <table:table-cell office:value-type="string">
            <text:p>NT</text:p>
          </table:table-cell>
          <table:table-cell office:value-type="string">
            <text:p>68.22N</text:p>
          </table:table-cell>
          <table:table-cell office:value-type="string">
            <text:p>135.01W</text:p>
          </table:table-cell>
        </table:table-row>
        <table:table-row table:style-name="ro2">
          <table:table-cell office:value-type="string">
            <text:p>s0000164</text:p>
          </table:table-cell>
          <table:table-cell office:value-type="string">
            <text:p>Colville Lake</text:p>
          </table:table-cell>
          <table:table-cell office:value-type="string">
            <text:p>NT</text:p>
          </table:table-cell>
          <table:table-cell office:value-type="string">
            <text:p>67.03N</text:p>
          </table:table-cell>
          <table:table-cell office:value-type="string">
            <text:p>126.12W</text:p>
          </table:table-cell>
        </table:table-row>
        <table:table-row table:style-name="ro2">
          <table:table-cell office:value-type="string">
            <text:p>s0000423</text:p>
          </table:table-cell>
          <table:table-cell office:value-type="string">
            <text:p>Deline</text:p>
          </table:table-cell>
          <table:table-cell office:value-type="string">
            <text:p>NT</text:p>
          </table:table-cell>
          <table:table-cell office:value-type="string">
            <text:p>65.19N</text:p>
          </table:table-cell>
          <table:table-cell office:value-type="string">
            <text:p>123.42W</text:p>
          </table:table-cell>
        </table:table-row>
        <table:table-row table:style-name="ro2">
          <table:table-cell office:value-type="string">
            <text:p>s0000791</text:p>
          </table:table-cell>
          <table:table-cell office:value-type="string">
            <text:p>Detah</text:p>
          </table:table-cell>
          <table:table-cell office:value-type="string">
            <text:p>NT</text:p>
          </table:table-cell>
          <table:table-cell office:value-type="string">
            <text:p>62.41N</text:p>
          </table:table-cell>
          <table:table-cell office:value-type="string">
            <text:p>114.31W</text:p>
          </table:table-cell>
        </table:table-row>
        <table:table-row table:style-name="ro1">
          <table:table-cell office:value-type="string">
            <text:p>s0000618</text:p>
          </table:table-cell>
          <table:table-cell office:value-type="string">
            <text:p>Ekati (Lac de Gras)</text:p>
          </table:table-cell>
          <table:table-cell office:value-type="string">
            <text:p>NT</text:p>
          </table:table-cell>
          <table:table-cell office:value-type="string">
            <text:p>64.50N</text:p>
          </table:table-cell>
          <table:table-cell office:value-type="string">
            <text:p>110.50W</text:p>
          </table:table-cell>
        </table:table-row>
        <table:table-row table:style-name="ro2">
          <table:table-cell office:value-type="string">
            <text:p>s0000560</text:p>
          </table:table-cell>
          <table:table-cell office:value-type="string">
            <text:p>Enterprise</text:p>
          </table:table-cell>
          <table:table-cell office:value-type="string">
            <text:p>NT</text:p>
          </table:table-cell>
          <table:table-cell office:value-type="string">
            <text:p>60.55N</text:p>
          </table:table-cell>
          <table:table-cell office:value-type="string">
            <text:p>116.13W</text:p>
          </table:table-cell>
        </table:table-row>
        <table:table-row table:style-name="ro1">
          <table:table-cell office:value-type="string">
            <text:p>s0000818</text:p>
          </table:table-cell>
          <table:table-cell office:value-type="string">
            <text:p>Fort Good Hope</text:p>
          </table:table-cell>
          <table:table-cell office:value-type="string">
            <text:p>NT</text:p>
          </table:table-cell>
          <table:table-cell office:value-type="string">
            <text:p>66.26N</text:p>
          </table:table-cell>
          <table:table-cell office:value-type="string">
            <text:p>128.64W</text:p>
          </table:table-cell>
        </table:table-row>
        <table:table-row table:style-name="ro2">
          <table:table-cell office:value-type="string">
            <text:p>s0000210</text:p>
          </table:table-cell>
          <table:table-cell office:value-type="string">
            <text:p>Fort Liard</text:p>
          </table:table-cell>
          <table:table-cell office:value-type="string">
            <text:p>NT</text:p>
          </table:table-cell>
          <table:table-cell office:value-type="string">
            <text:p>60.23N</text:p>
          </table:table-cell>
          <table:table-cell office:value-type="string">
            <text:p>123.47W</text:p>
          </table:table-cell>
        </table:table-row>
        <table:table-row table:style-name="ro1">
          <table:table-cell office:value-type="string">
            <text:p>s0000816</text:p>
          </table:table-cell>
          <table:table-cell office:value-type="string">
            <text:p>Fort McPherson</text:p>
          </table:table-cell>
          <table:table-cell office:value-type="string">
            <text:p>NT</text:p>
          </table:table-cell>
          <table:table-cell office:value-type="string">
            <text:p>67.44N</text:p>
          </table:table-cell>
          <table:table-cell office:value-type="string">
            <text:p>134.88W</text:p>
          </table:table-cell>
        </table:table-row>
        <table:table-row table:style-name="ro1">
          <table:table-cell office:value-type="string">
            <text:p>s0000188</text:p>
          </table:table-cell>
          <table:table-cell office:value-type="string">
            <text:p>Fort Providence</text:p>
          </table:table-cell>
          <table:table-cell office:value-type="string">
            <text:p>NT</text:p>
          </table:table-cell>
          <table:table-cell office:value-type="string">
            <text:p>61.35N</text:p>
          </table:table-cell>
          <table:table-cell office:value-type="string">
            <text:p>117.65W</text:p>
          </table:table-cell>
        </table:table-row>
        <table:table-row table:style-name="ro1">
          <table:table-cell office:value-type="string">
            <text:p>s0000524</text:p>
          </table:table-cell>
          <table:table-cell office:value-type="string">
            <text:p>Fort Resolution</text:p>
          </table:table-cell>
          <table:table-cell office:value-type="string">
            <text:p>NT</text:p>
          </table:table-cell>
          <table:table-cell office:value-type="string">
            <text:p>61.17N</text:p>
          </table:table-cell>
          <table:table-cell office:value-type="string">
            <text:p>113.67W</text:p>
          </table:table-cell>
        </table:table-row>
        <table:table-row table:style-name="ro2">
          <table:table-cell office:value-type="string">
            <text:p>s0000525</text:p>
          </table:table-cell>
          <table:table-cell office:value-type="string">
            <text:p>Fort Simpson</text:p>
          </table:table-cell>
          <table:table-cell office:value-type="string">
            <text:p>NT</text:p>
          </table:table-cell>
          <table:table-cell office:value-type="string">
            <text:p>61.86N</text:p>
          </table:table-cell>
          <table:table-cell office:value-type="string">
            <text:p>121.35W</text:p>
          </table:table-cell>
        </table:table-row>
        <table:table-row table:style-name="ro2">
          <table:table-cell office:value-type="string">
            <text:p>s0000690</text:p>
          </table:table-cell>
          <table:table-cell office:value-type="string">
            <text:p>Fort Smith</text:p>
          </table:table-cell>
          <table:table-cell office:value-type="string">
            <text:p>NT</text:p>
          </table:table-cell>
          <table:table-cell office:value-type="string">
            <text:p>60.00N</text:p>
          </table:table-cell>
          <table:table-cell office:value-type="string">
            <text:p>111.88W</text:p>
          </table:table-cell>
        </table:table-row>
        <table:table-row table:style-name="ro2">
          <table:table-cell office:value-type="string">
            <text:p>s0000388</text:p>
          </table:table-cell>
          <table:table-cell office:value-type="string">
            <text:p>Gameti</text:p>
          </table:table-cell>
          <table:table-cell office:value-type="string">
            <text:p>NT</text:p>
          </table:table-cell>
          <table:table-cell office:value-type="string">
            <text:p>64.12N</text:p>
          </table:table-cell>
          <table:table-cell office:value-type="string">
            <text:p>117.35W</text:p>
          </table:table-cell>
        </table:table-row>
        <table:table-row table:style-name="ro2">
          <table:table-cell office:value-type="string">
            <text:p>s0000561</text:p>
          </table:table-cell>
          <table:table-cell office:value-type="string">
            <text:p>Hay River</text:p>
          </table:table-cell>
          <table:table-cell office:value-type="string">
            <text:p>NT</text:p>
          </table:table-cell>
          <table:table-cell office:value-type="string">
            <text:p>60.82N</text:p>
          </table:table-cell>
          <table:table-cell office:value-type="string">
            <text:p>115.80W</text:p>
          </table:table-cell>
        </table:table-row>
        <table:table-row table:style-name="ro2">
          <table:table-cell office:value-type="string">
            <text:p>s0000389</text:p>
          </table:table-cell>
          <table:table-cell office:value-type="string">
            <text:p>Indin River</text:p>
          </table:table-cell>
          <table:table-cell office:value-type="string">
            <text:p>NT</text:p>
          </table:table-cell>
          <table:table-cell office:value-type="string">
            <text:p>64.28N</text:p>
          </table:table-cell>
          <table:table-cell office:value-type="string">
            <text:p>115.07W</text:p>
          </table:table-cell>
        </table:table-row>
        <table:table-row table:style-name="ro2">
          <table:table-cell office:value-type="string">
            <text:p>s0000519</text:p>
          </table:table-cell>
          <table:table-cell office:value-type="string">
            <text:p>Inuvik</text:p>
          </table:table-cell>
          <table:table-cell office:value-type="string">
            <text:p>NT</text:p>
          </table:table-cell>
          <table:table-cell office:value-type="string">
            <text:p>68.36N</text:p>
          </table:table-cell>
          <table:table-cell office:value-type="string">
            <text:p>133.72W</text:p>
          </table:table-cell>
        </table:table-row>
        <table:table-row table:style-name="ro2">
          <table:table-cell office:value-type="string">
            <text:p>s0000443</text:p>
          </table:table-cell>
          <table:table-cell office:value-type="string">
            <text:p>Lutselke</text:p>
          </table:table-cell>
          <table:table-cell office:value-type="string">
            <text:p>NT</text:p>
          </table:table-cell>
          <table:table-cell office:value-type="string">
            <text:p>62.41N</text:p>
          </table:table-cell>
          <table:table-cell office:value-type="string">
            <text:p>110.74W</text:p>
          </table:table-cell>
        </table:table-row>
        <table:table-row table:style-name="ro1">
          <table:table-cell office:value-type="string">
            <text:p>s0000476</text:p>
          </table:table-cell>
          <table:table-cell office:value-type="string">
            <text:p>Nahanni Butte</text:p>
          </table:table-cell>
          <table:table-cell office:value-type="string">
            <text:p>NT</text:p>
          </table:table-cell>
          <table:table-cell office:value-type="string">
            <text:p>61.03N</text:p>
          </table:table-cell>
          <table:table-cell office:value-type="string">
            <text:p>123.39W</text:p>
          </table:table-cell>
        </table:table-row>
        <table:table-row table:style-name="ro2">
          <table:table-cell office:value-type="string">
            <text:p>s0000720</text:p>
          </table:table-cell>
          <table:table-cell office:value-type="string">
            <text:p>Norman Wells</text:p>
          </table:table-cell>
          <table:table-cell office:value-type="string">
            <text:p>NT</text:p>
          </table:table-cell>
          <table:table-cell office:value-type="string">
            <text:p>65.28N</text:p>
          </table:table-cell>
          <table:table-cell office:value-type="string">
            <text:p>126.83W</text:p>
          </table:table-cell>
        </table:table-row>
        <table:table-row table:style-name="ro2">
          <table:table-cell office:value-type="string">
            <text:p>s0000759</text:p>
          </table:table-cell>
          <table:table-cell office:value-type="string">
            <text:p>Paulatuk</text:p>
          </table:table-cell>
          <table:table-cell office:value-type="string">
            <text:p>NT</text:p>
          </table:table-cell>
          <table:table-cell office:value-type="string">
            <text:p>69.35N</text:p>
          </table:table-cell>
          <table:table-cell office:value-type="string">
            <text:p>124.07W</text:p>
          </table:table-cell>
        </table:table-row>
        <table:table-row table:style-name="ro2">
          <table:table-cell office:value-type="string">
            <text:p>s0000338</text:p>
          </table:table-cell>
          <table:table-cell office:value-type="string">
            <text:p>Sachs Harbour</text:p>
          </table:table-cell>
          <table:table-cell office:value-type="string">
            <text:p>NT</text:p>
          </table:table-cell>
          <table:table-cell office:value-type="string">
            <text:p>71.98N</text:p>
          </table:table-cell>
          <table:table-cell office:value-type="string">
            <text:p>125.24W</text:p>
          </table:table-cell>
        </table:table-row>
        <table:table-row table:style-name="ro2">
          <table:table-cell office:value-type="string">
            <text:p>s0000340</text:p>
          </table:table-cell>
          <table:table-cell office:value-type="string">
            <text:p>Trout Lake</text:p>
          </table:table-cell>
          <table:table-cell office:value-type="string">
            <text:p>NT</text:p>
          </table:table-cell>
          <table:table-cell office:value-type="string">
            <text:p>60.43N</text:p>
          </table:table-cell>
          <table:table-cell office:value-type="string">
            <text:p>121.25W</text:p>
          </table:table-cell>
        </table:table-row>
        <table:table-row table:style-name="ro2">
          <table:table-cell office:value-type="string">
            <text:p>s0000830</text:p>
          </table:table-cell>
          <table:table-cell office:value-type="string">
            <text:p>Tuktoyaktuk</text:p>
          </table:table-cell>
          <table:table-cell office:value-type="string">
            <text:p>NT</text:p>
          </table:table-cell>
          <table:table-cell office:value-type="string">
            <text:p>69.45N</text:p>
          </table:table-cell>
          <table:table-cell office:value-type="string">
            <text:p>133.03W</text:p>
          </table:table-cell>
        </table:table-row>
        <table:table-row table:style-name="ro2">
          <table:table-cell office:value-type="string">
            <text:p>s0000817</text:p>
          </table:table-cell>
          <table:table-cell office:value-type="string">
            <text:p>Tulita</text:p>
          </table:table-cell>
          <table:table-cell office:value-type="string">
            <text:p>NT</text:p>
          </table:table-cell>
          <table:table-cell office:value-type="string">
            <text:p>64.90N</text:p>
          </table:table-cell>
          <table:table-cell office:value-type="string">
            <text:p>125.57W</text:p>
          </table:table-cell>
        </table:table-row>
        <table:table-row table:style-name="ro2">
          <table:table-cell office:value-type="string">
            <text:p>s0000432</text:p>
          </table:table-cell>
          <table:table-cell office:value-type="string">
            <text:p>Ulukhaktok</text:p>
          </table:table-cell>
          <table:table-cell office:value-type="string">
            <text:p>NT</text:p>
          </table:table-cell>
          <table:table-cell office:value-type="string">
            <text:p>70.73N</text:p>
          </table:table-cell>
          <table:table-cell office:value-type="string">
            <text:p>117.75W</text:p>
          </table:table-cell>
        </table:table-row>
        <table:table-row table:style-name="ro2">
          <table:table-cell office:value-type="string">
            <text:p>s0000442</text:p>
          </table:table-cell>
          <table:table-cell office:value-type="string">
            <text:p>Wekweeti</text:p>
          </table:table-cell>
          <table:table-cell office:value-type="string">
            <text:p>NT</text:p>
          </table:table-cell>
          <table:table-cell office:value-type="string">
            <text:p>64.19N</text:p>
          </table:table-cell>
          <table:table-cell office:value-type="string">
            <text:p>114.18W</text:p>
          </table:table-cell>
        </table:table-row>
        <table:table-row table:style-name="ro2">
          <table:table-cell office:value-type="string">
            <text:p>s0000249</text:p>
          </table:table-cell>
          <table:table-cell office:value-type="string">
            <text:p>Whati</text:p>
          </table:table-cell>
          <table:table-cell office:value-type="string">
            <text:p>NT</text:p>
          </table:table-cell>
          <table:table-cell office:value-type="string">
            <text:p>63.14N</text:p>
          </table:table-cell>
          <table:table-cell office:value-type="string">
            <text:p>117.27W</text:p>
          </table:table-cell>
        </table:table-row>
        <table:table-row table:style-name="ro2">
          <table:table-cell office:value-type="string">
            <text:p>s0000740</text:p>
          </table:table-cell>
          <table:table-cell office:value-type="string">
            <text:p>Wrigley</text:p>
          </table:table-cell>
          <table:table-cell office:value-type="string">
            <text:p>NT</text:p>
          </table:table-cell>
          <table:table-cell office:value-type="string">
            <text:p>63.27N</text:p>
          </table:table-cell>
          <table:table-cell office:value-type="string">
            <text:p>123.61W</text:p>
          </table:table-cell>
        </table:table-row>
        <table:table-row table:style-name="ro2">
          <table:table-cell office:value-type="string">
            <text:p>s0000366</text:p>
          </table:table-cell>
          <table:table-cell office:value-type="string">
            <text:p>Yellowknife</text:p>
          </table:table-cell>
          <table:table-cell office:value-type="string">
            <text:p>NT</text:p>
          </table:table-cell>
          <table:table-cell office:value-type="string">
            <text:p>62.46N</text:p>
          </table:table-cell>
          <table:table-cell office:value-type="string">
            <text:p>114.35W</text:p>
          </table:table-cell>
        </table:table-row>
        <table:table-row table:style-name="ro2">
          <table:table-cell office:value-type="string">
            <text:p>s0000821</text:p>
          </table:table-cell>
          <table:table-cell office:value-type="string">
            <text:p>Alert</text:p>
          </table:table-cell>
          <table:table-cell office:value-type="string">
            <text:p>NU</text:p>
          </table:table-cell>
          <table:table-cell office:value-type="string">
            <text:p>82.50N</text:p>
          </table:table-cell>
          <table:table-cell office:value-type="string">
            <text:p>62.37W</text:p>
          </table:table-cell>
        </table:table-row>
        <table:table-row table:style-name="ro2">
          <table:table-cell office:value-type="string">
            <text:p>s0000412</text:p>
          </table:table-cell>
          <table:table-cell office:value-type="string">
            <text:p>Arctic Bay</text:p>
          </table:table-cell>
          <table:table-cell office:value-type="string">
            <text:p>NU</text:p>
          </table:table-cell>
          <table:table-cell office:value-type="string">
            <text:p>73.03N</text:p>
          </table:table-cell>
          <table:table-cell office:value-type="string">
            <text:p>85.17W</text:p>
          </table:table-cell>
        </table:table-row>
        <table:table-row table:style-name="ro2">
          <table:table-cell office:value-type="string">
            <text:p>s0000511</text:p>
          </table:table-cell>
          <table:table-cell office:value-type="string">
            <text:p>Arviat</text:p>
          </table:table-cell>
          <table:table-cell office:value-type="string">
            <text:p>NU</text:p>
          </table:table-cell>
          <table:table-cell office:value-type="string">
            <text:p>61.11N</text:p>
          </table:table-cell>
          <table:table-cell office:value-type="string">
            <text:p>94.06W</text:p>
          </table:table-cell>
        </table:table-row>
        <table:table-row table:style-name="ro2">
          <table:table-cell office:value-type="string">
            <text:p>s0000487</text:p>
          </table:table-cell>
          <table:table-cell office:value-type="string">
            <text:p>Baker Lake</text:p>
          </table:table-cell>
          <table:table-cell office:value-type="string">
            <text:p>NU</text:p>
          </table:table-cell>
          <table:table-cell office:value-type="string">
            <text:p>64.32N</text:p>
          </table:table-cell>
          <table:table-cell office:value-type="string">
            <text:p>96.02W</text:p>
          </table:table-cell>
        </table:table-row>
        <table:table-row table:style-name="ro1">
          <table:table-cell office:value-type="string">
            <text:p>s0000495</text:p>
          </table:table-cell>
          <table:table-cell office:value-type="string">
            <text:p>Cambridge Bay</text:p>
          </table:table-cell>
          <table:table-cell office:value-type="string">
            <text:p>NU</text:p>
          </table:table-cell>
          <table:table-cell office:value-type="string">
            <text:p>69.11N</text:p>
          </table:table-cell>
          <table:table-cell office:value-type="string">
            <text:p>105.05W</text:p>
          </table:table-cell>
        </table:table-row>
        <table:table-row table:style-name="ro2">
          <table:table-cell office:value-type="string">
            <text:p>s0000694</text:p>
          </table:table-cell>
          <table:table-cell office:value-type="string">
            <text:p>Cape Dorset</text:p>
          </table:table-cell>
          <table:table-cell office:value-type="string">
            <text:p>NU</text:p>
          </table:table-cell>
          <table:table-cell office:value-type="string">
            <text:p>64.23N</text:p>
          </table:table-cell>
          <table:table-cell office:value-type="string">
            <text:p>76.54W</text:p>
          </table:table-cell>
        </table:table-row>
        <table:table-row table:style-name="ro2">
          <table:table-cell office:value-type="string">
            <text:p>s0000501</text:p>
          </table:table-cell>
          <table:table-cell office:value-type="string">
            <text:p>Chesterfield</text:p>
          </table:table-cell>
          <table:table-cell office:value-type="string">
            <text:p>NU</text:p>
          </table:table-cell>
          <table:table-cell office:value-type="string">
            <text:p>63.34N</text:p>
          </table:table-cell>
          <table:table-cell office:value-type="string">
            <text:p>90.70W</text:p>
          </table:table-cell>
        </table:table-row>
        <table:table-row table:style-name="ro2">
          <table:table-cell office:value-type="string">
            <text:p>s0000504</text:p>
          </table:table-cell>
          <table:table-cell office:value-type="string">
            <text:p>Clyde River</text:p>
          </table:table-cell>
          <table:table-cell office:value-type="string">
            <text:p>NU</text:p>
          </table:table-cell>
          <table:table-cell office:value-type="string">
            <text:p>70.47N</text:p>
          </table:table-cell>
          <table:table-cell office:value-type="string">
            <text:p>68.59W</text:p>
          </table:table-cell>
        </table:table-row>
        <table:table-row table:style-name="ro2">
          <table:table-cell office:value-type="string">
            <text:p>s0000798</text:p>
          </table:table-cell>
          <table:table-cell office:value-type="string">
            <text:p>Coral Harbour</text:p>
          </table:table-cell>
          <table:table-cell office:value-type="string">
            <text:p>NU</text:p>
          </table:table-cell>
          <table:table-cell office:value-type="string">
            <text:p>64.13N</text:p>
          </table:table-cell>
          <table:table-cell office:value-type="string">
            <text:p>83.17W</text:p>
          </table:table-cell>
        </table:table-row>
        <table:table-row table:style-name="ro2">
          <table:table-cell office:value-type="string">
            <text:p>s0000206</text:p>
          </table:table-cell>
          <table:table-cell office:value-type="string">
            <text:p>Ennadai</text:p>
          </table:table-cell>
          <table:table-cell office:value-type="string">
            <text:p>NU</text:p>
          </table:table-cell>
          <table:table-cell office:value-type="string">
            <text:p>61.13N</text:p>
          </table:table-cell>
          <table:table-cell office:value-type="string">
            <text:p>100.88W</text:p>
          </table:table-cell>
        </table:table-row>
        <table:table-row table:style-name="ro2">
          <table:table-cell office:value-type="string">
            <text:p>s0000140</text:p>
          </table:table-cell>
          <table:table-cell office:value-type="string">
            <text:p>Eureka</text:p>
          </table:table-cell>
          <table:table-cell office:value-type="string">
            <text:p>NU</text:p>
          </table:table-cell>
          <table:table-cell office:value-type="string">
            <text:p>79.98N</text:p>
          </table:table-cell>
          <table:table-cell office:value-type="string">
            <text:p>85.95W</text:p>
          </table:table-cell>
        </table:table-row>
        <table:table-row table:style-name="ro2">
          <table:table-cell office:value-type="string">
            <text:p>s0000820</text:p>
          </table:table-cell>
          <table:table-cell office:value-type="string">
            <text:p>Gjoa Haven</text:p>
          </table:table-cell>
          <table:table-cell office:value-type="string">
            <text:p>NU</text:p>
          </table:table-cell>
          <table:table-cell office:value-type="string">
            <text:p>68.63N</text:p>
          </table:table-cell>
          <table:table-cell office:value-type="string">
            <text:p>95.88W</text:p>
          </table:table-cell>
        </table:table-row>
        <table:table-row table:style-name="ro2">
          <table:table-cell office:value-type="string">
            <text:p>s0000177</text:p>
          </table:table-cell>
          <table:table-cell office:value-type="string">
            <text:p>Grise Fiord</text:p>
          </table:table-cell>
          <table:table-cell office:value-type="string">
            <text:p>NU</text:p>
          </table:table-cell>
          <table:table-cell office:value-type="string">
            <text:p>76.42N</text:p>
          </table:table-cell>
          <table:table-cell office:value-type="string">
            <text:p>82.90W</text:p>
          </table:table-cell>
        </table:table-row>
        <table:table-row table:style-name="ro2">
          <table:table-cell office:value-type="string">
            <text:p>s0000714</text:p>
          </table:table-cell>
          <table:table-cell office:value-type="string">
            <text:p>Hall Beach</text:p>
          </table:table-cell>
          <table:table-cell office:value-type="string">
            <text:p>NU</text:p>
          </table:table-cell>
          <table:table-cell office:value-type="string">
            <text:p>68.79N</text:p>
          </table:table-cell>
          <table:table-cell office:value-type="string">
            <text:p>81.24W</text:p>
          </table:table-cell>
        </table:table-row>
        <table:table-row table:style-name="ro2">
          <table:table-cell office:value-type="string">
            <text:p>s0000540</text:p>
          </table:table-cell>
          <table:table-cell office:value-type="string">
            <text:p>Igloolik</text:p>
          </table:table-cell>
          <table:table-cell office:value-type="string">
            <text:p>NU</text:p>
          </table:table-cell>
          <table:table-cell office:value-type="string">
            <text:p>69.38N</text:p>
          </table:table-cell>
          <table:table-cell office:value-type="string">
            <text:p>81.80W</text:p>
          </table:table-cell>
        </table:table-row>
        <table:table-row table:style-name="ro2">
          <table:table-cell office:value-type="string">
            <text:p>s0000394</text:p>
          </table:table-cell>
          <table:table-cell office:value-type="string">
            <text:p>Iqaluit</text:p>
          </table:table-cell>
          <table:table-cell office:value-type="string">
            <text:p>NU</text:p>
          </table:table-cell>
          <table:table-cell office:value-type="string">
            <text:p>63.75N</text:p>
          </table:table-cell>
          <table:table-cell office:value-type="string">
            <text:p>68.52W</text:p>
          </table:table-cell>
        </table:table-row>
        <table:table-row table:style-name="ro2">
          <table:table-cell office:value-type="string">
            <text:p>s0000587</text:p>
          </table:table-cell>
          <table:table-cell office:value-type="string">
            <text:p>Kimmirut</text:p>
          </table:table-cell>
          <table:table-cell office:value-type="string">
            <text:p>NU</text:p>
          </table:table-cell>
          <table:table-cell office:value-type="string">
            <text:p>62.85N</text:p>
          </table:table-cell>
          <table:table-cell office:value-type="string">
            <text:p>69.87W</text:p>
          </table:table-cell>
        </table:table-row>
        <table:table-row table:style-name="ro2">
          <table:table-cell office:value-type="string">
            <text:p>s0000065</text:p>
          </table:table-cell>
          <table:table-cell office:value-type="string">
            <text:p>Kugaaruk</text:p>
          </table:table-cell>
          <table:table-cell office:value-type="string">
            <text:p>NU</text:p>
          </table:table-cell>
          <table:table-cell office:value-type="string">
            <text:p>68.53N</text:p>
          </table:table-cell>
          <table:table-cell office:value-type="string">
            <text:p>89.83W</text:p>
          </table:table-cell>
        </table:table-row>
        <table:table-row table:style-name="ro2">
          <table:table-cell office:value-type="string">
            <text:p>s0000498</text:p>
          </table:table-cell>
          <table:table-cell office:value-type="string">
            <text:p>Kugluktuk</text:p>
          </table:table-cell>
          <table:table-cell office:value-type="string">
            <text:p>NU</text:p>
          </table:table-cell>
          <table:table-cell office:value-type="string">
            <text:p>67.83N</text:p>
          </table:table-cell>
          <table:table-cell office:value-type="string">
            <text:p>115.09W</text:p>
          </table:table-cell>
        </table:table-row>
        <table:table-row table:style-name="ro2">
          <table:table-cell office:value-type="string">
            <text:p>s0000693</text:p>
          </table:table-cell>
          <table:table-cell office:value-type="string">
            <text:p>Nanisivik</text:p>
          </table:table-cell>
          <table:table-cell office:value-type="string">
            <text:p>NU</text:p>
          </table:table-cell>
          <table:table-cell office:value-type="string">
            <text:p>73.03N</text:p>
          </table:table-cell>
          <table:table-cell office:value-type="string">
            <text:p>84.55W</text:p>
          </table:table-cell>
        </table:table-row>
        <table:table-row table:style-name="ro2">
          <table:table-cell office:value-type="string">
            <text:p>s0000750</text:p>
          </table:table-cell>
          <table:table-cell office:value-type="string">
            <text:p>Pangnirtung</text:p>
          </table:table-cell>
          <table:table-cell office:value-type="string">
            <text:p>NU</text:p>
          </table:table-cell>
          <table:table-cell office:value-type="string">
            <text:p>66.14N</text:p>
          </table:table-cell>
          <table:table-cell office:value-type="string">
            <text:p>65.72W</text:p>
          </table:table-cell>
        </table:table-row>
        <table:table-row table:style-name="ro2">
          <table:table-cell office:value-type="string">
            <text:p>s0000564</text:p>
          </table:table-cell>
          <table:table-cell office:value-type="string">
            <text:p>Pond Inlet</text:p>
          </table:table-cell>
          <table:table-cell office:value-type="string">
            <text:p>NU</text:p>
          </table:table-cell>
          <table:table-cell office:value-type="string">
            <text:p>72.70N</text:p>
          </table:table-cell>
          <table:table-cell office:value-type="string">
            <text:p>77.96W</text:p>
          </table:table-cell>
        </table:table-row>
        <table:table-row table:style-name="ro2">
          <table:table-cell office:value-type="string">
            <text:p>s0000716</text:p>
          </table:table-cell>
          <table:table-cell office:value-type="string">
            <text:p>Qikiqtarjuaq</text:p>
          </table:table-cell>
          <table:table-cell office:value-type="string">
            <text:p>NU</text:p>
          </table:table-cell>
          <table:table-cell office:value-type="string">
            <text:p>67.55N</text:p>
          </table:table-cell>
          <table:table-cell office:value-type="string">
            <text:p>64.03W</text:p>
          </table:table-cell>
        </table:table-row>
        <table:table-row table:style-name="ro2">
          <table:table-cell office:value-type="string">
            <text:p>s0000678</text:p>
          </table:table-cell>
          <table:table-cell office:value-type="string">
            <text:p>Rankin Inlet</text:p>
          </table:table-cell>
          <table:table-cell office:value-type="string">
            <text:p>NU</text:p>
          </table:table-cell>
          <table:table-cell office:value-type="string">
            <text:p>62.82N</text:p>
          </table:table-cell>
          <table:table-cell office:value-type="string">
            <text:p>92.08W</text:p>
          </table:table-cell>
        </table:table-row>
        <table:table-row table:style-name="ro2">
          <table:table-cell office:value-type="string">
            <text:p>s0000713</text:p>
          </table:table-cell>
          <table:table-cell office:value-type="string">
            <text:p>Repulse Bay</text:p>
          </table:table-cell>
          <table:table-cell office:value-type="string">
            <text:p>NU</text:p>
          </table:table-cell>
          <table:table-cell office:value-type="string">
            <text:p>66.53N</text:p>
          </table:table-cell>
          <table:table-cell office:value-type="string">
            <text:p>86.25W</text:p>
          </table:table-cell>
        </table:table-row>
        <table:table-row table:style-name="ro2">
          <table:table-cell office:value-type="string">
            <text:p>s0000672</text:p>
          </table:table-cell>
          <table:table-cell office:value-type="string">
            <text:p>Resolute</text:p>
          </table:table-cell>
          <table:table-cell office:value-type="string">
            <text:p>NU</text:p>
          </table:table-cell>
          <table:table-cell office:value-type="string">
            <text:p>74.70N</text:p>
          </table:table-cell>
          <table:table-cell office:value-type="string">
            <text:p>94.83W</text:p>
          </table:table-cell>
        </table:table-row>
        <table:table-row table:style-name="ro2">
          <table:table-cell office:value-type="string">
            <text:p>s0000689</text:p>
          </table:table-cell>
          <table:table-cell office:value-type="string">
            <text:p>Sanikiluaq</text:p>
          </table:table-cell>
          <table:table-cell office:value-type="string">
            <text:p>NU</text:p>
          </table:table-cell>
          <table:table-cell office:value-type="string">
            <text:p>56.53N</text:p>
          </table:table-cell>
          <table:table-cell office:value-type="string">
            <text:p>79.23W</text:p>
          </table:table-cell>
        </table:table-row>
        <table:table-row table:style-name="ro2">
          <table:table-cell office:value-type="string">
            <text:p>s0000774</text:p>
          </table:table-cell>
          <table:table-cell office:value-type="string">
            <text:p>Taloyoak</text:p>
          </table:table-cell>
          <table:table-cell office:value-type="string">
            <text:p>NU</text:p>
          </table:table-cell>
          <table:table-cell office:value-type="string">
            <text:p>69.54N</text:p>
          </table:table-cell>
          <table:table-cell office:value-type="string">
            <text:p>93.52W</text:p>
          </table:table-cell>
        </table:table-row>
        <table:table-row table:style-name="ro2">
          <table:table-cell office:value-type="string">
            <text:p>s0000749</text:p>
          </table:table-cell>
          <table:table-cell office:value-type="string">
            <text:p>Whale Cove</text:p>
          </table:table-cell>
          <table:table-cell office:value-type="string">
            <text:p>NU</text:p>
          </table:table-cell>
          <table:table-cell office:value-type="string">
            <text:p>62.16N</text:p>
          </table:table-cell>
          <table:table-cell office:value-type="string">
            <text:p>92.57W</text:p>
          </table:table-cell>
        </table:table-row>
        <table:table-row table:style-name="ro2">
          <table:table-cell office:value-type="string">
            <text:p>s0000070</text:p>
          </table:table-cell>
          <table:table-cell office:value-type="string">
            <text:p>Alexandria</text:p>
          </table:table-cell>
          <table:table-cell office:value-type="string">
            <text:p>ON</text:p>
          </table:table-cell>
          <table:table-cell office:value-type="string">
            <text:p>45.31N</text:p>
          </table:table-cell>
          <table:table-cell office:value-type="string">
            <text:p>74.63W</text:p>
          </table:table-cell>
        </table:table-row>
        <table:table-row table:style-name="ro1">
          <table:table-cell office:value-type="string">
            <text:p>s0000073</text:p>
          </table:table-cell>
          <table:table-cell office:value-type="string">
            <text:p>Algonquin Park (Brent)</text:p>
          </table:table-cell>
          <table:table-cell office:value-type="string">
            <text:p>ON</text:p>
          </table:table-cell>
          <table:table-cell office:value-type="string">
            <text:p>46.03N</text:p>
          </table:table-cell>
          <table:table-cell office:value-type="string">
            <text:p>78.48W</text:p>
          </table:table-cell>
        </table:table-row>
        <table:table-row table:style-name="ro3">
          <table:table-cell office:value-type="string">
            <text:p>s0000074</text:p>
          </table:table-cell>
          <table:table-cell office:value-type="string">
            <text:p>Algonquin Park (Lake of Two Rivers)</text:p>
          </table:table-cell>
          <table:table-cell office:value-type="string">
            <text:p>ON</text:p>
          </table:table-cell>
          <table:table-cell office:value-type="string">
            <text:p>45.58N</text:p>
          </table:table-cell>
          <table:table-cell office:value-type="string">
            <text:p>78.48W</text:p>
          </table:table-cell>
        </table:table-row>
        <table:table-row table:style-name="ro2">
          <table:table-cell office:value-type="string">
            <text:p>s0000489</text:p>
          </table:table-cell>
          <table:table-cell office:value-type="string">
            <text:p>Alliston</text:p>
          </table:table-cell>
          <table:table-cell office:value-type="string">
            <text:p>ON</text:p>
          </table:table-cell>
          <table:table-cell office:value-type="string">
            <text:p>44.15N</text:p>
          </table:table-cell>
          <table:table-cell office:value-type="string">
            <text:p>79.86W</text:p>
          </table:table-cell>
        </table:table-row>
        <table:table-row table:style-name="ro2">
          <table:table-cell office:value-type="string">
            <text:p>s0000304</text:p>
          </table:table-cell>
          <table:table-cell office:value-type="string">
            <text:p>Apsley</text:p>
          </table:table-cell>
          <table:table-cell office:value-type="string">
            <text:p>ON</text:p>
          </table:table-cell>
          <table:table-cell office:value-type="string">
            <text:p>44.76N</text:p>
          </table:table-cell>
          <table:table-cell office:value-type="string">
            <text:p>78.09W</text:p>
          </table:table-cell>
        </table:table-row>
        <table:table-row table:style-name="ro2">
          <table:table-cell office:value-type="string">
            <text:p>s0000520</text:p>
          </table:table-cell>
          <table:table-cell office:value-type="string">
            <text:p>Armstrong</text:p>
          </table:table-cell>
          <table:table-cell office:value-type="string">
            <text:p>ON</text:p>
          </table:table-cell>
          <table:table-cell office:value-type="string">
            <text:p>50.30N</text:p>
          </table:table-cell>
          <table:table-cell office:value-type="string">
            <text:p>89.04W</text:p>
          </table:table-cell>
        </table:table-row>
        <table:table-row table:style-name="ro2">
          <table:table-cell office:value-type="string">
            <text:p>s0000103</text:p>
          </table:table-cell>
          <table:table-cell office:value-type="string">
            <text:p>Atikokan</text:p>
          </table:table-cell>
          <table:table-cell office:value-type="string">
            <text:p>ON</text:p>
          </table:table-cell>
          <table:table-cell office:value-type="string">
            <text:p>48.76N</text:p>
          </table:table-cell>
          <table:table-cell office:value-type="string">
            <text:p>91.61W</text:p>
          </table:table-cell>
        </table:table-row>
        <table:table-row table:style-name="ro2">
          <table:table-cell office:value-type="string">
            <text:p>s0000024</text:p>
          </table:table-cell>
          <table:table-cell office:value-type="string">
            <text:p>Attawapiskat</text:p>
          </table:table-cell>
          <table:table-cell office:value-type="string">
            <text:p>ON</text:p>
          </table:table-cell>
          <table:table-cell office:value-type="string">
            <text:p>52.92N</text:p>
          </table:table-cell>
          <table:table-cell office:value-type="string">
            <text:p>82.43W</text:p>
          </table:table-cell>
        </table:table-row>
        <table:table-row table:style-name="ro2">
          <table:table-cell office:value-type="string">
            <text:p>s0000301</text:p>
          </table:table-cell>
          <table:table-cell office:value-type="string">
            <text:p>Bancroft</text:p>
          </table:table-cell>
          <table:table-cell office:value-type="string">
            <text:p>ON</text:p>
          </table:table-cell>
          <table:table-cell office:value-type="string">
            <text:p>45.06N</text:p>
          </table:table-cell>
          <table:table-cell office:value-type="string">
            <text:p>77.76W</text:p>
          </table:table-cell>
        </table:table-row>
        <table:table-row table:style-name="ro2">
          <table:table-cell office:value-type="string">
            <text:p>s0000415</text:p>
          </table:table-cell>
          <table:table-cell office:value-type="string">
            <text:p>Barrie</text:p>
          </table:table-cell>
          <table:table-cell office:value-type="string">
            <text:p>ON</text:p>
          </table:table-cell>
          <table:table-cell office:value-type="string">
            <text:p>44.37N</text:p>
          </table:table-cell>
          <table:table-cell office:value-type="string">
            <text:p>79.68W</text:p>
          </table:table-cell>
        </table:table-row>
        <table:table-row table:style-name="ro2">
          <table:table-cell office:value-type="string">
            <text:p>s0000302</text:p>
          </table:table-cell>
          <table:table-cell office:value-type="string">
            <text:p>Barry's Bay</text:p>
          </table:table-cell>
          <table:table-cell office:value-type="string">
            <text:p>ON</text:p>
          </table:table-cell>
          <table:table-cell office:value-type="string">
            <text:p>45.49N</text:p>
          </table:table-cell>
          <table:table-cell office:value-type="string">
            <text:p>77.68W</text:p>
          </table:table-cell>
        </table:table-row>
        <table:table-row table:style-name="ro2">
          <table:table-cell office:value-type="string">
            <text:p>s0000703</text:p>
          </table:table-cell>
          <table:table-cell office:value-type="string">
            <text:p>Belleville</text:p>
          </table:table-cell>
          <table:table-cell office:value-type="string">
            <text:p>ON</text:p>
          </table:table-cell>
          <table:table-cell office:value-type="string">
            <text:p>44.26N</text:p>
          </table:table-cell>
          <table:table-cell office:value-type="string">
            <text:p>77.37W</text:p>
          </table:table-cell>
        </table:table-row>
        <table:table-row table:style-name="ro1">
          <table:table-cell office:value-type="string">
            <text:p>s0000697</text:p>
          </table:table-cell>
          <table:table-cell office:value-type="string">
            <text:p>Big Trout Lake</text:p>
          </table:table-cell>
          <table:table-cell office:value-type="string">
            <text:p>ON</text:p>
          </table:table-cell>
          <table:table-cell office:value-type="string">
            <text:p>53.75N</text:p>
          </table:table-cell>
          <table:table-cell office:value-type="string">
            <text:p>90.00W</text:p>
          </table:table-cell>
        </table:table-row>
        <table:table-row table:style-name="ro2">
          <table:table-cell office:value-type="string">
            <text:p>s0000513</text:p>
          </table:table-cell>
          <table:table-cell office:value-type="string">
            <text:p>Blind River</text:p>
          </table:table-cell>
          <table:table-cell office:value-type="string">
            <text:p>ON</text:p>
          </table:table-cell>
          <table:table-cell office:value-type="string">
            <text:p>46.19N</text:p>
          </table:table-cell>
          <table:table-cell office:value-type="string">
            <text:p>82.96W</text:p>
          </table:table-cell>
        </table:table-row>
        <table:table-row table:style-name="ro2">
          <table:table-cell office:value-type="string">
            <text:p>s0000641</text:p>
          </table:table-cell>
          <table:table-cell office:value-type="string">
            <text:p>Bracebridge</text:p>
          </table:table-cell>
          <table:table-cell office:value-type="string">
            <text:p>ON</text:p>
          </table:table-cell>
          <table:table-cell office:value-type="string">
            <text:p>45.03N</text:p>
          </table:table-cell>
          <table:table-cell office:value-type="string">
            <text:p>79.19W</text:p>
          </table:table-cell>
        </table:table-row>
        <table:table-row table:style-name="ro2">
          <table:table-cell office:value-type="string">
            <text:p>s0000658</text:p>
          </table:table-cell>
          <table:table-cell office:value-type="string">
            <text:p>Brampton</text:p>
          </table:table-cell>
          <table:table-cell office:value-type="string">
            <text:p>ON</text:p>
          </table:table-cell>
          <table:table-cell office:value-type="string">
            <text:p>43.69N</text:p>
          </table:table-cell>
          <table:table-cell office:value-type="string">
            <text:p>79.76W</text:p>
          </table:table-cell>
        </table:table-row>
        <table:table-row table:style-name="ro2">
          <table:table-cell office:value-type="string">
            <text:p>s0000550</text:p>
          </table:table-cell>
          <table:table-cell office:value-type="string">
            <text:p>Brantford</text:p>
          </table:table-cell>
          <table:table-cell office:value-type="string">
            <text:p>ON</text:p>
          </table:table-cell>
          <table:table-cell office:value-type="string">
            <text:p>43.16N</text:p>
          </table:table-cell>
          <table:table-cell office:value-type="string">
            <text:p>80.26W</text:p>
          </table:table-cell>
        </table:table-row>
        <table:table-row table:style-name="ro2">
          <table:table-cell office:value-type="string">
            <text:p>s0000168</text:p>
          </table:table-cell>
          <table:table-cell office:value-type="string">
            <text:p>Brockville</text:p>
          </table:table-cell>
          <table:table-cell office:value-type="string">
            <text:p>ON</text:p>
          </table:table-cell>
          <table:table-cell office:value-type="string">
            <text:p>44.60N</text:p>
          </table:table-cell>
          <table:table-cell office:value-type="string">
            <text:p>75.69W</text:p>
          </table:table-cell>
        </table:table-row>
        <table:table-row table:style-name="ro2">
          <table:table-cell office:value-type="string">
            <text:p>s0000637</text:p>
          </table:table-cell>
          <table:table-cell office:value-type="string">
            <text:p>Burk's Falls</text:p>
          </table:table-cell>
          <table:table-cell office:value-type="string">
            <text:p>ON</text:p>
          </table:table-cell>
          <table:table-cell office:value-type="string">
            <text:p>45.63N</text:p>
          </table:table-cell>
          <table:table-cell office:value-type="string">
            <text:p>79.40W</text:p>
          </table:table-cell>
        </table:table-row>
        <table:table-row table:style-name="ro2">
          <table:table-cell office:value-type="string">
            <text:p>s0000368</text:p>
          </table:table-cell>
          <table:table-cell office:value-type="string">
            <text:p>Burlington</text:p>
          </table:table-cell>
          <table:table-cell office:value-type="string">
            <text:p>ON</text:p>
          </table:table-cell>
          <table:table-cell office:value-type="string">
            <text:p>43.37N</text:p>
          </table:table-cell>
          <table:table-cell office:value-type="string">
            <text:p>79.81W</text:p>
          </table:table-cell>
        </table:table-row>
        <table:table-row table:style-name="ro2">
          <table:table-cell office:value-type="string">
            <text:p>s0000787</text:p>
          </table:table-cell>
          <table:table-cell office:value-type="string">
            <text:p>Caledon</text:p>
          </table:table-cell>
          <table:table-cell office:value-type="string">
            <text:p>ON</text:p>
          </table:table-cell>
          <table:table-cell office:value-type="string">
            <text:p>43.87N</text:p>
          </table:table-cell>
          <table:table-cell office:value-type="string">
            <text:p>79.86W</text:p>
          </table:table-cell>
        </table:table-row>
        <table:table-row table:style-name="ro2">
          <table:table-cell office:value-type="string">
            <text:p>s0000572</text:p>
          </table:table-cell>
          <table:table-cell office:value-type="string">
            <text:p>Cambridge</text:p>
          </table:table-cell>
          <table:table-cell office:value-type="string">
            <text:p>ON</text:p>
          </table:table-cell>
          <table:table-cell office:value-type="string">
            <text:p>43.40N</text:p>
          </table:table-cell>
          <table:table-cell office:value-type="string">
            <text:p>80.31W</text:p>
          </table:table-cell>
        </table:table-row>
        <table:table-row table:style-name="ro2">
          <table:table-cell office:value-type="string">
            <text:p>s0000588</text:p>
          </table:table-cell>
          <table:table-cell office:value-type="string">
            <text:p>Chapleau</text:p>
          </table:table-cell>
          <table:table-cell office:value-type="string">
            <text:p>ON</text:p>
          </table:table-cell>
          <table:table-cell office:value-type="string">
            <text:p>47.84N</text:p>
          </table:table-cell>
          <table:table-cell office:value-type="string">
            <text:p>83.40W</text:p>
          </table:table-cell>
        </table:table-row>
        <table:table-row table:style-name="ro1">
          <table:table-cell office:value-type="string">
            <text:p>s0000454</text:p>
          </table:table-cell>
          <table:table-cell office:value-type="string">
            <text:p>Chatham-Kent</text:p>
          </table:table-cell>
          <table:table-cell office:value-type="string">
            <text:p>ON</text:p>
          </table:table-cell>
          <table:table-cell office:value-type="string">
            <text:p>42.43N</text:p>
          </table:table-cell>
          <table:table-cell office:value-type="string">
            <text:p>82.13W</text:p>
          </table:table-cell>
        </table:table-row>
        <table:table-row table:style-name="ro2">
          <table:table-cell office:value-type="string">
            <text:p>s0000251</text:p>
          </table:table-cell>
          <table:table-cell office:value-type="string">
            <text:p>Cobourg</text:p>
          </table:table-cell>
          <table:table-cell office:value-type="string">
            <text:p>ON</text:p>
          </table:table-cell>
          <table:table-cell office:value-type="string">
            <text:p>43.96N</text:p>
          </table:table-cell>
          <table:table-cell office:value-type="string">
            <text:p>78.16W</text:p>
          </table:table-cell>
        </table:table-row>
        <table:table-row table:style-name="ro2">
          <table:table-cell office:value-type="string">
            <text:p>s0000706</text:p>
          </table:table-cell>
          <table:table-cell office:value-type="string">
            <text:p>Cochrane</text:p>
          </table:table-cell>
          <table:table-cell office:value-type="string">
            <text:p>ON</text:p>
          </table:table-cell>
          <table:table-cell office:value-type="string">
            <text:p>49.17N</text:p>
          </table:table-cell>
          <table:table-cell office:value-type="string">
            <text:p>81.06W</text:p>
          </table:table-cell>
        </table:table-row>
        <table:table-row table:style-name="ro2">
          <table:table-cell office:value-type="string">
            <text:p>s0000108</text:p>
          </table:table-cell>
          <table:table-cell office:value-type="string">
            <text:p>Collingwood</text:p>
          </table:table-cell>
          <table:table-cell office:value-type="string">
            <text:p>ON</text:p>
          </table:table-cell>
          <table:table-cell office:value-type="string">
            <text:p>44.50N</text:p>
          </table:table-cell>
          <table:table-cell office:value-type="string">
            <text:p>80.24W</text:p>
          </table:table-cell>
        </table:table-row>
        <table:table-row table:style-name="ro2">
          <table:table-cell office:value-type="string">
            <text:p>s0000071</text:p>
          </table:table-cell>
          <table:table-cell office:value-type="string">
            <text:p>Cornwall</text:p>
          </table:table-cell>
          <table:table-cell office:value-type="string">
            <text:p>ON</text:p>
          </table:table-cell>
          <table:table-cell office:value-type="string">
            <text:p>45.03N</text:p>
          </table:table-cell>
          <table:table-cell office:value-type="string">
            <text:p>74.73W</text:p>
          </table:table-cell>
        </table:table-row>
        <table:table-row table:style-name="ro2">
          <table:table-cell office:value-type="string">
            <text:p>s0000732</text:p>
          </table:table-cell>
          <table:table-cell office:value-type="string">
            <text:p>Deep River</text:p>
          </table:table-cell>
          <table:table-cell office:value-type="string">
            <text:p>ON</text:p>
          </table:table-cell>
          <table:table-cell office:value-type="string">
            <text:p>46.05N</text:p>
          </table:table-cell>
          <table:table-cell office:value-type="string">
            <text:p>77.42W</text:p>
          </table:table-cell>
        </table:table-row>
        <table:table-row table:style-name="ro2">
          <table:table-cell office:value-type="string">
            <text:p>s0000660</text:p>
          </table:table-cell>
          <table:table-cell office:value-type="string">
            <text:p>Dorion</text:p>
          </table:table-cell>
          <table:table-cell office:value-type="string">
            <text:p>ON</text:p>
          </table:table-cell>
          <table:table-cell office:value-type="string">
            <text:p>48.79N</text:p>
          </table:table-cell>
          <table:table-cell office:value-type="string">
            <text:p>88.65W</text:p>
          </table:table-cell>
        </table:table-row>
        <table:table-row table:style-name="ro2">
          <table:table-cell office:value-type="string">
            <text:p>s0000546</text:p>
          </table:table-cell>
          <table:table-cell office:value-type="string">
            <text:p>Dryden</text:p>
          </table:table-cell>
          <table:table-cell office:value-type="string">
            <text:p>ON</text:p>
          </table:table-cell>
          <table:table-cell office:value-type="string">
            <text:p>49.78N</text:p>
          </table:table-cell>
          <table:table-cell office:value-type="string">
            <text:p>92.77W</text:p>
          </table:table-cell>
        </table:table-row>
        <table:table-row table:style-name="ro2">
          <table:table-cell office:value-type="string">
            <text:p>s0000452</text:p>
          </table:table-cell>
          <table:table-cell office:value-type="string">
            <text:p>Dunchurch</text:p>
          </table:table-cell>
          <table:table-cell office:value-type="string">
            <text:p>ON</text:p>
          </table:table-cell>
          <table:table-cell office:value-type="string">
            <text:p>45.65N</text:p>
          </table:table-cell>
          <table:table-cell office:value-type="string">
            <text:p>79.85W</text:p>
          </table:table-cell>
        </table:table-row>
        <table:table-row table:style-name="ro2">
          <table:table-cell office:value-type="string">
            <text:p>s0000237</text:p>
          </table:table-cell>
          <table:table-cell office:value-type="string">
            <text:p>Dundalk</text:p>
          </table:table-cell>
          <table:table-cell office:value-type="string">
            <text:p>ON</text:p>
          </table:table-cell>
          <table:table-cell office:value-type="string">
            <text:p>44.17N</text:p>
          </table:table-cell>
          <table:table-cell office:value-type="string">
            <text:p>80.39W</text:p>
          </table:table-cell>
        </table:table-row>
        <table:table-row table:style-name="ro2">
          <table:table-cell office:value-type="string">
            <text:p>s0000428</text:p>
          </table:table-cell>
          <table:table-cell office:value-type="string">
            <text:p>Ear Falls</text:p>
          </table:table-cell>
          <table:table-cell office:value-type="string">
            <text:p>ON</text:p>
          </table:table-cell>
          <table:table-cell office:value-type="string">
            <text:p>50.64N</text:p>
          </table:table-cell>
          <table:table-cell office:value-type="string">
            <text:p>93.24W</text:p>
          </table:table-cell>
        </table:table-row>
        <table:table-row table:style-name="ro2">
          <table:table-cell office:value-type="string">
            <text:p>s0000752</text:p>
          </table:table-cell>
          <table:table-cell office:value-type="string">
            <text:p>Earlton</text:p>
          </table:table-cell>
          <table:table-cell office:value-type="string">
            <text:p>ON</text:p>
          </table:table-cell>
          <table:table-cell office:value-type="string">
            <text:p>47.71N</text:p>
          </table:table-cell>
          <table:table-cell office:value-type="string">
            <text:p>79.82W</text:p>
          </table:table-cell>
        </table:table-row>
        <table:table-row table:style-name="ro2">
          <table:table-cell office:value-type="string">
            <text:p>s0000512</text:p>
          </table:table-cell>
          <table:table-cell office:value-type="string">
            <text:p>Elliot Lake</text:p>
          </table:table-cell>
          <table:table-cell office:value-type="string">
            <text:p>ON</text:p>
          </table:table-cell>
          <table:table-cell office:value-type="string">
            <text:p>46.38N</text:p>
          </table:table-cell>
          <table:table-cell office:value-type="string">
            <text:p>82.66W</text:p>
          </table:table-cell>
        </table:table-row>
        <table:table-row table:style-name="ro2">
          <table:table-cell office:value-type="string">
            <text:p>s0000597</text:p>
          </table:table-cell>
          <table:table-cell office:value-type="string">
            <text:p>Fort Albany</text:p>
          </table:table-cell>
          <table:table-cell office:value-type="string">
            <text:p>ON</text:p>
          </table:table-cell>
          <table:table-cell office:value-type="string">
            <text:p>52.21N</text:p>
          </table:table-cell>
          <table:table-cell office:value-type="string">
            <text:p>81.68W</text:p>
          </table:table-cell>
        </table:table-row>
        <table:table-row table:style-name="ro2">
          <table:table-cell office:value-type="string">
            <text:p>s0000282</text:p>
          </table:table-cell>
          <table:table-cell office:value-type="string">
            <text:p>Fort Erie</text:p>
          </table:table-cell>
          <table:table-cell office:value-type="string">
            <text:p>ON</text:p>
          </table:table-cell>
          <table:table-cell office:value-type="string">
            <text:p>42.92N</text:p>
          </table:table-cell>
          <table:table-cell office:value-type="string">
            <text:p>79.02W</text:p>
          </table:table-cell>
        </table:table-row>
        <table:table-row table:style-name="ro2">
          <table:table-cell office:value-type="string">
            <text:p>s0000104</text:p>
          </table:table-cell>
          <table:table-cell office:value-type="string">
            <text:p>Fort Frances</text:p>
          </table:table-cell>
          <table:table-cell office:value-type="string">
            <text:p>ON</text:p>
          </table:table-cell>
          <table:table-cell office:value-type="string">
            <text:p>48.61N</text:p>
          </table:table-cell>
          <table:table-cell office:value-type="string">
            <text:p>93.39W</text:p>
          </table:table-cell>
        </table:table-row>
        <table:table-row table:style-name="ro2">
          <table:table-cell office:value-type="string">
            <text:p>s0000517</text:p>
          </table:table-cell>
          <table:table-cell office:value-type="string">
            <text:p>Fort Severn</text:p>
          </table:table-cell>
          <table:table-cell office:value-type="string">
            <text:p>ON</text:p>
          </table:table-cell>
          <table:table-cell office:value-type="string">
            <text:p>56.00N</text:p>
          </table:table-cell>
          <table:table-cell office:value-type="string">
            <text:p>87.62W</text:p>
          </table:table-cell>
        </table:table-row>
        <table:table-row table:style-name="ro2">
          <table:table-cell office:value-type="string">
            <text:p>s0000169</text:p>
          </table:table-cell>
          <table:table-cell office:value-type="string">
            <text:p>Gananoque</text:p>
          </table:table-cell>
          <table:table-cell office:value-type="string">
            <text:p>ON</text:p>
          </table:table-cell>
          <table:table-cell office:value-type="string">
            <text:p>44.33N</text:p>
          </table:table-cell>
          <table:table-cell office:value-type="string">
            <text:p>76.16W</text:p>
          </table:table-cell>
        </table:table-row>
        <table:table-row table:style-name="ro2">
          <table:table-cell office:value-type="string">
            <text:p>s0000165</text:p>
          </table:table-cell>
          <table:table-cell office:value-type="string">
            <text:p>Goderich</text:p>
          </table:table-cell>
          <table:table-cell office:value-type="string">
            <text:p>ON</text:p>
          </table:table-cell>
          <table:table-cell office:value-type="string">
            <text:p>43.74N</text:p>
          </table:table-cell>
          <table:table-cell office:value-type="string">
            <text:p>81.70W</text:p>
          </table:table-cell>
        </table:table-row>
        <table:table-row table:style-name="ro2">
          <table:table-cell office:value-type="string">
            <text:p>s0000025</text:p>
          </table:table-cell>
          <table:table-cell office:value-type="string">
            <text:p>Gogama</text:p>
          </table:table-cell>
          <table:table-cell office:value-type="string">
            <text:p>ON</text:p>
          </table:table-cell>
          <table:table-cell office:value-type="string">
            <text:p>47.67N</text:p>
          </table:table-cell>
          <table:table-cell office:value-type="string">
            <text:p>81.73W</text:p>
          </table:table-cell>
        </table:table-row>
        <table:table-row table:style-name="ro2">
          <table:table-cell office:value-type="string">
            <text:p>s0000790</text:p>
          </table:table-cell>
          <table:table-cell office:value-type="string">
            <text:p>Gore Bay</text:p>
          </table:table-cell>
          <table:table-cell office:value-type="string">
            <text:p>ON</text:p>
          </table:table-cell>
          <table:table-cell office:value-type="string">
            <text:p>45.92N</text:p>
          </table:table-cell>
          <table:table-cell office:value-type="string">
            <text:p>82.46W</text:p>
          </table:table-cell>
        </table:table-row>
        <table:table-row table:style-name="ro2">
          <table:table-cell office:value-type="string">
            <text:p>s0000638</text:p>
          </table:table-cell>
          <table:table-cell office:value-type="string">
            <text:p>Gravenhurst</text:p>
          </table:table-cell>
          <table:table-cell office:value-type="string">
            <text:p>ON</text:p>
          </table:table-cell>
          <table:table-cell office:value-type="string">
            <text:p>44.87N</text:p>
          </table:table-cell>
          <table:table-cell office:value-type="string">
            <text:p>79.34W</text:p>
          </table:table-cell>
        </table:table-row>
        <table:table-row table:style-name="ro1">
          <table:table-cell office:value-type="string">
            <text:p>s0000528</text:p>
          </table:table-cell>
          <table:table-cell office:value-type="string">
            <text:p>Greater Napanee</text:p>
          </table:table-cell>
          <table:table-cell office:value-type="string">
            <text:p>ON</text:p>
          </table:table-cell>
          <table:table-cell office:value-type="string">
            <text:p>44.24N</text:p>
          </table:table-cell>
          <table:table-cell office:value-type="string">
            <text:p>76.97W</text:p>
          </table:table-cell>
        </table:table-row>
        <table:table-row table:style-name="ro1">
          <table:table-cell office:value-type="string">
            <text:p>s0000680</text:p>
          </table:table-cell>
          <table:table-cell office:value-type="string">
            <text:p>Greater Sudbury</text:p>
          </table:table-cell>
          <table:table-cell office:value-type="string">
            <text:p>ON</text:p>
          </table:table-cell>
          <table:table-cell office:value-type="string">
            <text:p>46.58N</text:p>
          </table:table-cell>
          <table:table-cell office:value-type="string">
            <text:p>81.07W</text:p>
          </table:table-cell>
        </table:table-row>
        <table:table-row table:style-name="ro1">
          <table:table-cell office:value-type="string">
            <text:p>s0000418</text:p>
          </table:table-cell>
          <table:table-cell office:value-type="string">
            <text:p>Greenstone (Beardmore)</text:p>
          </table:table-cell>
          <table:table-cell office:value-type="string">
            <text:p>ON</text:p>
          </table:table-cell>
          <table:table-cell office:value-type="string">
            <text:p>49.60N</text:p>
          </table:table-cell>
          <table:table-cell office:value-type="string">
            <text:p>87.96W</text:p>
          </table:table-cell>
        </table:table-row>
        <table:table-row table:style-name="ro1">
          <table:table-cell office:value-type="string">
            <text:p>s0000538</text:p>
          </table:table-cell>
          <table:table-cell office:value-type="string">
            <text:p>Greenstone (Geraldton)</text:p>
          </table:table-cell>
          <table:table-cell office:value-type="string">
            <text:p>ON</text:p>
          </table:table-cell>
          <table:table-cell office:value-type="string">
            <text:p>49.72N</text:p>
          </table:table-cell>
          <table:table-cell office:value-type="string">
            <text:p>86.95W</text:p>
          </table:table-cell>
        </table:table-row>
        <table:table-row table:style-name="ro1">
          <table:table-cell office:value-type="string">
            <text:p>s0000539</text:p>
          </table:table-cell>
          <table:table-cell office:value-type="string">
            <text:p>Greenstone (Nakina)</text:p>
          </table:table-cell>
          <table:table-cell office:value-type="string">
            <text:p>ON</text:p>
          </table:table-cell>
          <table:table-cell office:value-type="string">
            <text:p>50.18N</text:p>
          </table:table-cell>
          <table:table-cell office:value-type="string">
            <text:p>86.71W</text:p>
          </table:table-cell>
        </table:table-row>
        <table:table-row table:style-name="ro2">
          <table:table-cell office:value-type="string">
            <text:p>s0000571</text:p>
          </table:table-cell>
          <table:table-cell office:value-type="string">
            <text:p>Guelph</text:p>
          </table:table-cell>
          <table:table-cell office:value-type="string">
            <text:p>ON</text:p>
          </table:table-cell>
          <table:table-cell office:value-type="string">
            <text:p>43.54N</text:p>
          </table:table-cell>
          <table:table-cell office:value-type="string">
            <text:p>80.23W</text:p>
          </table:table-cell>
        </table:table-row>
        <table:table-row table:style-name="ro2">
          <table:table-cell office:value-type="string">
            <text:p>s0000395</text:p>
          </table:table-cell>
          <table:table-cell office:value-type="string">
            <text:p>Gull Bay</text:p>
          </table:table-cell>
          <table:table-cell office:value-type="string">
            <text:p>ON</text:p>
          </table:table-cell>
          <table:table-cell office:value-type="string">
            <text:p>49.80N</text:p>
          </table:table-cell>
          <table:table-cell office:value-type="string">
            <text:p>89.11W</text:p>
          </table:table-cell>
        </table:table-row>
        <table:table-row table:style-name="ro1">
          <table:table-cell office:value-type="string">
            <text:p>s0000548</text:p>
          </table:table-cell>
          <table:table-cell office:value-type="string">
            <text:p>Haldimand County</text:p>
          </table:table-cell>
          <table:table-cell office:value-type="string">
            <text:p>ON</text:p>
          </table:table-cell>
          <table:table-cell office:value-type="string">
            <text:p>42.99N</text:p>
          </table:table-cell>
          <table:table-cell office:value-type="string">
            <text:p>79.85W</text:p>
          </table:table-cell>
        </table:table-row>
        <table:table-row table:style-name="ro2">
          <table:table-cell office:value-type="string">
            <text:p>s0000303</text:p>
          </table:table-cell>
          <table:table-cell office:value-type="string">
            <text:p>Haliburton</text:p>
          </table:table-cell>
          <table:table-cell office:value-type="string">
            <text:p>ON</text:p>
          </table:table-cell>
          <table:table-cell office:value-type="string">
            <text:p>45.05N</text:p>
          </table:table-cell>
          <table:table-cell office:value-type="string">
            <text:p>78.51W</text:p>
          </table:table-cell>
        </table:table-row>
        <table:table-row table:style-name="ro2">
          <table:table-cell office:value-type="string">
            <text:p>s0000789</text:p>
          </table:table-cell>
          <table:table-cell office:value-type="string">
            <text:p>Halton Hills</text:p>
          </table:table-cell>
          <table:table-cell office:value-type="string">
            <text:p>ON</text:p>
          </table:table-cell>
          <table:table-cell office:value-type="string">
            <text:p>43.63N</text:p>
          </table:table-cell>
          <table:table-cell office:value-type="string">
            <text:p>79.95W</text:p>
          </table:table-cell>
        </table:table-row>
        <table:table-row table:style-name="ro2">
          <table:table-cell office:value-type="string">
            <text:p>s0000549</text:p>
          </table:table-cell>
          <table:table-cell office:value-type="string">
            <text:p>Hamilton</text:p>
          </table:table-cell>
          <table:table-cell office:value-type="string">
            <text:p>ON</text:p>
          </table:table-cell>
          <table:table-cell office:value-type="string">
            <text:p>43.24N</text:p>
          </table:table-cell>
          <table:table-cell office:value-type="string">
            <text:p>79.99W</text:p>
          </table:table-cell>
        </table:table-row>
        <table:table-row table:style-name="ro2">
          <table:table-cell office:value-type="string">
            <text:p>s0000069</text:p>
          </table:table-cell>
          <table:table-cell office:value-type="string">
            <text:p>Hawkesbury</text:p>
          </table:table-cell>
          <table:table-cell office:value-type="string">
            <text:p>ON</text:p>
          </table:table-cell>
          <table:table-cell office:value-type="string">
            <text:p>45.61N</text:p>
          </table:table-cell>
          <table:table-cell office:value-type="string">
            <text:p>74.60W</text:p>
          </table:table-cell>
        </table:table-row>
        <table:table-row table:style-name="ro2">
          <table:table-cell office:value-type="string">
            <text:p>s0000266</text:p>
          </table:table-cell>
          <table:table-cell office:value-type="string">
            <text:p>Hearst</text:p>
          </table:table-cell>
          <table:table-cell office:value-type="string">
            <text:p>ON</text:p>
          </table:table-cell>
          <table:table-cell office:value-type="string">
            <text:p>49.69N</text:p>
          </table:table-cell>
          <table:table-cell office:value-type="string">
            <text:p>83.65W</text:p>
          </table:table-cell>
        </table:table-row>
        <table:table-row table:style-name="ro2">
          <table:table-cell office:value-type="string">
            <text:p>s0000267</text:p>
          </table:table-cell>
          <table:table-cell office:value-type="string">
            <text:p>Hornepayne</text:p>
          </table:table-cell>
          <table:table-cell office:value-type="string">
            <text:p>ON</text:p>
          </table:table-cell>
          <table:table-cell office:value-type="string">
            <text:p>49.25N</text:p>
          </table:table-cell>
          <table:table-cell office:value-type="string">
            <text:p>84.78W</text:p>
          </table:table-cell>
        </table:table-row>
        <table:table-row table:style-name="ro2">
          <table:table-cell office:value-type="string">
            <text:p>s0000640</text:p>
          </table:table-cell>
          <table:table-cell office:value-type="string">
            <text:p>Huntsville</text:p>
          </table:table-cell>
          <table:table-cell office:value-type="string">
            <text:p>ON</text:p>
          </table:table-cell>
          <table:table-cell office:value-type="string">
            <text:p>45.31N</text:p>
          </table:table-cell>
          <table:table-cell office:value-type="string">
            <text:p>79.28W</text:p>
          </table:table-cell>
        </table:table-row>
        <table:table-row table:style-name="ro2">
          <table:table-cell office:value-type="string">
            <text:p>s0000819</text:p>
          </table:table-cell>
          <table:table-cell office:value-type="string">
            <text:p>Ignace</text:p>
          </table:table-cell>
          <table:table-cell office:value-type="string">
            <text:p>ON</text:p>
          </table:table-cell>
          <table:table-cell office:value-type="string">
            <text:p>49.41N</text:p>
          </table:table-cell>
          <table:table-cell office:value-type="string">
            <text:p>91.68W</text:p>
          </table:table-cell>
        </table:table-row>
        <table:table-row table:style-name="ro1">
          <table:table-cell office:value-type="string">
            <text:p>s0000659</text:p>
          </table:table-cell>
          <table:table-cell office:value-type="string">
            <text:p>Kakabeka Falls</text:p>
          </table:table-cell>
          <table:table-cell office:value-type="string">
            <text:p>ON</text:p>
          </table:table-cell>
          <table:table-cell office:value-type="string">
            <text:p>48.41N</text:p>
          </table:table-cell>
          <table:table-cell office:value-type="string">
            <text:p>89.62W</text:p>
          </table:table-cell>
        </table:table-row>
        <table:table-row table:style-name="ro2">
          <table:table-cell office:value-type="string">
            <text:p>s0000305</text:p>
          </table:table-cell>
          <table:table-cell office:value-type="string">
            <text:p>Kaladar</text:p>
          </table:table-cell>
          <table:table-cell office:value-type="string">
            <text:p>ON</text:p>
          </table:table-cell>
          <table:table-cell office:value-type="string">
            <text:p>44.65N</text:p>
          </table:table-cell>
          <table:table-cell office:value-type="string">
            <text:p>77.12W</text:p>
          </table:table-cell>
        </table:table-row>
        <table:table-row table:style-name="ro2">
          <table:table-cell office:value-type="string">
            <text:p>s0000782</text:p>
          </table:table-cell>
          <table:table-cell office:value-type="string">
            <text:p>Kapuskasing</text:p>
          </table:table-cell>
          <table:table-cell office:value-type="string">
            <text:p>ON</text:p>
          </table:table-cell>
          <table:table-cell office:value-type="string">
            <text:p>49.42N</text:p>
          </table:table-cell>
          <table:table-cell office:value-type="string">
            <text:p>82.42W</text:p>
          </table:table-cell>
        </table:table-row>
        <table:table-row table:style-name="ro4">
          <table:table-cell office:value-type="string">
            <text:p>s0000632</text:p>
          </table:table-cell>
          <table:table-cell office:value-type="string">
            <text:p>Kawartha Lakes (Fenelon Falls)</text:p>
          </table:table-cell>
          <table:table-cell office:value-type="string">
            <text:p>ON</text:p>
          </table:table-cell>
          <table:table-cell office:value-type="string">
            <text:p>44.54N</text:p>
          </table:table-cell>
          <table:table-cell office:value-type="string">
            <text:p>78.74W</text:p>
          </table:table-cell>
        </table:table-row>
        <table:table-row table:style-name="ro3">
          <table:table-cell office:value-type="string">
            <text:p>s0000631</text:p>
          </table:table-cell>
          <table:table-cell office:value-type="string">
            <text:p>Kawartha Lakes (Lindsay)</text:p>
          </table:table-cell>
          <table:table-cell office:value-type="string">
            <text:p>ON</text:p>
          </table:table-cell>
          <table:table-cell office:value-type="string">
            <text:p>44.36N</text:p>
          </table:table-cell>
          <table:table-cell office:value-type="string">
            <text:p>78.74W</text:p>
          </table:table-cell>
        </table:table-row>
        <table:table-row table:style-name="ro2">
          <table:table-cell office:value-type="string">
            <text:p>s0000436</text:p>
          </table:table-cell>
          <table:table-cell office:value-type="string">
            <text:p>Kemptville</text:p>
          </table:table-cell>
          <table:table-cell office:value-type="string">
            <text:p>ON</text:p>
          </table:table-cell>
          <table:table-cell office:value-type="string">
            <text:p>45.02N</text:p>
          </table:table-cell>
          <table:table-cell office:value-type="string">
            <text:p>75.64W</text:p>
          </table:table-cell>
        </table:table-row>
        <table:table-row table:style-name="ro2">
          <table:table-cell office:value-type="string">
            <text:p>s0000651</text:p>
          </table:table-cell>
          <table:table-cell office:value-type="string">
            <text:p>Kenora</text:p>
          </table:table-cell>
          <table:table-cell office:value-type="string">
            <text:p>ON</text:p>
          </table:table-cell>
          <table:table-cell office:value-type="string">
            <text:p>49.82N</text:p>
          </table:table-cell>
          <table:table-cell office:value-type="string">
            <text:p>94.44W</text:p>
          </table:table-cell>
        </table:table-row>
        <table:table-row table:style-name="ro2">
          <table:table-cell office:value-type="string">
            <text:p>s0000088</text:p>
          </table:table-cell>
          <table:table-cell office:value-type="string">
            <text:p>Killarney</text:p>
          </table:table-cell>
          <table:table-cell office:value-type="string">
            <text:p>ON</text:p>
          </table:table-cell>
          <table:table-cell office:value-type="string">
            <text:p>46.06N</text:p>
          </table:table-cell>
          <table:table-cell office:value-type="string">
            <text:p>80.98W</text:p>
          </table:table-cell>
        </table:table-row>
        <table:table-row table:style-name="ro2">
          <table:table-cell office:value-type="string">
            <text:p>s0000166</text:p>
          </table:table-cell>
          <table:table-cell office:value-type="string">
            <text:p>Kincardine</text:p>
          </table:table-cell>
          <table:table-cell office:value-type="string">
            <text:p>ON</text:p>
          </table:table-cell>
          <table:table-cell office:value-type="string">
            <text:p>44.17N</text:p>
          </table:table-cell>
          <table:table-cell office:value-type="string">
            <text:p>81.63W</text:p>
          </table:table-cell>
        </table:table-row>
        <table:table-row table:style-name="ro2">
          <table:table-cell office:value-type="string">
            <text:p>s0000531</text:p>
          </table:table-cell>
          <table:table-cell office:value-type="string">
            <text:p>Kingston</text:p>
          </table:table-cell>
          <table:table-cell office:value-type="string">
            <text:p>ON</text:p>
          </table:table-cell>
          <table:table-cell office:value-type="string">
            <text:p>44.31N</text:p>
          </table:table-cell>
          <table:table-cell office:value-type="string">
            <text:p>76.42W</text:p>
          </table:table-cell>
        </table:table-row>
        <table:table-row table:style-name="ro2">
          <table:table-cell office:value-type="string">
            <text:p>s0000437</text:p>
          </table:table-cell>
          <table:table-cell office:value-type="string">
            <text:p>Kirkland Lake</text:p>
          </table:table-cell>
          <table:table-cell office:value-type="string">
            <text:p>ON</text:p>
          </table:table-cell>
          <table:table-cell office:value-type="string">
            <text:p>48.15N</text:p>
          </table:table-cell>
          <table:table-cell office:value-type="string">
            <text:p>80.03W</text:p>
          </table:table-cell>
        </table:table-row>
        <table:table-row table:style-name="ro1">
          <table:table-cell office:value-type="string">
            <text:p>s0000573</text:p>
          </table:table-cell>
          <table:table-cell office:value-type="string">
            <text:p>Kitchener-Waterloo</text:p>
          </table:table-cell>
          <table:table-cell office:value-type="string">
            <text:p>ON</text:p>
          </table:table-cell>
          <table:table-cell office:value-type="string">
            <text:p>43.42N</text:p>
          </table:table-cell>
          <table:table-cell office:value-type="string">
            <text:p>80.47W</text:p>
          </table:table-cell>
        </table:table-row>
        <table:table-row table:style-name="ro3">
          <table:table-cell office:value-type="string">
            <text:p>s0000763</text:p>
          </table:table-cell>
          <table:table-cell office:value-type="string">
            <text:p>Lake Superior (Provincial Park)</text:p>
          </table:table-cell>
          <table:table-cell office:value-type="string">
            <text:p>ON</text:p>
          </table:table-cell>
          <table:table-cell office:value-type="string">
            <text:p>47.60N</text:p>
          </table:table-cell>
          <table:table-cell office:value-type="string">
            <text:p>84.74W</text:p>
          </table:table-cell>
        </table:table-row>
        <table:table-row table:style-name="ro1">
          <table:table-cell office:value-type="string">
            <text:p>s0000744</text:p>
          </table:table-cell>
          <table:table-cell office:value-type="string">
            <text:p>Lambton Shores</text:p>
          </table:table-cell>
          <table:table-cell office:value-type="string">
            <text:p>ON</text:p>
          </table:table-cell>
          <table:table-cell office:value-type="string">
            <text:p>43.18N</text:p>
          </table:table-cell>
          <table:table-cell office:value-type="string">
            <text:p>81.90W</text:p>
          </table:table-cell>
        </table:table-row>
        <table:table-row table:style-name="ro1">
          <table:table-cell office:value-type="string">
            <text:p>s0000233</text:p>
          </table:table-cell>
          <table:table-cell office:value-type="string">
            <text:p>Lansdowne House</text:p>
          </table:table-cell>
          <table:table-cell office:value-type="string">
            <text:p>ON</text:p>
          </table:table-cell>
          <table:table-cell office:value-type="string">
            <text:p>52.22N</text:p>
          </table:table-cell>
          <table:table-cell office:value-type="string">
            <text:p>87.89W</text:p>
          </table:table-cell>
        </table:table-row>
        <table:table-row table:style-name="ro2">
          <table:table-cell office:value-type="string">
            <text:p>s0000431</text:p>
          </table:table-cell>
          <table:table-cell office:value-type="string">
            <text:p>Leamington</text:p>
          </table:table-cell>
          <table:table-cell office:value-type="string">
            <text:p>ON</text:p>
          </table:table-cell>
          <table:table-cell office:value-type="string">
            <text:p>42.10N</text:p>
          </table:table-cell>
          <table:table-cell office:value-type="string">
            <text:p>82.56W</text:p>
          </table:table-cell>
        </table:table-row>
        <table:table-row table:style-name="ro2">
          <table:table-cell office:value-type="string">
            <text:p>s0000470</text:p>
          </table:table-cell>
          <table:table-cell office:value-type="string">
            <text:p>Lincoln</text:p>
          </table:table-cell>
          <table:table-cell office:value-type="string">
            <text:p>ON</text:p>
          </table:table-cell>
          <table:table-cell office:value-type="string">
            <text:p>43.15N</text:p>
          </table:table-cell>
          <table:table-cell office:value-type="string">
            <text:p>79.42W</text:p>
          </table:table-cell>
        </table:table-row>
        <table:table-row table:style-name="ro2">
          <table:table-cell office:value-type="string">
            <text:p>s0000326</text:p>
          </table:table-cell>
          <table:table-cell office:value-type="string">
            <text:p>London</text:p>
          </table:table-cell>
          <table:table-cell office:value-type="string">
            <text:p>ON</text:p>
          </table:table-cell>
          <table:table-cell office:value-type="string">
            <text:p>42.97N</text:p>
          </table:table-cell>
          <table:table-cell office:value-type="string">
            <text:p>81.23W</text:p>
          </table:table-cell>
        </table:table-row>
        <table:table-row table:style-name="ro2">
          <table:table-cell office:value-type="string">
            <text:p>s0000022</text:p>
          </table:table-cell>
          <table:table-cell office:value-type="string">
            <text:p>Marathon</text:p>
          </table:table-cell>
          <table:table-cell office:value-type="string">
            <text:p>ON</text:p>
          </table:table-cell>
          <table:table-cell office:value-type="string">
            <text:p>48.72N</text:p>
          </table:table-cell>
          <table:table-cell office:value-type="string">
            <text:p>86.38W</text:p>
          </table:table-cell>
        </table:table-row>
        <table:table-row table:style-name="ro2">
          <table:table-cell office:value-type="string">
            <text:p>s0000585</text:p>
          </table:table-cell>
          <table:table-cell office:value-type="string">
            <text:p>Markham</text:p>
          </table:table-cell>
          <table:table-cell office:value-type="string">
            <text:p>ON</text:p>
          </table:table-cell>
          <table:table-cell office:value-type="string">
            <text:p>43.88N</text:p>
          </table:table-cell>
          <table:table-cell office:value-type="string">
            <text:p>79.26W</text:p>
          </table:table-cell>
        </table:table-row>
        <table:table-row table:style-name="ro2">
          <table:table-cell office:value-type="string">
            <text:p>s0000281</text:p>
          </table:table-cell>
          <table:table-cell office:value-type="string">
            <text:p>Midland</text:p>
          </table:table-cell>
          <table:table-cell office:value-type="string">
            <text:p>ON</text:p>
          </table:table-cell>
          <table:table-cell office:value-type="string">
            <text:p>44.75N</text:p>
          </table:table-cell>
          <table:table-cell office:value-type="string">
            <text:p>79.88W</text:p>
          </table:table-cell>
        </table:table-row>
        <table:table-row table:style-name="ro2">
          <table:table-cell office:value-type="string">
            <text:p>s0000105</text:p>
          </table:table-cell>
          <table:table-cell office:value-type="string">
            <text:p>Mine Centre</text:p>
          </table:table-cell>
          <table:table-cell office:value-type="string">
            <text:p>ON</text:p>
          </table:table-cell>
          <table:table-cell office:value-type="string">
            <text:p>48.77N</text:p>
          </table:table-cell>
          <table:table-cell office:value-type="string">
            <text:p>92.62W</text:p>
          </table:table-cell>
        </table:table-row>
        <table:table-row table:style-name="ro2">
          <table:table-cell office:value-type="string">
            <text:p>s0000786</text:p>
          </table:table-cell>
          <table:table-cell office:value-type="string">
            <text:p>Mississauga</text:p>
          </table:table-cell>
          <table:table-cell office:value-type="string">
            <text:p>ON</text:p>
          </table:table-cell>
          <table:table-cell office:value-type="string">
            <text:p>43.59N</text:p>
          </table:table-cell>
          <table:table-cell office:value-type="string">
            <text:p>79.66W</text:p>
          </table:table-cell>
        </table:table-row>
        <table:table-row table:style-name="ro1">
          <table:table-cell office:value-type="string">
            <text:p>s0000762</text:p>
          </table:table-cell>
          <table:table-cell office:value-type="string">
            <text:p>Montreal River Harbour</text:p>
          </table:table-cell>
          <table:table-cell office:value-type="string">
            <text:p>ON</text:p>
          </table:table-cell>
          <table:table-cell office:value-type="string">
            <text:p>47.24N</text:p>
          </table:table-cell>
          <table:table-cell office:value-type="string">
            <text:p>84.65W</text:p>
          </table:table-cell>
        </table:table-row>
        <table:table-row table:style-name="ro2">
          <table:table-cell office:value-type="string">
            <text:p>s0000596</text:p>
          </table:table-cell>
          <table:table-cell office:value-type="string">
            <text:p>Moosonee</text:p>
          </table:table-cell>
          <table:table-cell office:value-type="string">
            <text:p>ON</text:p>
          </table:table-cell>
          <table:table-cell office:value-type="string">
            <text:p>51.33N</text:p>
          </table:table-cell>
          <table:table-cell office:value-type="string">
            <text:p>80.72W</text:p>
          </table:table-cell>
        </table:table-row>
        <table:table-row table:style-name="ro2">
          <table:table-cell office:value-type="string">
            <text:p>s0000072</text:p>
          </table:table-cell>
          <table:table-cell office:value-type="string">
            <text:p>Morrisburg</text:p>
          </table:table-cell>
          <table:table-cell office:value-type="string">
            <text:p>ON</text:p>
          </table:table-cell>
          <table:table-cell office:value-type="string">
            <text:p>44.90N</text:p>
          </table:table-cell>
          <table:table-cell office:value-type="string">
            <text:p>75.18W</text:p>
          </table:table-cell>
        </table:table-row>
        <table:table-row table:style-name="ro2">
          <table:table-cell office:value-type="string">
            <text:p>s0000240</text:p>
          </table:table-cell>
          <table:table-cell office:value-type="string">
            <text:p>Mount Forest</text:p>
          </table:table-cell>
          <table:table-cell office:value-type="string">
            <text:p>ON</text:p>
          </table:table-cell>
          <table:table-cell office:value-type="string">
            <text:p>43.98N</text:p>
          </table:table-cell>
          <table:table-cell office:value-type="string">
            <text:p>80.74W</text:p>
          </table:table-cell>
        </table:table-row>
        <table:table-row table:style-name="ro2">
          <table:table-cell office:value-type="string">
            <text:p>s0000642</text:p>
          </table:table-cell>
          <table:table-cell office:value-type="string">
            <text:p>Muskoka</text:p>
          </table:table-cell>
          <table:table-cell office:value-type="string">
            <text:p>ON</text:p>
          </table:table-cell>
          <table:table-cell office:value-type="string">
            <text:p>44.91N</text:p>
          </table:table-cell>
          <table:table-cell office:value-type="string">
            <text:p>79.37W</text:p>
          </table:table-cell>
        </table:table-row>
        <table:table-row table:style-name="ro1">
          <table:table-cell office:value-type="string">
            <text:p>s0000429</text:p>
          </table:table-cell>
          <table:table-cell office:value-type="string">
            <text:p>New Tecumseth</text:p>
          </table:table-cell>
          <table:table-cell office:value-type="string">
            <text:p>ON</text:p>
          </table:table-cell>
          <table:table-cell office:value-type="string">
            <text:p>44.08N</text:p>
          </table:table-cell>
          <table:table-cell office:value-type="string">
            <text:p>79.77W</text:p>
          </table:table-cell>
        </table:table-row>
        <table:table-row table:style-name="ro2">
          <table:table-cell office:value-type="string">
            <text:p>s0000582</text:p>
          </table:table-cell>
          <table:table-cell office:value-type="string">
            <text:p>Newmarket</text:p>
          </table:table-cell>
          <table:table-cell office:value-type="string">
            <text:p>ON</text:p>
          </table:table-cell>
          <table:table-cell office:value-type="string">
            <text:p>44.06N</text:p>
          </table:table-cell>
          <table:table-cell office:value-type="string">
            <text:p>79.46W</text:p>
          </table:table-cell>
        </table:table-row>
        <table:table-row table:style-name="ro2">
          <table:table-cell office:value-type="string">
            <text:p>s0000692</text:p>
          </table:table-cell>
          <table:table-cell office:value-type="string">
            <text:p>Niagara Falls</text:p>
          </table:table-cell>
          <table:table-cell office:value-type="string">
            <text:p>ON</text:p>
          </table:table-cell>
          <table:table-cell office:value-type="string">
            <text:p>43.06N</text:p>
          </table:table-cell>
          <table:table-cell office:value-type="string">
            <text:p>79.11W</text:p>
          </table:table-cell>
        </table:table-row>
        <table:table-row table:style-name="ro2">
          <table:table-cell office:value-type="string">
            <text:p>s0000419</text:p>
          </table:table-cell>
          <table:table-cell office:value-type="string">
            <text:p>Nipigon</text:p>
          </table:table-cell>
          <table:table-cell office:value-type="string">
            <text:p>ON</text:p>
          </table:table-cell>
          <table:table-cell office:value-type="string">
            <text:p>48.98N</text:p>
          </table:table-cell>
          <table:table-cell office:value-type="string">
            <text:p>88.33W</text:p>
          </table:table-cell>
        </table:table-row>
        <table:table-row table:style-name="ro2">
          <table:table-cell office:value-type="string">
            <text:p>s0000426</text:p>
          </table:table-cell>
          <table:table-cell office:value-type="string">
            <text:p>Norfolk</text:p>
          </table:table-cell>
          <table:table-cell office:value-type="string">
            <text:p>ON</text:p>
          </table:table-cell>
          <table:table-cell office:value-type="string">
            <text:p>42.80N</text:p>
          </table:table-cell>
          <table:table-cell office:value-type="string">
            <text:p>80.41W</text:p>
          </table:table-cell>
        </table:table-row>
        <table:table-row table:style-name="ro2">
          <table:table-cell office:value-type="string">
            <text:p>s0000765</text:p>
          </table:table-cell>
          <table:table-cell office:value-type="string">
            <text:p>North Bay</text:p>
          </table:table-cell>
          <table:table-cell office:value-type="string">
            <text:p>ON</text:p>
          </table:table-cell>
          <table:table-cell office:value-type="string">
            <text:p>46.31N</text:p>
          </table:table-cell>
          <table:table-cell office:value-type="string">
            <text:p>79.46W</text:p>
          </table:table-cell>
        </table:table-row>
        <table:table-row table:style-name="ro2">
          <table:table-cell office:value-type="string">
            <text:p>s0000238</text:p>
          </table:table-cell>
          <table:table-cell office:value-type="string">
            <text:p>North Perth</text:p>
          </table:table-cell>
          <table:table-cell office:value-type="string">
            <text:p>ON</text:p>
          </table:table-cell>
          <table:table-cell office:value-type="string">
            <text:p>43.73N</text:p>
          </table:table-cell>
          <table:table-cell office:value-type="string">
            <text:p>80.97W</text:p>
          </table:table-cell>
        </table:table-row>
        <table:table-row table:style-name="ro2">
          <table:table-cell office:value-type="string">
            <text:p>s0000367</text:p>
          </table:table-cell>
          <table:table-cell office:value-type="string">
            <text:p>Oakville</text:p>
          </table:table-cell>
          <table:table-cell office:value-type="string">
            <text:p>ON</text:p>
          </table:table-cell>
          <table:table-cell office:value-type="string">
            <text:p>43.46N</text:p>
          </table:table-cell>
          <table:table-cell office:value-type="string">
            <text:p>79.71W</text:p>
          </table:table-cell>
        </table:table-row>
        <table:table-row table:style-name="ro2">
          <table:table-cell office:value-type="string">
            <text:p>s0000231</text:p>
          </table:table-cell>
          <table:table-cell office:value-type="string">
            <text:p>Ogoki</text:p>
          </table:table-cell>
          <table:table-cell office:value-type="string">
            <text:p>ON</text:p>
          </table:table-cell>
          <table:table-cell office:value-type="string">
            <text:p>51.63N</text:p>
          </table:table-cell>
          <table:table-cell office:value-type="string">
            <text:p>85.95W</text:p>
          </table:table-cell>
        </table:table-row>
        <table:table-row table:style-name="ro2">
          <table:table-cell office:value-type="string">
            <text:p>s0000815</text:p>
          </table:table-cell>
          <table:table-cell office:value-type="string">
            <text:p>Orangeville</text:p>
          </table:table-cell>
          <table:table-cell office:value-type="string">
            <text:p>ON</text:p>
          </table:table-cell>
          <table:table-cell office:value-type="string">
            <text:p>43.92N</text:p>
          </table:table-cell>
          <table:table-cell office:value-type="string">
            <text:p>80.11W</text:p>
          </table:table-cell>
        </table:table-row>
        <table:table-row table:style-name="ro2">
          <table:table-cell office:value-type="string">
            <text:p>s0000414</text:p>
          </table:table-cell>
          <table:table-cell office:value-type="string">
            <text:p>Orillia</text:p>
          </table:table-cell>
          <table:table-cell office:value-type="string">
            <text:p>ON</text:p>
          </table:table-cell>
          <table:table-cell office:value-type="string">
            <text:p>44.60N</text:p>
          </table:table-cell>
          <table:table-cell office:value-type="string">
            <text:p>79.42W</text:p>
          </table:table-cell>
        </table:table-row>
        <table:table-row table:style-name="ro2">
          <table:table-cell office:value-type="string">
            <text:p>s0000707</text:p>
          </table:table-cell>
          <table:table-cell office:value-type="string">
            <text:p>Oshawa</text:p>
          </table:table-cell>
          <table:table-cell office:value-type="string">
            <text:p>ON</text:p>
          </table:table-cell>
          <table:table-cell office:value-type="string">
            <text:p>43.90N</text:p>
          </table:table-cell>
          <table:table-cell office:value-type="string">
            <text:p>78.86W</text:p>
          </table:table-cell>
        </table:table-row>
        <table:table-row table:style-name="ro3">
          <table:table-cell office:value-type="string">
            <text:p>s0000430</text:p>
          </table:table-cell>
          <table:table-cell office:value-type="string">
            <text:p>Ottawa (Kanata - Orléans)</text:p>
          </table:table-cell>
          <table:table-cell office:value-type="string">
            <text:p>ON</text:p>
          </table:table-cell>
          <table:table-cell office:value-type="string">
            <text:p>45.33N</text:p>
          </table:table-cell>
          <table:table-cell office:value-type="string">
            <text:p>75.58W</text:p>
          </table:table-cell>
        </table:table-row>
        <table:table-row table:style-name="ro3">
          <table:table-cell office:value-type="string">
            <text:p>s0000623</text:p>
          </table:table-cell>
          <table:table-cell office:value-type="string">
            <text:p>Ottawa (Richmond - Metcalfe)</text:p>
          </table:table-cell>
          <table:table-cell office:value-type="string">
            <text:p>ON</text:p>
          </table:table-cell>
          <table:table-cell office:value-type="string">
            <text:p>45.24N</text:p>
          </table:table-cell>
          <table:table-cell office:value-type="string">
            <text:p>75.47W</text:p>
          </table:table-cell>
        </table:table-row>
        <table:table-row table:style-name="ro2">
          <table:table-cell office:value-type="string">
            <text:p>s0000728</text:p>
          </table:table-cell>
          <table:table-cell office:value-type="string">
            <text:p>Owen Sound</text:p>
          </table:table-cell>
          <table:table-cell office:value-type="string">
            <text:p>ON</text:p>
          </table:table-cell>
          <table:table-cell office:value-type="string">
            <text:p>44.57N</text:p>
          </table:table-cell>
          <table:table-cell office:value-type="string">
            <text:p>80.93W</text:p>
          </table:table-cell>
        </table:table-row>
        <table:table-row table:style-name="ro1">
          <table:table-cell office:value-type="string">
            <text:p>s0000075</text:p>
          </table:table-cell>
          <table:table-cell office:value-type="string">
            <text:p>Oxtongue Lake</text:p>
          </table:table-cell>
          <table:table-cell office:value-type="string">
            <text:p>ON</text:p>
          </table:table-cell>
          <table:table-cell office:value-type="string">
            <text:p>45.36N</text:p>
          </table:table-cell>
          <table:table-cell office:value-type="string">
            <text:p>78.92W</text:p>
          </table:table-cell>
        </table:table-row>
        <table:table-row table:style-name="ro2">
          <table:table-cell office:value-type="string">
            <text:p>s0000451</text:p>
          </table:table-cell>
          <table:table-cell office:value-type="string">
            <text:p>Parry Sound</text:p>
          </table:table-cell>
          <table:table-cell office:value-type="string">
            <text:p>ON</text:p>
          </table:table-cell>
          <table:table-cell office:value-type="string">
            <text:p>45.35N</text:p>
          </table:table-cell>
          <table:table-cell office:value-type="string">
            <text:p>80.04W</text:p>
          </table:table-cell>
        </table:table-row>
        <table:table-row table:style-name="ro2">
          <table:table-cell office:value-type="string">
            <text:p>s0000374</text:p>
          </table:table-cell>
          <table:table-cell office:value-type="string">
            <text:p>Peawanuck</text:p>
          </table:table-cell>
          <table:table-cell office:value-type="string">
            <text:p>ON</text:p>
          </table:table-cell>
          <table:table-cell office:value-type="string">
            <text:p>55.02N</text:p>
          </table:table-cell>
          <table:table-cell office:value-type="string">
            <text:p>85.42W</text:p>
          </table:table-cell>
        </table:table-row>
        <table:table-row table:style-name="ro2">
          <table:table-cell office:value-type="string">
            <text:p>s0000730</text:p>
          </table:table-cell>
          <table:table-cell office:value-type="string">
            <text:p>Pembroke</text:p>
          </table:table-cell>
          <table:table-cell office:value-type="string">
            <text:p>ON</text:p>
          </table:table-cell>
          <table:table-cell office:value-type="string">
            <text:p>45.82N</text:p>
          </table:table-cell>
          <table:table-cell office:value-type="string">
            <text:p>77.11W</text:p>
          </table:table-cell>
        </table:table-row>
        <table:table-row table:style-name="ro2">
          <table:table-cell office:value-type="string">
            <text:p>s0000729</text:p>
          </table:table-cell>
          <table:table-cell office:value-type="string">
            <text:p>Petawawa</text:p>
          </table:table-cell>
          <table:table-cell office:value-type="string">
            <text:p>ON</text:p>
          </table:table-cell>
          <table:table-cell office:value-type="string">
            <text:p>45.91N</text:p>
          </table:table-cell>
          <table:table-cell office:value-type="string">
            <text:p>77.27W</text:p>
          </table:table-cell>
        </table:table-row>
        <table:table-row table:style-name="ro2">
          <table:table-cell office:value-type="string">
            <text:p>s0000629</text:p>
          </table:table-cell>
          <table:table-cell office:value-type="string">
            <text:p>Peterborough</text:p>
          </table:table-cell>
          <table:table-cell office:value-type="string">
            <text:p>ON</text:p>
          </table:table-cell>
          <table:table-cell office:value-type="string">
            <text:p>44.30N</text:p>
          </table:table-cell>
          <table:table-cell office:value-type="string">
            <text:p>78.33W</text:p>
          </table:table-cell>
        </table:table-row>
        <table:table-row table:style-name="ro2">
          <table:table-cell office:value-type="string">
            <text:p>s0000710</text:p>
          </table:table-cell>
          <table:table-cell office:value-type="string">
            <text:p>Pickering</text:p>
          </table:table-cell>
          <table:table-cell office:value-type="string">
            <text:p>ON</text:p>
          </table:table-cell>
          <table:table-cell office:value-type="string">
            <text:p>43.91N</text:p>
          </table:table-cell>
          <table:table-cell office:value-type="string">
            <text:p>79.13W</text:p>
          </table:table-cell>
        </table:table-row>
        <table:table-row table:style-name="ro2">
          <table:table-cell office:value-type="string">
            <text:p>s0000628</text:p>
          </table:table-cell>
          <table:table-cell office:value-type="string">
            <text:p>Pickle Lake</text:p>
          </table:table-cell>
          <table:table-cell office:value-type="string">
            <text:p>ON</text:p>
          </table:table-cell>
          <table:table-cell office:value-type="string">
            <text:p>51.47N</text:p>
          </table:table-cell>
          <table:table-cell office:value-type="string">
            <text:p>90.20W</text:p>
          </table:table-cell>
        </table:table-row>
        <table:table-row table:style-name="ro2">
          <table:table-cell office:value-type="string">
            <text:p>s0000677</text:p>
          </table:table-cell>
          <table:table-cell office:value-type="string">
            <text:p>Pikangikum</text:p>
          </table:table-cell>
          <table:table-cell office:value-type="string">
            <text:p>ON</text:p>
          </table:table-cell>
          <table:table-cell office:value-type="string">
            <text:p>51.81N</text:p>
          </table:table-cell>
          <table:table-cell office:value-type="string">
            <text:p>93.99W</text:p>
          </table:table-cell>
        </table:table-row>
        <table:table-row table:style-name="ro2">
          <table:table-cell office:value-type="string">
            <text:p>s0000639</text:p>
          </table:table-cell>
          <table:table-cell office:value-type="string">
            <text:p>Port Carling</text:p>
          </table:table-cell>
          <table:table-cell office:value-type="string">
            <text:p>ON</text:p>
          </table:table-cell>
          <table:table-cell office:value-type="string">
            <text:p>45.12N</text:p>
          </table:table-cell>
          <table:table-cell office:value-type="string">
            <text:p>79.58W</text:p>
          </table:table-cell>
        </table:table-row>
        <table:table-row table:style-name="ro2">
          <table:table-cell office:value-type="string">
            <text:p>s0000283</text:p>
          </table:table-cell>
          <table:table-cell office:value-type="string">
            <text:p>Port Colborne</text:p>
          </table:table-cell>
          <table:table-cell office:value-type="string">
            <text:p>ON</text:p>
          </table:table-cell>
          <table:table-cell office:value-type="string">
            <text:p>42.92N</text:p>
          </table:table-cell>
          <table:table-cell office:value-type="string">
            <text:p>79.19W</text:p>
          </table:table-cell>
        </table:table-row>
        <table:table-row table:style-name="ro2">
          <table:table-cell office:value-type="string">
            <text:p>s0000725</text:p>
          </table:table-cell>
          <table:table-cell office:value-type="string">
            <text:p>Port Elgin</text:p>
          </table:table-cell>
          <table:table-cell office:value-type="string">
            <text:p>ON</text:p>
          </table:table-cell>
          <table:table-cell office:value-type="string">
            <text:p>44.44N</text:p>
          </table:table-cell>
          <table:table-cell office:value-type="string">
            <text:p>81.39W</text:p>
          </table:table-cell>
        </table:table-row>
        <table:table-row table:style-name="ro2">
          <table:table-cell office:value-type="string">
            <text:p>s0000630</text:p>
          </table:table-cell>
          <table:table-cell office:value-type="string">
            <text:p>Port Perry</text:p>
          </table:table-cell>
          <table:table-cell office:value-type="string">
            <text:p>ON</text:p>
          </table:table-cell>
          <table:table-cell office:value-type="string">
            <text:p>44.10N</text:p>
          </table:table-cell>
          <table:table-cell office:value-type="string">
            <text:p>78.95W</text:p>
          </table:table-cell>
        </table:table-row>
        <table:table-row table:style-name="ro1">
          <table:table-cell office:value-type="string">
            <text:p>s0000702</text:p>
          </table:table-cell>
          <table:table-cell office:value-type="string">
            <text:p>Prince Edward (Picton)</text:p>
          </table:table-cell>
          <table:table-cell office:value-type="string">
            <text:p>ON</text:p>
          </table:table-cell>
          <table:table-cell office:value-type="string">
            <text:p>44.02N</text:p>
          </table:table-cell>
          <table:table-cell office:value-type="string">
            <text:p>77.26W</text:p>
          </table:table-cell>
        </table:table-row>
        <table:table-row table:style-name="ro2">
          <table:table-cell office:value-type="string">
            <text:p>s0000704</text:p>
          </table:table-cell>
          <table:table-cell office:value-type="string">
            <text:p>Quinte West</text:p>
          </table:table-cell>
          <table:table-cell office:value-type="string">
            <text:p>ON</text:p>
          </table:table-cell>
          <table:table-cell office:value-type="string">
            <text:p>44.20N</text:p>
          </table:table-cell>
          <table:table-cell office:value-type="string">
            <text:p>77.58W</text:p>
          </table:table-cell>
        </table:table-row>
        <table:table-row table:style-name="ro2">
          <table:table-cell office:value-type="string">
            <text:p>s0000676</text:p>
          </table:table-cell>
          <table:table-cell office:value-type="string">
            <text:p>Red Lake</text:p>
          </table:table-cell>
          <table:table-cell office:value-type="string">
            <text:p>ON</text:p>
          </table:table-cell>
          <table:table-cell office:value-type="string">
            <text:p>51.10N</text:p>
          </table:table-cell>
          <table:table-cell office:value-type="string">
            <text:p>93.72W</text:p>
          </table:table-cell>
        </table:table-row>
        <table:table-row table:style-name="ro2">
          <table:table-cell office:value-type="string">
            <text:p>s0000731</text:p>
          </table:table-cell>
          <table:table-cell office:value-type="string">
            <text:p>Renfrew</text:p>
          </table:table-cell>
          <table:table-cell office:value-type="string">
            <text:p>ON</text:p>
          </table:table-cell>
          <table:table-cell office:value-type="string">
            <text:p>45.47N</text:p>
          </table:table-cell>
          <table:table-cell office:value-type="string">
            <text:p>76.68W</text:p>
          </table:table-cell>
        </table:table-row>
        <table:table-row table:style-name="ro1">
          <table:table-cell office:value-type="string">
            <text:p>s0000773</text:p>
          </table:table-cell>
          <table:table-cell office:value-type="string">
            <text:p>Richmond Hill</text:p>
          </table:table-cell>
          <table:table-cell office:value-type="string">
            <text:p>ON</text:p>
          </table:table-cell>
          <table:table-cell office:value-type="string">
            <text:p>43.87N</text:p>
          </table:table-cell>
          <table:table-cell office:value-type="string">
            <text:p>79.44W</text:p>
          </table:table-cell>
        </table:table-row>
        <table:table-row table:style-name="ro2">
          <table:table-cell office:value-type="string">
            <text:p>s0000455</text:p>
          </table:table-cell>
          <table:table-cell office:value-type="string">
            <text:p>Rodney</text:p>
          </table:table-cell>
          <table:table-cell office:value-type="string">
            <text:p>ON</text:p>
          </table:table-cell>
          <table:table-cell office:value-type="string">
            <text:p>42.57N</text:p>
          </table:table-cell>
          <table:table-cell office:value-type="string">
            <text:p>81.68W</text:p>
          </table:table-cell>
        </table:table-row>
        <table:table-row table:style-name="ro3">
          <table:table-cell office:value-type="string">
            <text:p>s0000080</text:p>
          </table:table-cell>
          <table:table-cell office:value-type="string">
            <text:p>Rondeau (Provincial Park)</text:p>
          </table:table-cell>
          <table:table-cell office:value-type="string">
            <text:p>ON</text:p>
          </table:table-cell>
          <table:table-cell office:value-type="string">
            <text:p>42.30N</text:p>
          </table:table-cell>
          <table:table-cell office:value-type="string">
            <text:p>81.89W</text:p>
          </table:table-cell>
        </table:table-row>
        <table:table-row table:style-name="ro2">
          <table:table-cell office:value-type="string">
            <text:p>s0000696</text:p>
          </table:table-cell>
          <table:table-cell office:value-type="string">
            <text:p>Sachigo Lake</text:p>
          </table:table-cell>
          <table:table-cell office:value-type="string">
            <text:p>ON</text:p>
          </table:table-cell>
          <table:table-cell office:value-type="string">
            <text:p>53.87N</text:p>
          </table:table-cell>
          <table:table-cell office:value-type="string">
            <text:p>92.17W</text:p>
          </table:table-cell>
        </table:table-row>
        <table:table-row table:style-name="ro2">
          <table:table-cell office:value-type="string">
            <text:p>s0000826</text:p>
          </table:table-cell>
          <table:table-cell office:value-type="string">
            <text:p>Sandy Lake</text:p>
          </table:table-cell>
          <table:table-cell office:value-type="string">
            <text:p>ON</text:p>
          </table:table-cell>
          <table:table-cell office:value-type="string">
            <text:p>53.06N</text:p>
          </table:table-cell>
          <table:table-cell office:value-type="string">
            <text:p>93.32W</text:p>
          </table:table-cell>
        </table:table-row>
        <table:table-row table:style-name="ro2">
          <table:table-cell office:value-type="string">
            <text:p>s0000796</text:p>
          </table:table-cell>
          <table:table-cell office:value-type="string">
            <text:p>Sarnia</text:p>
          </table:table-cell>
          <table:table-cell office:value-type="string">
            <text:p>ON</text:p>
          </table:table-cell>
          <table:table-cell office:value-type="string">
            <text:p>42.98N</text:p>
          </table:table-cell>
          <table:table-cell office:value-type="string">
            <text:p>82.32W</text:p>
          </table:table-cell>
        </table:table-row>
        <table:table-row table:style-name="ro1">
          <table:table-cell office:value-type="string">
            <text:p>s0000726</text:p>
          </table:table-cell>
          <table:table-cell office:value-type="string">
            <text:p>Saugeen Shores</text:p>
          </table:table-cell>
          <table:table-cell office:value-type="string">
            <text:p>ON</text:p>
          </table:table-cell>
          <table:table-cell office:value-type="string">
            <text:p>44.41N</text:p>
          </table:table-cell>
          <table:table-cell office:value-type="string">
            <text:p>81.37W</text:p>
          </table:table-cell>
        </table:table-row>
        <table:table-row table:style-name="ro1">
          <table:table-cell office:value-type="string">
            <text:p>s0000479</text:p>
          </table:table-cell>
          <table:table-cell office:value-type="string">
            <text:p>Sault Ste. Marie</text:p>
          </table:table-cell>
          <table:table-cell office:value-type="string">
            <text:p>ON</text:p>
          </table:table-cell>
          <table:table-cell office:value-type="string">
            <text:p>46.56N</text:p>
          </table:table-cell>
          <table:table-cell office:value-type="string">
            <text:p>84.35W</text:p>
          </table:table-cell>
        </table:table-row>
        <table:table-row table:style-name="ro2">
          <table:table-cell office:value-type="string">
            <text:p>s0000747</text:p>
          </table:table-cell>
          <table:table-cell office:value-type="string">
            <text:p>Savant Lake</text:p>
          </table:table-cell>
          <table:table-cell office:value-type="string">
            <text:p>ON</text:p>
          </table:table-cell>
          <table:table-cell office:value-type="string">
            <text:p>50.24N</text:p>
          </table:table-cell>
          <table:table-cell office:value-type="string">
            <text:p>90.71W</text:p>
          </table:table-cell>
        </table:table-row>
        <table:table-row table:style-name="ro2">
          <table:table-cell office:value-type="string">
            <text:p>s0000435</text:p>
          </table:table-cell>
          <table:table-cell office:value-type="string">
            <text:p>Sharbot Lake</text:p>
          </table:table-cell>
          <table:table-cell office:value-type="string">
            <text:p>ON</text:p>
          </table:table-cell>
          <table:table-cell office:value-type="string">
            <text:p>44.77N</text:p>
          </table:table-cell>
          <table:table-cell office:value-type="string">
            <text:p>76.69W</text:p>
          </table:table-cell>
        </table:table-row>
        <table:table-row table:style-name="ro2">
          <table:table-cell office:value-type="string">
            <text:p>s0000239</text:p>
          </table:table-cell>
          <table:table-cell office:value-type="string">
            <text:p>Shelburne</text:p>
          </table:table-cell>
          <table:table-cell office:value-type="string">
            <text:p>ON</text:p>
          </table:table-cell>
          <table:table-cell office:value-type="string">
            <text:p>44.08N</text:p>
          </table:table-cell>
          <table:table-cell office:value-type="string">
            <text:p>80.20W</text:p>
          </table:table-cell>
        </table:table-row>
        <table:table-row table:style-name="ro2">
          <table:table-cell office:value-type="string">
            <text:p>s0000424</text:p>
          </table:table-cell>
          <table:table-cell office:value-type="string">
            <text:p>Simcoe</text:p>
          </table:table-cell>
          <table:table-cell office:value-type="string">
            <text:p>ON</text:p>
          </table:table-cell>
          <table:table-cell office:value-type="string">
            <text:p>42.84N</text:p>
          </table:table-cell>
          <table:table-cell office:value-type="string">
            <text:p>80.31W</text:p>
          </table:table-cell>
        </table:table-row>
        <table:table-row table:style-name="ro1">
          <table:table-cell office:value-type="string">
            <text:p>s0000748</text:p>
          </table:table-cell>
          <table:table-cell office:value-type="string">
            <text:p>Sioux Lookout</text:p>
          </table:table-cell>
          <table:table-cell office:value-type="string">
            <text:p>ON</text:p>
          </table:table-cell>
          <table:table-cell office:value-type="string">
            <text:p>50.09N</text:p>
          </table:table-cell>
          <table:table-cell office:value-type="string">
            <text:p>92.00W</text:p>
          </table:table-cell>
        </table:table-row>
        <table:table-row table:style-name="ro1">
          <table:table-cell office:value-type="string">
            <text:p>s0000650</text:p>
          </table:table-cell>
          <table:table-cell office:value-type="string">
            <text:p>Sioux Narrows</text:p>
          </table:table-cell>
          <table:table-cell office:value-type="string">
            <text:p>ON</text:p>
          </table:table-cell>
          <table:table-cell office:value-type="string">
            <text:p>49.41N</text:p>
          </table:table-cell>
          <table:table-cell office:value-type="string">
            <text:p>94.10W</text:p>
          </table:table-cell>
        </table:table-row>
        <table:table-row table:style-name="ro2">
          <table:table-cell office:value-type="string">
            <text:p>s0000434</text:p>
          </table:table-cell>
          <table:table-cell office:value-type="string">
            <text:p>Smiths Falls</text:p>
          </table:table-cell>
          <table:table-cell office:value-type="string">
            <text:p>ON</text:p>
          </table:table-cell>
          <table:table-cell office:value-type="string">
            <text:p>44.90N</text:p>
          </table:table-cell>
          <table:table-cell office:value-type="string">
            <text:p>76.02W</text:p>
          </table:table-cell>
        </table:table-row>
        <table:table-row table:style-name="ro1">
          <table:table-cell office:value-type="string">
            <text:p>s0000727</text:p>
          </table:table-cell>
          <table:table-cell office:value-type="string">
            <text:p>South Bruce Peninsula</text:p>
          </table:table-cell>
          <table:table-cell office:value-type="string">
            <text:p>ON</text:p>
          </table:table-cell>
          <table:table-cell office:value-type="string">
            <text:p>44.71N</text:p>
          </table:table-cell>
          <table:table-cell office:value-type="string">
            <text:p>81.22W</text:p>
          </table:table-cell>
        </table:table-row>
        <table:table-row table:style-name="ro2">
          <table:table-cell office:value-type="string">
            <text:p>s0000691</text:p>
          </table:table-cell>
          <table:table-cell office:value-type="string">
            <text:p>St. Catharines</text:p>
          </table:table-cell>
          <table:table-cell office:value-type="string">
            <text:p>ON</text:p>
          </table:table-cell>
          <table:table-cell office:value-type="string">
            <text:p>43.17N</text:p>
          </table:table-cell>
          <table:table-cell office:value-type="string">
            <text:p>79.25W</text:p>
          </table:table-cell>
        </table:table-row>
        <table:table-row table:style-name="ro2">
          <table:table-cell office:value-type="string">
            <text:p>s0000329</text:p>
          </table:table-cell>
          <table:table-cell office:value-type="string">
            <text:p>St. Thomas</text:p>
          </table:table-cell>
          <table:table-cell office:value-type="string">
            <text:p>ON</text:p>
          </table:table-cell>
          <table:table-cell office:value-type="string">
            <text:p>42.78N</text:p>
          </table:table-cell>
          <table:table-cell office:value-type="string">
            <text:p>81.19W</text:p>
          </table:table-cell>
        </table:table-row>
        <table:table-row table:style-name="ro2">
          <table:table-cell office:value-type="string">
            <text:p>s0000700</text:p>
          </table:table-cell>
          <table:table-cell office:value-type="string">
            <text:p>Stirling</text:p>
          </table:table-cell>
          <table:table-cell office:value-type="string">
            <text:p>ON</text:p>
          </table:table-cell>
          <table:table-cell office:value-type="string">
            <text:p>44.30N</text:p>
          </table:table-cell>
          <table:table-cell office:value-type="string">
            <text:p>77.55W</text:p>
          </table:table-cell>
        </table:table-row>
        <table:table-row table:style-name="ro2">
          <table:table-cell office:value-type="string">
            <text:p>s0000325</text:p>
          </table:table-cell>
          <table:table-cell office:value-type="string">
            <text:p>Stratford</text:p>
          </table:table-cell>
          <table:table-cell office:value-type="string">
            <text:p>ON</text:p>
          </table:table-cell>
          <table:table-cell office:value-type="string">
            <text:p>43.37N</text:p>
          </table:table-cell>
          <table:table-cell office:value-type="string">
            <text:p>80.98W</text:p>
          </table:table-cell>
        </table:table-row>
        <table:table-row table:style-name="ro2">
          <table:table-cell office:value-type="string">
            <text:p>s0000328</text:p>
          </table:table-cell>
          <table:table-cell office:value-type="string">
            <text:p>Strathroy</text:p>
          </table:table-cell>
          <table:table-cell office:value-type="string">
            <text:p>ON</text:p>
          </table:table-cell>
          <table:table-cell office:value-type="string">
            <text:p>42.96N</text:p>
          </table:table-cell>
          <table:table-cell office:value-type="string">
            <text:p>81.62W</text:p>
          </table:table-cell>
        </table:table-row>
        <table:table-row table:style-name="ro1">
          <table:table-cell office:value-type="string">
            <text:p>s0000843</text:p>
          </table:table-cell>
          <table:table-cell office:value-type="string">
            <text:p>Sudbury (Greater)</text:p>
          </table:table-cell>
          <table:table-cell office:value-type="string">
            <text:p>ON</text:p>
          </table:table-cell>
          <table:table-cell office:value-type="string">
            <text:p>46.58N</text:p>
          </table:table-cell>
          <table:table-cell office:value-type="string">
            <text:p>81.07W</text:p>
          </table:table-cell>
        </table:table-row>
        <table:table-row table:style-name="ro2">
          <table:table-cell office:value-type="string">
            <text:p>s0000529</text:p>
          </table:table-cell>
          <table:table-cell office:value-type="string">
            <text:p>Sydenham</text:p>
          </table:table-cell>
          <table:table-cell office:value-type="string">
            <text:p>ON</text:p>
          </table:table-cell>
          <table:table-cell office:value-type="string">
            <text:p>44.41N</text:p>
          </table:table-cell>
          <table:table-cell office:value-type="string">
            <text:p>76.60W</text:p>
          </table:table-cell>
        </table:table-row>
        <table:table-row table:style-name="ro1">
          <table:table-cell office:value-type="string">
            <text:p>s0000753</text:p>
          </table:table-cell>
          <table:table-cell office:value-type="string">
            <text:p>Temiskaming Shores</text:p>
          </table:table-cell>
          <table:table-cell office:value-type="string">
            <text:p>ON</text:p>
          </table:table-cell>
          <table:table-cell office:value-type="string">
            <text:p>47.49N</text:p>
          </table:table-cell>
          <table:table-cell office:value-type="string">
            <text:p>79.72W</text:p>
          </table:table-cell>
        </table:table-row>
        <table:table-row table:style-name="ro2">
          <table:table-cell office:value-type="string">
            <text:p>s0000023</text:p>
          </table:table-cell>
          <table:table-cell office:value-type="string">
            <text:p>Terrace Bay</text:p>
          </table:table-cell>
          <table:table-cell office:value-type="string">
            <text:p>ON</text:p>
          </table:table-cell>
          <table:table-cell office:value-type="string">
            <text:p>48.80N</text:p>
          </table:table-cell>
          <table:table-cell office:value-type="string">
            <text:p>87.10W</text:p>
          </table:table-cell>
        </table:table-row>
        <table:table-row table:style-name="ro2">
          <table:table-cell office:value-type="string">
            <text:p>s0000411</text:p>
          </table:table-cell>
          <table:table-cell office:value-type="string">
            <text:p>Thunder Bay</text:p>
          </table:table-cell>
          <table:table-cell office:value-type="string">
            <text:p>ON</text:p>
          </table:table-cell>
          <table:table-cell office:value-type="string">
            <text:p>48.40N</text:p>
          </table:table-cell>
          <table:table-cell office:value-type="string">
            <text:p>89.27W</text:p>
          </table:table-cell>
        </table:table-row>
        <table:table-row table:style-name="ro2">
          <table:table-cell office:value-type="string">
            <text:p>s0000425</text:p>
          </table:table-cell>
          <table:table-cell office:value-type="string">
            <text:p>Tillsonburg</text:p>
          </table:table-cell>
          <table:table-cell office:value-type="string">
            <text:p>ON</text:p>
          </table:table-cell>
          <table:table-cell office:value-type="string">
            <text:p>42.87N</text:p>
          </table:table-cell>
          <table:table-cell office:value-type="string">
            <text:p>80.73W</text:p>
          </table:table-cell>
        </table:table-row>
        <table:table-row table:style-name="ro2">
          <table:table-cell office:value-type="string">
            <text:p>s0000705</text:p>
          </table:table-cell>
          <table:table-cell office:value-type="string">
            <text:p>Timmins</text:p>
          </table:table-cell>
          <table:table-cell office:value-type="string">
            <text:p>ON</text:p>
          </table:table-cell>
          <table:table-cell office:value-type="string">
            <text:p>48.47N</text:p>
          </table:table-cell>
          <table:table-cell office:value-type="string">
            <text:p>81.33W</text:p>
          </table:table-cell>
        </table:table-row>
        <table:table-row table:style-name="ro2">
          <table:table-cell office:value-type="string">
            <text:p>s0000422</text:p>
          </table:table-cell>
          <table:table-cell office:value-type="string">
            <text:p>Tobermory</text:p>
          </table:table-cell>
          <table:table-cell office:value-type="string">
            <text:p>ON</text:p>
          </table:table-cell>
          <table:table-cell office:value-type="string">
            <text:p>45.25N</text:p>
          </table:table-cell>
          <table:table-cell office:value-type="string">
            <text:p>81.66W</text:p>
          </table:table-cell>
        </table:table-row>
        <table:table-row table:style-name="ro2">
          <table:table-cell office:value-type="string">
            <text:p>s0000458</text:p>
          </table:table-cell>
          <table:table-cell office:value-type="string">
            <text:p>Toronto</text:p>
          </table:table-cell>
          <table:table-cell office:value-type="string">
            <text:p>ON</text:p>
          </table:table-cell>
          <table:table-cell office:value-type="string">
            <text:p>43.74N</text:p>
          </table:table-cell>
          <table:table-cell office:value-type="string">
            <text:p>79.37W</text:p>
          </table:table-cell>
        </table:table-row>
        <table:table-row table:style-name="ro1">
          <table:table-cell office:value-type="string">
            <text:p>s0000785</text:p>
          </table:table-cell>
          <table:table-cell office:value-type="string">
            <text:p>Toronto Island</text:p>
          </table:table-cell>
          <table:table-cell office:value-type="string">
            <text:p>ON</text:p>
          </table:table-cell>
          <table:table-cell office:value-type="string">
            <text:p>43.63N</text:p>
          </table:table-cell>
          <table:table-cell office:value-type="string">
            <text:p>79.37W</text:p>
          </table:table-cell>
        </table:table-row>
        <table:table-row table:style-name="ro2">
          <table:table-cell office:value-type="string">
            <text:p>s0000701</text:p>
          </table:table-cell>
          <table:table-cell office:value-type="string">
            <text:p>Trenton</text:p>
          </table:table-cell>
          <table:table-cell office:value-type="string">
            <text:p>ON</text:p>
          </table:table-cell>
          <table:table-cell office:value-type="string">
            <text:p>44.11N</text:p>
          </table:table-cell>
          <table:table-cell office:value-type="string">
            <text:p>77.58W</text:p>
          </table:table-cell>
        </table:table-row>
        <table:table-row table:style-name="ro2">
          <table:table-cell office:value-type="string">
            <text:p>s0000127</text:p>
          </table:table-cell>
          <table:table-cell office:value-type="string">
            <text:p>Upsala</text:p>
          </table:table-cell>
          <table:table-cell office:value-type="string">
            <text:p>ON</text:p>
          </table:table-cell>
          <table:table-cell office:value-type="string">
            <text:p>49.06N</text:p>
          </table:table-cell>
          <table:table-cell office:value-type="string">
            <text:p>90.50W</text:p>
          </table:table-cell>
        </table:table-row>
        <table:table-row table:style-name="ro2">
          <table:table-cell office:value-type="string">
            <text:p>s0000584</text:p>
          </table:table-cell>
          <table:table-cell office:value-type="string">
            <text:p>Vaughan</text:p>
          </table:table-cell>
          <table:table-cell office:value-type="string">
            <text:p>ON</text:p>
          </table:table-cell>
          <table:table-cell office:value-type="string">
            <text:p>43.85N</text:p>
          </table:table-cell>
          <table:table-cell office:value-type="string">
            <text:p>79.54W</text:p>
          </table:table-cell>
        </table:table-row>
        <table:table-row table:style-name="ro2">
          <table:table-cell office:value-type="string">
            <text:p>s0000469</text:p>
          </table:table-cell>
          <table:table-cell office:value-type="string">
            <text:p>Vineland</text:p>
          </table:table-cell>
          <table:table-cell office:value-type="string">
            <text:p>ON</text:p>
          </table:table-cell>
          <table:table-cell office:value-type="string">
            <text:p>43.15N</text:p>
          </table:table-cell>
          <table:table-cell office:value-type="string">
            <text:p>79.39W</text:p>
          </table:table-cell>
        </table:table-row>
        <table:table-row table:style-name="ro2">
          <table:table-cell office:value-type="string">
            <text:p>s0000236</text:p>
          </table:table-cell>
          <table:table-cell office:value-type="string">
            <text:p>Walkerton</text:p>
          </table:table-cell>
          <table:table-cell office:value-type="string">
            <text:p>ON</text:p>
          </table:table-cell>
          <table:table-cell office:value-type="string">
            <text:p>44.13N</text:p>
          </table:table-cell>
          <table:table-cell office:value-type="string">
            <text:p>81.15W</text:p>
          </table:table-cell>
        </table:table-row>
        <table:table-row table:style-name="ro2">
          <table:table-cell office:value-type="string">
            <text:p>s0000761</text:p>
          </table:table-cell>
          <table:table-cell office:value-type="string">
            <text:p>Wawa</text:p>
          </table:table-cell>
          <table:table-cell office:value-type="string">
            <text:p>ON</text:p>
          </table:table-cell>
          <table:table-cell office:value-type="string">
            <text:p>47.99N</text:p>
          </table:table-cell>
          <table:table-cell office:value-type="string">
            <text:p>84.77W</text:p>
          </table:table-cell>
        </table:table-row>
        <table:table-row table:style-name="ro2">
          <table:table-cell office:value-type="string">
            <text:p>s0000232</text:p>
          </table:table-cell>
          <table:table-cell office:value-type="string">
            <text:p>Webequie</text:p>
          </table:table-cell>
          <table:table-cell office:value-type="string">
            <text:p>ON</text:p>
          </table:table-cell>
          <table:table-cell office:value-type="string">
            <text:p>52.99N</text:p>
          </table:table-cell>
          <table:table-cell office:value-type="string">
            <text:p>87.36W</text:p>
          </table:table-cell>
        </table:table-row>
        <table:table-row table:style-name="ro2">
          <table:table-cell office:value-type="string">
            <text:p>s0000076</text:p>
          </table:table-cell>
          <table:table-cell office:value-type="string">
            <text:p>Welland</text:p>
          </table:table-cell>
          <table:table-cell office:value-type="string">
            <text:p>ON</text:p>
          </table:table-cell>
          <table:table-cell office:value-type="string">
            <text:p>43.00N</text:p>
          </table:table-cell>
          <table:table-cell office:value-type="string">
            <text:p>79.23W</text:p>
          </table:table-cell>
        </table:table-row>
        <table:table-row table:style-name="ro1">
          <table:table-cell office:value-type="string">
            <text:p>s0000766</text:p>
          </table:table-cell>
          <table:table-cell office:value-type="string">
            <text:p>West Nipissing</text:p>
          </table:table-cell>
          <table:table-cell office:value-type="string">
            <text:p>ON</text:p>
          </table:table-cell>
          <table:table-cell office:value-type="string">
            <text:p>46.45N</text:p>
          </table:table-cell>
          <table:table-cell office:value-type="string">
            <text:p>80.04W</text:p>
          </table:table-cell>
        </table:table-row>
        <table:table-row table:style-name="ro2">
          <table:table-cell office:value-type="string">
            <text:p>s0000530</text:p>
          </table:table-cell>
          <table:table-cell office:value-type="string">
            <text:p>Westport</text:p>
          </table:table-cell>
          <table:table-cell office:value-type="string">
            <text:p>ON</text:p>
          </table:table-cell>
          <table:table-cell office:value-type="string">
            <text:p>44.68N</text:p>
          </table:table-cell>
          <table:table-cell office:value-type="string">
            <text:p>76.40W</text:p>
          </table:table-cell>
        </table:table-row>
        <table:table-row table:style-name="ro2">
          <table:table-cell office:value-type="string">
            <text:p>s0000708</text:p>
          </table:table-cell>
          <table:table-cell office:value-type="string">
            <text:p>Whitby</text:p>
          </table:table-cell>
          <table:table-cell office:value-type="string">
            <text:p>ON</text:p>
          </table:table-cell>
          <table:table-cell office:value-type="string">
            <text:p>43.93N</text:p>
          </table:table-cell>
          <table:table-cell office:value-type="string">
            <text:p>78.95W</text:p>
          </table:table-cell>
        </table:table-row>
        <table:table-row table:style-name="ro2">
          <table:table-cell office:value-type="string">
            <text:p>s0000764</text:p>
          </table:table-cell>
          <table:table-cell office:value-type="string">
            <text:p>White River</text:p>
          </table:table-cell>
          <table:table-cell office:value-type="string">
            <text:p>ON</text:p>
          </table:table-cell>
          <table:table-cell office:value-type="string">
            <text:p>48.58N</text:p>
          </table:table-cell>
          <table:table-cell office:value-type="string">
            <text:p>85.26W</text:p>
          </table:table-cell>
        </table:table-row>
        <table:table-row table:style-name="ro2">
          <table:table-cell office:value-type="string">
            <text:p>s0000724</text:p>
          </table:table-cell>
          <table:table-cell office:value-type="string">
            <text:p>Wiarton</text:p>
          </table:table-cell>
          <table:table-cell office:value-type="string">
            <text:p>ON</text:p>
          </table:table-cell>
          <table:table-cell office:value-type="string">
            <text:p>44.74N</text:p>
          </table:table-cell>
          <table:table-cell office:value-type="string">
            <text:p>81.14W</text:p>
          </table:table-cell>
        </table:table-row>
        <table:table-row table:style-name="ro2">
          <table:table-cell office:value-type="string">
            <text:p>s0000077</text:p>
          </table:table-cell>
          <table:table-cell office:value-type="string">
            <text:p>Winchester</text:p>
          </table:table-cell>
          <table:table-cell office:value-type="string">
            <text:p>ON</text:p>
          </table:table-cell>
          <table:table-cell office:value-type="string">
            <text:p>45.09N</text:p>
          </table:table-cell>
          <table:table-cell office:value-type="string">
            <text:p>75.35W</text:p>
          </table:table-cell>
        </table:table-row>
        <table:table-row table:style-name="ro2">
          <table:table-cell office:value-type="string">
            <text:p>s0000646</text:p>
          </table:table-cell>
          <table:table-cell office:value-type="string">
            <text:p>Windsor</text:p>
          </table:table-cell>
          <table:table-cell office:value-type="string">
            <text:p>ON</text:p>
          </table:table-cell>
          <table:table-cell office:value-type="string">
            <text:p>42.30N</text:p>
          </table:table-cell>
          <table:table-cell office:value-type="string">
            <text:p>82.99W</text:p>
          </table:table-cell>
        </table:table-row>
        <table:table-row table:style-name="ro2">
          <table:table-cell office:value-type="string">
            <text:p>s0000235</text:p>
          </table:table-cell>
          <table:table-cell office:value-type="string">
            <text:p>Wingham</text:p>
          </table:table-cell>
          <table:table-cell office:value-type="string">
            <text:p>ON</text:p>
          </table:table-cell>
          <table:table-cell office:value-type="string">
            <text:p>43.89N</text:p>
          </table:table-cell>
          <table:table-cell office:value-type="string">
            <text:p>81.31W</text:p>
          </table:table-cell>
        </table:table-row>
        <table:table-row table:style-name="ro2">
          <table:table-cell office:value-type="string">
            <text:p>s0000327</text:p>
          </table:table-cell>
          <table:table-cell office:value-type="string">
            <text:p>Woodstock</text:p>
          </table:table-cell>
          <table:table-cell office:value-type="string">
            <text:p>ON</text:p>
          </table:table-cell>
          <table:table-cell office:value-type="string">
            <text:p>43.14N</text:p>
          </table:table-cell>
          <table:table-cell office:value-type="string">
            <text:p>80.74W</text:p>
          </table:table-cell>
        </table:table-row>
        <table:table-row table:style-name="ro1">
          <table:table-cell office:value-type="string">
            <text:p>s0000698</text:p>
          </table:table-cell>
          <table:table-cell office:value-type="string">
            <text:p>Wunnummin Lake</text:p>
          </table:table-cell>
          <table:table-cell office:value-type="string">
            <text:p>ON</text:p>
          </table:table-cell>
          <table:table-cell office:value-type="string">
            <text:p>52.94N</text:p>
          </table:table-cell>
          <table:table-cell office:value-type="string">
            <text:p>89.30W</text:p>
          </table:table-cell>
        </table:table-row>
        <table:table-row table:style-name="ro2">
          <table:table-cell office:value-type="string">
            <text:p>s0000583</text:p>
          </table:table-cell>
          <table:table-cell office:value-type="string">
            <text:p>Charlottetown</text:p>
          </table:table-cell>
          <table:table-cell office:value-type="string">
            <text:p>PE</text:p>
          </table:table-cell>
          <table:table-cell office:value-type="string">
            <text:p>46.24N</text:p>
          </table:table-cell>
          <table:table-cell office:value-type="string">
            <text:p>63.13W</text:p>
          </table:table-cell>
        </table:table-row>
        <table:table-row table:style-name="ro2">
          <table:table-cell office:value-type="string">
            <text:p>s0000138</text:p>
          </table:table-cell>
          <table:table-cell office:value-type="string">
            <text:p>East Point</text:p>
          </table:table-cell>
          <table:table-cell office:value-type="string">
            <text:p>PE</text:p>
          </table:table-cell>
          <table:table-cell office:value-type="string">
            <text:p>46.45N</text:p>
          </table:table-cell>
          <table:table-cell office:value-type="string">
            <text:p>62.00W</text:p>
          </table:table-cell>
        </table:table-row>
        <table:table-row table:style-name="ro2">
          <table:table-cell office:value-type="string">
            <text:p>s0000026</text:p>
          </table:table-cell>
          <table:table-cell office:value-type="string">
            <text:p>Maple Plains</text:p>
          </table:table-cell>
          <table:table-cell office:value-type="string">
            <text:p>PE</text:p>
          </table:table-cell>
          <table:table-cell office:value-type="string">
            <text:p>46.28N</text:p>
          </table:table-cell>
          <table:table-cell office:value-type="string">
            <text:p>63.57W</text:p>
          </table:table-cell>
        </table:table-row>
        <table:table-row table:style-name="ro2">
          <table:table-cell office:value-type="string">
            <text:p>s0000252</text:p>
          </table:table-cell>
          <table:table-cell office:value-type="string">
            <text:p>North Cape</text:p>
          </table:table-cell>
          <table:table-cell office:value-type="string">
            <text:p>PE</text:p>
          </table:table-cell>
          <table:table-cell office:value-type="string">
            <text:p>47.07N</text:p>
          </table:table-cell>
          <table:table-cell office:value-type="string">
            <text:p>64.00W</text:p>
          </table:table-cell>
        </table:table-row>
        <table:table-row table:style-name="ro2">
          <table:table-cell office:value-type="string">
            <text:p>s0000827</text:p>
          </table:table-cell>
          <table:table-cell office:value-type="string">
            <text:p>St. Peters Bay</text:p>
          </table:table-cell>
          <table:table-cell office:value-type="string">
            <text:p>PE</text:p>
          </table:table-cell>
          <table:table-cell office:value-type="string">
            <text:p>46.42N</text:p>
          </table:table-cell>
          <table:table-cell office:value-type="string">
            <text:p>62.58W</text:p>
          </table:table-cell>
        </table:table-row>
        <table:table-row table:style-name="ro2">
          <table:table-cell office:value-type="string">
            <text:p>s0000562</text:p>
          </table:table-cell>
          <table:table-cell office:value-type="string">
            <text:p>Summerside</text:p>
          </table:table-cell>
          <table:table-cell office:value-type="string">
            <text:p>PE</text:p>
          </table:table-cell>
          <table:table-cell office:value-type="string">
            <text:p>46.40N</text:p>
          </table:table-cell>
          <table:table-cell office:value-type="string">
            <text:p>63.79W</text:p>
          </table:table-cell>
        </table:table-row>
        <table:table-row table:style-name="ro2">
          <table:table-cell office:value-type="string">
            <text:p>s0000578</text:p>
          </table:table-cell>
          <table:table-cell office:value-type="string">
            <text:p>Akulivik</text:p>
          </table:table-cell>
          <table:table-cell office:value-type="string">
            <text:p>QC</text:p>
          </table:table-cell>
          <table:table-cell office:value-type="string">
            <text:p>60.80N</text:p>
          </table:table-cell>
          <table:table-cell office:value-type="string">
            <text:p>78.20W</text:p>
          </table:table-cell>
        </table:table-row>
        <table:table-row table:style-name="ro2">
          <table:table-cell office:value-type="string">
            <text:p>s0000197</text:p>
          </table:table-cell>
          <table:table-cell office:value-type="string">
            <text:p>Alma</text:p>
          </table:table-cell>
          <table:table-cell office:value-type="string">
            <text:p>QC</text:p>
          </table:table-cell>
          <table:table-cell office:value-type="string">
            <text:p>48.55N</text:p>
          </table:table-cell>
          <table:table-cell office:value-type="string">
            <text:p>71.65W</text:p>
          </table:table-cell>
        </table:table-row>
        <table:table-row table:style-name="ro2">
          <table:table-cell office:value-type="string">
            <text:p>s0000718</text:p>
          </table:table-cell>
          <table:table-cell office:value-type="string">
            <text:p>Amos</text:p>
          </table:table-cell>
          <table:table-cell office:value-type="string">
            <text:p>QC</text:p>
          </table:table-cell>
          <table:table-cell office:value-type="string">
            <text:p>48.57N</text:p>
          </table:table-cell>
          <table:table-cell office:value-type="string">
            <text:p>78.12W</text:p>
          </table:table-cell>
        </table:table-row>
        <table:table-row table:style-name="ro2">
          <table:table-cell office:value-type="string">
            <text:p>s0000406</text:p>
          </table:table-cell>
          <table:table-cell office:value-type="string">
            <text:p>Amqui</text:p>
          </table:table-cell>
          <table:table-cell office:value-type="string">
            <text:p>QC</text:p>
          </table:table-cell>
          <table:table-cell office:value-type="string">
            <text:p>48.47N</text:p>
          </table:table-cell>
          <table:table-cell office:value-type="string">
            <text:p>67.43W</text:p>
          </table:table-cell>
        </table:table-row>
        <table:table-row table:style-name="ro2">
          <table:table-cell office:value-type="string">
            <text:p>s0000682</text:p>
          </table:table-cell>
          <table:table-cell office:value-type="string">
            <text:p>Asbestos</text:p>
          </table:table-cell>
          <table:table-cell office:value-type="string">
            <text:p>QC</text:p>
          </table:table-cell>
          <table:table-cell office:value-type="string">
            <text:p>45.77N</text:p>
          </table:table-cell>
          <table:table-cell office:value-type="string">
            <text:p>71.93W</text:p>
          </table:table-cell>
        </table:table-row>
        <table:table-row table:style-name="ro2">
          <table:table-cell office:value-type="string">
            <text:p>s0000586</text:p>
          </table:table-cell>
          <table:table-cell office:value-type="string">
            <text:p>Aupaluk</text:p>
          </table:table-cell>
          <table:table-cell office:value-type="string">
            <text:p>QC</text:p>
          </table:table-cell>
          <table:table-cell office:value-type="string">
            <text:p>59.30N</text:p>
          </table:table-cell>
          <table:table-cell office:value-type="string">
            <text:p>69.60W</text:p>
          </table:table-cell>
        </table:table-row>
        <table:table-row table:style-name="ro2">
          <table:table-cell office:value-type="string">
            <text:p>s0000486</text:p>
          </table:table-cell>
          <table:table-cell office:value-type="string">
            <text:p>Bagotville</text:p>
          </table:table-cell>
          <table:table-cell office:value-type="string">
            <text:p>QC</text:p>
          </table:table-cell>
          <table:table-cell office:value-type="string">
            <text:p>48.35N</text:p>
          </table:table-cell>
          <table:table-cell office:value-type="string">
            <text:p>70.88W</text:p>
          </table:table-cell>
        </table:table-row>
        <table:table-row table:style-name="ro2">
          <table:table-cell office:value-type="string">
            <text:p>s0000483</text:p>
          </table:table-cell>
          <table:table-cell office:value-type="string">
            <text:p>Baie-Comeau</text:p>
          </table:table-cell>
          <table:table-cell office:value-type="string">
            <text:p>QC</text:p>
          </table:table-cell>
          <table:table-cell office:value-type="string">
            <text:p>49.22N</text:p>
          </table:table-cell>
          <table:table-cell office:value-type="string">
            <text:p>68.15W</text:p>
          </table:table-cell>
        </table:table-row>
        <table:table-row table:style-name="ro2">
          <table:table-cell office:value-type="string">
            <text:p>s0000580</text:p>
          </table:table-cell>
          <table:table-cell office:value-type="string">
            <text:p>Baie-James</text:p>
          </table:table-cell>
          <table:table-cell office:value-type="string">
            <text:p>QC</text:p>
          </table:table-cell>
          <table:table-cell office:value-type="string">
            <text:p>52.00N</text:p>
          </table:table-cell>
          <table:table-cell office:value-type="string">
            <text:p>76.00W</text:p>
          </table:table-cell>
        </table:table-row>
        <table:table-row table:style-name="ro1">
          <table:table-cell office:value-type="string">
            <text:p>s0000342</text:p>
          </table:table-cell>
          <table:table-cell office:value-type="string">
            <text:p>Baie-Saint-Paul</text:p>
          </table:table-cell>
          <table:table-cell office:value-type="string">
            <text:p>QC</text:p>
          </table:table-cell>
          <table:table-cell office:value-type="string">
            <text:p>47.45N</text:p>
          </table:table-cell>
          <table:table-cell office:value-type="string">
            <text:p>70.50W</text:p>
          </table:table-cell>
        </table:table-row>
        <table:table-row table:style-name="ro2">
          <table:table-cell office:value-type="string">
            <text:p>s0000185</text:p>
          </table:table-cell>
          <table:table-cell office:value-type="string">
            <text:p>Beauceville</text:p>
          </table:table-cell>
          <table:table-cell office:value-type="string">
            <text:p>QC</text:p>
          </table:table-cell>
          <table:table-cell office:value-type="string">
            <text:p>46.20N</text:p>
          </table:table-cell>
          <table:table-cell office:value-type="string">
            <text:p>70.78W</text:p>
          </table:table-cell>
        </table:table-row>
        <table:table-row table:style-name="ro2">
          <table:table-cell office:value-type="string">
            <text:p>s0000044</text:p>
          </table:table-cell>
          <table:table-cell office:value-type="string">
            <text:p>Beauharnois</text:p>
          </table:table-cell>
          <table:table-cell office:value-type="string">
            <text:p>QC</text:p>
          </table:table-cell>
          <table:table-cell office:value-type="string">
            <text:p>45.32N</text:p>
          </table:table-cell>
          <table:table-cell office:value-type="string">
            <text:p>73.87W</text:p>
          </table:table-cell>
        </table:table-row>
        <table:table-row table:style-name="ro2">
          <table:table-cell office:value-type="string">
            <text:p>s0000347</text:p>
          </table:table-cell>
          <table:table-cell office:value-type="string">
            <text:p>Bécancour</text:p>
          </table:table-cell>
          <table:table-cell office:value-type="string">
            <text:p>QC</text:p>
          </table:table-cell>
          <table:table-cell office:value-type="string">
            <text:p>46.33N</text:p>
          </table:table-cell>
          <table:table-cell office:value-type="string">
            <text:p>72.43W</text:p>
          </table:table-cell>
        </table:table-row>
        <table:table-row table:style-name="ro2">
          <table:table-cell office:value-type="string">
            <text:p>s0000205</text:p>
          </table:table-cell>
          <table:table-cell office:value-type="string">
            <text:p>Bernières</text:p>
          </table:table-cell>
          <table:table-cell office:value-type="string">
            <text:p>QC</text:p>
          </table:table-cell>
          <table:table-cell office:value-type="string">
            <text:p>46.69N</text:p>
          </table:table-cell>
          <table:table-cell office:value-type="string">
            <text:p>71.36W</text:p>
          </table:table-cell>
        </table:table-row>
        <table:table-row table:style-name="ro2">
          <table:table-cell office:value-type="string">
            <text:p>s0000143</text:p>
          </table:table-cell>
          <table:table-cell office:value-type="string">
            <text:p>Berthierville</text:p>
          </table:table-cell>
          <table:table-cell office:value-type="string">
            <text:p>QC</text:p>
          </table:table-cell>
          <table:table-cell office:value-type="string">
            <text:p>46.08N</text:p>
          </table:table-cell>
          <table:table-cell office:value-type="string">
            <text:p>73.18W</text:p>
          </table:table-cell>
        </table:table-row>
        <table:table-row table:style-name="ro2">
          <table:table-cell office:value-type="string">
            <text:p>s0000603</text:p>
          </table:table-cell>
          <table:table-cell office:value-type="string">
            <text:p>Blainville</text:p>
          </table:table-cell>
          <table:table-cell office:value-type="string">
            <text:p>QC</text:p>
          </table:table-cell>
          <table:table-cell office:value-type="string">
            <text:p>45.67N</text:p>
          </table:table-cell>
          <table:table-cell office:value-type="string">
            <text:p>73.88W</text:p>
          </table:table-cell>
        </table:table-row>
        <table:table-row table:style-name="ro2">
          <table:table-cell office:value-type="string">
            <text:p>s0000494</text:p>
          </table:table-cell>
          <table:table-cell office:value-type="string">
            <text:p>Blanc-Sablon</text:p>
          </table:table-cell>
          <table:table-cell office:value-type="string">
            <text:p>QC</text:p>
          </table:table-cell>
          <table:table-cell office:value-type="string">
            <text:p>51.42N</text:p>
          </table:table-cell>
          <table:table-cell office:value-type="string">
            <text:p>57.13W</text:p>
          </table:table-cell>
        </table:table-row>
        <table:table-row table:style-name="ro2">
          <table:table-cell office:value-type="string">
            <text:p>s0000604</text:p>
          </table:table-cell>
          <table:table-cell office:value-type="string">
            <text:p>Boisbriand</text:p>
          </table:table-cell>
          <table:table-cell office:value-type="string">
            <text:p>QC</text:p>
          </table:table-cell>
          <table:table-cell office:value-type="string">
            <text:p>45.62N</text:p>
          </table:table-cell>
          <table:table-cell office:value-type="string">
            <text:p>73.83W</text:p>
          </table:table-cell>
        </table:table-row>
        <table:table-row table:style-name="ro2">
          <table:table-cell office:value-type="string">
            <text:p>s0000269</text:p>
          </table:table-cell>
          <table:table-cell office:value-type="string">
            <text:p>Bonaventure</text:p>
          </table:table-cell>
          <table:table-cell office:value-type="string">
            <text:p>QC</text:p>
          </table:table-cell>
          <table:table-cell office:value-type="string">
            <text:p>48.05N</text:p>
          </table:table-cell>
          <table:table-cell office:value-type="string">
            <text:p>65.48W</text:p>
          </table:table-cell>
        </table:table-row>
        <table:table-row table:style-name="ro2">
          <table:table-cell office:value-type="string">
            <text:p>s0000046</text:p>
          </table:table-cell>
          <table:table-cell office:value-type="string">
            <text:p>Candiac</text:p>
          </table:table-cell>
          <table:table-cell office:value-type="string">
            <text:p>QC</text:p>
          </table:table-cell>
          <table:table-cell office:value-type="string">
            <text:p>45.38N</text:p>
          </table:table-cell>
          <table:table-cell office:value-type="string">
            <text:p>73.52W</text:p>
          </table:table-cell>
        </table:table-row>
        <table:table-row table:style-name="ro2">
          <table:table-cell office:value-type="string">
            <text:p>s0000320</text:p>
          </table:table-cell>
          <table:table-cell office:value-type="string">
            <text:p>Cap Chat</text:p>
          </table:table-cell>
          <table:table-cell office:value-type="string">
            <text:p>QC</text:p>
          </table:table-cell>
          <table:table-cell office:value-type="string">
            <text:p>49.10N</text:p>
          </table:table-cell>
          <table:table-cell office:value-type="string">
            <text:p>66.68W</text:p>
          </table:table-cell>
        </table:table-row>
        <table:table-row table:style-name="ro2">
          <table:table-cell office:value-type="string">
            <text:p>s0000553</text:p>
          </table:table-cell>
          <table:table-cell office:value-type="string">
            <text:p>Carignan</text:p>
          </table:table-cell>
          <table:table-cell office:value-type="string">
            <text:p>QC</text:p>
          </table:table-cell>
          <table:table-cell office:value-type="string">
            <text:p>45.45N</text:p>
          </table:table-cell>
          <table:table-cell office:value-type="string">
            <text:p>73.30W</text:p>
          </table:table-cell>
        </table:table-row>
        <table:table-row table:style-name="ro1">
          <table:table-cell office:value-type="string">
            <text:p>s0000811</text:p>
          </table:table-cell>
          <table:table-cell office:value-type="string">
            <text:p>Carleton-sur-Mer</text:p>
          </table:table-cell>
          <table:table-cell office:value-type="string">
            <text:p>QC</text:p>
          </table:table-cell>
          <table:table-cell office:value-type="string">
            <text:p>48.10N</text:p>
          </table:table-cell>
          <table:table-cell office:value-type="string">
            <text:p>66.13W</text:p>
          </table:table-cell>
        </table:table-row>
        <table:table-row table:style-name="ro2">
          <table:table-cell office:value-type="string">
            <text:p>s0000554</text:p>
          </table:table-cell>
          <table:table-cell office:value-type="string">
            <text:p>Chambly</text:p>
          </table:table-cell>
          <table:table-cell office:value-type="string">
            <text:p>QC</text:p>
          </table:table-cell>
          <table:table-cell office:value-type="string">
            <text:p>45.45N</text:p>
          </table:table-cell>
          <table:table-cell office:value-type="string">
            <text:p>73.28W</text:p>
          </table:table-cell>
        </table:table-row>
        <table:table-row table:style-name="ro2">
          <table:table-cell office:value-type="string">
            <text:p>s0000315</text:p>
          </table:table-cell>
          <table:table-cell office:value-type="string">
            <text:p>Chandler</text:p>
          </table:table-cell>
          <table:table-cell office:value-type="string">
            <text:p>QC</text:p>
          </table:table-cell>
          <table:table-cell office:value-type="string">
            <text:p>48.35N</text:p>
          </table:table-cell>
          <table:table-cell office:value-type="string">
            <text:p>64.68W</text:p>
          </table:table-cell>
        </table:table-row>
        <table:table-row table:style-name="ro2">
          <table:table-cell office:value-type="string">
            <text:p>s0000194</text:p>
          </table:table-cell>
          <table:table-cell office:value-type="string">
            <text:p>Charlevoix</text:p>
          </table:table-cell>
          <table:table-cell office:value-type="string">
            <text:p>QC</text:p>
          </table:table-cell>
          <table:table-cell office:value-type="string">
            <text:p>47.48N</text:p>
          </table:table-cell>
          <table:table-cell office:value-type="string">
            <text:p>70.48W</text:p>
          </table:table-cell>
        </table:table-row>
        <table:table-row table:style-name="ro2">
          <table:table-cell office:value-type="string">
            <text:p>s0000615</text:p>
          </table:table-cell>
          <table:table-cell office:value-type="string">
            <text:p>Chelsea</text:p>
          </table:table-cell>
          <table:table-cell office:value-type="string">
            <text:p>QC</text:p>
          </table:table-cell>
          <table:table-cell office:value-type="string">
            <text:p>45.50N</text:p>
          </table:table-cell>
          <table:table-cell office:value-type="string">
            <text:p>75.78W</text:p>
          </table:table-cell>
        </table:table-row>
        <table:table-row table:style-name="ro2">
          <table:table-cell office:value-type="string">
            <text:p>s0000121</text:p>
          </table:table-cell>
          <table:table-cell office:value-type="string">
            <text:p>Chevery</text:p>
          </table:table-cell>
          <table:table-cell office:value-type="string">
            <text:p>QC</text:p>
          </table:table-cell>
          <table:table-cell office:value-type="string">
            <text:p>50.47N</text:p>
          </table:table-cell>
          <table:table-cell office:value-type="string">
            <text:p>59.60W</text:p>
          </table:table-cell>
        </table:table-row>
        <table:table-row table:style-name="ro2">
          <table:table-cell office:value-type="string">
            <text:p>s0000598</text:p>
          </table:table-cell>
          <table:table-cell office:value-type="string">
            <text:p>Chibougamau</text:p>
          </table:table-cell>
          <table:table-cell office:value-type="string">
            <text:p>QC</text:p>
          </table:table-cell>
          <table:table-cell office:value-type="string">
            <text:p>49.92N</text:p>
          </table:table-cell>
          <table:table-cell office:value-type="string">
            <text:p>74.37W</text:p>
          </table:table-cell>
        </table:table-row>
        <table:table-row table:style-name="ro2">
          <table:table-cell office:value-type="string">
            <text:p>s0000296</text:p>
          </table:table-cell>
          <table:table-cell office:value-type="string">
            <text:p>Coaticook</text:p>
          </table:table-cell>
          <table:table-cell office:value-type="string">
            <text:p>QC</text:p>
          </table:table-cell>
          <table:table-cell office:value-type="string">
            <text:p>45.13N</text:p>
          </table:table-cell>
          <table:table-cell office:value-type="string">
            <text:p>71.80W</text:p>
          </table:table-cell>
        </table:table-row>
        <table:table-row table:style-name="ro2">
          <table:table-cell office:value-type="string">
            <text:p>s0000144</text:p>
          </table:table-cell>
          <table:table-cell office:value-type="string">
            <text:p>Contrecoeur</text:p>
          </table:table-cell>
          <table:table-cell office:value-type="string">
            <text:p>QC</text:p>
          </table:table-cell>
          <table:table-cell office:value-type="string">
            <text:p>45.85N</text:p>
          </table:table-cell>
          <table:table-cell office:value-type="string">
            <text:p>73.23W</text:p>
          </table:table-cell>
        </table:table-row>
        <table:table-row table:style-name="ro2">
          <table:table-cell office:value-type="string">
            <text:p>s0000053</text:p>
          </table:table-cell>
          <table:table-cell office:value-type="string">
            <text:p>Cowansville</text:p>
          </table:table-cell>
          <table:table-cell office:value-type="string">
            <text:p>QC</text:p>
          </table:table-cell>
          <table:table-cell office:value-type="string">
            <text:p>45.20N</text:p>
          </table:table-cell>
          <table:table-cell office:value-type="string">
            <text:p>72.75W</text:p>
          </table:table-cell>
        </table:table-row>
        <table:table-row table:style-name="ro2">
          <table:table-cell office:value-type="string">
            <text:p>s0000769</text:p>
          </table:table-cell>
          <table:table-cell office:value-type="string">
            <text:p>Delson</text:p>
          </table:table-cell>
          <table:table-cell office:value-type="string">
            <text:p>QC</text:p>
          </table:table-cell>
          <table:table-cell office:value-type="string">
            <text:p>45.37N</text:p>
          </table:table-cell>
          <table:table-cell office:value-type="string">
            <text:p>73.55W</text:p>
          </table:table-cell>
        </table:table-row>
        <table:table-row table:style-name="ro1">
          <table:table-cell office:value-type="string">
            <text:p>s0000361</text:p>
          </table:table-cell>
          <table:table-cell office:value-type="string">
            <text:p>Deux-Montagnes</text:p>
          </table:table-cell>
          <table:table-cell office:value-type="string">
            <text:p>QC</text:p>
          </table:table-cell>
          <table:table-cell office:value-type="string">
            <text:p>45.53N</text:p>
          </table:table-cell>
          <table:table-cell office:value-type="string">
            <text:p>73.88W</text:p>
          </table:table-cell>
        </table:table-row>
        <table:table-row table:style-name="ro1">
          <table:table-cell office:value-type="string">
            <text:p>s0000270</text:p>
          </table:table-cell>
          <table:table-cell office:value-type="string">
            <text:p>Dolbeau-Mistassini</text:p>
          </table:table-cell>
          <table:table-cell office:value-type="string">
            <text:p>QC</text:p>
          </table:table-cell>
          <table:table-cell office:value-type="string">
            <text:p>48.88N</text:p>
          </table:table-cell>
          <table:table-cell office:value-type="string">
            <text:p>72.23W</text:p>
          </table:table-cell>
        </table:table-row>
        <table:table-row table:style-name="ro2">
          <table:table-cell office:value-type="string">
            <text:p>s0000182</text:p>
          </table:table-cell>
          <table:table-cell office:value-type="string">
            <text:p>Donnacona</text:p>
          </table:table-cell>
          <table:table-cell office:value-type="string">
            <text:p>QC</text:p>
          </table:table-cell>
          <table:table-cell office:value-type="string">
            <text:p>46.67N</text:p>
          </table:table-cell>
          <table:table-cell office:value-type="string">
            <text:p>71.75W</text:p>
          </table:table-cell>
        </table:table-row>
        <table:table-row table:style-name="ro1">
          <table:table-cell office:value-type="string">
            <text:p>s0000261</text:p>
          </table:table-cell>
          <table:table-cell office:value-type="string">
            <text:p>Drummondville</text:p>
          </table:table-cell>
          <table:table-cell office:value-type="string">
            <text:p>QC</text:p>
          </table:table-cell>
          <table:table-cell office:value-type="string">
            <text:p>45.88N</text:p>
          </table:table-cell>
          <table:table-cell office:value-type="string">
            <text:p>72.48W</text:p>
          </table:table-cell>
        </table:table-row>
        <table:table-row table:style-name="ro2">
          <table:table-cell office:value-type="string">
            <text:p>s0000028</text:p>
          </table:table-cell>
          <table:table-cell office:value-type="string">
            <text:p>Escoumins</text:p>
          </table:table-cell>
          <table:table-cell office:value-type="string">
            <text:p>QC</text:p>
          </table:table-cell>
          <table:table-cell office:value-type="string">
            <text:p>48.42N</text:p>
          </table:table-cell>
          <table:table-cell office:value-type="string">
            <text:p>69.42W</text:p>
          </table:table-cell>
        </table:table-row>
        <table:table-row table:style-name="ro2">
          <table:table-cell office:value-type="string">
            <text:p>s0000063</text:p>
          </table:table-cell>
          <table:table-cell office:value-type="string">
            <text:p>Farnham</text:p>
          </table:table-cell>
          <table:table-cell office:value-type="string">
            <text:p>QC</text:p>
          </table:table-cell>
          <table:table-cell office:value-type="string">
            <text:p>45.28N</text:p>
          </table:table-cell>
          <table:table-cell office:value-type="string">
            <text:p>72.98W</text:p>
          </table:table-cell>
        </table:table-row>
        <table:table-row table:style-name="ro2">
          <table:table-cell office:value-type="string">
            <text:p>s0000738</text:p>
          </table:table-cell>
          <table:table-cell office:value-type="string">
            <text:p>Fermont</text:p>
          </table:table-cell>
          <table:table-cell office:value-type="string">
            <text:p>QC</text:p>
          </table:table-cell>
          <table:table-cell office:value-type="string">
            <text:p>52.78N</text:p>
          </table:table-cell>
          <table:table-cell office:value-type="string">
            <text:p>67.08W</text:p>
          </table:table-cell>
        </table:table-row>
        <table:table-row table:style-name="ro2">
          <table:table-cell office:value-type="string">
            <text:p>s0000484</text:p>
          </table:table-cell>
          <table:table-cell office:value-type="string">
            <text:p>Forestville</text:p>
          </table:table-cell>
          <table:table-cell office:value-type="string">
            <text:p>QC</text:p>
          </table:table-cell>
          <table:table-cell office:value-type="string">
            <text:p>48.73N</text:p>
          </table:table-cell>
          <table:table-cell office:value-type="string">
            <text:p>69.08W</text:p>
          </table:table-cell>
        </table:table-row>
        <table:table-row table:style-name="ro2">
          <table:table-cell office:value-type="string">
            <text:p>s0000536</text:p>
          </table:table-cell>
          <table:table-cell office:value-type="string">
            <text:p>Forillon</text:p>
          </table:table-cell>
          <table:table-cell office:value-type="string">
            <text:p>QC</text:p>
          </table:table-cell>
          <table:table-cell office:value-type="string">
            <text:p>48.84N</text:p>
          </table:table-cell>
          <table:table-cell office:value-type="string">
            <text:p>64.34W</text:p>
          </table:table-cell>
        </table:table-row>
        <table:table-row table:style-name="ro3">
          <table:table-cell office:value-type="string">
            <text:p>s0000537</text:p>
          </table:table-cell>
          <table:table-cell office:value-type="string">
            <text:p>Forillon (National Park)</text:p>
          </table:table-cell>
          <table:table-cell office:value-type="string">
            <text:p>QC</text:p>
          </table:table-cell>
          <table:table-cell office:value-type="string">
            <text:p>48.90N</text:p>
          </table:table-cell>
          <table:table-cell office:value-type="string">
            <text:p>64.35W</text:p>
          </table:table-cell>
        </table:table-row>
        <table:table-row table:style-name="ro2">
          <table:table-cell office:value-type="string">
            <text:p>s0000535</text:p>
          </table:table-cell>
          <table:table-cell office:value-type="string">
            <text:p>Gaspé</text:p>
          </table:table-cell>
          <table:table-cell office:value-type="string">
            <text:p>QC</text:p>
          </table:table-cell>
          <table:table-cell office:value-type="string">
            <text:p>48.83N</text:p>
          </table:table-cell>
          <table:table-cell office:value-type="string">
            <text:p>64.48W</text:p>
          </table:table-cell>
        </table:table-row>
        <table:table-row table:style-name="ro1">
          <table:table-cell office:value-type="string">
            <text:p>s0000321</text:p>
          </table:table-cell>
          <table:table-cell office:value-type="string">
            <text:p>Gaspésie (Parc national)</text:p>
          </table:table-cell>
          <table:table-cell office:value-type="string">
            <text:p>QC</text:p>
          </table:table-cell>
          <table:table-cell office:value-type="string">
            <text:p>48.93N</text:p>
          </table:table-cell>
          <table:table-cell office:value-type="string">
            <text:p>66.28W</text:p>
          </table:table-cell>
        </table:table-row>
        <table:table-row table:style-name="ro2">
          <table:table-cell office:value-type="string">
            <text:p>s0000611</text:p>
          </table:table-cell>
          <table:table-cell office:value-type="string">
            <text:p>Gatineau</text:p>
          </table:table-cell>
          <table:table-cell office:value-type="string">
            <text:p>QC</text:p>
          </table:table-cell>
          <table:table-cell office:value-type="string">
            <text:p>45.48N</text:p>
          </table:table-cell>
          <table:table-cell office:value-type="string">
            <text:p>75.65W</text:p>
          </table:table-cell>
        </table:table-row>
        <table:table-row table:style-name="ro1">
          <table:table-cell office:value-type="string">
            <text:p>s0000288</text:p>
          </table:table-cell>
          <table:table-cell office:value-type="string">
            <text:p>Gouin (Réservoir)</text:p>
          </table:table-cell>
          <table:table-cell office:value-type="string">
            <text:p>QC</text:p>
          </table:table-cell>
          <table:table-cell office:value-type="string">
            <text:p>48.63N</text:p>
          </table:table-cell>
          <table:table-cell office:value-type="string">
            <text:p>74.90W</text:p>
          </table:table-cell>
        </table:table-row>
        <table:table-row table:style-name="ro2">
          <table:table-cell office:value-type="string">
            <text:p>s0000052</text:p>
          </table:table-cell>
          <table:table-cell office:value-type="string">
            <text:p>Granby</text:p>
          </table:table-cell>
          <table:table-cell office:value-type="string">
            <text:p>QC</text:p>
          </table:table-cell>
          <table:table-cell office:value-type="string">
            <text:p>45.40N</text:p>
          </table:table-cell>
          <table:table-cell office:value-type="string">
            <text:p>72.73W</text:p>
          </table:table-cell>
        </table:table-row>
        <table:table-row table:style-name="ro2">
          <table:table-cell office:value-type="string">
            <text:p>s0000319</text:p>
          </table:table-cell>
          <table:table-cell office:value-type="string">
            <text:p>Grande-Vallée</text:p>
          </table:table-cell>
          <table:table-cell office:value-type="string">
            <text:p>QC</text:p>
          </table:table-cell>
          <table:table-cell office:value-type="string">
            <text:p>49.22N</text:p>
          </table:table-cell>
          <table:table-cell office:value-type="string">
            <text:p>65.13W</text:p>
          </table:table-cell>
        </table:table-row>
        <table:table-row table:style-name="ro1">
          <table:table-cell office:value-type="string">
            <text:p>s0000541</text:p>
          </table:table-cell>
          <table:table-cell office:value-type="string">
            <text:p>Havre St-Pierre</text:p>
          </table:table-cell>
          <table:table-cell office:value-type="string">
            <text:p>QC</text:p>
          </table:table-cell>
          <table:table-cell office:value-type="string">
            <text:p>50.23N</text:p>
          </table:table-cell>
          <table:table-cell office:value-type="string">
            <text:p>63.60W</text:p>
          </table:table-cell>
        </table:table-row>
        <table:table-row table:style-name="ro2">
          <table:table-cell office:value-type="string">
            <text:p>s0000099</text:p>
          </table:table-cell>
          <table:table-cell office:value-type="string">
            <text:p>Huntingdon</text:p>
          </table:table-cell>
          <table:table-cell office:value-type="string">
            <text:p>QC</text:p>
          </table:table-cell>
          <table:table-cell office:value-type="string">
            <text:p>45.08N</text:p>
          </table:table-cell>
          <table:table-cell office:value-type="string">
            <text:p>74.17W</text:p>
          </table:table-cell>
        </table:table-row>
        <table:table-row table:style-name="ro1">
          <table:table-cell office:value-type="string">
            <text:p>s0000174</text:p>
          </table:table-cell>
          <table:table-cell office:value-type="string">
            <text:p>Îles-de-la-Madeleine</text:p>
          </table:table-cell>
          <table:table-cell office:value-type="string">
            <text:p>QC</text:p>
          </table:table-cell>
          <table:table-cell office:value-type="string">
            <text:p>47.40N</text:p>
          </table:table-cell>
          <table:table-cell office:value-type="string">
            <text:p>61.78W</text:p>
          </table:table-cell>
        </table:table-row>
        <table:table-row table:style-name="ro2">
          <table:table-cell office:value-type="string">
            <text:p>s0000627</text:p>
          </table:table-cell>
          <table:table-cell office:value-type="string">
            <text:p>Inukjuak</text:p>
          </table:table-cell>
          <table:table-cell office:value-type="string">
            <text:p>QC</text:p>
          </table:table-cell>
          <table:table-cell office:value-type="string">
            <text:p>58.45N</text:p>
          </table:table-cell>
          <table:table-cell office:value-type="string">
            <text:p>78.10W</text:p>
          </table:table-cell>
        </table:table-row>
        <table:table-row table:style-name="ro2">
          <table:table-cell office:value-type="string">
            <text:p>s0000563</text:p>
          </table:table-cell>
          <table:table-cell office:value-type="string">
            <text:p>Ivujivik</text:p>
          </table:table-cell>
          <table:table-cell office:value-type="string">
            <text:p>QC</text:p>
          </table:table-cell>
          <table:table-cell office:value-type="string">
            <text:p>62.42N</text:p>
          </table:table-cell>
          <table:table-cell office:value-type="string">
            <text:p>77.92W</text:p>
          </table:table-cell>
        </table:table-row>
        <table:table-row table:style-name="ro2">
          <table:table-cell office:value-type="string">
            <text:p>s0000721</text:p>
          </table:table-cell>
          <table:table-cell office:value-type="string">
            <text:p>Joliette</text:p>
          </table:table-cell>
          <table:table-cell office:value-type="string">
            <text:p>QC</text:p>
          </table:table-cell>
          <table:table-cell office:value-type="string">
            <text:p>46.02N</text:p>
          </table:table-cell>
          <table:table-cell office:value-type="string">
            <text:p>73.45W</text:p>
          </table:table-cell>
        </table:table-row>
        <table:table-row table:style-name="ro2">
          <table:table-cell office:value-type="string">
            <text:p>s0000335</text:p>
          </table:table-cell>
          <table:table-cell office:value-type="string">
            <text:p>Kamouraska</text:p>
          </table:table-cell>
          <table:table-cell office:value-type="string">
            <text:p>QC</text:p>
          </table:table-cell>
          <table:table-cell office:value-type="string">
            <text:p>47.57N</text:p>
          </table:table-cell>
          <table:table-cell office:value-type="string">
            <text:p>69.87W</text:p>
          </table:table-cell>
        </table:table-row>
        <table:table-row table:style-name="ro1">
          <table:table-cell office:value-type="string">
            <text:p>s0000591</text:p>
          </table:table-cell>
          <table:table-cell office:value-type="string">
            <text:p>Kangiqsualujjuaq</text:p>
          </table:table-cell>
          <table:table-cell office:value-type="string">
            <text:p>QC</text:p>
          </table:table-cell>
          <table:table-cell office:value-type="string">
            <text:p>58.69N</text:p>
          </table:table-cell>
          <table:table-cell office:value-type="string">
            <text:p>65.95W</text:p>
          </table:table-cell>
        </table:table-row>
        <table:table-row table:style-name="ro2">
          <table:table-cell office:value-type="string">
            <text:p>s0000574</text:p>
          </table:table-cell>
          <table:table-cell office:value-type="string">
            <text:p>Kangiqsujuaq</text:p>
          </table:table-cell>
          <table:table-cell office:value-type="string">
            <text:p>QC</text:p>
          </table:table-cell>
          <table:table-cell office:value-type="string">
            <text:p>61.60N</text:p>
          </table:table-cell>
          <table:table-cell office:value-type="string">
            <text:p>71.96W</text:p>
          </table:table-cell>
        </table:table-row>
        <table:table-row table:style-name="ro2">
          <table:table-cell office:value-type="string">
            <text:p>s0000480</text:p>
          </table:table-cell>
          <table:table-cell office:value-type="string">
            <text:p>Kangirsuk</text:p>
          </table:table-cell>
          <table:table-cell office:value-type="string">
            <text:p>QC</text:p>
          </table:table-cell>
          <table:table-cell office:value-type="string">
            <text:p>60.02N</text:p>
          </table:table-cell>
          <table:table-cell office:value-type="string">
            <text:p>70.03W</text:p>
          </table:table-cell>
        </table:table-row>
        <table:table-row table:style-name="ro2">
          <table:table-cell office:value-type="string">
            <text:p>s0000719</text:p>
          </table:table-cell>
          <table:table-cell office:value-type="string">
            <text:p>Kuujjuaq</text:p>
          </table:table-cell>
          <table:table-cell office:value-type="string">
            <text:p>QC</text:p>
          </table:table-cell>
          <table:table-cell office:value-type="string">
            <text:p>58.10N</text:p>
          </table:table-cell>
          <table:table-cell office:value-type="string">
            <text:p>68.40W</text:p>
          </table:table-cell>
        </table:table-row>
        <table:table-row table:style-name="ro2">
          <table:table-cell office:value-type="string">
            <text:p>s0000542</text:p>
          </table:table-cell>
          <table:table-cell office:value-type="string">
            <text:p>Kuujjuarapik</text:p>
          </table:table-cell>
          <table:table-cell office:value-type="string">
            <text:p>QC</text:p>
          </table:table-cell>
          <table:table-cell office:value-type="string">
            <text:p>55.28N</text:p>
          </table:table-cell>
          <table:table-cell office:value-type="string">
            <text:p>77.75W</text:p>
          </table:table-cell>
        </table:table-row>
        <table:table-row table:style-name="ro2">
          <table:table-cell office:value-type="string">
            <text:p>s0000142</text:p>
          </table:table-cell>
          <table:table-cell office:value-type="string">
            <text:p>L'Assomption</text:p>
          </table:table-cell>
          <table:table-cell office:value-type="string">
            <text:p>QC</text:p>
          </table:table-cell>
          <table:table-cell office:value-type="string">
            <text:p>45.83N</text:p>
          </table:table-cell>
          <table:table-cell office:value-type="string">
            <text:p>73.42W</text:p>
          </table:table-cell>
        </table:table-row>
        <table:table-row table:style-name="ro2">
          <table:table-cell office:value-type="string">
            <text:p>s0000336</text:p>
          </table:table-cell>
          <table:table-cell office:value-type="string">
            <text:p>L'Islet</text:p>
          </table:table-cell>
          <table:table-cell office:value-type="string">
            <text:p>QC</text:p>
          </table:table-cell>
          <table:table-cell office:value-type="string">
            <text:p>47.10N</text:p>
          </table:table-cell>
          <table:table-cell office:value-type="string">
            <text:p>70.35W</text:p>
          </table:table-cell>
        </table:table-row>
        <table:table-row table:style-name="ro1">
          <table:table-cell office:value-type="string">
            <text:p>s0000532</text:p>
          </table:table-cell>
          <table:table-cell office:value-type="string">
            <text:p>La Grande Rivière</text:p>
          </table:table-cell>
          <table:table-cell office:value-type="string">
            <text:p>QC</text:p>
          </table:table-cell>
          <table:table-cell office:value-type="string">
            <text:p>53.63N</text:p>
          </table:table-cell>
          <table:table-cell office:value-type="string">
            <text:p>77.70W</text:p>
          </table:table-cell>
        </table:table-row>
        <table:table-row table:style-name="ro1">
          <table:table-cell office:value-type="string">
            <text:p>s0000478</text:p>
          </table:table-cell>
          <table:table-cell office:value-type="string">
            <text:p>La Grande-Quatre</text:p>
          </table:table-cell>
          <table:table-cell office:value-type="string">
            <text:p>QC</text:p>
          </table:table-cell>
          <table:table-cell office:value-type="string">
            <text:p>53.83N</text:p>
          </table:table-cell>
          <table:table-cell office:value-type="string">
            <text:p>73.53W</text:p>
          </table:table-cell>
        </table:table-row>
        <table:table-row table:style-name="ro2">
          <table:table-cell office:value-type="string">
            <text:p>s0000333</text:p>
          </table:table-cell>
          <table:table-cell office:value-type="string">
            <text:p>La Malbaie</text:p>
          </table:table-cell>
          <table:table-cell office:value-type="string">
            <text:p>QC</text:p>
          </table:table-cell>
          <table:table-cell office:value-type="string">
            <text:p>47.65N</text:p>
          </table:table-cell>
          <table:table-cell office:value-type="string">
            <text:p>70.15W</text:p>
          </table:table-cell>
        </table:table-row>
        <table:table-row table:style-name="ro2">
          <table:table-cell office:value-type="string">
            <text:p>s0000048</text:p>
          </table:table-cell>
          <table:table-cell office:value-type="string">
            <text:p>La Prairie</text:p>
          </table:table-cell>
          <table:table-cell office:value-type="string">
            <text:p>QC</text:p>
          </table:table-cell>
          <table:table-cell office:value-type="string">
            <text:p>45.42N</text:p>
          </table:table-cell>
          <table:table-cell office:value-type="string">
            <text:p>73.50W</text:p>
          </table:table-cell>
        </table:table-row>
        <table:table-row table:style-name="ro2">
          <table:table-cell office:value-type="string">
            <text:p>s0000354</text:p>
          </table:table-cell>
          <table:table-cell office:value-type="string">
            <text:p>La Sarre</text:p>
          </table:table-cell>
          <table:table-cell office:value-type="string">
            <text:p>QC</text:p>
          </table:table-cell>
          <table:table-cell office:value-type="string">
            <text:p>48.80N</text:p>
          </table:table-cell>
          <table:table-cell office:value-type="string">
            <text:p>79.20W</text:p>
          </table:table-cell>
        </table:table-row>
        <table:table-row table:style-name="ro2">
          <table:table-cell office:value-type="string">
            <text:p>s0000124</text:p>
          </table:table-cell>
          <table:table-cell office:value-type="string">
            <text:p>La Tuque</text:p>
          </table:table-cell>
          <table:table-cell office:value-type="string">
            <text:p>QC</text:p>
          </table:table-cell>
          <table:table-cell office:value-type="string">
            <text:p>47.43N</text:p>
          </table:table-cell>
          <table:table-cell office:value-type="string">
            <text:p>72.78W</text:p>
          </table:table-cell>
        </table:table-row>
        <table:table-row table:style-name="ro3">
          <table:table-cell office:value-type="string">
            <text:p>s0000245</text:p>
          </table:table-cell>
          <table:table-cell office:value-type="string">
            <text:p>La Vérendrye (Réserve faunique)</text:p>
          </table:table-cell>
          <table:table-cell office:value-type="string">
            <text:p>QC</text:p>
          </table:table-cell>
          <table:table-cell office:value-type="string">
            <text:p>47.33N</text:p>
          </table:table-cell>
          <table:table-cell office:value-type="string">
            <text:p>77.00W</text:p>
          </table:table-cell>
        </table:table-row>
        <table:table-row table:style-name="ro2">
          <table:table-cell office:value-type="string">
            <text:p>s0000575</text:p>
          </table:table-cell>
          <table:table-cell office:value-type="string">
            <text:p>Lac Raglan</text:p>
          </table:table-cell>
          <table:table-cell office:value-type="string">
            <text:p>QC</text:p>
          </table:table-cell>
          <table:table-cell office:value-type="string">
            <text:p>61.66N</text:p>
          </table:table-cell>
          <table:table-cell office:value-type="string">
            <text:p>73.26W</text:p>
          </table:table-cell>
        </table:table-row>
        <table:table-row table:style-name="ro1">
          <table:table-cell office:value-type="string">
            <text:p>s0000674</text:p>
          </table:table-cell>
          <table:table-cell office:value-type="string">
            <text:p>Lac Saint-Jean</text:p>
          </table:table-cell>
          <table:table-cell office:value-type="string">
            <text:p>QC</text:p>
          </table:table-cell>
          <table:table-cell office:value-type="string">
            <text:p>48.57N</text:p>
          </table:table-cell>
          <table:table-cell office:value-type="string">
            <text:p>72.23W</text:p>
          </table:table-cell>
        </table:table-row>
        <table:table-row table:style-name="ro2">
          <table:table-cell office:value-type="string">
            <text:p>s0000186</text:p>
          </table:table-cell>
          <table:table-cell office:value-type="string">
            <text:p>Lac-Mégantic</text:p>
          </table:table-cell>
          <table:table-cell office:value-type="string">
            <text:p>QC</text:p>
          </table:table-cell>
          <table:table-cell office:value-type="string">
            <text:p>45.58N</text:p>
          </table:table-cell>
          <table:table-cell office:value-type="string">
            <text:p>70.88W</text:p>
          </table:table-cell>
        </table:table-row>
        <table:table-row table:style-name="ro2">
          <table:table-cell office:value-type="string">
            <text:p>s0000602</text:p>
          </table:table-cell>
          <table:table-cell office:value-type="string">
            <text:p>Lachute</text:p>
          </table:table-cell>
          <table:table-cell office:value-type="string">
            <text:p>QC</text:p>
          </table:table-cell>
          <table:table-cell office:value-type="string">
            <text:p>45.65N</text:p>
          </table:table-cell>
          <table:table-cell office:value-type="string">
            <text:p>74.33W</text:p>
          </table:table-cell>
        </table:table-row>
        <table:table-row table:style-name="ro2">
          <table:table-cell office:value-type="string">
            <text:p>s0000459</text:p>
          </table:table-cell>
          <table:table-cell office:value-type="string">
            <text:p>Lanaudière</text:p>
          </table:table-cell>
          <table:table-cell office:value-type="string">
            <text:p>QC</text:p>
          </table:table-cell>
          <table:table-cell office:value-type="string">
            <text:p>46.30N</text:p>
          </table:table-cell>
          <table:table-cell office:value-type="string">
            <text:p>73.20W</text:p>
          </table:table-cell>
        </table:table-row>
        <table:table-row table:style-name="ro3">
          <table:table-cell office:value-type="string">
            <text:p>s0000284</text:p>
          </table:table-cell>
          <table:table-cell office:value-type="string">
            <text:p>Laurentides (Réserve faunique)</text:p>
          </table:table-cell>
          <table:table-cell office:value-type="string">
            <text:p>QC</text:p>
          </table:table-cell>
          <table:table-cell office:value-type="string">
            <text:p>47.75N</text:p>
          </table:table-cell>
          <table:table-cell office:value-type="string">
            <text:p>71.25W</text:p>
          </table:table-cell>
        </table:table-row>
        <table:table-row table:style-name="ro2">
          <table:table-cell office:value-type="string">
            <text:p>s0000712</text:p>
          </table:table-cell>
          <table:table-cell office:value-type="string">
            <text:p>Laval</text:p>
          </table:table-cell>
          <table:table-cell office:value-type="string">
            <text:p>QC</text:p>
          </table:table-cell>
          <table:table-cell office:value-type="string">
            <text:p>45.58N</text:p>
          </table:table-cell>
          <table:table-cell office:value-type="string">
            <text:p>73.75W</text:p>
          </table:table-cell>
        </table:table-row>
        <table:table-row table:style-name="ro2">
          <table:table-cell office:value-type="string">
            <text:p>s0000149</text:p>
          </table:table-cell>
          <table:table-cell office:value-type="string">
            <text:p>Le Gardeur</text:p>
          </table:table-cell>
          <table:table-cell office:value-type="string">
            <text:p>QC</text:p>
          </table:table-cell>
          <table:table-cell office:value-type="string">
            <text:p>45.75N</text:p>
          </table:table-cell>
          <table:table-cell office:value-type="string">
            <text:p>73.47W</text:p>
          </table:table-cell>
        </table:table-row>
        <table:table-row table:style-name="ro2">
          <table:table-cell office:value-type="string">
            <text:p>s0000416</text:p>
          </table:table-cell>
          <table:table-cell office:value-type="string">
            <text:p>Lévis</text:p>
          </table:table-cell>
          <table:table-cell office:value-type="string">
            <text:p>QC</text:p>
          </table:table-cell>
          <table:table-cell office:value-type="string">
            <text:p>46.80N</text:p>
          </table:table-cell>
          <table:table-cell office:value-type="string">
            <text:p>71.18W</text:p>
          </table:table-cell>
        </table:table-row>
        <table:table-row table:style-name="ro2">
          <table:table-cell office:value-type="string">
            <text:p>s0000551</text:p>
          </table:table-cell>
          <table:table-cell office:value-type="string">
            <text:p>Longueuil</text:p>
          </table:table-cell>
          <table:table-cell office:value-type="string">
            <text:p>QC</text:p>
          </table:table-cell>
          <table:table-cell office:value-type="string">
            <text:p>45.53N</text:p>
          </table:table-cell>
          <table:table-cell office:value-type="string">
            <text:p>73.52W</text:p>
          </table:table-cell>
        </table:table-row>
        <table:table-row table:style-name="ro2">
          <table:table-cell office:value-type="string">
            <text:p>s0000605</text:p>
          </table:table-cell>
          <table:table-cell office:value-type="string">
            <text:p>Lorraine</text:p>
          </table:table-cell>
          <table:table-cell office:value-type="string">
            <text:p>QC</text:p>
          </table:table-cell>
          <table:table-cell office:value-type="string">
            <text:p>45.68N</text:p>
          </table:table-cell>
          <table:table-cell office:value-type="string">
            <text:p>73.78W</text:p>
          </table:table-cell>
        </table:table-row>
        <table:table-row table:style-name="ro2">
          <table:table-cell office:value-type="string">
            <text:p>s0000348</text:p>
          </table:table-cell>
          <table:table-cell office:value-type="string">
            <text:p>Louiseville</text:p>
          </table:table-cell>
          <table:table-cell office:value-type="string">
            <text:p>QC</text:p>
          </table:table-cell>
          <table:table-cell office:value-type="string">
            <text:p>46.25N</text:p>
          </table:table-cell>
          <table:table-cell office:value-type="string">
            <text:p>72.95W</text:p>
          </table:table-cell>
        </table:table-row>
        <table:table-row table:style-name="ro2">
          <table:table-cell office:value-type="string">
            <text:p>s0000345</text:p>
          </table:table-cell>
          <table:table-cell office:value-type="string">
            <text:p>Magog</text:p>
          </table:table-cell>
          <table:table-cell office:value-type="string">
            <text:p>QC</text:p>
          </table:table-cell>
          <table:table-cell office:value-type="string">
            <text:p>45.27N</text:p>
          </table:table-cell>
          <table:table-cell office:value-type="string">
            <text:p>72.15W</text:p>
          </table:table-cell>
        </table:table-row>
        <table:table-row table:style-name="ro2">
          <table:table-cell office:value-type="string">
            <text:p>s0000123</text:p>
          </table:table-cell>
          <table:table-cell office:value-type="string">
            <text:p>Manicouagan</text:p>
          </table:table-cell>
          <table:table-cell office:value-type="string">
            <text:p>QC</text:p>
          </table:table-cell>
          <table:table-cell office:value-type="string">
            <text:p>50.64N</text:p>
          </table:table-cell>
          <table:table-cell office:value-type="string">
            <text:p>68.74W</text:p>
          </table:table-cell>
        </table:table-row>
        <table:table-row table:style-name="ro2">
          <table:table-cell office:value-type="string">
            <text:p>s0000244</text:p>
          </table:table-cell>
          <table:table-cell office:value-type="string">
            <text:p>Maniwaki</text:p>
          </table:table-cell>
          <table:table-cell office:value-type="string">
            <text:p>QC</text:p>
          </table:table-cell>
          <table:table-cell office:value-type="string">
            <text:p>46.38N</text:p>
          </table:table-cell>
          <table:table-cell office:value-type="string">
            <text:p>75.97W</text:p>
          </table:table-cell>
        </table:table-row>
        <table:table-row table:style-name="ro2">
          <table:table-cell office:value-type="string">
            <text:p>s0000060</text:p>
          </table:table-cell>
          <table:table-cell office:value-type="string">
            <text:p>Marieville</text:p>
          </table:table-cell>
          <table:table-cell office:value-type="string">
            <text:p>QC</text:p>
          </table:table-cell>
          <table:table-cell office:value-type="string">
            <text:p>45.43N</text:p>
          </table:table-cell>
          <table:table-cell office:value-type="string">
            <text:p>73.17W</text:p>
          </table:table-cell>
        </table:table-row>
        <table:table-row table:style-name="ro2">
          <table:table-cell office:value-type="string">
            <text:p>s0000145</text:p>
          </table:table-cell>
          <table:table-cell office:value-type="string">
            <text:p>Mascouche</text:p>
          </table:table-cell>
          <table:table-cell office:value-type="string">
            <text:p>QC</text:p>
          </table:table-cell>
          <table:table-cell office:value-type="string">
            <text:p>45.75N</text:p>
          </table:table-cell>
          <table:table-cell office:value-type="string">
            <text:p>73.60W</text:p>
          </table:table-cell>
        </table:table-row>
        <table:table-row table:style-name="ro2">
          <table:table-cell office:value-type="string">
            <text:p>s0000617</text:p>
          </table:table-cell>
          <table:table-cell office:value-type="string">
            <text:p>Matagami</text:p>
          </table:table-cell>
          <table:table-cell office:value-type="string">
            <text:p>QC</text:p>
          </table:table-cell>
          <table:table-cell office:value-type="string">
            <text:p>49.75N</text:p>
          </table:table-cell>
          <table:table-cell office:value-type="string">
            <text:p>77.63W</text:p>
          </table:table-cell>
        </table:table-row>
        <table:table-row table:style-name="ro2">
          <table:table-cell office:value-type="string">
            <text:p>s0000784</text:p>
          </table:table-cell>
          <table:table-cell office:value-type="string">
            <text:p>Matane</text:p>
          </table:table-cell>
          <table:table-cell office:value-type="string">
            <text:p>QC</text:p>
          </table:table-cell>
          <table:table-cell office:value-type="string">
            <text:p>48.85N</text:p>
          </table:table-cell>
          <table:table-cell office:value-type="string">
            <text:p>67.53W</text:p>
          </table:table-cell>
        </table:table-row>
        <table:table-row table:style-name="ro2">
          <table:table-cell office:value-type="string">
            <text:p>s0000407</text:p>
          </table:table-cell>
          <table:table-cell office:value-type="string">
            <text:p>Matapedia</text:p>
          </table:table-cell>
          <table:table-cell office:value-type="string">
            <text:p>QC</text:p>
          </table:table-cell>
          <table:table-cell office:value-type="string">
            <text:p>47.97N</text:p>
          </table:table-cell>
          <table:table-cell office:value-type="string">
            <text:p>66.95W</text:p>
          </table:table-cell>
        </table:table-row>
        <table:table-row table:style-name="ro2">
          <table:table-cell office:value-type="string">
            <text:p>s0000125</text:p>
          </table:table-cell>
          <table:table-cell office:value-type="string">
            <text:p>Mauricie</text:p>
          </table:table-cell>
          <table:table-cell office:value-type="string">
            <text:p>QC</text:p>
          </table:table-cell>
          <table:table-cell office:value-type="string">
            <text:p>46.80N</text:p>
          </table:table-cell>
          <table:table-cell office:value-type="string">
            <text:p>72.97W</text:p>
          </table:table-cell>
        </table:table-row>
        <table:table-row table:style-name="ro2">
          <table:table-cell office:value-type="string">
            <text:p>s0000094</text:p>
          </table:table-cell>
          <table:table-cell office:value-type="string">
            <text:p>Mingan</text:p>
          </table:table-cell>
          <table:table-cell office:value-type="string">
            <text:p>QC</text:p>
          </table:table-cell>
          <table:table-cell office:value-type="string">
            <text:p>50.30N</text:p>
          </table:table-cell>
          <table:table-cell office:value-type="string">
            <text:p>64.03W</text:p>
          </table:table-cell>
        </table:table-row>
        <table:table-row table:style-name="ro2">
          <table:table-cell office:value-type="string">
            <text:p>s0000600</text:p>
          </table:table-cell>
          <table:table-cell office:value-type="string">
            <text:p>Mirabel</text:p>
          </table:table-cell>
          <table:table-cell office:value-type="string">
            <text:p>QC</text:p>
          </table:table-cell>
          <table:table-cell office:value-type="string">
            <text:p>45.65N</text:p>
          </table:table-cell>
          <table:table-cell office:value-type="string">
            <text:p>74.08W</text:p>
          </table:table-cell>
        </table:table-row>
        <table:table-row table:style-name="ro1">
          <table:table-cell office:value-type="string">
            <text:p>s0000555</text:p>
          </table:table-cell>
          <table:table-cell office:value-type="string">
            <text:p>Mont Saint-Hilaire</text:p>
          </table:table-cell>
          <table:table-cell office:value-type="string">
            <text:p>QC</text:p>
          </table:table-cell>
          <table:table-cell office:value-type="string">
            <text:p>45.57N</text:p>
          </table:table-cell>
          <table:table-cell office:value-type="string">
            <text:p>73.20W</text:p>
          </table:table-cell>
        </table:table-row>
        <table:table-row table:style-name="ro2">
          <table:table-cell office:value-type="string">
            <text:p>s0000783</text:p>
          </table:table-cell>
          <table:table-cell office:value-type="string">
            <text:p>Mont-Joli</text:p>
          </table:table-cell>
          <table:table-cell office:value-type="string">
            <text:p>QC</text:p>
          </table:table-cell>
          <table:table-cell office:value-type="string">
            <text:p>48.58N</text:p>
          </table:table-cell>
          <table:table-cell office:value-type="string">
            <text:p>68.18W</text:p>
          </table:table-cell>
        </table:table-row>
        <table:table-row table:style-name="ro2">
          <table:table-cell office:value-type="string">
            <text:p>s0000246</text:p>
          </table:table-cell>
          <table:table-cell office:value-type="string">
            <text:p>Mont-Laurier</text:p>
          </table:table-cell>
          <table:table-cell office:value-type="string">
            <text:p>QC</text:p>
          </table:table-cell>
          <table:table-cell office:value-type="string">
            <text:p>46.55N</text:p>
          </table:table-cell>
          <table:table-cell office:value-type="string">
            <text:p>75.50W</text:p>
          </table:table-cell>
        </table:table-row>
        <table:table-row table:style-name="ro1">
          <table:table-cell office:value-type="string">
            <text:p>s0000213</text:p>
          </table:table-cell>
          <table:table-cell office:value-type="string">
            <text:p>Mont-Tremblant</text:p>
          </table:table-cell>
          <table:table-cell office:value-type="string">
            <text:p>QC</text:p>
          </table:table-cell>
          <table:table-cell office:value-type="string">
            <text:p>46.12N</text:p>
          </table:table-cell>
          <table:table-cell office:value-type="string">
            <text:p>74.60W</text:p>
          </table:table-cell>
        </table:table-row>
        <table:table-row table:style-name="ro2">
          <table:table-cell office:value-type="string">
            <text:p>s0000334</text:p>
          </table:table-cell>
          <table:table-cell office:value-type="string">
            <text:p>Montmagny</text:p>
          </table:table-cell>
          <table:table-cell office:value-type="string">
            <text:p>QC</text:p>
          </table:table-cell>
          <table:table-cell office:value-type="string">
            <text:p>46.98N</text:p>
          </table:table-cell>
          <table:table-cell office:value-type="string">
            <text:p>70.55W</text:p>
          </table:table-cell>
        </table:table-row>
        <table:table-row table:style-name="ro2">
          <table:table-cell office:value-type="string">
            <text:p>s0000635</text:p>
          </table:table-cell>
          <table:table-cell office:value-type="string">
            <text:p>Montréal</text:p>
          </table:table-cell>
          <table:table-cell office:value-type="string">
            <text:p>QC</text:p>
          </table:table-cell>
          <table:table-cell office:value-type="string">
            <text:p>45.52N</text:p>
          </table:table-cell>
          <table:table-cell office:value-type="string">
            <text:p>73.65W</text:p>
          </table:table-cell>
        </table:table-row>
        <table:table-row table:style-name="ro2">
          <table:table-cell office:value-type="string">
            <text:p>s0000027</text:p>
          </table:table-cell>
          <table:table-cell office:value-type="string">
            <text:p>Murdochville</text:p>
          </table:table-cell>
          <table:table-cell office:value-type="string">
            <text:p>QC</text:p>
          </table:table-cell>
          <table:table-cell office:value-type="string">
            <text:p>48.97N</text:p>
          </table:table-cell>
          <table:table-cell office:value-type="string">
            <text:p>65.50W</text:p>
          </table:table-cell>
        </table:table-row>
        <table:table-row table:style-name="ro2">
          <table:table-cell office:value-type="string">
            <text:p>s0000610</text:p>
          </table:table-cell>
          <table:table-cell office:value-type="string">
            <text:p>Natashquan</text:p>
          </table:table-cell>
          <table:table-cell office:value-type="string">
            <text:p>QC</text:p>
          </table:table-cell>
          <table:table-cell office:value-type="string">
            <text:p>50.19N</text:p>
          </table:table-cell>
          <table:table-cell office:value-type="string">
            <text:p>61.82W</text:p>
          </table:table-cell>
        </table:table-row>
        <table:table-row table:style-name="ro2">
          <table:table-cell office:value-type="string">
            <text:p>s0000268</text:p>
          </table:table-cell>
          <table:table-cell office:value-type="string">
            <text:p>New Carlisle</text:p>
          </table:table-cell>
          <table:table-cell office:value-type="string">
            <text:p>QC</text:p>
          </table:table-cell>
          <table:table-cell office:value-type="string">
            <text:p>48.02N</text:p>
          </table:table-cell>
          <table:table-cell office:value-type="string">
            <text:p>65.33W</text:p>
          </table:table-cell>
        </table:table-row>
        <table:table-row table:style-name="ro2">
          <table:table-cell office:value-type="string">
            <text:p>s0000260</text:p>
          </table:table-cell>
          <table:table-cell office:value-type="string">
            <text:p>Nicolet</text:p>
          </table:table-cell>
          <table:table-cell office:value-type="string">
            <text:p>QC</text:p>
          </table:table-cell>
          <table:table-cell office:value-type="string">
            <text:p>46.22N</text:p>
          </table:table-cell>
          <table:table-cell office:value-type="string">
            <text:p>72.62W</text:p>
          </table:table-cell>
        </table:table-row>
        <table:table-row table:style-name="ro1">
          <table:table-cell office:value-type="string">
            <text:p>s0000556</text:p>
          </table:table-cell>
          <table:table-cell office:value-type="string">
            <text:p>Otterburn Park</text:p>
          </table:table-cell>
          <table:table-cell office:value-type="string">
            <text:p>QC</text:p>
          </table:table-cell>
          <table:table-cell office:value-type="string">
            <text:p>45.53N</text:p>
          </table:table-cell>
          <table:table-cell office:value-type="string">
            <text:p>73.22W</text:p>
          </table:table-cell>
        </table:table-row>
        <table:table-row table:style-name="ro2">
          <table:table-cell office:value-type="string">
            <text:p>s0000612</text:p>
          </table:table-cell>
          <table:table-cell office:value-type="string">
            <text:p>Papineau</text:p>
          </table:table-cell>
          <table:table-cell office:value-type="string">
            <text:p>QC</text:p>
          </table:table-cell>
          <table:table-cell office:value-type="string">
            <text:p>45.88N</text:p>
          </table:table-cell>
          <table:table-cell office:value-type="string">
            <text:p>75.05W</text:p>
          </table:table-cell>
        </table:table-row>
        <table:table-row table:style-name="ro2">
          <table:table-cell office:value-type="string">
            <text:p>s0000287</text:p>
          </table:table-cell>
          <table:table-cell office:value-type="string">
            <text:p>Parent</text:p>
          </table:table-cell>
          <table:table-cell office:value-type="string">
            <text:p>QC</text:p>
          </table:table-cell>
          <table:table-cell office:value-type="string">
            <text:p>47.92N</text:p>
          </table:table-cell>
          <table:table-cell office:value-type="string">
            <text:p>74.62W</text:p>
          </table:table-cell>
        </table:table-row>
        <table:table-row table:style-name="ro2">
          <table:table-cell office:value-type="string">
            <text:p>s0000314</text:p>
          </table:table-cell>
          <table:table-cell office:value-type="string">
            <text:p>Percé</text:p>
          </table:table-cell>
          <table:table-cell office:value-type="string">
            <text:p>QC</text:p>
          </table:table-cell>
          <table:table-cell office:value-type="string">
            <text:p>48.53N</text:p>
          </table:table-cell>
          <table:table-cell office:value-type="string">
            <text:p>64.22W</text:p>
          </table:table-cell>
        </table:table-row>
        <table:table-row table:style-name="ro2">
          <table:table-cell office:value-type="string">
            <text:p>s0000363</text:p>
          </table:table-cell>
          <table:table-cell office:value-type="string">
            <text:p>Pincourt</text:p>
          </table:table-cell>
          <table:table-cell office:value-type="string">
            <text:p>QC</text:p>
          </table:table-cell>
          <table:table-cell office:value-type="string">
            <text:p>45.38N</text:p>
          </table:table-cell>
          <table:table-cell office:value-type="string">
            <text:p>73.98W</text:p>
          </table:table-cell>
        </table:table-row>
        <table:table-row table:style-name="ro1">
          <table:table-cell office:value-type="string">
            <text:p>s0000810</text:p>
          </table:table-cell>
          <table:table-cell office:value-type="string">
            <text:p>Pointe-à-la-Croix</text:p>
          </table:table-cell>
          <table:table-cell office:value-type="string">
            <text:p>QC</text:p>
          </table:table-cell>
          <table:table-cell office:value-type="string">
            <text:p>48.02N</text:p>
          </table:table-cell>
          <table:table-cell office:value-type="string">
            <text:p>66.68W</text:p>
          </table:table-cell>
        </table:table-row>
        <table:table-row table:style-name="ro2">
          <table:table-cell office:value-type="string">
            <text:p>s0000613</text:p>
          </table:table-cell>
          <table:table-cell office:value-type="string">
            <text:p>Pontiac</text:p>
          </table:table-cell>
          <table:table-cell office:value-type="string">
            <text:p>QC</text:p>
          </table:table-cell>
          <table:table-cell office:value-type="string">
            <text:p>46.05N</text:p>
          </table:table-cell>
          <table:table-cell office:value-type="string">
            <text:p>76.92W</text:p>
          </table:table-cell>
        </table:table-row>
        <table:table-row table:style-name="ro2">
          <table:table-cell office:value-type="string">
            <text:p>s0000801</text:p>
          </table:table-cell>
          <table:table-cell office:value-type="string">
            <text:p>Port-Cartier</text:p>
          </table:table-cell>
          <table:table-cell office:value-type="string">
            <text:p>QC</text:p>
          </table:table-cell>
          <table:table-cell office:value-type="string">
            <text:p>50.03N</text:p>
          </table:table-cell>
          <table:table-cell office:value-type="string">
            <text:p>66.87W</text:p>
          </table:table-cell>
        </table:table-row>
        <table:table-row table:style-name="ro2">
          <table:table-cell office:value-type="string">
            <text:p>s0000097</text:p>
          </table:table-cell>
          <table:table-cell office:value-type="string">
            <text:p>Port-Menier</text:p>
          </table:table-cell>
          <table:table-cell office:value-type="string">
            <text:p>QC</text:p>
          </table:table-cell>
          <table:table-cell office:value-type="string">
            <text:p>49.82N</text:p>
          </table:table-cell>
          <table:table-cell office:value-type="string">
            <text:p>64.35W</text:p>
          </table:table-cell>
        </table:table-row>
        <table:table-row table:style-name="ro2">
          <table:table-cell office:value-type="string">
            <text:p>s0000055</text:p>
          </table:table-cell>
          <table:table-cell office:value-type="string">
            <text:p>Prévost</text:p>
          </table:table-cell>
          <table:table-cell office:value-type="string">
            <text:p>QC</text:p>
          </table:table-cell>
          <table:table-cell office:value-type="string">
            <text:p>45.87N</text:p>
          </table:table-cell>
          <table:table-cell office:value-type="string">
            <text:p>74.08W</text:p>
          </table:table-cell>
        </table:table-row>
        <table:table-row table:style-name="ro2">
          <table:table-cell office:value-type="string">
            <text:p>s0000711</text:p>
          </table:table-cell>
          <table:table-cell office:value-type="string">
            <text:p>Puvirnituq</text:p>
          </table:table-cell>
          <table:table-cell office:value-type="string">
            <text:p>QC</text:p>
          </table:table-cell>
          <table:table-cell office:value-type="string">
            <text:p>60.03N</text:p>
          </table:table-cell>
          <table:table-cell office:value-type="string">
            <text:p>77.28W</text:p>
          </table:table-cell>
        </table:table-row>
        <table:table-row table:style-name="ro2">
          <table:table-cell office:value-type="string">
            <text:p>s0000544</text:p>
          </table:table-cell>
          <table:table-cell office:value-type="string">
            <text:p>Quaqtaq</text:p>
          </table:table-cell>
          <table:table-cell office:value-type="string">
            <text:p>QC</text:p>
          </table:table-cell>
          <table:table-cell office:value-type="string">
            <text:p>61.05N</text:p>
          </table:table-cell>
          <table:table-cell office:value-type="string">
            <text:p>69.63W</text:p>
          </table:table-cell>
        </table:table-row>
        <table:table-row table:style-name="ro2">
          <table:table-cell office:value-type="string">
            <text:p>s0000620</text:p>
          </table:table-cell>
          <table:table-cell office:value-type="string">
            <text:p>Québec</text:p>
          </table:table-cell>
          <table:table-cell office:value-type="string">
            <text:p>QC</text:p>
          </table:table-cell>
          <table:table-cell office:value-type="string">
            <text:p>46.82N</text:p>
          </table:table-cell>
          <table:table-cell office:value-type="string">
            <text:p>71.22W</text:p>
          </table:table-cell>
        </table:table-row>
        <table:table-row table:style-name="ro2">
          <table:table-cell office:value-type="string">
            <text:p>s0000755</text:p>
          </table:table-cell>
          <table:table-cell office:value-type="string">
            <text:p>Repentigny</text:p>
          </table:table-cell>
          <table:table-cell office:value-type="string">
            <text:p>QC</text:p>
          </table:table-cell>
          <table:table-cell office:value-type="string">
            <text:p>45.73N</text:p>
          </table:table-cell>
          <table:table-cell office:value-type="string">
            <text:p>73.47W</text:p>
          </table:table-cell>
        </table:table-row>
        <table:table-row table:style-name="ro2">
          <table:table-cell office:value-type="string">
            <text:p>s0000552</text:p>
          </table:table-cell>
          <table:table-cell office:value-type="string">
            <text:p>Richelieu</text:p>
          </table:table-cell>
          <table:table-cell office:value-type="string">
            <text:p>QC</text:p>
          </table:table-cell>
          <table:table-cell office:value-type="string">
            <text:p>45.45N</text:p>
          </table:table-cell>
          <table:table-cell office:value-type="string">
            <text:p>73.25W</text:p>
          </table:table-cell>
        </table:table-row>
        <table:table-row table:style-name="ro2">
          <table:table-cell office:value-type="string">
            <text:p>s0000061</text:p>
          </table:table-cell>
          <table:table-cell office:value-type="string">
            <text:p>Rigaud</text:p>
          </table:table-cell>
          <table:table-cell office:value-type="string">
            <text:p>QC</text:p>
          </table:table-cell>
          <table:table-cell office:value-type="string">
            <text:p>45.48N</text:p>
          </table:table-cell>
          <table:table-cell office:value-type="string">
            <text:p>74.30W</text:p>
          </table:table-cell>
        </table:table-row>
        <table:table-row table:style-name="ro2">
          <table:table-cell office:value-type="string">
            <text:p>s0000393</text:p>
          </table:table-cell>
          <table:table-cell office:value-type="string">
            <text:p>Rimouski</text:p>
          </table:table-cell>
          <table:table-cell office:value-type="string">
            <text:p>QC</text:p>
          </table:table-cell>
          <table:table-cell office:value-type="string">
            <text:p>48.45N</text:p>
          </table:table-cell>
          <table:table-cell office:value-type="string">
            <text:p>68.53W</text:p>
          </table:table-cell>
        </table:table-row>
        <table:table-row table:style-name="ro1">
          <table:table-cell office:value-type="string">
            <text:p>s0000253</text:p>
          </table:table-cell>
          <table:table-cell office:value-type="string">
            <text:p>Rivière-du-Loup</text:p>
          </table:table-cell>
          <table:table-cell office:value-type="string">
            <text:p>QC</text:p>
          </table:table-cell>
          <table:table-cell office:value-type="string">
            <text:p>47.83N</text:p>
          </table:table-cell>
          <table:table-cell office:value-type="string">
            <text:p>69.53W</text:p>
          </table:table-cell>
        </table:table-row>
        <table:table-row table:style-name="ro2">
          <table:table-cell office:value-type="string">
            <text:p>s0000673</text:p>
          </table:table-cell>
          <table:table-cell office:value-type="string">
            <text:p>Roberval</text:p>
          </table:table-cell>
          <table:table-cell office:value-type="string">
            <text:p>QC</text:p>
          </table:table-cell>
          <table:table-cell office:value-type="string">
            <text:p>48.52N</text:p>
          </table:table-cell>
          <table:table-cell office:value-type="string">
            <text:p>72.27W</text:p>
          </table:table-cell>
        </table:table-row>
        <table:table-row table:style-name="ro2">
          <table:table-cell office:value-type="string">
            <text:p>s0000606</text:p>
          </table:table-cell>
          <table:table-cell office:value-type="string">
            <text:p>Rosemère</text:p>
          </table:table-cell>
          <table:table-cell office:value-type="string">
            <text:p>QC</text:p>
          </table:table-cell>
          <table:table-cell office:value-type="string">
            <text:p>45.63N</text:p>
          </table:table-cell>
          <table:table-cell office:value-type="string">
            <text:p>73.80W</text:p>
          </table:table-cell>
        </table:table-row>
        <table:table-row table:style-name="ro1">
          <table:table-cell office:value-type="string">
            <text:p>s0000353</text:p>
          </table:table-cell>
          <table:table-cell office:value-type="string">
            <text:p>Rouyn-Noranda</text:p>
          </table:table-cell>
          <table:table-cell office:value-type="string">
            <text:p>QC</text:p>
          </table:table-cell>
          <table:table-cell office:value-type="string">
            <text:p>48.23N</text:p>
          </table:table-cell>
          <table:table-cell office:value-type="string">
            <text:p>79.02W</text:p>
          </table:table-cell>
        </table:table-row>
        <table:table-row table:style-name="ro2">
          <table:table-cell office:value-type="string">
            <text:p>s0000211</text:p>
          </table:table-cell>
          <table:table-cell office:value-type="string">
            <text:p>Saguenay</text:p>
          </table:table-cell>
          <table:table-cell office:value-type="string">
            <text:p>QC</text:p>
          </table:table-cell>
          <table:table-cell office:value-type="string">
            <text:p>48.42N</text:p>
          </table:table-cell>
          <table:table-cell office:value-type="string">
            <text:p>71.07W</text:p>
          </table:table-cell>
        </table:table-row>
        <table:table-row table:style-name="ro2">
          <table:table-cell office:value-type="string">
            <text:p>s0000557</text:p>
          </table:table-cell>
          <table:table-cell office:value-type="string">
            <text:p>Saint-Amable</text:p>
          </table:table-cell>
          <table:table-cell office:value-type="string">
            <text:p>QC</text:p>
          </table:table-cell>
          <table:table-cell office:value-type="string">
            <text:p>45.65N</text:p>
          </table:table-cell>
          <table:table-cell office:value-type="string">
            <text:p>73.30W</text:p>
          </table:table-cell>
        </table:table-row>
        <table:table-row table:style-name="ro1">
          <table:table-cell office:value-type="string">
            <text:p>s0000558</text:p>
          </table:table-cell>
          <table:table-cell office:value-type="string">
            <text:p>Saint-Basile Le Grand</text:p>
          </table:table-cell>
          <table:table-cell office:value-type="string">
            <text:p>QC</text:p>
          </table:table-cell>
          <table:table-cell office:value-type="string">
            <text:p>45.53N</text:p>
          </table:table-cell>
          <table:table-cell office:value-type="string">
            <text:p>73.28W</text:p>
          </table:table-cell>
        </table:table-row>
        <table:table-row table:style-name="ro1">
          <table:table-cell office:value-type="string">
            <text:p>s0000049</text:p>
          </table:table-cell>
          <table:table-cell office:value-type="string">
            <text:p>Saint-Constant</text:p>
          </table:table-cell>
          <table:table-cell office:value-type="string">
            <text:p>QC</text:p>
          </table:table-cell>
          <table:table-cell office:value-type="string">
            <text:p>45.37N</text:p>
          </table:table-cell>
          <table:table-cell office:value-type="string">
            <text:p>73.57W</text:p>
          </table:table-cell>
        </table:table-row>
        <table:table-row table:style-name="ro1">
          <table:table-cell office:value-type="string">
            <text:p>s0000609</text:p>
          </table:table-cell>
          <table:table-cell office:value-type="string">
            <text:p>Saint-Eustache</text:p>
          </table:table-cell>
          <table:table-cell office:value-type="string">
            <text:p>QC</text:p>
          </table:table-cell>
          <table:table-cell office:value-type="string">
            <text:p>45.57N</text:p>
          </table:table-cell>
          <table:table-cell office:value-type="string">
            <text:p>73.90W</text:p>
          </table:table-cell>
        </table:table-row>
        <table:table-row table:style-name="ro2">
          <table:table-cell office:value-type="string">
            <text:p>s0000675</text:p>
          </table:table-cell>
          <table:table-cell office:value-type="string">
            <text:p>Saint-Félicien</text:p>
          </table:table-cell>
          <table:table-cell office:value-type="string">
            <text:p>QC</text:p>
          </table:table-cell>
          <table:table-cell office:value-type="string">
            <text:p>48.65N</text:p>
          </table:table-cell>
          <table:table-cell office:value-type="string">
            <text:p>72.45W</text:p>
          </table:table-cell>
        </table:table-row>
        <table:table-row table:style-name="ro2">
          <table:table-cell office:value-type="string">
            <text:p>s0000187</text:p>
          </table:table-cell>
          <table:table-cell office:value-type="string">
            <text:p>Saint-Georges</text:p>
          </table:table-cell>
          <table:table-cell office:value-type="string">
            <text:p>QC</text:p>
          </table:table-cell>
          <table:table-cell office:value-type="string">
            <text:p>46.12N</text:p>
          </table:table-cell>
          <table:table-cell office:value-type="string">
            <text:p>70.67W</text:p>
          </table:table-cell>
        </table:table-row>
        <table:table-row table:style-name="ro1">
          <table:table-cell office:value-type="string">
            <text:p>s0000059</text:p>
          </table:table-cell>
          <table:table-cell office:value-type="string">
            <text:p>Saint-Hyacinthe</text:p>
          </table:table-cell>
          <table:table-cell office:value-type="string">
            <text:p>QC</text:p>
          </table:table-cell>
          <table:table-cell office:value-type="string">
            <text:p>45.62N</text:p>
          </table:table-cell>
          <table:table-cell office:value-type="string">
            <text:p>72.95W</text:p>
          </table:table-cell>
        </table:table-row>
        <table:table-row table:style-name="ro1">
          <table:table-cell office:value-type="string">
            <text:p>s0000202</text:p>
          </table:table-cell>
          <table:table-cell office:value-type="string">
            <text:p>Saint-Jean-sur-Richelieu</text:p>
          </table:table-cell>
          <table:table-cell office:value-type="string">
            <text:p>QC</text:p>
          </table:table-cell>
          <table:table-cell office:value-type="string">
            <text:p>45.32N</text:p>
          </table:table-cell>
          <table:table-cell office:value-type="string">
            <text:p>73.27W</text:p>
          </table:table-cell>
        </table:table-row>
        <table:table-row table:style-name="ro2">
          <table:table-cell office:value-type="string">
            <text:p>s0000601</text:p>
          </table:table-cell>
          <table:table-cell office:value-type="string">
            <text:p>Saint-Jérôme</text:p>
          </table:table-cell>
          <table:table-cell office:value-type="string">
            <text:p>QC</text:p>
          </table:table-cell>
          <table:table-cell office:value-type="string">
            <text:p>45.78N</text:p>
          </table:table-cell>
          <table:table-cell office:value-type="string">
            <text:p>74.00W</text:p>
          </table:table-cell>
        </table:table-row>
        <table:table-row table:style-name="ro2">
          <table:table-cell office:value-type="string">
            <text:p>s0000062</text:p>
          </table:table-cell>
          <table:table-cell office:value-type="string">
            <text:p>Saint-Lazare</text:p>
          </table:table-cell>
          <table:table-cell office:value-type="string">
            <text:p>QC</text:p>
          </table:table-cell>
          <table:table-cell office:value-type="string">
            <text:p>45.40N</text:p>
          </table:table-cell>
          <table:table-cell office:value-type="string">
            <text:p>74.13W</text:p>
          </table:table-cell>
        </table:table-row>
        <table:table-row table:style-name="ro1">
          <table:table-cell office:value-type="string">
            <text:p>s0000057</text:p>
          </table:table-cell>
          <table:table-cell office:value-type="string">
            <text:p>Saint-Lin-Laurentides</text:p>
          </table:table-cell>
          <table:table-cell office:value-type="string">
            <text:p>QC</text:p>
          </table:table-cell>
          <table:table-cell office:value-type="string">
            <text:p>45.85N</text:p>
          </table:table-cell>
          <table:table-cell office:value-type="string">
            <text:p>73.77W</text:p>
          </table:table-cell>
        </table:table-row>
        <table:table-row table:style-name="ro2">
          <table:table-cell office:value-type="string">
            <text:p>s0000203</text:p>
          </table:table-cell>
          <table:table-cell office:value-type="string">
            <text:p>Saint-Luc</text:p>
          </table:table-cell>
          <table:table-cell office:value-type="string">
            <text:p>QC</text:p>
          </table:table-cell>
          <table:table-cell office:value-type="string">
            <text:p>45.35N</text:p>
          </table:table-cell>
          <table:table-cell office:value-type="string">
            <text:p>73.30W</text:p>
          </table:table-cell>
        </table:table-row>
        <table:table-row table:style-name="ro1">
          <table:table-cell office:value-type="string">
            <text:p>s0000029</text:p>
          </table:table-cell>
          <table:table-cell office:value-type="string">
            <text:p>Saint-Michel-des-Saints</text:p>
          </table:table-cell>
          <table:table-cell office:value-type="string">
            <text:p>QC</text:p>
          </table:table-cell>
          <table:table-cell office:value-type="string">
            <text:p>46.68N</text:p>
          </table:table-cell>
          <table:table-cell office:value-type="string">
            <text:p>73.92W</text:p>
          </table:table-cell>
        </table:table-row>
        <table:table-row table:style-name="ro1">
          <table:table-cell office:value-type="string">
            <text:p>s0000262</text:p>
          </table:table-cell>
          <table:table-cell office:value-type="string">
            <text:p>Saint-Nicéphore</text:p>
          </table:table-cell>
          <table:table-cell office:value-type="string">
            <text:p>QC</text:p>
          </table:table-cell>
          <table:table-cell office:value-type="string">
            <text:p>45.83N</text:p>
          </table:table-cell>
          <table:table-cell office:value-type="string">
            <text:p>72.42W</text:p>
          </table:table-cell>
        </table:table-row>
        <table:table-row table:style-name="ro2">
          <table:table-cell office:value-type="string">
            <text:p>s0000051</text:p>
          </table:table-cell>
          <table:table-cell office:value-type="string">
            <text:p>Saint-Rémi</text:p>
          </table:table-cell>
          <table:table-cell office:value-type="string">
            <text:p>QC</text:p>
          </table:table-cell>
          <table:table-cell office:value-type="string">
            <text:p>45.27N</text:p>
          </table:table-cell>
          <table:table-cell office:value-type="string">
            <text:p>73.62W</text:p>
          </table:table-cell>
        </table:table-row>
        <table:table-row table:style-name="ro2">
          <table:table-cell office:value-type="string">
            <text:p>s0000058</text:p>
          </table:table-cell>
          <table:table-cell office:value-type="string">
            <text:p>Saint-Sauveur</text:p>
          </table:table-cell>
          <table:table-cell office:value-type="string">
            <text:p>QC</text:p>
          </table:table-cell>
          <table:table-cell office:value-type="string">
            <text:p>45.90N</text:p>
          </table:table-cell>
          <table:table-cell office:value-type="string">
            <text:p>74.17W</text:p>
          </table:table-cell>
        </table:table-row>
        <table:table-row table:style-name="ro1">
          <table:table-cell office:value-type="string">
            <text:p>s0000742</text:p>
          </table:table-cell>
          <table:table-cell office:value-type="string">
            <text:p>Saint-Timothée</text:p>
          </table:table-cell>
          <table:table-cell office:value-type="string">
            <text:p>QC</text:p>
          </table:table-cell>
          <table:table-cell office:value-type="string">
            <text:p>45.29N</text:p>
          </table:table-cell>
          <table:table-cell office:value-type="string">
            <text:p>74.04W</text:p>
          </table:table-cell>
        </table:table-row>
        <table:table-row table:style-name="ro2">
          <table:table-cell office:value-type="string">
            <text:p>s0000214</text:p>
          </table:table-cell>
          <table:table-cell office:value-type="string">
            <text:p>Sainte-Agathe</text:p>
          </table:table-cell>
          <table:table-cell office:value-type="string">
            <text:p>QC</text:p>
          </table:table-cell>
          <table:table-cell office:value-type="string">
            <text:p>46.05N</text:p>
          </table:table-cell>
          <table:table-cell office:value-type="string">
            <text:p>74.28W</text:p>
          </table:table-cell>
        </table:table-row>
        <table:table-row table:style-name="ro1">
          <table:table-cell office:value-type="string">
            <text:p>s0000322</text:p>
          </table:table-cell>
          <table:table-cell office:value-type="string">
            <text:p>Sainte-Anne-Des-Monts</text:p>
          </table:table-cell>
          <table:table-cell office:value-type="string">
            <text:p>QC</text:p>
          </table:table-cell>
          <table:table-cell office:value-type="string">
            <text:p>49.13N</text:p>
          </table:table-cell>
          <table:table-cell office:value-type="string">
            <text:p>66.50W</text:p>
          </table:table-cell>
        </table:table-row>
        <table:table-row table:style-name="ro1">
          <table:table-cell office:value-type="string">
            <text:p>s0000607</text:p>
          </table:table-cell>
          <table:table-cell office:value-type="string">
            <text:p>Sainte-Anne-Des-Plaines</text:p>
          </table:table-cell>
          <table:table-cell office:value-type="string">
            <text:p>QC</text:p>
          </table:table-cell>
          <table:table-cell office:value-type="string">
            <text:p>45.77N</text:p>
          </table:table-cell>
          <table:table-cell office:value-type="string">
            <text:p>73.82W</text:p>
          </table:table-cell>
        </table:table-row>
        <table:table-row table:style-name="ro1">
          <table:table-cell office:value-type="string">
            <text:p>s0000050</text:p>
          </table:table-cell>
          <table:table-cell office:value-type="string">
            <text:p>Sainte-Catherine</text:p>
          </table:table-cell>
          <table:table-cell office:value-type="string">
            <text:p>QC</text:p>
          </table:table-cell>
          <table:table-cell office:value-type="string">
            <text:p>45.40N</text:p>
          </table:table-cell>
          <table:table-cell office:value-type="string">
            <text:p>73.58W</text:p>
          </table:table-cell>
        </table:table-row>
        <table:table-row table:style-name="ro2">
          <table:table-cell office:value-type="string">
            <text:p>s0000559</text:p>
          </table:table-cell>
          <table:table-cell office:value-type="string">
            <text:p>Sainte-Julie</text:p>
          </table:table-cell>
          <table:table-cell office:value-type="string">
            <text:p>QC</text:p>
          </table:table-cell>
          <table:table-cell office:value-type="string">
            <text:p>45.58N</text:p>
          </table:table-cell>
          <table:table-cell office:value-type="string">
            <text:p>73.33W</text:p>
          </table:table-cell>
        </table:table-row>
        <table:table-row table:style-name="ro2">
          <table:table-cell office:value-type="string">
            <text:p>s0000056</text:p>
          </table:table-cell>
          <table:table-cell office:value-type="string">
            <text:p>Sainte-Sophie</text:p>
          </table:table-cell>
          <table:table-cell office:value-type="string">
            <text:p>QC</text:p>
          </table:table-cell>
          <table:table-cell office:value-type="string">
            <text:p>45.82N</text:p>
          </table:table-cell>
          <table:table-cell office:value-type="string">
            <text:p>73.90W</text:p>
          </table:table-cell>
        </table:table-row>
        <table:table-row table:style-name="ro1">
          <table:table-cell office:value-type="string">
            <text:p>s0000608</text:p>
          </table:table-cell>
          <table:table-cell office:value-type="string">
            <text:p>Sainte-Thérèse</text:p>
          </table:table-cell>
          <table:table-cell office:value-type="string">
            <text:p>QC</text:p>
          </table:table-cell>
          <table:table-cell office:value-type="string">
            <text:p>45.63N</text:p>
          </table:table-cell>
          <table:table-cell office:value-type="string">
            <text:p>73.85W</text:p>
          </table:table-cell>
        </table:table-row>
        <table:table-row table:style-name="ro1">
          <table:table-cell office:value-type="string">
            <text:p>s0000098</text:p>
          </table:table-cell>
          <table:table-cell office:value-type="string">
            <text:p>Salaberry-de-Valleyfield</text:p>
          </table:table-cell>
          <table:table-cell office:value-type="string">
            <text:p>QC</text:p>
          </table:table-cell>
          <table:table-cell office:value-type="string">
            <text:p>45.25N</text:p>
          </table:table-cell>
          <table:table-cell office:value-type="string">
            <text:p>74.13W</text:p>
          </table:table-cell>
        </table:table-row>
        <table:table-row table:style-name="ro2">
          <table:table-cell office:value-type="string">
            <text:p>s0000793</text:p>
          </table:table-cell>
          <table:table-cell office:value-type="string">
            <text:p>Salluit</text:p>
          </table:table-cell>
          <table:table-cell office:value-type="string">
            <text:p>QC</text:p>
          </table:table-cell>
          <table:table-cell office:value-type="string">
            <text:p>62.20N</text:p>
          </table:table-cell>
          <table:table-cell office:value-type="string">
            <text:p>75.63W</text:p>
          </table:table-cell>
        </table:table-row>
        <table:table-row table:style-name="ro2">
          <table:table-cell office:value-type="string">
            <text:p>s0000577</text:p>
          </table:table-cell>
          <table:table-cell office:value-type="string">
            <text:p>Schefferville</text:p>
          </table:table-cell>
          <table:table-cell office:value-type="string">
            <text:p>QC</text:p>
          </table:table-cell>
          <table:table-cell office:value-type="string">
            <text:p>54.80N</text:p>
          </table:table-cell>
          <table:table-cell office:value-type="string">
            <text:p>66.83W</text:p>
          </table:table-cell>
        </table:table-row>
        <table:table-row table:style-name="ro2">
          <table:table-cell office:value-type="string">
            <text:p>s0000800</text:p>
          </table:table-cell>
          <table:table-cell office:value-type="string">
            <text:p>Sept-Îles</text:p>
          </table:table-cell>
          <table:table-cell office:value-type="string">
            <text:p>QC</text:p>
          </table:table-cell>
          <table:table-cell office:value-type="string">
            <text:p>50.20N</text:p>
          </table:table-cell>
          <table:table-cell office:value-type="string">
            <text:p>66.38W</text:p>
          </table:table-cell>
        </table:table-row>
        <table:table-row table:style-name="ro2">
          <table:table-cell office:value-type="string">
            <text:p>s0000709</text:p>
          </table:table-cell>
          <table:table-cell office:value-type="string">
            <text:p>Shawinigan</text:p>
          </table:table-cell>
          <table:table-cell office:value-type="string">
            <text:p>QC</text:p>
          </table:table-cell>
          <table:table-cell office:value-type="string">
            <text:p>46.57N</text:p>
          </table:table-cell>
          <table:table-cell office:value-type="string">
            <text:p>72.75W</text:p>
          </table:table-cell>
        </table:table-row>
        <table:table-row table:style-name="ro2">
          <table:table-cell office:value-type="string">
            <text:p>s0000681</text:p>
          </table:table-cell>
          <table:table-cell office:value-type="string">
            <text:p>Sherbrooke</text:p>
          </table:table-cell>
          <table:table-cell office:value-type="string">
            <text:p>QC</text:p>
          </table:table-cell>
          <table:table-cell office:value-type="string">
            <text:p>45.40N</text:p>
          </table:table-cell>
          <table:table-cell office:value-type="string">
            <text:p>71.90W</text:p>
          </table:table-cell>
        </table:table-row>
        <table:table-row table:style-name="ro2">
          <table:table-cell office:value-type="string">
            <text:p>s0000147</text:p>
          </table:table-cell>
          <table:table-cell office:value-type="string">
            <text:p>Sorel-Tracy</text:p>
          </table:table-cell>
          <table:table-cell office:value-type="string">
            <text:p>QC</text:p>
          </table:table-cell>
          <table:table-cell office:value-type="string">
            <text:p>46.03N</text:p>
          </table:table-cell>
          <table:table-cell office:value-type="string">
            <text:p>73.12W</text:p>
          </table:table-cell>
        </table:table-row>
        <table:table-row table:style-name="ro2">
          <table:table-cell office:value-type="string">
            <text:p>s0000163</text:p>
          </table:table-cell>
          <table:table-cell office:value-type="string">
            <text:p>Sutton</text:p>
          </table:table-cell>
          <table:table-cell office:value-type="string">
            <text:p>QC</text:p>
          </table:table-cell>
          <table:table-cell office:value-type="string">
            <text:p>45.10N</text:p>
          </table:table-cell>
          <table:table-cell office:value-type="string">
            <text:p>72.62W</text:p>
          </table:table-cell>
        </table:table-row>
        <table:table-row table:style-name="ro2">
          <table:table-cell office:value-type="string">
            <text:p>s0000295</text:p>
          </table:table-cell>
          <table:table-cell office:value-type="string">
            <text:p>Tadoussac</text:p>
          </table:table-cell>
          <table:table-cell office:value-type="string">
            <text:p>QC</text:p>
          </table:table-cell>
          <table:table-cell office:value-type="string">
            <text:p>48.15N</text:p>
          </table:table-cell>
          <table:table-cell office:value-type="string">
            <text:p>69.72W</text:p>
          </table:table-cell>
        </table:table-row>
        <table:table-row table:style-name="ro2">
          <table:table-cell office:value-type="string">
            <text:p>s0000699</text:p>
          </table:table-cell>
          <table:table-cell office:value-type="string">
            <text:p>Tasiujaq</text:p>
          </table:table-cell>
          <table:table-cell office:value-type="string">
            <text:p>QC</text:p>
          </table:table-cell>
          <table:table-cell office:value-type="string">
            <text:p>58.70N</text:p>
          </table:table-cell>
          <table:table-cell office:value-type="string">
            <text:p>69.93W</text:p>
          </table:table-cell>
        </table:table-row>
        <table:table-row table:style-name="ro1">
          <table:table-cell office:value-type="string">
            <text:p>s0000085</text:p>
          </table:table-cell>
          <table:table-cell office:value-type="string">
            <text:p>Témiscamingue</text:p>
          </table:table-cell>
          <table:table-cell office:value-type="string">
            <text:p>QC</text:p>
          </table:table-cell>
          <table:table-cell office:value-type="string">
            <text:p>47.55N</text:p>
          </table:table-cell>
          <table:table-cell office:value-type="string">
            <text:p>79.23W</text:p>
          </table:table-cell>
        </table:table-row>
        <table:table-row table:style-name="ro2">
          <table:table-cell office:value-type="string">
            <text:p>s0000255</text:p>
          </table:table-cell>
          <table:table-cell office:value-type="string">
            <text:p>Temiscouata</text:p>
          </table:table-cell>
          <table:table-cell office:value-type="string">
            <text:p>QC</text:p>
          </table:table-cell>
          <table:table-cell office:value-type="string">
            <text:p>47.68N</text:p>
          </table:table-cell>
          <table:table-cell office:value-type="string">
            <text:p>68.88W</text:p>
          </table:table-cell>
        </table:table-row>
        <table:table-row table:style-name="ro2">
          <table:table-cell office:value-type="string">
            <text:p>s0000290</text:p>
          </table:table-cell>
          <table:table-cell office:value-type="string">
            <text:p>Terrebonne</text:p>
          </table:table-cell>
          <table:table-cell office:value-type="string">
            <text:p>QC</text:p>
          </table:table-cell>
          <table:table-cell office:value-type="string">
            <text:p>45.70N</text:p>
          </table:table-cell>
          <table:table-cell office:value-type="string">
            <text:p>73.63W</text:p>
          </table:table-cell>
        </table:table-row>
        <table:table-row table:style-name="ro1">
          <table:table-cell office:value-type="string">
            <text:p>s0000064</text:p>
          </table:table-cell>
          <table:table-cell office:value-type="string">
            <text:p>Thetford Mines</text:p>
          </table:table-cell>
          <table:table-cell office:value-type="string">
            <text:p>QC</text:p>
          </table:table-cell>
          <table:table-cell office:value-type="string">
            <text:p>46.10N</text:p>
          </table:table-cell>
          <table:table-cell office:value-type="string">
            <text:p>71.30W</text:p>
          </table:table-cell>
        </table:table-row>
        <table:table-row table:style-name="ro2">
          <table:table-cell office:value-type="string">
            <text:p>s0000148</text:p>
          </table:table-cell>
          <table:table-cell office:value-type="string">
            <text:p>Tracy</text:p>
          </table:table-cell>
          <table:table-cell office:value-type="string">
            <text:p>QC</text:p>
          </table:table-cell>
          <table:table-cell office:value-type="string">
            <text:p>46.03N</text:p>
          </table:table-cell>
          <table:table-cell office:value-type="string">
            <text:p>73.14W</text:p>
          </table:table-cell>
        </table:table-row>
        <table:table-row table:style-name="ro2">
          <table:table-cell office:value-type="string">
            <text:p>s0000254</text:p>
          </table:table-cell>
          <table:table-cell office:value-type="string">
            <text:p>Trois-Pistoles</text:p>
          </table:table-cell>
          <table:table-cell office:value-type="string">
            <text:p>QC</text:p>
          </table:table-cell>
          <table:table-cell office:value-type="string">
            <text:p>48.12N</text:p>
          </table:table-cell>
          <table:table-cell office:value-type="string">
            <text:p>69.18W</text:p>
          </table:table-cell>
        </table:table-row>
        <table:table-row table:style-name="ro2">
          <table:table-cell office:value-type="string">
            <text:p>s0000346</text:p>
          </table:table-cell>
          <table:table-cell office:value-type="string">
            <text:p>Trois-Rivières</text:p>
          </table:table-cell>
          <table:table-cell office:value-type="string">
            <text:p>QC</text:p>
          </table:table-cell>
          <table:table-cell office:value-type="string">
            <text:p>46.35N</text:p>
          </table:table-cell>
          <table:table-cell office:value-type="string">
            <text:p>72.58W</text:p>
          </table:table-cell>
        </table:table-row>
        <table:table-row table:style-name="ro2">
          <table:table-cell office:value-type="string">
            <text:p>s0000599</text:p>
          </table:table-cell>
          <table:table-cell office:value-type="string">
            <text:p>Umiujaq</text:p>
          </table:table-cell>
          <table:table-cell office:value-type="string">
            <text:p>QC</text:p>
          </table:table-cell>
          <table:table-cell office:value-type="string">
            <text:p>56.56N</text:p>
          </table:table-cell>
          <table:table-cell office:value-type="string">
            <text:p>76.55W</text:p>
          </table:table-cell>
        </table:table-row>
        <table:table-row table:style-name="ro2">
          <table:table-cell office:value-type="string">
            <text:p>s0000717</text:p>
          </table:table-cell>
          <table:table-cell office:value-type="string">
            <text:p>Val-d'Or</text:p>
          </table:table-cell>
          <table:table-cell office:value-type="string">
            <text:p>QC</text:p>
          </table:table-cell>
          <table:table-cell office:value-type="string">
            <text:p>48.10N</text:p>
          </table:table-cell>
          <table:table-cell office:value-type="string">
            <text:p>77.78W</text:p>
          </table:table-cell>
        </table:table-row>
        <table:table-row table:style-name="ro1">
          <table:table-cell office:value-type="string">
            <text:p>s0000614</text:p>
          </table:table-cell>
          <table:table-cell office:value-type="string">
            <text:p>Val-des-Monts</text:p>
          </table:table-cell>
          <table:table-cell office:value-type="string">
            <text:p>QC</text:p>
          </table:table-cell>
          <table:table-cell office:value-type="string">
            <text:p>45.65N</text:p>
          </table:table-cell>
          <table:table-cell office:value-type="string">
            <text:p>75.67W</text:p>
          </table:table-cell>
        </table:table-row>
        <table:table-row table:style-name="ro1">
          <table:table-cell office:value-type="string">
            <text:p>s0000408</text:p>
          </table:table-cell>
          <table:table-cell office:value-type="string">
            <text:p>Vallée de la Matapédia</text:p>
          </table:table-cell>
          <table:table-cell office:value-type="string">
            <text:p>QC</text:p>
          </table:table-cell>
          <table:table-cell office:value-type="string">
            <text:p>48.17N</text:p>
          </table:table-cell>
          <table:table-cell office:value-type="string">
            <text:p>67.14W</text:p>
          </table:table-cell>
        </table:table-row>
        <table:table-row table:style-name="ro2">
          <table:table-cell office:value-type="string">
            <text:p>s0000204</text:p>
          </table:table-cell>
          <table:table-cell office:value-type="string">
            <text:p>Vanier</text:p>
          </table:table-cell>
          <table:table-cell office:value-type="string">
            <text:p>QC</text:p>
          </table:table-cell>
          <table:table-cell office:value-type="string">
            <text:p>46.82N</text:p>
          </table:table-cell>
          <table:table-cell office:value-type="string">
            <text:p>71.26W</text:p>
          </table:table-cell>
        </table:table-row>
        <table:table-row table:style-name="ro2">
          <table:table-cell office:value-type="string">
            <text:p>s0000180</text:p>
          </table:table-cell>
          <table:table-cell office:value-type="string">
            <text:p>Varennes</text:p>
          </table:table-cell>
          <table:table-cell office:value-type="string">
            <text:p>QC</text:p>
          </table:table-cell>
          <table:table-cell office:value-type="string">
            <text:p>45.68N</text:p>
          </table:table-cell>
          <table:table-cell office:value-type="string">
            <text:p>73.43W</text:p>
          </table:table-cell>
        </table:table-row>
        <table:table-row table:style-name="ro1">
          <table:table-cell office:value-type="string">
            <text:p>s0000362</text:p>
          </table:table-cell>
          <table:table-cell office:value-type="string">
            <text:p>Vaudreuil-Dorion</text:p>
          </table:table-cell>
          <table:table-cell office:value-type="string">
            <text:p>QC</text:p>
          </table:table-cell>
          <table:table-cell office:value-type="string">
            <text:p>45.40N</text:p>
          </table:table-cell>
          <table:table-cell office:value-type="string">
            <text:p>74.03W</text:p>
          </table:table-cell>
        </table:table-row>
        <table:table-row table:style-name="ro2">
          <table:table-cell office:value-type="string">
            <text:p>s0000054</text:p>
          </table:table-cell>
          <table:table-cell office:value-type="string">
            <text:p>Victoriaville</text:p>
          </table:table-cell>
          <table:table-cell office:value-type="string">
            <text:p>QC</text:p>
          </table:table-cell>
          <table:table-cell office:value-type="string">
            <text:p>46.05N</text:p>
          </table:table-cell>
          <table:table-cell office:value-type="string">
            <text:p>71.97W</text:p>
          </table:table-cell>
        </table:table-row>
        <table:table-row table:style-name="ro2">
          <table:table-cell office:value-type="string">
            <text:p>s0000579</text:p>
          </table:table-cell>
          <table:table-cell office:value-type="string">
            <text:p>Waskaganish</text:p>
          </table:table-cell>
          <table:table-cell office:value-type="string">
            <text:p>QC</text:p>
          </table:table-cell>
          <table:table-cell office:value-type="string">
            <text:p>51.20N</text:p>
          </table:table-cell>
          <table:table-cell office:value-type="string">
            <text:p>78.77W</text:p>
          </table:table-cell>
        </table:table-row>
        <table:table-row table:style-name="ro2">
          <table:table-cell office:value-type="string">
            <text:p>s0000209</text:p>
          </table:table-cell>
          <table:table-cell office:value-type="string">
            <text:p>Assiniboia</text:p>
          </table:table-cell>
          <table:table-cell office:value-type="string">
            <text:p>SK</text:p>
          </table:table-cell>
          <table:table-cell office:value-type="string">
            <text:p>49.63N</text:p>
          </table:table-cell>
          <table:table-cell office:value-type="string">
            <text:p>105.99W</text:p>
          </table:table-cell>
        </table:table-row>
        <table:table-row table:style-name="ro2">
          <table:table-cell office:value-type="string">
            <text:p>s0000343</text:p>
          </table:table-cell>
          <table:table-cell office:value-type="string">
            <text:p>Biggar</text:p>
          </table:table-cell>
          <table:table-cell office:value-type="string">
            <text:p>SK</text:p>
          </table:table-cell>
          <table:table-cell office:value-type="string">
            <text:p>52.06N</text:p>
          </table:table-cell>
          <table:table-cell office:value-type="string">
            <text:p>107.98W</text:p>
          </table:table-cell>
        </table:table-row>
        <table:table-row table:style-name="ro2">
          <table:table-cell office:value-type="string">
            <text:p>s0000192</text:p>
          </table:table-cell>
          <table:table-cell office:value-type="string">
            <text:p>Broadview</text:p>
          </table:table-cell>
          <table:table-cell office:value-type="string">
            <text:p>SK</text:p>
          </table:table-cell>
          <table:table-cell office:value-type="string">
            <text:p>50.38N</text:p>
          </table:table-cell>
          <table:table-cell office:value-type="string">
            <text:p>102.58W</text:p>
          </table:table-cell>
        </table:table-row>
        <table:table-row table:style-name="ro1">
          <table:table-cell office:value-type="string">
            <text:p>s0000723</text:p>
          </table:table-cell>
          <table:table-cell office:value-type="string">
            <text:p>Buffalo Narrows</text:p>
          </table:table-cell>
          <table:table-cell office:value-type="string">
            <text:p>SK</text:p>
          </table:table-cell>
          <table:table-cell office:value-type="string">
            <text:p>55.88N</text:p>
          </table:table-cell>
          <table:table-cell office:value-type="string">
            <text:p>108.52W</text:p>
          </table:table-cell>
        </table:table-row>
        <table:table-row table:style-name="ro2">
          <table:table-cell office:value-type="string">
            <text:p>s0000662</text:p>
          </table:table-cell>
          <table:table-cell office:value-type="string">
            <text:p>Canora</text:p>
          </table:table-cell>
          <table:table-cell office:value-type="string">
            <text:p>SK</text:p>
          </table:table-cell>
          <table:table-cell office:value-type="string">
            <text:p>51.64N</text:p>
          </table:table-cell>
          <table:table-cell office:value-type="string">
            <text:p>102.43W</text:p>
          </table:table-cell>
        </table:table-row>
        <table:table-row table:style-name="ro2">
          <table:table-cell office:value-type="string">
            <text:p>s0000515</text:p>
          </table:table-cell>
          <table:table-cell office:value-type="string">
            <text:p>Carlyle</text:p>
          </table:table-cell>
          <table:table-cell office:value-type="string">
            <text:p>SK</text:p>
          </table:table-cell>
          <table:table-cell office:value-type="string">
            <text:p>49.64N</text:p>
          </table:table-cell>
          <table:table-cell office:value-type="string">
            <text:p>102.27W</text:p>
          </table:table-cell>
        </table:table-row>
        <table:table-row table:style-name="ro2">
          <table:table-cell office:value-type="string">
            <text:p>s0000369</text:p>
          </table:table-cell>
          <table:table-cell office:value-type="string">
            <text:p>Collins Bay</text:p>
          </table:table-cell>
          <table:table-cell office:value-type="string">
            <text:p>SK</text:p>
          </table:table-cell>
          <table:table-cell office:value-type="string">
            <text:p>58.28N</text:p>
          </table:table-cell>
          <table:table-cell office:value-type="string">
            <text:p>103.63W</text:p>
          </table:table-cell>
        </table:table-row>
        <table:table-row table:style-name="ro2">
          <table:table-cell office:value-type="string">
            <text:p>s0000081</text:p>
          </table:table-cell>
          <table:table-cell office:value-type="string">
            <text:p>Coronach</text:p>
          </table:table-cell>
          <table:table-cell office:value-type="string">
            <text:p>SK</text:p>
          </table:table-cell>
          <table:table-cell office:value-type="string">
            <text:p>49.11N</text:p>
          </table:table-cell>
          <table:table-cell office:value-type="string">
            <text:p>105.51W</text:p>
          </table:table-cell>
        </table:table-row>
        <table:table-row table:style-name="ro3">
          <table:table-cell office:value-type="string">
            <text:p>s0000360</text:p>
          </table:table-cell>
          <table:table-cell office:value-type="string">
            <text:p>Cypress Hills (Provincial Park)</text:p>
          </table:table-cell>
          <table:table-cell office:value-type="string">
            <text:p>SK</text:p>
          </table:table-cell>
          <table:table-cell office:value-type="string">
            <text:p>49.63N</text:p>
          </table:table-cell>
          <table:table-cell office:value-type="string">
            <text:p>109.75W</text:p>
          </table:table-cell>
        </table:table-row>
        <table:table-row table:style-name="ro2">
          <table:table-cell office:value-type="string">
            <text:p>s0000134</text:p>
          </table:table-cell>
          <table:table-cell office:value-type="string">
            <text:p>Eastend</text:p>
          </table:table-cell>
          <table:table-cell office:value-type="string">
            <text:p>SK</text:p>
          </table:table-cell>
          <table:table-cell office:value-type="string">
            <text:p>49.52N</text:p>
          </table:table-cell>
          <table:table-cell office:value-type="string">
            <text:p>108.82W</text:p>
          </table:table-cell>
        </table:table-row>
        <table:table-row table:style-name="ro2">
          <table:table-cell office:value-type="string">
            <text:p>s0000274</text:p>
          </table:table-cell>
          <table:table-cell office:value-type="string">
            <text:p>Elbow</text:p>
          </table:table-cell>
          <table:table-cell office:value-type="string">
            <text:p>SK</text:p>
          </table:table-cell>
          <table:table-cell office:value-type="string">
            <text:p>51.12N</text:p>
          </table:table-cell>
          <table:table-cell office:value-type="string">
            <text:p>106.60W</text:p>
          </table:table-cell>
        </table:table-row>
        <table:table-row table:style-name="ro2">
          <table:table-cell office:value-type="string">
            <text:p>s0000516</text:p>
          </table:table-cell>
          <table:table-cell office:value-type="string">
            <text:p>Estevan</text:p>
          </table:table-cell>
          <table:table-cell office:value-type="string">
            <text:p>SK</text:p>
          </table:table-cell>
          <table:table-cell office:value-type="string">
            <text:p>49.14N</text:p>
          </table:table-cell>
          <table:table-cell office:value-type="string">
            <text:p>102.99W</text:p>
          </table:table-cell>
        </table:table-row>
        <table:table-row table:style-name="ro1">
          <table:table-cell office:value-type="string">
            <text:p>s0000087</text:p>
          </table:table-cell>
          <table:table-cell office:value-type="string">
            <text:p>Fort Qu'Appelle</text:p>
          </table:table-cell>
          <table:table-cell office:value-type="string">
            <text:p>SK</text:p>
          </table:table-cell>
          <table:table-cell office:value-type="string">
            <text:p>50.77N</text:p>
          </table:table-cell>
          <table:table-cell office:value-type="string">
            <text:p>103.79W</text:p>
          </table:table-cell>
        </table:table-row>
        <table:table-row table:style-name="ro2">
          <table:table-cell office:value-type="string">
            <text:p>s0000545</text:p>
          </table:table-cell>
          <table:table-cell office:value-type="string">
            <text:p>Hudson Bay</text:p>
          </table:table-cell>
          <table:table-cell office:value-type="string">
            <text:p>SK</text:p>
          </table:table-cell>
          <table:table-cell office:value-type="string">
            <text:p>52.84N</text:p>
          </table:table-cell>
          <table:table-cell office:value-type="string">
            <text:p>102.38W</text:p>
          </table:table-cell>
        </table:table-row>
        <table:table-row table:style-name="ro2">
          <table:table-cell office:value-type="string">
            <text:p>s0000196</text:p>
          </table:table-cell>
          <table:table-cell office:value-type="string">
            <text:p>Humboldt</text:p>
          </table:table-cell>
          <table:table-cell office:value-type="string">
            <text:p>SK</text:p>
          </table:table-cell>
          <table:table-cell office:value-type="string">
            <text:p>52.20N</text:p>
          </table:table-cell>
          <table:table-cell office:value-type="string">
            <text:p>105.12W</text:p>
          </table:table-cell>
        </table:table-row>
        <table:table-row table:style-name="ro2">
          <table:table-cell office:value-type="string">
            <text:p>s0000086</text:p>
          </table:table-cell>
          <table:table-cell office:value-type="string">
            <text:p>Indian Head</text:p>
          </table:table-cell>
          <table:table-cell office:value-type="string">
            <text:p>SK</text:p>
          </table:table-cell>
          <table:table-cell office:value-type="string">
            <text:p>50.53N</text:p>
          </table:table-cell>
          <table:table-cell office:value-type="string">
            <text:p>103.67W</text:p>
          </table:table-cell>
        </table:table-row>
        <table:table-row table:style-name="ro2">
          <table:table-cell office:value-type="string">
            <text:p>s0000664</text:p>
          </table:table-cell>
          <table:table-cell office:value-type="string">
            <text:p>Kamsack</text:p>
          </table:table-cell>
          <table:table-cell office:value-type="string">
            <text:p>SK</text:p>
          </table:table-cell>
          <table:table-cell office:value-type="string">
            <text:p>51.56N</text:p>
          </table:table-cell>
          <table:table-cell office:value-type="string">
            <text:p>101.90W</text:p>
          </table:table-cell>
        </table:table-row>
        <table:table-row table:style-name="ro2">
          <table:table-cell office:value-type="string">
            <text:p>s0000576</text:p>
          </table:table-cell>
          <table:table-cell office:value-type="string">
            <text:p>Key Lake</text:p>
          </table:table-cell>
          <table:table-cell office:value-type="string">
            <text:p>SK</text:p>
          </table:table-cell>
          <table:table-cell office:value-type="string">
            <text:p>57.22N</text:p>
          </table:table-cell>
          <table:table-cell office:value-type="string">
            <text:p>105.63W</text:p>
          </table:table-cell>
        </table:table-row>
        <table:table-row table:style-name="ro2">
          <table:table-cell office:value-type="string">
            <text:p>s0000581</text:p>
          </table:table-cell>
          <table:table-cell office:value-type="string">
            <text:p>Kindersley</text:p>
          </table:table-cell>
          <table:table-cell office:value-type="string">
            <text:p>SK</text:p>
          </table:table-cell>
          <table:table-cell office:value-type="string">
            <text:p>51.47N</text:p>
          </table:table-cell>
          <table:table-cell office:value-type="string">
            <text:p>109.16W</text:p>
          </table:table-cell>
        </table:table-row>
        <table:table-row table:style-name="ro2">
          <table:table-cell office:value-type="string">
            <text:p>s0000722</text:p>
          </table:table-cell>
          <table:table-cell office:value-type="string">
            <text:p>La Loche</text:p>
          </table:table-cell>
          <table:table-cell office:value-type="string">
            <text:p>SK</text:p>
          </table:table-cell>
          <table:table-cell office:value-type="string">
            <text:p>56.49N</text:p>
          </table:table-cell>
          <table:table-cell office:value-type="string">
            <text:p>109.40W</text:p>
          </table:table-cell>
        </table:table-row>
        <table:table-row table:style-name="ro2">
          <table:table-cell office:value-type="string">
            <text:p>s0000715</text:p>
          </table:table-cell>
          <table:table-cell office:value-type="string">
            <text:p>La Ronge</text:p>
          </table:table-cell>
          <table:table-cell office:value-type="string">
            <text:p>SK</text:p>
          </table:table-cell>
          <table:table-cell office:value-type="string">
            <text:p>55.12N</text:p>
          </table:table-cell>
          <table:table-cell office:value-type="string">
            <text:p>105.29W</text:p>
          </table:table-cell>
        </table:table-row>
        <table:table-row table:style-name="ro4">
          <table:table-cell office:value-type="string">
            <text:p>s0000381</text:p>
          </table:table-cell>
          <table:table-cell office:value-type="string">
            <text:p>Last Mountain Lake (Sanctuary)</text:p>
          </table:table-cell>
          <table:table-cell office:value-type="string">
            <text:p>SK</text:p>
          </table:table-cell>
          <table:table-cell office:value-type="string">
            <text:p>51.37N</text:p>
          </table:table-cell>
          <table:table-cell office:value-type="string">
            <text:p>105.23W</text:p>
          </table:table-cell>
        </table:table-row>
        <table:table-row table:style-name="ro2">
          <table:table-cell office:value-type="string">
            <text:p>s0000219</text:p>
          </table:table-cell>
          <table:table-cell office:value-type="string">
            <text:p>Leader</text:p>
          </table:table-cell>
          <table:table-cell office:value-type="string">
            <text:p>SK</text:p>
          </table:table-cell>
          <table:table-cell office:value-type="string">
            <text:p>50.89N</text:p>
          </table:table-cell>
          <table:table-cell office:value-type="string">
            <text:p>109.55W</text:p>
          </table:table-cell>
        </table:table-row>
        <table:table-row table:style-name="ro2">
          <table:table-cell office:value-type="string">
            <text:p>s0000835</text:p>
          </table:table-cell>
          <table:table-cell office:value-type="string">
            <text:p>Lloydminster</text:p>
          </table:table-cell>
          <table:table-cell office:value-type="string">
            <text:p>SK</text:p>
          </table:table-cell>
          <table:table-cell office:value-type="string">
            <text:p>53.28N</text:p>
          </table:table-cell>
          <table:table-cell office:value-type="string">
            <text:p>109.98W</text:p>
          </table:table-cell>
        </table:table-row>
        <table:table-row table:style-name="ro2">
          <table:table-cell office:value-type="string">
            <text:p>s0000230</text:p>
          </table:table-cell>
          <table:table-cell office:value-type="string">
            <text:p>Lucky Lake</text:p>
          </table:table-cell>
          <table:table-cell office:value-type="string">
            <text:p>SK</text:p>
          </table:table-cell>
          <table:table-cell office:value-type="string">
            <text:p>50.99N</text:p>
          </table:table-cell>
          <table:table-cell office:value-type="string">
            <text:p>107.13W</text:p>
          </table:table-cell>
        </table:table-row>
        <table:table-row table:style-name="ro2">
          <table:table-cell office:value-type="string">
            <text:p>s0000248</text:p>
          </table:table-cell>
          <table:table-cell office:value-type="string">
            <text:p>Maple Creek</text:p>
          </table:table-cell>
          <table:table-cell office:value-type="string">
            <text:p>SK</text:p>
          </table:table-cell>
          <table:table-cell office:value-type="string">
            <text:p>49.91N</text:p>
          </table:table-cell>
          <table:table-cell office:value-type="string">
            <text:p>109.48W</text:p>
          </table:table-cell>
        </table:table-row>
        <table:table-row table:style-name="ro2">
          <table:table-cell office:value-type="string">
            <text:p>s0000589</text:p>
          </table:table-cell>
          <table:table-cell office:value-type="string">
            <text:p>Meadow Lake</text:p>
          </table:table-cell>
          <table:table-cell office:value-type="string">
            <text:p>SK</text:p>
          </table:table-cell>
          <table:table-cell office:value-type="string">
            <text:p>54.12N</text:p>
          </table:table-cell>
          <table:table-cell office:value-type="string">
            <text:p>108.44W</text:p>
          </table:table-cell>
        </table:table-row>
        <table:table-row table:style-name="ro2">
          <table:table-cell office:value-type="string">
            <text:p>s0000158</text:p>
          </table:table-cell>
          <table:table-cell office:value-type="string">
            <text:p>Melfort</text:p>
          </table:table-cell>
          <table:table-cell office:value-type="string">
            <text:p>SK</text:p>
          </table:table-cell>
          <table:table-cell office:value-type="string">
            <text:p>52.86N</text:p>
          </table:table-cell>
          <table:table-cell office:value-type="string">
            <text:p>104.61W</text:p>
          </table:table-cell>
        </table:table-row>
        <table:table-row table:style-name="ro2">
          <table:table-cell office:value-type="string">
            <text:p>s0000665</text:p>
          </table:table-cell>
          <table:table-cell office:value-type="string">
            <text:p>Melville</text:p>
          </table:table-cell>
          <table:table-cell office:value-type="string">
            <text:p>SK</text:p>
          </table:table-cell>
          <table:table-cell office:value-type="string">
            <text:p>50.93N</text:p>
          </table:table-cell>
          <table:table-cell office:value-type="string">
            <text:p>102.81W</text:p>
          </table:table-cell>
        </table:table-row>
        <table:table-row table:style-name="ro2">
          <table:table-cell office:value-type="string">
            <text:p>s0000822</text:p>
          </table:table-cell>
          <table:table-cell office:value-type="string">
            <text:p>Moose Jaw</text:p>
          </table:table-cell>
          <table:table-cell office:value-type="string">
            <text:p>SK</text:p>
          </table:table-cell>
          <table:table-cell office:value-type="string">
            <text:p>50.39N</text:p>
          </table:table-cell>
          <table:table-cell office:value-type="string">
            <text:p>105.55W</text:p>
          </table:table-cell>
        </table:table-row>
        <table:table-row table:style-name="ro2">
          <table:table-cell office:value-type="string">
            <text:p>s0000733</text:p>
          </table:table-cell>
          <table:table-cell office:value-type="string">
            <text:p>Moosomin</text:p>
          </table:table-cell>
          <table:table-cell office:value-type="string">
            <text:p>SK</text:p>
          </table:table-cell>
          <table:table-cell office:value-type="string">
            <text:p>50.14N</text:p>
          </table:table-cell>
          <table:table-cell office:value-type="string">
            <text:p>101.67W</text:p>
          </table:table-cell>
        </table:table-row>
        <table:table-row table:style-name="ro2">
          <table:table-cell office:value-type="string">
            <text:p>s0000095</text:p>
          </table:table-cell>
          <table:table-cell office:value-type="string">
            <text:p>Nipawin</text:p>
          </table:table-cell>
          <table:table-cell office:value-type="string">
            <text:p>SK</text:p>
          </table:table-cell>
          <table:table-cell office:value-type="string">
            <text:p>53.36N</text:p>
          </table:table-cell>
          <table:table-cell office:value-type="string">
            <text:p>104.02W</text:p>
          </table:table-cell>
        </table:table-row>
        <table:table-row table:style-name="ro1">
          <table:table-cell office:value-type="string">
            <text:p>s0000666</text:p>
          </table:table-cell>
          <table:table-cell office:value-type="string">
            <text:p>North Battleford</text:p>
          </table:table-cell>
          <table:table-cell office:value-type="string">
            <text:p>SK</text:p>
          </table:table-cell>
          <table:table-cell office:value-type="string">
            <text:p>52.76N</text:p>
          </table:table-cell>
          <table:table-cell office:value-type="string">
            <text:p>108.29W</text:p>
          </table:table-cell>
        </table:table-row>
        <table:table-row table:style-name="ro2">
          <table:table-cell office:value-type="string">
            <text:p>s0000387</text:p>
          </table:table-cell>
          <table:table-cell office:value-type="string">
            <text:p>Outlook</text:p>
          </table:table-cell>
          <table:table-cell office:value-type="string">
            <text:p>SK</text:p>
          </table:table-cell>
          <table:table-cell office:value-type="string">
            <text:p>51.49N</text:p>
          </table:table-cell>
          <table:table-cell office:value-type="string">
            <text:p>107.05W</text:p>
          </table:table-cell>
        </table:table-row>
        <table:table-row table:style-name="ro2">
          <table:table-cell office:value-type="string">
            <text:p>s0000514</text:p>
          </table:table-cell>
          <table:table-cell office:value-type="string">
            <text:p>Oxbow</text:p>
          </table:table-cell>
          <table:table-cell office:value-type="string">
            <text:p>SK</text:p>
          </table:table-cell>
          <table:table-cell office:value-type="string">
            <text:p>49.23N</text:p>
          </table:table-cell>
          <table:table-cell office:value-type="string">
            <text:p>102.17W</text:p>
          </table:table-cell>
        </table:table-row>
        <table:table-row table:style-name="ro1">
          <table:table-cell office:value-type="string">
            <text:p>s0000067</text:p>
          </table:table-cell>
          <table:table-cell office:value-type="string">
            <text:p>Pelican Narrows</text:p>
          </table:table-cell>
          <table:table-cell office:value-type="string">
            <text:p>SK</text:p>
          </table:table-cell>
          <table:table-cell office:value-type="string">
            <text:p>55.19N</text:p>
          </table:table-cell>
          <table:table-cell office:value-type="string">
            <text:p>102.93W</text:p>
          </table:table-cell>
        </table:table-row>
        <table:table-row table:style-name="ro2">
          <table:table-cell office:value-type="string">
            <text:p>s0000624</text:p>
          </table:table-cell>
          <table:table-cell office:value-type="string">
            <text:p>Prince Albert</text:p>
          </table:table-cell>
          <table:table-cell office:value-type="string">
            <text:p>SK</text:p>
          </table:table-cell>
          <table:table-cell office:value-type="string">
            <text:p>53.22N</text:p>
          </table:table-cell>
          <table:table-cell office:value-type="string">
            <text:p>105.71W</text:p>
          </table:table-cell>
        </table:table-row>
        <table:table-row table:style-name="ro2">
          <table:table-cell office:value-type="string">
            <text:p>s0000788</text:p>
          </table:table-cell>
          <table:table-cell office:value-type="string">
            <text:p>Regina</text:p>
          </table:table-cell>
          <table:table-cell office:value-type="string">
            <text:p>SK</text:p>
          </table:table-cell>
          <table:table-cell office:value-type="string">
            <text:p>50.45N</text:p>
          </table:table-cell>
          <table:table-cell office:value-type="string">
            <text:p>104.61W</text:p>
          </table:table-cell>
        </table:table-row>
        <table:table-row table:style-name="ro2">
          <table:table-cell office:value-type="string">
            <text:p>s0000225</text:p>
          </table:table-cell>
          <table:table-cell office:value-type="string">
            <text:p>Rockglen</text:p>
          </table:table-cell>
          <table:table-cell office:value-type="string">
            <text:p>SK</text:p>
          </table:table-cell>
          <table:table-cell office:value-type="string">
            <text:p>49.18N</text:p>
          </table:table-cell>
          <table:table-cell office:value-type="string">
            <text:p>105.95W</text:p>
          </table:table-cell>
        </table:table-row>
        <table:table-row table:style-name="ro2">
          <table:table-cell office:value-type="string">
            <text:p>s0000300</text:p>
          </table:table-cell>
          <table:table-cell office:value-type="string">
            <text:p>Rosetown</text:p>
          </table:table-cell>
          <table:table-cell office:value-type="string">
            <text:p>SK</text:p>
          </table:table-cell>
          <table:table-cell office:value-type="string">
            <text:p>51.55N</text:p>
          </table:table-cell>
          <table:table-cell office:value-type="string">
            <text:p>107.99W</text:p>
          </table:table-cell>
        </table:table-row>
        <table:table-row table:style-name="ro2">
          <table:table-cell office:value-type="string">
            <text:p>s0000743</text:p>
          </table:table-cell>
          <table:table-cell office:value-type="string">
            <text:p>Rosthern</text:p>
          </table:table-cell>
          <table:table-cell office:value-type="string">
            <text:p>SK</text:p>
          </table:table-cell>
          <table:table-cell office:value-type="string">
            <text:p>52.66N</text:p>
          </table:table-cell>
          <table:table-cell office:value-type="string">
            <text:p>106.33W</text:p>
          </table:table-cell>
        </table:table-row>
        <table:table-row table:style-name="ro2">
          <table:table-cell office:value-type="string">
            <text:p>s0000797</text:p>
          </table:table-cell>
          <table:table-cell office:value-type="string">
            <text:p>Saskatoon</text:p>
          </table:table-cell>
          <table:table-cell office:value-type="string">
            <text:p>SK</text:p>
          </table:table-cell>
          <table:table-cell office:value-type="string">
            <text:p>52.14N</text:p>
          </table:table-cell>
          <table:table-cell office:value-type="string">
            <text:p>106.69W</text:p>
          </table:table-cell>
        </table:table-row>
        <table:table-row table:style-name="ro2">
          <table:table-cell office:value-type="string">
            <text:p>s0000344</text:p>
          </table:table-cell>
          <table:table-cell office:value-type="string">
            <text:p>Scott</text:p>
          </table:table-cell>
          <table:table-cell office:value-type="string">
            <text:p>SK</text:p>
          </table:table-cell>
          <table:table-cell office:value-type="string">
            <text:p>52.37N</text:p>
          </table:table-cell>
          <table:table-cell office:value-type="string">
            <text:p>108.83W</text:p>
          </table:table-cell>
        </table:table-row>
        <table:table-row table:style-name="ro2">
          <table:table-cell office:value-type="string">
            <text:p>s0000133</text:p>
          </table:table-cell>
          <table:table-cell office:value-type="string">
            <text:p>Shaunavon</text:p>
          </table:table-cell>
          <table:table-cell office:value-type="string">
            <text:p>SK</text:p>
          </table:table-cell>
          <table:table-cell office:value-type="string">
            <text:p>49.65N</text:p>
          </table:table-cell>
          <table:table-cell office:value-type="string">
            <text:p>108.42W</text:p>
          </table:table-cell>
        </table:table-row>
        <table:table-row table:style-name="ro1">
          <table:table-cell office:value-type="string">
            <text:p>s0000208</text:p>
          </table:table-cell>
          <table:table-cell office:value-type="string">
            <text:p>Southend Reindeer</text:p>
          </table:table-cell>
          <table:table-cell office:value-type="string">
            <text:p>SK</text:p>
          </table:table-cell>
          <table:table-cell office:value-type="string">
            <text:p>56.32N</text:p>
          </table:table-cell>
          <table:table-cell office:value-type="string">
            <text:p>103.27W</text:p>
          </table:table-cell>
        </table:table-row>
        <table:table-row table:style-name="ro2">
          <table:table-cell office:value-type="string">
            <text:p>s0000330</text:p>
          </table:table-cell>
          <table:table-cell office:value-type="string">
            <text:p>Spiritwood</text:p>
          </table:table-cell>
          <table:table-cell office:value-type="string">
            <text:p>SK</text:p>
          </table:table-cell>
          <table:table-cell office:value-type="string">
            <text:p>53.37N</text:p>
          </table:table-cell>
          <table:table-cell office:value-type="string">
            <text:p>107.52W</text:p>
          </table:table-cell>
        </table:table-row>
        <table:table-row table:style-name="ro2">
          <table:table-cell office:value-type="string">
            <text:p>s0000684</text:p>
          </table:table-cell>
          <table:table-cell office:value-type="string">
            <text:p>Stony Rapids</text:p>
          </table:table-cell>
          <table:table-cell office:value-type="string">
            <text:p>SK</text:p>
          </table:table-cell>
          <table:table-cell office:value-type="string">
            <text:p>59.25N</text:p>
          </table:table-cell>
          <table:table-cell office:value-type="string">
            <text:p>105.84W</text:p>
          </table:table-cell>
        </table:table-row>
        <table:table-row table:style-name="ro2">
          <table:table-cell office:value-type="string">
            <text:p>s0000355</text:p>
          </table:table-cell>
          <table:table-cell office:value-type="string">
            <text:p>Swift Current</text:p>
          </table:table-cell>
          <table:table-cell office:value-type="string">
            <text:p>SK</text:p>
          </table:table-cell>
          <table:table-cell office:value-type="string">
            <text:p>50.29N</text:p>
          </table:table-cell>
          <table:table-cell office:value-type="string">
            <text:p>107.79W</text:p>
          </table:table-cell>
        </table:table-row>
        <table:table-row table:style-name="ro2">
          <table:table-cell office:value-type="string">
            <text:p>s0000157</text:p>
          </table:table-cell>
          <table:table-cell office:value-type="string">
            <text:p>Tisdale</text:p>
          </table:table-cell>
          <table:table-cell office:value-type="string">
            <text:p>SK</text:p>
          </table:table-cell>
          <table:table-cell office:value-type="string">
            <text:p>52.85N</text:p>
          </table:table-cell>
          <table:table-cell office:value-type="string">
            <text:p>104.05W</text:p>
          </table:table-cell>
        </table:table-row>
        <table:table-row table:style-name="ro2">
          <table:table-cell office:value-type="string">
            <text:p>s0000113</text:p>
          </table:table-cell>
          <table:table-cell office:value-type="string">
            <text:p>Uranium City</text:p>
          </table:table-cell>
          <table:table-cell office:value-type="string">
            <text:p>SK</text:p>
          </table:table-cell>
          <table:table-cell office:value-type="string">
            <text:p>59.57N</text:p>
          </table:table-cell>
          <table:table-cell office:value-type="string">
            <text:p>108.61W</text:p>
          </table:table-cell>
        </table:table-row>
        <table:table-row table:style-name="ro2">
          <table:table-cell office:value-type="string">
            <text:p>s0000357</text:p>
          </table:table-cell>
          <table:table-cell office:value-type="string">
            <text:p>Val Marie</text:p>
          </table:table-cell>
          <table:table-cell office:value-type="string">
            <text:p>SK</text:p>
          </table:table-cell>
          <table:table-cell office:value-type="string">
            <text:p>49.25N</text:p>
          </table:table-cell>
          <table:table-cell office:value-type="string">
            <text:p>107.73W</text:p>
          </table:table-cell>
        </table:table-row>
        <table:table-row table:style-name="ro1">
          <table:table-cell office:value-type="string">
            <text:p>s0000241</text:p>
          </table:table-cell>
          <table:table-cell office:value-type="string">
            <text:p>Waskesiu Lake</text:p>
          </table:table-cell>
          <table:table-cell office:value-type="string">
            <text:p>SK</text:p>
          </table:table-cell>
          <table:table-cell office:value-type="string">
            <text:p>53.92N</text:p>
          </table:table-cell>
          <table:table-cell office:value-type="string">
            <text:p>106.08W</text:p>
          </table:table-cell>
        </table:table-row>
        <table:table-row table:style-name="ro2">
          <table:table-cell office:value-type="string">
            <text:p>s0000195</text:p>
          </table:table-cell>
          <table:table-cell office:value-type="string">
            <text:p>Watrous</text:p>
          </table:table-cell>
          <table:table-cell office:value-type="string">
            <text:p>SK</text:p>
          </table:table-cell>
          <table:table-cell office:value-type="string">
            <text:p>51.69N</text:p>
          </table:table-cell>
          <table:table-cell office:value-type="string">
            <text:p>105.46W</text:p>
          </table:table-cell>
        </table:table-row>
        <table:table-row table:style-name="ro2">
          <table:table-cell office:value-type="string">
            <text:p>s0000372</text:p>
          </table:table-cell>
          <table:table-cell office:value-type="string">
            <text:p>Weyburn</text:p>
          </table:table-cell>
          <table:table-cell office:value-type="string">
            <text:p>SK</text:p>
          </table:table-cell>
          <table:table-cell office:value-type="string">
            <text:p>49.66N</text:p>
          </table:table-cell>
          <table:table-cell office:value-type="string">
            <text:p>103.85W</text:p>
          </table:table-cell>
        </table:table-row>
        <table:table-row table:style-name="ro2">
          <table:table-cell office:value-type="string">
            <text:p>s0000278</text:p>
          </table:table-cell>
          <table:table-cell office:value-type="string">
            <text:p>Wynyard</text:p>
          </table:table-cell>
          <table:table-cell office:value-type="string">
            <text:p>SK</text:p>
          </table:table-cell>
          <table:table-cell office:value-type="string">
            <text:p>51.77N</text:p>
          </table:table-cell>
          <table:table-cell office:value-type="string">
            <text:p>104.18W</text:p>
          </table:table-cell>
        </table:table-row>
        <table:table-row table:style-name="ro2">
          <table:table-cell office:value-type="string">
            <text:p>s0000663</text:p>
          </table:table-cell>
          <table:table-cell office:value-type="string">
            <text:p>Yorkton</text:p>
          </table:table-cell>
          <table:table-cell office:value-type="string">
            <text:p>SK</text:p>
          </table:table-cell>
          <table:table-cell office:value-type="string">
            <text:p>51.21N</text:p>
          </table:table-cell>
          <table:table-cell office:value-type="string">
            <text:p>102.46W</text:p>
          </table:table-cell>
        </table:table-row>
        <table:table-row table:style-name="ro2">
          <table:table-cell office:value-type="string">
            <text:p>s0000751</text:p>
          </table:table-cell>
          <table:table-cell office:value-type="string">
            <text:p>Beaver Creek</text:p>
          </table:table-cell>
          <table:table-cell office:value-type="string">
            <text:p>YT</text:p>
          </table:table-cell>
          <table:table-cell office:value-type="string">
            <text:p>62.38N</text:p>
          </table:table-cell>
          <table:table-cell office:value-type="string">
            <text:p>140.88W</text:p>
          </table:table-cell>
        </table:table-row>
        <table:table-row table:style-name="ro1">
          <table:table-cell office:value-type="string">
            <text:p>s0000506</text:p>
          </table:table-cell>
          <table:table-cell office:value-type="string">
            <text:p>Burwash Landing</text:p>
          </table:table-cell>
          <table:table-cell office:value-type="string">
            <text:p>YT</text:p>
          </table:table-cell>
          <table:table-cell office:value-type="string">
            <text:p>61.36N</text:p>
          </table:table-cell>
          <table:table-cell office:value-type="string">
            <text:p>138.99W</text:p>
          </table:table-cell>
        </table:table-row>
        <table:table-row table:style-name="ro2">
          <table:table-cell office:value-type="string">
            <text:p>s0000760</text:p>
          </table:table-cell>
          <table:table-cell office:value-type="string">
            <text:p>Carcross</text:p>
          </table:table-cell>
          <table:table-cell office:value-type="string">
            <text:p>YT</text:p>
          </table:table-cell>
          <table:table-cell office:value-type="string">
            <text:p>60.17N</text:p>
          </table:table-cell>
          <table:table-cell office:value-type="string">
            <text:p>134.71W</text:p>
          </table:table-cell>
        </table:table-row>
        <table:table-row table:style-name="ro2">
          <table:table-cell office:value-type="string">
            <text:p>s0000421</text:p>
          </table:table-cell>
          <table:table-cell office:value-type="string">
            <text:p>Carmacks</text:p>
          </table:table-cell>
          <table:table-cell office:value-type="string">
            <text:p>YT</text:p>
          </table:table-cell>
          <table:table-cell office:value-type="string">
            <text:p>62.09N</text:p>
          </table:table-cell>
          <table:table-cell office:value-type="string">
            <text:p>136.30W</text:p>
          </table:table-cell>
        </table:table-row>
        <table:table-row table:style-name="ro2">
          <table:table-cell office:value-type="string">
            <text:p>s0000275</text:p>
          </table:table-cell>
          <table:table-cell office:value-type="string">
            <text:p>Dawson</text:p>
          </table:table-cell>
          <table:table-cell office:value-type="string">
            <text:p>YT</text:p>
          </table:table-cell>
          <table:table-cell office:value-type="string">
            <text:p>64.06N</text:p>
          </table:table-cell>
          <table:table-cell office:value-type="string">
            <text:p>139.43W</text:p>
          </table:table-cell>
        </table:table-row>
        <table:table-row table:style-name="ro1">
          <table:table-cell office:value-type="string">
            <text:p>s0000031</text:p>
          </table:table-cell>
          <table:table-cell office:value-type="string">
            <text:p>Dempster (Highway)</text:p>
          </table:table-cell>
          <table:table-cell office:value-type="string">
            <text:p>YT</text:p>
          </table:table-cell>
          <table:table-cell office:value-type="string">
            <text:p>66.16N</text:p>
          </table:table-cell>
          <table:table-cell office:value-type="string">
            <text:p>137.15W</text:p>
          </table:table-cell>
        </table:table-row>
        <table:table-row table:style-name="ro2">
          <table:table-cell office:value-type="string">
            <text:p>s0000349</text:p>
          </table:table-cell>
          <table:table-cell office:value-type="string">
            <text:p>Faro</text:p>
          </table:table-cell>
          <table:table-cell office:value-type="string">
            <text:p>YT</text:p>
          </table:table-cell>
          <table:table-cell office:value-type="string">
            <text:p>62.23N</text:p>
          </table:table-cell>
          <table:table-cell office:value-type="string">
            <text:p>133.36W</text:p>
          </table:table-cell>
        </table:table-row>
        <table:table-row table:style-name="ro1">
          <table:table-cell office:value-type="string">
            <text:p>s0000183</text:p>
          </table:table-cell>
          <table:table-cell office:value-type="string">
            <text:p>Haines Junction</text:p>
          </table:table-cell>
          <table:table-cell office:value-type="string">
            <text:p>YT</text:p>
          </table:table-cell>
          <table:table-cell office:value-type="string">
            <text:p>60.75N</text:p>
          </table:table-cell>
          <table:table-cell office:value-type="string">
            <text:p>137.51W</text:p>
          </table:table-cell>
        </table:table-row>
        <table:table-row table:style-name="ro2">
          <table:table-cell office:value-type="string">
            <text:p>s0000505</text:p>
          </table:table-cell>
          <table:table-cell office:value-type="string">
            <text:p>Kluane Lake</text:p>
          </table:table-cell>
          <table:table-cell office:value-type="string">
            <text:p>YT</text:p>
          </table:table-cell>
          <table:table-cell office:value-type="string">
            <text:p>61.26N</text:p>
          </table:table-cell>
          <table:table-cell office:value-type="string">
            <text:p>138.77W</text:p>
          </table:table-cell>
        </table:table-row>
        <table:table-row table:style-name="ro2">
          <table:table-cell office:value-type="string">
            <text:p>s0000593</text:p>
          </table:table-cell>
          <table:table-cell office:value-type="string">
            <text:p>Mayo</text:p>
          </table:table-cell>
          <table:table-cell office:value-type="string">
            <text:p>YT</text:p>
          </table:table-cell>
          <table:table-cell office:value-type="string">
            <text:p>63.59N</text:p>
          </table:table-cell>
          <table:table-cell office:value-type="string">
            <text:p>135.90W</text:p>
          </table:table-cell>
        </table:table-row>
        <table:table-row table:style-name="ro2">
          <table:table-cell office:value-type="string">
            <text:p>s0000823</text:p>
          </table:table-cell>
          <table:table-cell office:value-type="string">
            <text:p>Old Crow</text:p>
          </table:table-cell>
          <table:table-cell office:value-type="string">
            <text:p>YT</text:p>
          </table:table-cell>
          <table:table-cell office:value-type="string">
            <text:p>67.57N</text:p>
          </table:table-cell>
          <table:table-cell office:value-type="string">
            <text:p>139.84W</text:p>
          </table:table-cell>
        </table:table-row>
        <table:table-row table:style-name="ro2">
          <table:table-cell office:value-type="string">
            <text:p>s0000030</text:p>
          </table:table-cell>
          <table:table-cell office:value-type="string">
            <text:p>Rancheria</text:p>
          </table:table-cell>
          <table:table-cell office:value-type="string">
            <text:p>YT</text:p>
          </table:table-cell>
          <table:table-cell office:value-type="string">
            <text:p>60.09N</text:p>
          </table:table-cell>
          <table:table-cell office:value-type="string">
            <text:p>130.60W</text:p>
          </table:table-cell>
        </table:table-row>
        <table:table-row table:style-name="ro2">
          <table:table-cell office:value-type="string">
            <text:p>s0000309</text:p>
          </table:table-cell>
          <table:table-cell office:value-type="string">
            <text:p>Rock River</text:p>
          </table:table-cell>
          <table:table-cell office:value-type="string">
            <text:p>YT</text:p>
          </table:table-cell>
          <table:table-cell office:value-type="string">
            <text:p>66.98N</text:p>
          </table:table-cell>
          <table:table-cell office:value-type="string">
            <text:p>136.22W</text:p>
          </table:table-cell>
        </table:table-row>
        <table:table-row table:style-name="ro2">
          <table:table-cell office:value-type="string">
            <text:p>s0000350</text:p>
          </table:table-cell>
          <table:table-cell office:value-type="string">
            <text:p>Ross River</text:p>
          </table:table-cell>
          <table:table-cell office:value-type="string">
            <text:p>YT</text:p>
          </table:table-cell>
          <table:table-cell office:value-type="string">
            <text:p>61.98N</text:p>
          </table:table-cell>
          <table:table-cell office:value-type="string">
            <text:p>132.43W</text:p>
          </table:table-cell>
        </table:table-row>
        <table:table-row table:style-name="ro2">
          <table:table-cell office:value-type="string">
            <text:p>s0000410</text:p>
          </table:table-cell>
          <table:table-cell office:value-type="string">
            <text:p>Teslin</text:p>
          </table:table-cell>
          <table:table-cell office:value-type="string">
            <text:p>YT</text:p>
          </table:table-cell>
          <table:table-cell office:value-type="string">
            <text:p>60.17N</text:p>
          </table:table-cell>
          <table:table-cell office:value-type="string">
            <text:p>132.72W</text:p>
          </table:table-cell>
        </table:table-row>
        <table:table-row table:style-name="ro2">
          <table:table-cell office:value-type="string">
            <text:p>s0000648</text:p>
          </table:table-cell>
          <table:table-cell office:value-type="string">
            <text:p>Watson Lake</text:p>
          </table:table-cell>
          <table:table-cell office:value-type="string">
            <text:p>YT</text:p>
          </table:table-cell>
          <table:table-cell office:value-type="string">
            <text:p>60.06N</text:p>
          </table:table-cell>
          <table:table-cell office:value-type="string">
            <text:p>128.70W</text:p>
          </table:table-cell>
        </table:table-row>
        <table:table-row table:style-name="ro2">
          <table:table-cell office:value-type="string">
            <text:p>s0000825</text:p>
          </table:table-cell>
          <table:table-cell office:value-type="string">
            <text:p>Whitehorse</text:p>
          </table:table-cell>
          <table:table-cell office:value-type="string">
            <text:p>YT</text:p>
          </table:table-cell>
          <table:table-cell office:value-type="string">
            <text:p>60.70N</text:p>
          </table:table-cell>
          <table:table-cell office:value-type="string">
            <text:p>135.08W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'Aoust</meta:initial-creator>
    <meta:creation-date>2012-05-02T10:52:34</meta:creation-date>
    <dc:date>2012-05-02T10:53:02</dc:date>
    <dc:creator>Paul d'Aoust</dc:creator>
    <meta:editing-duration>P0D</meta:editing-duration>
    <meta:editing-cycles>1</meta:editing-cycles>
    <meta:document-statistic meta:table-count="3" meta:cell-count="4228" meta:object-count="0"/>
    <meta:generator>LibreOffice/3.5$Linux_X86_64 LibreOffice_project/350m1$Build-202</meta:generator>
  </office:meta>
</office:document-meta>
</file>